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Helvetica" svg:font-family="Helvetica"/>
    <style:font-face style:name="Calibri" svg:font-family="Calibri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_36229__36899__32080_" style:data-style-name="N0">
      <style:table-cell-properties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5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ackground-color="#FFFFFF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9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ackground-color="#FFFFFF" style:cell-protect="none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ackground-color="#FFFFFF" style:cell-protect="none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FFFFFF" style:cell-protect="none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cell-protect="non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19">
      <style:table-cell-properties fo:border-top="thin solid #000000" fo:border-bottom="none" fo:border-left="none" fo:border-right="none" fo:background-color="#FFFFFF" style:cell-protect="none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cell-protect="non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cell-protect="non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#FFFFFF" style:cell-protect="non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cell-protect="non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cell-protect="non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7pt" style:font-size-asian="7pt" style:font-size-complex="7pt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 style:cell-protec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3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fo:background-color="#FFFFFF" style:cell-protect="none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7pt" style:font-size-asian="7pt" style:font-size-complex="7pt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7" style:family="table-cell" style:parent-style-name="Default" style:data-style-name="N19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7pt" style:font-size-asian="7pt" style:font-size-complex="7pt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4" style:family="table-cell" style:parent-style-name="Default" style:data-style-name="N19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7pt" style:font-size-asian="7pt" style:font-size-complex="7pt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Default" style:data-style-name="N30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none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51" style:family="table-cell" style:parent-style-name="Default" style:data-style-name="N3">
      <style:table-cell-properties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2" style:family="table-cell" style:parent-style-name="Default" style:data-style-name="N52">
      <style:table-cell-properties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3" style:family="table-cell" style:parent-style-name="Default" style:data-style-name="N52">
      <style:table-cell-properties fo:border-top="none" fo:border-bottom="none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55" style:family="table-cell" style:parent-style-name="Default" style:data-style-name="N3">
      <style:table-cell-properties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6" style:family="table-cell" style:parent-style-name="Default" style:data-style-name="N52">
      <style:table-cell-properties fo:border-top="none" fo:border-bottom="thin solid #000000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none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59" style:family="table-cell" style:parent-style-name="Default" style:data-style-name="N3">
      <style:table-cell-properties fo:border-top="thin solid #000000" fo:border-bottom="none" fo:border-left="none" fo:border-right="none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0" style:family="table-cell" style:parent-style-name="Default" style:data-style-name="N52">
      <style:table-cell-properties fo:border-top="thin solid #000000" fo:border-bottom="none" fo:border-left="none" fo:border-right="none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1" style:family="table-cell" style:parent-style-name="Default" style:data-style-name="N52">
      <style:table-cell-properties fo:border-top="thin solid #000000" fo:border-bottom="none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none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64" style:family="table-cell" style:parent-style-name="Default" style:data-style-name="N3">
      <style:table-cell-properties fo:border-top="none" fo:border-bottom="thin solid #000000" fo:border-left="thin solid #000000" fo:border-right="none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5" style:family="table-cell" style:parent-style-name="Default" style:data-style-name="N52">
      <style:table-cell-properties fo:border-top="none" fo:border-bottom="thin solid #000000" fo:border-left="none" fo:border-right="none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6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style:vertical-align="middle" fo:background-color="#FFFFFF" style:cell-protect="non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69" style:family="table-cell" style:parent-style-name="Default" style:data-style-name="N3">
      <style:table-cell-properties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0" style:family="table-cell" style:parent-style-name="Default" style:data-style-name="N2">
      <style:table-cell-properties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style:vertical-align="automatic" fo:background-color="#FFFFFF" style:cell-protect="non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2" style:family="table-cell" style:parent-style-name="Default" style:data-style-name="N0">
      <style:table-cell-properties style:vertical-align="middle" fo:background-color="#FFFFFF" style:cell-protect="non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3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4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ackground-color="#FFFFFF" style:cell-protect="none"/>
      <style:text-properties style:font-name="Calibri" style:font-name-asian="Calibri" style:font-name-complex="Calibri" style:font-family-generic="swiss"/>
    </style:style>
    <style:style style:name="ce76" style:family="table-cell" style:parent-style-name="Default" style:data-style-name="N51">
      <style:table-cell-properties fo:background-color="#FFFFFF" style:cell-protect="none"/>
      <style:text-properties style:font-name="Calibri" style:font-name-asian="Calibri" style:font-name-complex="Calibri" style:font-family-generic="swiss"/>
    </style:style>
    <style:style style:name="ce77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78" style:family="table-cell" style:parent-style-name="Default" style:data-style-name="N19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9" style:family="table-cell" style:parent-style-name="Default" style:data-style-name="N19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 style:cell-protect="non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5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fo:background-color="#FFFFFF" style:cell-protect="non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7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9" style:family="table-cell" style:parent-style-name="Default" style:data-style-name="N19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5" style:family="table-cell" style:parent-style-name="Default" style:data-style-name="N19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8" style:family="table-cell" style:parent-style-name="Default" style:data-style-name="N30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9" style:family="table-cell" style:parent-style-name="Default" style:data-style-name="N3">
      <style:table-cell-properties style:vertical-align="middle" fo:background-color="#FFFF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0" style:family="table-cell" style:parent-style-name="Default" style:data-style-name="N50">
      <style:table-cell-properties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1" style:family="table-cell" style:parent-style-name="Default" style:data-style-name="N50">
      <style:table-cell-properties fo:border-top="none" fo:border-bottom="none" fo:border-left="none" fo:border-right="thin solid #000000"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3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4" style:family="table-cell" style:parent-style-name="Default" style:data-style-name="N50">
      <style:table-cell-properties fo:border-top="none" fo:border-bottom="thin solid #000000" fo:border-left="none" fo:border-right="none"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5" style:family="table-cell" style:parent-style-name="Default" style:data-style-name="N50">
      <style:table-cell-properties fo:border-top="none" fo:border-bottom="thin solid #000000" fo:border-left="none" fo:border-right="thin solid #000000"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07" style:family="table-cell" style:parent-style-name="Default" style:data-style-name="N3">
      <style:table-cell-properties fo:border-top="none" fo:border-bottom="thin solid #000000" fo:border-left="thin solid #000000" fo:border-right="none" style:vertical-align="middle" fo:background-color="#FFFF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8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FFFF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9" style:family="table-cell" style:parent-style-name="Default" style:data-style-name="N0">
      <style:table-cell-properties style:vertical-align="middle" fo:wrap-option="wrap" fo:background-color="#FFFFFF" style:cell-protect="none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110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3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4" style:family="table-cell" style:parent-style-name="Default" style:data-style-name="N0">
      <style:table-cell-properties style:vertical-align="automatic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5" style:family="table-cell" style:parent-style-name="Default" style:data-style-name="N0">
      <style:table-cell-properties style:vertical-align="middle" fo:background-color="#FFFFFF" style:cell-protect="non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6" style:family="table-cell" style:parent-style-name="Default" style:data-style-name="N30">
      <style:table-cell-properties fo:background-color="#FFFFFF" style:cell-protect="none"/>
      <style:text-properties style:font-name="標楷體" style:font-name-asian="標楷體" style:font-name-complex="標楷體" style:font-family-generic="script"/>
    </style:style>
    <style:style style:name="ce117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7pt" style:font-size-asian="7pt" style:font-size-complex="7pt" style:font-family-generic="script"/>
    </style:style>
    <style:style style:name="ce118" style:family="table-cell" style:parent-style-name="Default" style:data-style-name="N0">
      <style:table-cell-properties style:vertical-align="middle" fo:background-color="#FFFFFF" style:cell-protect="none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4.35680555555555cm"/>
    </style:style>
    <style:style style:name="co6" style:family="table-column">
      <style:table-column-properties fo:break-before="auto" style:column-width="1.76388888888889cm"/>
    </style:style>
    <style:style style:name="co7" style:family="table-column">
      <style:table-column-properties fo:break-before="auto" style:column-width="1.60513888888889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39347222222222cm"/>
    </style:style>
    <style:style style:name="co10" style:family="table-column">
      <style:table-column-properties fo:break-before="auto" style:column-width="1.92263888888889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4.62138888888889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0.917222222222222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4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13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5pt" style:use-optimal-row-height="true" fo:break-before="auto"/>
    </style:style>
    <style:style style:name="ro12" style:family="table-row">
      <style:table-row-properties style:row-height="32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目錄" table:style-name="ta1">
        <table:table-column table:style-name="co1" table:default-cell-style-name="ce2"/>
        <table:table-column table:style-name="co2" table:number-columns-repeated="16383" table:default-cell-style-name="ce1"/>
        <table:table-row table:style-name="ro1">
          <table:table-cell office:value-type="string" table:style-name="ce2">
            <text:p>目錄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新北市'.A1">新北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臺北市'.A1">臺北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桃園市.Print_Area">桃園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臺中市'.A1">臺中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臺南市'.A1">臺南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高雄市'.A1">高雄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宜蘭縣'.A1">宜蘭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新竹縣'.A1">新竹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苗栗縣'.A1">苗栗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彰化縣'.A1">彰化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南投縣'.A1">南投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雲林縣'.A1">雲林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嘉義縣'.A1">嘉義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屏東縣'.A1">屏東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臺東縣'.A1">臺東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花蓮縣'.A1">花蓮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澎湖縣'.A1">澎湖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基隆市'.A1">基隆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新竹市'.A1">新竹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嘉義市'.A1">嘉義市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金門縣'.A1">金門縣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#'連江縣'.A1">連江縣</text:a></text:p>
          </table:table-cell>
          <table:table-cell table:number-columns-repeated="16383"/>
        </table:table-row>
        <table:table-row table:number-rows-repeated="1048553" table:style-name="ro2">
          <table:table-cell table:number-columns-repeated="16384"/>
        </table:table-row>
      </table:table>
      <table:table table:name="全國" table:style-name="ta2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8" table:default-cell-style-name="ce13"/>
        <table:table-column table:style-name="co4" table:default-cell-style-name="ce13"/>
        <table:table-column table:style-name="co5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4" table:default-cell-style-name="ce13"/>
        <table:table-column table:style-name="co5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全</text:span><text:s text:c="2"/><text:span text:style-name="T2">國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5">
          <table:table-cell office:value-type="string" table:style-name="ce27">
            <text:p><text:s/></text:p>
          </table:table-cell>
          <table:table-cell office:value-type="string" table:style-name="ce28">
            <text:p>ICD-10</text:p>
          </table:table-cell>
          <table:table-cell table:style-name="ce29"/>
          <table:table-cell office:value-type="string" table:style-name="ce15">
            <text:p><text:span text:style-name="T4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8">
            <text:p>ICD-10</text:p>
          </table:table-cell>
          <table:table-cell table:style-name="ce29"/>
          <table:table-cell office:value-type="string" table:style-name="ce15">
            <text:p><text:span text:style-name="T4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8">
            <text:p>ICD-10</text:p>
          </table:table-cell>
          <table:table-cell table:style-name="ce31"/>
          <table:table-cell office:value-type="string" table:style-name="ce15">
            <text:p><text:span text:style-name="T4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0" table:style-name="ce33"/>
          <table:table-cell table:number-columns-repeated="16355" table:style-name="ce26"/>
        </table:table-row>
        <table:table-row table:style-name="ro5">
          <table:table-cell table:style-name="ce34"/>
          <table:table-cell office:value-type="string" table:style-name="ce35">
            <text:p><text:span text:style-name="T8">國際死因</text:span></text:p>
          </table:table-cell>
          <table:table-cell office:value-type="string" table:style-name="ce36">
            <text:p><text:span text:style-name="T9">死</text:span><text:s text:c="3"/><text:span text:style-name="T9">亡</text:span><text:s text:c="3"/><text:span text:style-name="T9">原</text:span><text:s text:c="3"/><text:span text:style-name="T9">因</text:span></text:p>
          </table:table-cell>
          <table:table-cell table:style-name="ce27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35">
            <text:p><text:span text:style-name="T8">國際死因</text:span></text:p>
          </table:table-cell>
          <table:table-cell office:value-type="string" table:style-name="ce36">
            <text:p><text:span text:style-name="T9">死</text:span><text:s text:c="3"/><text:span text:style-name="T9">亡</text:span><text:s text:c="3"/><text:span text:style-name="T9">原</text:span><text:s text:c="3"/><text:span text:style-name="T9">因</text:span></text:p>
          </table:table-cell>
          <table:table-cell table:style-name="ce27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35">
            <text:p><text:span text:style-name="T8">國際死因</text:span></text:p>
          </table:table-cell>
          <table:table-cell office:value-type="string" table:style-name="ce39">
            <text:p><text:span text:style-name="T4">死</text:span><text:s text:c="3"/><text:span text:style-name="T4">亡</text:span><text:s text:c="3"/><text:span text:style-name="T4">原</text:span><text:s text:c="3"/><text:span text:style-name="T4">因</text:span></text:p>
          </table:table-cell>
          <table:table-cell table:style-name="ce27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style-name="ce33"/>
          <table:table-cell table:number-columns-repeated="3" table:style-name="ce26"/>
          <table:table-cell table:number-columns-repeated="6" table:style-name="ce33"/>
          <table:table-cell table:number-columns-repeated="16355" table:style-name="ce26"/>
        </table:table-row>
        <table:table-row table:style-name="ro5">
          <table:table-cell office:value-type="string" table:style-name="ce41">
            <text:p><text:span text:style-name="T4">位</text:span></text:p>
          </table:table-cell>
          <table:table-cell office:value-type="string" table:style-name="ce42">
            <text:p><text:span text:style-name="T8">分類號碼</text:span></text:p>
          </table:table-cell>
          <table:table-cell table:style-name="ce43"/>
          <table:table-cell office:value-type="string" table:style-name="ce41">
            <text:p><text:span text:style-name="T4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42">
            <text:p><text:span text:style-name="T8">分類號碼</text:span></text:p>
          </table:table-cell>
          <table:table-cell table:style-name="ce43"/>
          <table:table-cell office:value-type="string" table:style-name="ce41">
            <text:p><text:span text:style-name="T4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46">
            <text:p><text:span text:style-name="T8">分類號碼</text:span></text:p>
          </table:table-cell>
          <table:table-cell table:style-name="ce47"/>
          <table:table-cell office:value-type="string" table:style-name="ce41">
            <text:p><text:span text:style-name="T4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style-name="ce33"/>
          <table:table-cell table:number-columns-repeated="3" table:style-name="ce26"/>
          <table:table-cell table:number-columns-repeated="6" table:style-name="ce33"/>
          <table:table-cell table:number-columns-repeated="16355" table:style-name="ce26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7">
          <table:table-cell table:style-name="ce27"/>
          <table:table-cell office:value-type="string" table:style-name="ce49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72859" table:style-name="ce51">
            <text:p>172,859</text:p>
          </table:table-cell>
          <table:table-cell office:value-type="float" office:value="733.07216797127421" table:style-name="ce52">
            <text:p>733.1</text:p>
          </table:table-cell>
          <table:table-cell office:value-type="float" office:value="415.03532333944298" table:style-name="ce52">
            <text:p>415.0</text:p>
          </table:table-cell>
          <table:table-cell office:value-type="float" office:value="100" table:style-name="ce53">
            <text:p>100.0</text:p>
          </table:table-cell>
          <table:table-cell office:value-type="string" table:style-name="ce49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01949" table:style-name="ce51">
            <text:p>101,949</text:p>
          </table:table-cell>
          <table:table-cell office:value-type="float" office:value="870.15069203264034" table:style-name="ce52">
            <text:p>870.2</text:p>
          </table:table-cell>
          <table:table-cell office:value-type="float" office:value="538.38490537551297" table:style-name="ce52">
            <text:p>538.4</text:p>
          </table:table-cell>
          <table:table-cell office:value-type="float" office:value="100" table:style-name="ce53">
            <text:p>100.0</text:p>
          </table:table-cell>
          <table:table-cell office:value-type="string" table:style-name="ce49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70910" table:style-name="ce51">
            <text:p>70,910</text:p>
          </table:table-cell>
          <table:table-cell office:value-type="float" office:value="597.69890557292911" table:style-name="ce52">
            <text:p>597.7</text:p>
          </table:table-cell>
          <table:table-cell office:value-type="float" office:value="304.47475612661901" table:style-name="ce52">
            <text:p>304.5</text:p>
          </table:table-cell>
          <table:table-cell office:value-type="float" office:value="100" table:style-name="ce52">
            <text:p>100.0</text:p>
          </table:table-cell>
          <table:table-cell table:number-columns-repeated="16365" table:style-name="ce26"/>
        </table:table-row>
        <table:table-row table:style-name="ro7">
          <table:table-cell office:value-type="float" office:value="1" table:style-name="ce27">
            <text:p>1</text:p>
          </table:table-cell>
          <table:table-cell office:value-type="string" table:style-name="ce49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48784" table:style-name="ce51">
            <text:p>48,784</text:p>
          </table:table-cell>
          <table:table-cell office:value-type="float" office:value="206.88640000000001" table:style-name="ce52">
            <text:p>206.9</text:p>
          </table:table-cell>
          <table:table-cell office:value-type="float" office:value="121.76056897463801" table:style-name="ce52">
            <text:p>121.8</text:p>
          </table:table-cell>
          <table:table-cell office:value-type="float" office:value="28.221845550419705" table:style-name="ce53">
            <text:p>28.2</text:p>
          </table:table-cell>
          <table:table-cell office:value-type="string" table:style-name="ce49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9624" table:style-name="ce51">
            <text:p>29,624</text:p>
          </table:table-cell>
          <table:table-cell office:value-type="float" office:value="252.84540000000001" table:style-name="ce52">
            <text:p>252.8</text:p>
          </table:table-cell>
          <table:table-cell office:value-type="float" office:value="158.49671401294901" table:style-name="ce52">
            <text:p>158.5</text:p>
          </table:table-cell>
          <table:table-cell office:value-type="float" office:value="29.057666087945933" table:style-name="ce53">
            <text:p>29.1</text:p>
          </table:table-cell>
          <table:table-cell office:value-type="string" table:style-name="ce49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9160" table:style-name="ce51">
            <text:p>19,160</text:p>
          </table:table-cell>
          <table:table-cell office:value-type="float" office:value="161.49923890533523" table:style-name="ce52">
            <text:p>161.5</text:p>
          </table:table-cell>
          <table:table-cell office:value-type="float" office:value="89.344398863911394" table:style-name="ce52">
            <text:p>89.3</text:p>
          </table:table-cell>
          <table:table-cell office:value-type="float" office:value="27.020166408122972" table:style-name="ce52">
            <text:p>27.0</text:p>
          </table:table-cell>
          <table:table-cell table:number-columns-repeated="16365" table:style-name="ce26"/>
        </table:table-row>
        <table:table-row table:style-name="ro8">
          <table:table-cell office:value-type="float" office:value="2" table:style-name="ce27">
            <text:p>2</text:p>
          </table:table-cell>
          <table:table-cell office:value-type="string" table:style-name="ce49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1569" table:style-name="ce51">
            <text:p>21,569</text:p>
          </table:table-cell>
          <table:table-cell office:value-type="float" office:value="91.471199999999996" table:style-name="ce52">
            <text:p>91.5</text:p>
          </table:table-cell>
          <table:table-cell office:value-type="float" office:value="48.816184608835997" table:style-name="ce52">
            <text:p>48.8</text:p>
          </table:table-cell>
          <table:table-cell office:value-type="float" office:value="12.477799825291132" table:style-name="ce53">
            <text:p>12.5</text:p>
          </table:table-cell>
          <table:table-cell office:value-type="string" table:style-name="ce49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2566" table:style-name="ce51">
            <text:p>12,566</text:p>
          </table:table-cell>
          <table:table-cell office:value-type="float" office:value="107.2527" table:style-name="ce52">
            <text:p>107.3</text:p>
          </table:table-cell>
          <table:table-cell office:value-type="float" office:value="63.8699604145717" table:style-name="ce52">
            <text:p>63.9</text:p>
          </table:table-cell>
          <table:table-cell office:value-type="float" office:value="12.325770728501505" table:style-name="ce53">
            <text:p>12.3</text:p>
          </table:table-cell>
          <table:table-cell office:value-type="string" table:style-name="ce49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9003" table:style-name="ce51">
            <text:p>9,003</text:p>
          </table:table-cell>
          <table:table-cell office:value-type="float" office:value="75.886098531562268" table:style-name="ce52">
            <text:p>75.9</text:p>
          </table:table-cell>
          <table:table-cell office:value-type="float" office:value="35.124680024037197" table:style-name="ce52">
            <text:p>35.1</text:p>
          </table:table-cell>
          <table:table-cell office:value-type="float" office:value="12.696375687491186" table:style-name="ce52">
            <text:p>12.7</text:p>
          </table:table-cell>
          <table:table-cell table:number-columns-repeated="16365" table:style-name="ce26"/>
        </table:table-row>
        <table:table-row table:style-name="ro7">
          <table:table-cell office:value-type="float" office:value="3" table:style-name="ce27">
            <text:p>3</text:p>
          </table:table-cell>
          <table:table-cell office:value-type="string" table:style-name="ce49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3421" table:style-name="ce51">
            <text:p>13,421</text:p>
          </table:table-cell>
          <table:table-cell office:value-type="float" office:value="56.916600000000003" table:style-name="ce52">
            <text:p>56.9</text:p>
          </table:table-cell>
          <table:table-cell office:value-type="float" office:value="27.431536735774301" table:style-name="ce52">
            <text:p>27.4</text:p>
          </table:table-cell>
          <table:table-cell office:value-type="float" office:value="7.7641314597446476" table:style-name="ce53">
            <text:p>7.8</text:p>
          </table:table-cell>
          <table:table-cell office:value-type="string" table:style-name="ce49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7999" table:style-name="ce51">
            <text:p>7,999</text:p>
          </table:table-cell>
          <table:table-cell office:value-type="float" office:value="68.2727" table:style-name="ce52">
            <text:p>68.3</text:p>
          </table:table-cell>
          <table:table-cell office:value-type="float" office:value="36.879279092651302" table:style-name="ce52">
            <text:p>36.9</text:p>
          </table:table-cell>
          <table:table-cell office:value-type="float" office:value="7.8460799026964461" table:style-name="ce53">
            <text:p>7.8</text:p>
          </table:table-cell>
          <table:table-cell office:value-type="string" table:style-name="ce49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5422" table:style-name="ce51">
            <text:p>5,422</text:p>
          </table:table-cell>
          <table:table-cell office:value-type="float" office:value="45.701924496071378" table:style-name="ce52">
            <text:p>45.7</text:p>
          </table:table-cell>
          <table:table-cell office:value-type="float" office:value="19.504462378361701" table:style-name="ce52">
            <text:p>19.5</text:p>
          </table:table-cell>
          <table:table-cell office:value-type="float" office:value="7.6463122267663239" table:style-name="ce52">
            <text:p>7.6</text:p>
          </table:table-cell>
          <table:table-cell table:number-columns-repeated="16365" table:style-name="ce26"/>
        </table:table-row>
        <table:table-row table:style-name="ro7">
          <table:table-cell office:value-type="float" office:value="4" table:style-name="ce27">
            <text:p>4</text:p>
          </table:table-cell>
          <table:table-cell office:value-type="string" table:style-name="ce49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1520" table:style-name="ce51">
            <text:p>11,520</text:p>
          </table:table-cell>
          <table:table-cell office:value-type="float" office:value="48.854700000000001" table:style-name="ce52">
            <text:p>48.9</text:p>
          </table:table-cell>
          <table:table-cell office:value-type="float" office:value="26.097434971605701" table:style-name="ce52">
            <text:p>26.1</text:p>
          </table:table-cell>
          <table:table-cell office:value-type="float" office:value="6.6643912090200681" table:style-name="ce53">
            <text:p>6.7</text:p>
          </table:table-cell>
          <table:table-cell office:value-type="string" table:style-name="ce49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6754" table:style-name="ce51">
            <text:p>6,754</text:p>
          </table:table-cell>
          <table:table-cell office:value-type="float" office:value="57.6464" table:style-name="ce52">
            <text:p>57.6</text:p>
          </table:table-cell>
          <table:table-cell office:value-type="float" office:value="34.283140517879403" table:style-name="ce52">
            <text:p>34.3</text:p>
          </table:table-cell>
          <table:table-cell office:value-type="float" office:value="6.6248810679849726" table:style-name="ce53">
            <text:p>6.6</text:p>
          </table:table-cell>
          <table:table-cell office:value-type="string" table:style-name="ce49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4766" table:style-name="ce51">
            <text:p>4,766</text:p>
          </table:table-cell>
          <table:table-cell office:value-type="float" office:value="40.172514228748831" table:style-name="ce52">
            <text:p>40.2</text:p>
          </table:table-cell>
          <table:table-cell office:value-type="float" office:value="18.892403352401601" table:style-name="ce52">
            <text:p>18.9</text:p>
          </table:table-cell>
          <table:table-cell office:value-type="float" office:value="6.7211958821040758" table:style-name="ce52">
            <text:p>6.7</text:p>
          </table:table-cell>
          <table:table-cell table:number-columns-repeated="16365" table:style-name="ce26"/>
        </table:table-row>
        <table:table-row table:style-name="ro7">
          <table:table-cell office:value-type="float" office:value="5" table:style-name="ce27">
            <text:p>5</text:p>
          </table:table-cell>
          <table:table-cell office:value-type="string" table:style-name="ce49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9374" table:style-name="ce51">
            <text:p>9,374</text:p>
          </table:table-cell>
          <table:table-cell office:value-type="float" office:value="39.753799999999998" table:style-name="ce52">
            <text:p>39.8</text:p>
          </table:table-cell>
          <table:table-cell office:value-type="float" office:value="21.5416365843856" table:style-name="ce52">
            <text:p>21.5</text:p>
          </table:table-cell>
          <table:table-cell office:value-type="float" office:value="5.4229169438675449" table:style-name="ce53">
            <text:p>5.4</text:p>
          </table:table-cell>
          <table:table-cell office:value-type="string" table:style-name="ce49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4803" table:style-name="ce51">
            <text:p>4,803</text:p>
          </table:table-cell>
          <table:table-cell office:value-type="float" office:value="40.994300000000003" table:style-name="ce52">
            <text:p>41.0</text:p>
          </table:table-cell>
          <table:table-cell office:value-type="float" office:value="31.066646952343099" table:style-name="ce52">
            <text:p>31.1</text:p>
          </table:table-cell>
          <table:table-cell office:value-type="float" office:value="4.7111791189712502" table:style-name="ce53">
            <text:p>4.7</text:p>
          </table:table-cell>
          <table:table-cell office:value-type="string" table:style-name="ce49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4702" table:style-name="ce51">
            <text:p>4,702</text:p>
          </table:table-cell>
          <table:table-cell office:value-type="float" office:value="39.633059568522249" table:style-name="ce52">
            <text:p>39.6</text:p>
          </table:table-cell>
          <table:table-cell office:value-type="float" office:value="18.996437974873899" table:style-name="ce52">
            <text:p>19.0</text:p>
          </table:table-cell>
          <table:table-cell office:value-type="float" office:value="6.6309406289662949" table:style-name="ce52">
            <text:p>6.6</text:p>
          </table:table-cell>
          <table:table-cell table:number-columns-repeated="16365" table:style-name="ce26"/>
        </table:table-row>
        <table:table-row table:style-name="ro7">
          <table:table-cell office:value-type="float" office:value="6" table:style-name="ce27">
            <text:p>6</text:p>
          </table:table-cell>
          <table:table-cell office:value-type="string" table:style-name="ce49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6846" table:style-name="ce51">
            <text:p>6,846</text:p>
          </table:table-cell>
          <table:table-cell office:value-type="float" office:value="29.032900000000001" table:style-name="ce52">
            <text:p>29.0</text:p>
          </table:table-cell>
          <table:table-cell office:value-type="float" office:value="21.0594174932058" table:style-name="ce52">
            <text:p>21.1</text:p>
          </table:table-cell>
          <table:table-cell office:value-type="float" office:value="3.9604533174436969" table:style-name="ce53">
            <text:p>4.0</text:p>
          </table:table-cell>
          <table:table-cell office:value-type="string" table:style-name="ce49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4672" table:style-name="ce51">
            <text:p>4,672</text:p>
          </table:table-cell>
          <table:table-cell office:value-type="float" office:value="39.876199999999997" table:style-name="ce52">
            <text:p>39.9</text:p>
          </table:table-cell>
          <table:table-cell office:value-type="float" office:value="24.181895317889602" table:style-name="ce52">
            <text:p>24.2</text:p>
          </table:table-cell>
          <table:table-cell office:value-type="float" office:value="4.5826834986120515" table:style-name="ce53">
            <text:p>4.6</text:p>
          </table:table-cell>
          <table:table-cell office:value-type="string" table:style-name="ce49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983" table:style-name="ce51">
            <text:p>2,983</text:p>
          </table:table-cell>
          <table:table-cell office:value-type="float" office:value="25.143644553998698" table:style-name="ce52">
            <text:p>25.1</text:p>
          </table:table-cell>
          <table:table-cell office:value-type="float" office:value="11.016377472807299" table:style-name="ce52">
            <text:p>11.0</text:p>
          </table:table-cell>
          <table:table-cell office:value-type="float" office:value="4.2067409392187276" table:style-name="ce52">
            <text:p>4.2</text:p>
          </table:table-cell>
          <table:table-cell table:number-columns-repeated="16365" table:style-name="ce26"/>
        </table:table-row>
        <table:table-row table:style-name="ro7">
          <table:table-cell office:value-type="float" office:value="7" table:style-name="ce27">
            <text:p>7</text:p>
          </table:table-cell>
          <table:table-cell office:value-type="string" table:style-name="ce49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6146" table:style-name="ce51">
            <text:p>6,146</text:p>
          </table:table-cell>
          <table:table-cell office:value-type="float" office:value="26.064299999999999" table:style-name="ce52">
            <text:p>26.1</text:p>
          </table:table-cell>
          <table:table-cell office:value-type="float" office:value="12.74562464403" table:style-name="ce52">
            <text:p>12.7</text:p>
          </table:table-cell>
          <table:table-cell office:value-type="float" office:value="3.5554989905067136" table:style-name="ce53">
            <text:p>3.6</text:p>
          </table:table-cell>
          <table:table-cell office:value-type="string" table:style-name="ce49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4472" table:style-name="ce51">
            <text:p>4,472</text:p>
          </table:table-cell>
          <table:table-cell office:value-type="float" office:value="38.169199999999996" table:style-name="ce52">
            <text:p>38.2</text:p>
          </table:table-cell>
          <table:table-cell office:value-type="float" office:value="20.775286671127599" table:style-name="ce52">
            <text:p>20.8</text:p>
          </table:table-cell>
          <table:table-cell office:value-type="float" office:value="4.3865069789796856" table:style-name="ce53">
            <text:p>4.4</text:p>
          </table:table-cell>
          <table:table-cell office:value-type="string" table:style-name="ce49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734" table:style-name="ce51">
            <text:p>2,734</text:p>
          </table:table-cell>
          <table:table-cell office:value-type="float" office:value="23.04482876655462" table:style-name="ce52">
            <text:p>23.0</text:p>
          </table:table-cell>
          <table:table-cell office:value-type="float" office:value="10.8463892778926" table:style-name="ce52">
            <text:p>10.8</text:p>
          </table:table-cell>
          <table:table-cell office:value-type="float" office:value="3.8555915949795514" table:style-name="ce52">
            <text:p>3.9</text:p>
          </table:table-cell>
          <table:table-cell table:number-columns-repeated="16365" table:style-name="ce26"/>
        </table:table-row>
        <table:table-row table:style-name="ro7">
          <table:table-cell office:value-type="float" office:value="8" table:style-name="ce27">
            <text:p>8</text:p>
          </table:table-cell>
          <table:table-cell office:value-type="string" table:style-name="ce49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5991" table:style-name="ce51">
            <text:p>5,991</text:p>
          </table:table-cell>
          <table:table-cell office:value-type="float" office:value="25.407" table:style-name="ce52">
            <text:p>25.4</text:p>
          </table:table-cell>
          <table:table-cell office:value-type="float" office:value="12.7626425234383" table:style-name="ce52">
            <text:p>12.8</text:p>
          </table:table-cell>
          <table:table-cell office:value-type="float" office:value="3.4658305323992389" table:style-name="ce53">
            <text:p>3.5</text:p>
          </table:table-cell>
          <table:table-cell office:value-type="string" table:style-name="ce49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3062" table:style-name="ce51">
            <text:p>3,062</text:p>
          </table:table-cell>
          <table:table-cell office:value-type="float" office:value="26.134599999999999" table:style-name="ce52">
            <text:p>26.1</text:p>
          </table:table-cell>
          <table:table-cell office:value-type="float" office:value="17.802345189506202" table:style-name="ce52">
            <text:p>17.8</text:p>
          </table:table-cell>
          <table:table-cell office:value-type="float" office:value="3.0034625155715111" table:style-name="ce53">
            <text:p>3.0</text:p>
          </table:table-cell>
          <table:table-cell office:value-type="string" table:style-name="ce49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043" table:style-name="ce51">
            <text:p>2,043</text:p>
          </table:table-cell>
          <table:table-cell office:value-type="float" office:value="17.220404231920661" table:style-name="ce52">
            <text:p>17.2</text:p>
          </table:table-cell>
          <table:table-cell office:value-type="float" office:value="11.4924948151578" table:style-name="ce52">
            <text:p>11.5</text:p>
          </table:table-cell>
          <table:table-cell office:value-type="float" office:value="2.8811169087575799" table:style-name="ce52">
            <text:p>2.9</text:p>
          </table:table-cell>
          <table:table-cell table:number-columns-repeated="16365" table:style-name="ce26"/>
        </table:table-row>
        <table:table-row table:style-name="ro7">
          <table:table-cell office:value-type="float" office:value="9" table:style-name="ce27">
            <text:p>9</text:p>
          </table:table-cell>
          <table:table-cell office:value-type="string" table:style-name="ce49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5523" table:style-name="ce51">
            <text:p>5,523</text:p>
          </table:table-cell>
          <table:table-cell office:value-type="float" office:value="23.4223" table:style-name="ce52">
            <text:p>23.4</text:p>
          </table:table-cell>
          <table:table-cell office:value-type="float" office:value="12.2739954315775" table:style-name="ce52">
            <text:p>12.3</text:p>
          </table:table-cell>
          <table:table-cell office:value-type="float" office:value="3.1950896395327986" table:style-name="ce53">
            <text:p>3.2</text:p>
          </table:table-cell>
          <table:table-cell office:value-type="string" table:style-name="ce49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008" table:style-name="ce51">
            <text:p>3,008</text:p>
          </table:table-cell>
          <table:table-cell office:value-type="float" office:value="25.6737" table:style-name="ce52">
            <text:p>25.7</text:p>
          </table:table-cell>
          <table:table-cell office:value-type="float" office:value="14.6443655509434" table:style-name="ce52">
            <text:p>14.6</text:p>
          </table:table-cell>
          <table:table-cell office:value-type="float" office:value="2.9504948552707728" table:style-name="ce53">
            <text:p>3.0</text:p>
          </table:table-cell>
          <table:table-cell office:value-type="string" table:style-name="ce49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674" table:style-name="ce51">
            <text:p>1,674</text:p>
          </table:table-cell>
          <table:table-cell office:value-type="float" office:value="14.110110956551731" table:style-name="ce52">
            <text:p>14.1</text:p>
          </table:table-cell>
          <table:table-cell office:value-type="float" office:value="6.1895320209823899" table:style-name="ce52">
            <text:p>6.2</text:p>
          </table:table-cell>
          <table:table-cell office:value-type="float" office:value="2.3607389648850656" table:style-name="ce52">
            <text:p>2.4</text:p>
          </table:table-cell>
          <table:table-cell table:number-columns-repeated="16365" table:style-name="ce26"/>
        </table:table-row>
        <table:table-row table:style-name="ro7">
          <table:table-cell office:value-type="float" office:value="10" table:style-name="ce27">
            <text:p>10</text:p>
          </table:table-cell>
          <table:table-cell office:value-type="string" table:style-name="ce49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315" table:style-name="ce51">
            <text:p>4,315</text:p>
          </table:table-cell>
          <table:table-cell office:value-type="float" office:value="18.299299999999999" table:style-name="ce52">
            <text:p>18.3</text:p>
          </table:table-cell>
          <table:table-cell office:value-type="float" office:value="11.622296305691499" table:style-name="ce52">
            <text:p>11.6</text:p>
          </table:table-cell>
          <table:table-cell office:value-type="float" office:value="2.4962541724758327" table:style-name="ce53">
            <text:p>2.5</text:p>
          </table:table-cell>
          <table:table-cell office:value-type="string" table:style-name="ce49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789" table:style-name="ce51">
            <text:p>2,789</text:p>
          </table:table-cell>
          <table:table-cell office:value-type="float" office:value="23.804500000000001" table:style-name="ce52">
            <text:p>23.8</text:p>
          </table:table-cell>
          <table:table-cell office:value-type="float" office:value="13.8386506260088" table:style-name="ce52">
            <text:p>13.8</text:p>
          </table:table-cell>
          <table:table-cell office:value-type="float" office:value="2.7356815662733327" table:style-name="ce53">
            <text:p>2.7</text:p>
          </table:table-cell>
          <table:table-cell office:value-type="string" table:style-name="ce49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562" table:style-name="ce51">
            <text:p>1,562</text:p>
          </table:table-cell>
          <table:table-cell office:value-type="float" office:value="13.1660653011552" table:style-name="ce52">
            <text:p>13.2</text:p>
          </table:table-cell>
          <table:table-cell office:value-type="float" office:value="6.1822585559554" table:style-name="ce52">
            <text:p>6.2</text:p>
          </table:table-cell>
          <table:table-cell office:value-type="float" office:value="2.2027922718939501" table:style-name="ce52">
            <text:p>2.2</text:p>
          </table:table-cell>
          <table:table-cell table:number-columns-repeated="16365" table:style-name="ce26"/>
        </table:table-row>
        <table:table-row table:style-name="ro7">
          <table:table-cell table:style-name="ce41"/>
          <table:table-cell table:style-name="ce54"/>
          <table:table-cell office:value-type="string" table:style-name="ce50">
            <text:p>其他</text:p>
          </table:table-cell>
          <table:table-cell office:value-type="float" office:value="39370" table:style-name="ce55">
            <text:p>39,370</text:p>
          </table:table-cell>
          <table:table-cell office:value-type="float" office:value="166.9629654980595" table:style-name="ce52">
            <text:p>167.0</text:p>
          </table:table-cell>
          <table:table-cell office:value-type="float" office:value="98.923985066261096" table:style-name="ce52">
            <text:p>98.9</text:p>
          </table:table-cell>
          <table:table-cell office:value-type="float" office:value="22.77578835929862" table:style-name="ce56">
            <text:p>22.8</text:p>
          </table:table-cell>
          <table:table-cell table:style-name="ce54"/>
          <table:table-cell office:value-type="string" table:style-name="ce50">
            <text:p>其他</text:p>
          </table:table-cell>
          <table:table-cell office:value-type="float" office:value="22200" table:style-name="ce55">
            <text:p>22,200</text:p>
          </table:table-cell>
          <table:table-cell office:value-type="float" office:value="189.48047909370976" table:style-name="ce52">
            <text:p>189.5</text:p>
          </table:table-cell>
          <table:table-cell office:value-type="float" office:value="122.54662102964301" table:style-name="ce52">
            <text:p>122.5</text:p>
          </table:table-cell>
          <table:table-cell office:value-type="float" office:value="21.775593679192536" table:style-name="ce56">
            <text:p>21.8</text:p>
          </table:table-cell>
          <table:table-cell table:style-name="ce54"/>
          <table:table-cell office:value-type="string" table:style-name="ce50">
            <text:p>其他</text:p>
          </table:table-cell>
          <table:table-cell office:value-type="float" office:value="16861" table:style-name="ce55">
            <text:p>16,861</text:p>
          </table:table-cell>
          <table:table-cell office:value-type="float" office:value="142.12101603250821" table:style-name="ce52">
            <text:p>142.1</text:p>
          </table:table-cell>
          <table:table-cell office:value-type="float" office:value="76.885321390237806" table:style-name="ce52">
            <text:p>76.9</text:p>
          </table:table-cell>
          <table:table-cell office:value-type="float" office:value="23.778028486814272" table:style-name="ce52">
            <text:p>23.8</text:p>
          </table:table-cell>
          <table:table-cell table:number-columns-repeated="16365" table:style-name="ce26"/>
        </table:table-row>
        <table:table-row table:style-name="ro7">
          <table:table-cell office:value-type="float" office:value="11" table:style-name="ce27">
            <text:p>11</text:p>
          </table:table-cell>
          <table:table-cell office:value-type="string" table:style-name="ce57">
            <text:p>X60-X84, Y87.0</text:p>
          </table:table-cell>
          <table:table-cell office:value-type="string" table:style-name="ce58">
            <text:p>蓄意自我傷害（自殺）</text:p>
          </table:table-cell>
          <table:table-cell office:value-type="float" office:value="3865" table:style-name="ce59">
            <text:p>3,865</text:p>
          </table:table-cell>
          <table:table-cell office:value-type="float" office:value="16.390899999999998" table:style-name="ce60">
            <text:p>16.4</text:p>
          </table:table-cell>
          <table:table-cell office:value-type="float" office:value="12.4507638213974" table:style-name="ce60">
            <text:p>12.5</text:p>
          </table:table-cell>
          <table:table-cell office:value-type="float" office:value="2.2359263908734865" table:style-name="ce61">
            <text:p>2.2</text:p>
          </table:table-cell>
          <table:table-cell office:value-type="string" table:style-name="ce57">
            <text:p>X60-X84, Y87.0</text:p>
          </table:table-cell>
          <table:table-cell office:value-type="string" table:style-name="ce58">
            <text:p>蓄意自我傷害（自殺）</text:p>
          </table:table-cell>
          <table:table-cell office:value-type="float" office:value="2551" table:style-name="ce59">
            <text:p>2,551</text:p>
          </table:table-cell>
          <table:table-cell office:value-type="float" office:value="21.773099999999999" table:style-name="ce60">
            <text:p>21.8</text:p>
          </table:table-cell>
          <table:table-cell office:value-type="float" office:value="16.605398064647598" table:style-name="ce60">
            <text:p>16.6</text:p>
          </table:table-cell>
          <table:table-cell office:value-type="float" office:value="2.5022315079108179" table:style-name="ce61">
            <text:p>2.5</text:p>
          </table:table-cell>
          <table:table-cell office:value-type="string" table:style-name="ce57">
            <text:p>X60-X84, Y87.0</text:p>
          </table:table-cell>
          <table:table-cell office:value-type="string" table:style-name="ce58">
            <text:p>蓄意自我傷害（自殺）</text:p>
          </table:table-cell>
          <table:table-cell office:value-type="float" office:value="1314" table:style-name="ce59">
            <text:p>1,314</text:p>
          </table:table-cell>
          <table:table-cell office:value-type="float" office:value="11.075678492777167" table:style-name="ce60">
            <text:p>11.1</text:p>
          </table:table-cell>
          <table:table-cell office:value-type="float" office:value="8.4862261391530591" table:style-name="ce60">
            <text:p>8.5</text:p>
          </table:table-cell>
          <table:table-cell office:value-type="float" office:value="1.8530531659850515" table:style-name="ce60">
            <text:p>1.9</text:p>
          </table:table-cell>
          <table:table-cell table:number-columns-repeated="16365" table:style-name="ce26"/>
        </table:table-row>
        <table:table-row table:style-name="ro7">
          <table:table-cell office:value-type="float" office:value="12" table:style-name="ce27">
            <text:p>12</text:p>
          </table:table-cell>
          <table:table-cell office:value-type="string" table:style-name="ce49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773" table:style-name="ce51">
            <text:p>3,773</text:p>
          </table:table-cell>
          <table:table-cell office:value-type="float" office:value="16.000699999999998" table:style-name="ce52">
            <text:p>16.0</text:p>
          </table:table-cell>
          <table:table-cell office:value-type="float" office:value="8.4177945326069192" table:style-name="ce52">
            <text:p>8.4</text:p>
          </table:table-cell>
          <table:table-cell office:value-type="float" office:value="2.1827038221903403" table:style-name="ce53">
            <text:p>2.2</text:p>
          </table:table-cell>
          <table:table-cell office:value-type="string" table:style-name="ce49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2211" table:style-name="ce51">
            <text:p>2,211</text:p>
          </table:table-cell>
          <table:table-cell office:value-type="float" office:value="18.871200000000002" table:style-name="ce52">
            <text:p>18.9</text:p>
          </table:table-cell>
          <table:table-cell office:value-type="float" office:value="10.988968693595201" table:style-name="ce52">
            <text:p>11.0</text:p>
          </table:table-cell>
          <table:table-cell office:value-type="float" office:value="2.1687314245357974" table:style-name="ce53">
            <text:p>2.2</text:p>
          </table:table-cell>
          <table:table-cell office:value-type="string" table:style-name="ce49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253" table:style-name="ce51">
            <text:p>1,253</text:p>
          </table:table-cell>
          <table:table-cell office:value-type="float" office:value="10.561510769748699" table:style-name="ce52">
            <text:p>10.6</text:p>
          </table:table-cell>
          <table:table-cell office:value-type="float" office:value="5.6599031085628697" table:style-name="ce52">
            <text:p>5.7</text:p>
          </table:table-cell>
          <table:table-cell office:value-type="float" office:value="1.7670286278381047" table:style-name="ce52">
            <text:p>1.8</text:p>
          </table:table-cell>
          <table:table-cell table:number-columns-repeated="16365" table:style-name="ce26"/>
        </table:table-row>
        <table:table-row table:style-name="ro7">
          <table:table-cell office:value-type="float" office:value="13" table:style-name="ce27">
            <text:p>13</text:p>
          </table:table-cell>
          <table:table-cell office:value-type="string" table:style-name="ce49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521" table:style-name="ce51">
            <text:p>1,521</text:p>
          </table:table-cell>
          <table:table-cell office:value-type="float" office:value="6.4503000000000004" table:style-name="ce52">
            <text:p>6.5</text:p>
          </table:table-cell>
          <table:table-cell office:value-type="float" office:value="2.8358980891993602" table:style-name="ce52">
            <text:p>2.8</text:p>
          </table:table-cell>
          <table:table-cell office:value-type="float" office:value="0.87990790181593093" table:style-name="ce53">
            <text:p>0.9</text:p>
          </table:table-cell>
          <table:table-cell office:value-type="string" table:style-name="ce49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832" table:style-name="ce51">
            <text:p>832</text:p>
          </table:table-cell>
          <table:table-cell office:value-type="float" office:value="7.1012000000000004" table:style-name="ce52">
            <text:p>7.1</text:p>
          </table:table-cell>
          <table:table-cell office:value-type="float" office:value="4.2502735677808996" table:style-name="ce52">
            <text:p>4.3</text:p>
          </table:table-cell>
          <table:table-cell office:value-type="float" office:value="0.81609432167063922" table:style-name="ce53">
            <text:p>0.8</text:p>
          </table:table-cell>
          <table:table-cell office:value-type="string" table:style-name="ce49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851" table:style-name="ce51">
            <text:p>851</text:p>
          </table:table-cell>
          <table:table-cell office:value-type="float" office:value="7.1730611852004325" table:style-name="ce52">
            <text:p>7.2</text:p>
          </table:table-cell>
          <table:table-cell office:value-type="float" office:value="2.6982281244078901" table:style-name="ce52">
            <text:p>2.7</text:p>
          </table:table-cell>
          <table:table-cell office:value-type="float" office:value="1.2001128190664223" table:style-name="ce52">
            <text:p>1.2</text:p>
          </table:table-cell>
          <table:table-cell table:number-columns-repeated="16365" table:style-name="ce26"/>
        </table:table-row>
        <table:table-row table:style-name="ro7">
          <table:table-cell office:value-type="float" office:value="14" table:style-name="ce27">
            <text:p>14</text:p>
          </table:table-cell>
          <table:table-cell office:value-type="string" table:style-name="ce49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487" table:style-name="ce51">
            <text:p>1,487</text:p>
          </table:table-cell>
          <table:table-cell office:value-type="float" office:value="6.3060999999999998" table:style-name="ce52">
            <text:p>6.3</text:p>
          </table:table-cell>
          <table:table-cell office:value-type="float" office:value="2.6420943734523399" table:style-name="ce52">
            <text:p>2.6</text:p>
          </table:table-cell>
          <table:table-cell office:value-type="float" office:value="0.86023869165042033" table:style-name="ce53">
            <text:p>0.9</text:p>
          </table:table-cell>
          <table:table-cell office:value-type="string" table:style-name="ce49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684" table:style-name="ce51">
            <text:p>684</text:p>
          </table:table-cell>
          <table:table-cell office:value-type="float" office:value="5.8380000000000001" table:style-name="ce52">
            <text:p>5.8</text:p>
          </table:table-cell>
          <table:table-cell office:value-type="float" office:value="2.9217786158163199" table:style-name="ce52">
            <text:p>2.9</text:p>
          </table:table-cell>
          <table:table-cell office:value-type="float" office:value="0.67092369714268896" table:style-name="ce53">
            <text:p>0.7</text:p>
          </table:table-cell>
          <table:table-cell office:value-type="string" table:style-name="ce49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837" table:style-name="ce51">
            <text:p>837</text:p>
          </table:table-cell>
          <table:table-cell office:value-type="float" office:value="7.0550554782758654" table:style-name="ce52">
            <text:p>7.1</text:p>
          </table:table-cell>
          <table:table-cell office:value-type="float" office:value="2.7610823811251302" table:style-name="ce52">
            <text:p>2.8</text:p>
          </table:table-cell>
          <table:table-cell office:value-type="float" office:value="1.1803694824425328" table:style-name="ce52">
            <text:p>1.2</text:p>
          </table:table-cell>
          <table:table-cell table:number-columns-repeated="16365" table:style-name="ce26"/>
        </table:table-row>
        <table:table-row table:style-name="ro7">
          <table:table-cell office:value-type="float" office:value="15" table:style-name="ce41">
            <text:p>15</text:p>
          </table:table-cell>
          <table:table-cell office:value-type="string" table:style-name="ce62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1432" table:style-name="ce64">
            <text:p>1,432</text:p>
          </table:table-cell>
          <table:table-cell office:value-type="float" office:value="6.0728999999999997" table:style-name="ce65">
            <text:p>6.1</text:p>
          </table:table-cell>
          <table:table-cell office:value-type="float" office:value="3.3125082634702601" table:style-name="ce65">
            <text:p>3.3</text:p>
          </table:table-cell>
          <table:table-cell office:value-type="float" office:value="0.82842085167680013" table:style-name="ce56">
            <text:p>0.8</text:p>
          </table:table-cell>
          <table:table-cell office:value-type="string" table:style-name="ce62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666" table:style-name="ce66">
            <text:p>666</text:p>
          </table:table-cell>
          <table:table-cell office:value-type="float" office:value="5.6844000000000001" table:style-name="ce65">
            <text:p>5.7</text:p>
          </table:table-cell>
          <table:table-cell office:value-type="float" office:value="3.1913223725010398" table:style-name="ce65">
            <text:p>3.2</text:p>
          </table:table-cell>
          <table:table-cell office:value-type="float" office:value="0.65326781037577608" table:style-name="ce56">
            <text:p>0.7</text:p>
          </table:table-cell>
          <table:table-cell office:value-type="string" table:style-name="ce62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607" table:style-name="ce66">
            <text:p>607</text:p>
          </table:table-cell>
          <table:table-cell office:value-type="float" office:value="5.1163902930865595" table:style-name="ce65">
            <text:p>5.1</text:p>
          </table:table-cell>
          <table:table-cell office:value-type="float" office:value="2.8758406141988302" table:style-name="ce65">
            <text:p>2.9</text:p>
          </table:table-cell>
          <table:table-cell office:value-type="float" office:value="0.85601466647863489" table:style-name="ce65">
            <text:p>0.9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23,580,080人,男性 11,716,247人,女性 11,863,833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6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全國.$A$1:全國.$S$28" table:base-cell-address="全國.$A$1"/>
        </table:named-expressions>
      </table:table>
      <table:table table:name="新北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新</text:span><text:s text:c="2"/><text:span text:style-name="T2">北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9">
            <text:p><text:span text:style-name="T4">每十萬人口</text:span></text:p>
          </table:table-cell>
          <table:covered-table-cell/>
          <table:table-cell office:value-type="string" table:style-name="ce83">
            <text:p><text:span text:style-name="T4">死亡人數</text:span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9">
            <text:p><text:span text:style-name="T4">每十萬人口</text:span></text:p>
          </table:table-cell>
          <table:covered-table-cell/>
          <table:table-cell office:value-type="string" table:style-name="ce83">
            <text:p><text:span text:style-name="T4">死亡人數</text:span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9">
            <text:p><text:span text:style-name="T4">每十萬人口</text:span></text:p>
          </table:table-cell>
          <table:covered-table-cell/>
          <table:table-cell office:value-type="string" table:style-name="ce84">
            <text:p><text:span text:style-name="T4">死亡人數</text:span>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89">
            <text:p><text:span text:style-name="T4">標準化</text:span></text:p>
          </table:table-cell>
          <table:table-cell office:value-type="string" table:style-name="ce90">
            <text:p><text:span text:style-name="T4">結構比</text:span>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89">
            <text:p><text:span text:style-name="T4">標準化</text:span></text:p>
          </table:table-cell>
          <table:table-cell office:value-type="string" table:style-name="ce90">
            <text:p><text:span text:style-name="T4">結構比</text:span>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89">
            <text:p><text:span text:style-name="T4">標準化</text:span></text:p>
          </table:table-cell>
          <table:table-cell office:value-type="string" table:style-name="ce91">
            <text:p><text:span text:style-name="T4">結構比</text:span>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95">
            <text:p><text:span text:style-name="T4">死亡率</text:span></text:p>
          </table:table-cell>
          <table:table-cell office:value-type="string" table:style-name="ce96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95">
            <text:p><text:span text:style-name="T4">死亡率</text:span></text:p>
          </table:table-cell>
          <table:table-cell office:value-type="string" table:style-name="ce96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95">
            <text:p><text:span text:style-name="T4">死亡率</text:span></text:p>
          </table:table-cell>
          <table:table-cell office:value-type="string" table:style-name="ce97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3970" table:style-name="ce99">
            <text:p>23,970</text:p>
          </table:table-cell>
          <table:table-cell office:value-type="float" office:value="600.57080534365207" table:style-name="ce100">
            <text:p><text:s/>600.6<text:s/></text:p>
          </table:table-cell>
          <table:table-cell office:value-type="float" office:value="382.33423227776802" table:style-name="ce100">
            <text:p><text:s/>382.3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4290" table:style-name="ce99">
            <text:p>14,290</text:p>
          </table:table-cell>
          <table:table-cell office:value-type="float" office:value="731.25207087874344" table:style-name="ce100">
            <text:p><text:s/>731.3<text:s/></text:p>
          </table:table-cell>
          <table:table-cell office:value-type="float" office:value="497.23983221847499" table:style-name="ce100">
            <text:p><text:s/>497.2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9680" table:style-name="ce99">
            <text:p>9,680</text:p>
          </table:table-cell>
          <table:table-cell office:value-type="float" office:value="475.20385779131823" table:style-name="ce100">
            <text:p><text:s/>475.2<text:s/></text:p>
          </table:table-cell>
          <table:table-cell office:value-type="float" office:value="283.76001585394999" table:style-name="ce100">
            <text:p><text:s/>283.8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7026" table:style-name="ce99">
            <text:p>7,026</text:p>
          </table:table-cell>
          <table:table-cell office:value-type="float" office:value="176.03714970148098" table:style-name="ce100">
            <text:p><text:s/>176.0<text:s/></text:p>
          </table:table-cell>
          <table:table-cell office:value-type="float" office:value="110.860632797565" table:style-name="ce100">
            <text:p><text:s/>110.9<text:s/></text:p>
          </table:table-cell>
          <table:table-cell office:value-type="float" office:value="29.311639549436794" table:style-name="ce101">
            <text:p><text:s/>29.3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4255" table:style-name="ce99">
            <text:p>4,255</text:p>
          </table:table-cell>
          <table:table-cell office:value-type="float" office:value="217.7381" table:style-name="ce100">
            <text:p><text:s/>217.7<text:s/></text:p>
          </table:table-cell>
          <table:table-cell office:value-type="float" office:value="146.00438505253999" table:style-name="ce100">
            <text:p><text:s/>146.0<text:s/></text:p>
          </table:table-cell>
          <table:table-cell office:value-type="float" office:value="29.776067179846045" table:style-name="ce101">
            <text:p><text:s/>29.8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771" table:style-name="ce99">
            <text:p>2,771</text:p>
          </table:table-cell>
          <table:table-cell office:value-type="float" office:value="136.03200000000001" table:style-name="ce100">
            <text:p><text:s/>136.0<text:s/></text:p>
          </table:table-cell>
          <table:table-cell office:value-type="float" office:value="81.229006211868196" table:style-name="ce100">
            <text:p><text:s/>81.2<text:s/></text:p>
          </table:table-cell>
          <table:table-cell office:value-type="float" office:value="28.626033057851238" table:style-name="ce100">
            <text:p><text:s/>28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3685" table:style-name="ce99">
            <text:p>3,685</text:p>
          </table:table-cell>
          <table:table-cell office:value-type="float" office:value="92.328052469393313" table:style-name="ce100">
            <text:p><text:s/>92.3<text:s/></text:p>
          </table:table-cell>
          <table:table-cell office:value-type="float" office:value="56.4246338994053" table:style-name="ce100">
            <text:p><text:s/>56.4<text:s/></text:p>
          </table:table-cell>
          <table:table-cell office:value-type="float" office:value="15.373383395911556" table:style-name="ce101">
            <text:p><text:s/>15.4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214" table:style-name="ce99">
            <text:p>2,214</text:p>
          </table:table-cell>
          <table:table-cell office:value-type="float" office:value="113.2954" table:style-name="ce100">
            <text:p><text:s/>113.3<text:s/></text:p>
          </table:table-cell>
          <table:table-cell office:value-type="float" office:value="74.677166311051394" table:style-name="ce100">
            <text:p><text:s/>74.7<text:s/></text:p>
          </table:table-cell>
          <table:table-cell office:value-type="float" office:value="15.49335199440168" table:style-name="ce101">
            <text:p><text:s/>15.5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471" table:style-name="ce99">
            <text:p>1,471</text:p>
          </table:table-cell>
          <table:table-cell office:value-type="float" office:value="72.213300000000004" table:style-name="ce100">
            <text:p><text:s/>72.2<text:s/></text:p>
          </table:table-cell>
          <table:table-cell office:value-type="float" office:value="40.6757467397276" table:style-name="ce100">
            <text:p><text:s/>40.7<text:s/></text:p>
          </table:table-cell>
          <table:table-cell office:value-type="float" office:value="15.196280991735538" table:style-name="ce100">
            <text:p><text:s/>15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218" table:style-name="ce99">
            <text:p>2,218</text:p>
          </table:table-cell>
          <table:table-cell office:value-type="float" office:value="55.572217198674181" table:style-name="ce100">
            <text:p><text:s/>55.6<text:s/></text:p>
          </table:table-cell>
          <table:table-cell office:value-type="float" office:value="32.635891829407598" table:style-name="ce100">
            <text:p><text:s/>32.6<text:s/></text:p>
          </table:table-cell>
          <table:table-cell office:value-type="float" office:value="9.2532332081768871" table:style-name="ce101">
            <text:p><text:s/>9.3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315" table:style-name="ce99">
            <text:p>1,315</text:p>
          </table:table-cell>
          <table:table-cell office:value-type="float" office:value="67.291499999999999" table:style-name="ce100">
            <text:p><text:s/>67.3<text:s/></text:p>
          </table:table-cell>
          <table:table-cell office:value-type="float" office:value="42.844892045867503" table:style-name="ce100">
            <text:p><text:s/>42.8<text:s/></text:p>
          </table:table-cell>
          <table:table-cell office:value-type="float" office:value="9.2022393282015393" table:style-name="ce101">
            <text:p><text:s/>9.2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903" table:style-name="ce99">
            <text:p>903</text:p>
          </table:table-cell>
          <table:table-cell office:value-type="float" office:value="44.3294" table:style-name="ce100">
            <text:p><text:s/>44.3<text:s/></text:p>
          </table:table-cell>
          <table:table-cell office:value-type="float" office:value="24.221277719769599" table:style-name="ce100">
            <text:p><text:s/>24.2<text:s/></text:p>
          </table:table-cell>
          <table:table-cell office:value-type="float" office:value="9.3285123966942152" table:style-name="ce100">
            <text:p><text:s/>9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471" table:style-name="ce99">
            <text:p>1,471</text:p>
          </table:table-cell>
          <table:table-cell office:value-type="float" office:value="36.856055680455242" table:style-name="ce100">
            <text:p><text:s/>36.9<text:s/></text:p>
          </table:table-cell>
          <table:table-cell office:value-type="float" office:value="22.895235568820802" table:style-name="ce100">
            <text:p><text:s/>22.9<text:s/></text:p>
          </table:table-cell>
          <table:table-cell office:value-type="float" office:value="6.1368377138089274" table:style-name="ce101">
            <text:p><text:s/>6.1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881" table:style-name="ce99">
            <text:p>881</text:p>
          </table:table-cell>
          <table:table-cell office:value-type="float" office:value="45.082700000000003" table:style-name="ce100">
            <text:p><text:s/>45.1<text:s/></text:p>
          </table:table-cell>
          <table:table-cell office:value-type="float" office:value="30.290936818450199" table:style-name="ce100">
            <text:p><text:s/>30.3<text:s/></text:p>
          </table:table-cell>
          <table:table-cell office:value-type="float" office:value="6.1651504548635412" table:style-name="ce101">
            <text:p><text:s/>6.2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590" table:style-name="ce99">
            <text:p>590</text:p>
          </table:table-cell>
          <table:table-cell office:value-type="float" office:value="28.963799999999999" table:style-name="ce100">
            <text:p><text:s/>29.0<text:s/></text:p>
          </table:table-cell>
          <table:table-cell office:value-type="float" office:value="16.656920924374699" table:style-name="ce100">
            <text:p><text:s/>16.7<text:s/></text:p>
          </table:table-cell>
          <table:table-cell office:value-type="float" office:value="6.0950413223140494" table:style-name="ce100">
            <text:p><text:s/>6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133" table:style-name="ce99">
            <text:p>1,133</text:p>
          </table:table-cell>
          <table:table-cell office:value-type="float" office:value="28.387431057753766" table:style-name="ce100">
            <text:p><text:s/>28.4<text:s/></text:p>
          </table:table-cell>
          <table:table-cell office:value-type="float" office:value="17.669034961483199" table:style-name="ce100">
            <text:p><text:s/>17.7<text:s/></text:p>
          </table:table-cell>
          <table:table-cell office:value-type="float" office:value="4.7267417605340007" table:style-name="ce101">
            <text:p><text:s/>4.7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87" table:style-name="ce99">
            <text:p>587</text:p>
          </table:table-cell>
          <table:table-cell office:value-type="float" office:value="30.0381" table:style-name="ce100">
            <text:p><text:s/>30.0<text:s/></text:p>
          </table:table-cell>
          <table:table-cell office:value-type="float" office:value="20.2594340626672" table:style-name="ce100">
            <text:p><text:s/>20.3<text:s/></text:p>
          </table:table-cell>
          <table:table-cell office:value-type="float" office:value="4.1077676696990899" table:style-name="ce101">
            <text:p><text:s/>4.1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46" table:style-name="ce99">
            <text:p>546</text:p>
          </table:table-cell>
          <table:table-cell office:value-type="float" office:value="26.803799999999999" table:style-name="ce100">
            <text:p><text:s/>26.8<text:s/></text:p>
          </table:table-cell>
          <table:table-cell office:value-type="float" office:value="15.44413262794" table:style-name="ce100">
            <text:p><text:s/>15.4<text:s/></text:p>
          </table:table-cell>
          <table:table-cell office:value-type="float" office:value="5.6404958677685952" table:style-name="ce100">
            <text:p><text:s/>5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761" table:style-name="ce99">
            <text:p>761</text:p>
          </table:table-cell>
          <table:table-cell office:value-type="float" office:value="19.066932952295335" table:style-name="ce100">
            <text:p><text:s/>19.1<text:s/></text:p>
            <draw:frame draw:z-index="1" draw:id="id0" draw:style-name="a0" draw:name="圖表 1" svg:x="0.25347in" svg:y="0.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1.6539295499141" table:style-name="ce100">
            <text:p><text:s/>11.7<text:s/></text:p>
          </table:table-cell>
          <table:table-cell office:value-type="float" office:value="3.1748018356278682" table:style-name="ce101">
            <text:p><text:s/>3.2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524" table:style-name="ce99">
            <text:p>524</text:p>
          </table:table-cell>
          <table:table-cell office:value-type="float" office:value="26.8142" table:style-name="ce100">
            <text:p><text:s/>26.8<text:s/></text:p>
          </table:table-cell>
          <table:table-cell office:value-type="float" office:value="21.703291121177202" table:style-name="ce100">
            <text:p><text:s/>21.7<text:s/></text:p>
          </table:table-cell>
          <table:table-cell office:value-type="float" office:value="3.6668999300209939" table:style-name="ce101">
            <text:p><text:s/>3.7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63" table:style-name="ce99">
            <text:p>363</text:p>
          </table:table-cell>
          <table:table-cell office:value-type="float" office:value="17.8201" table:style-name="ce100">
            <text:p><text:s/>17.8<text:s/></text:p>
          </table:table-cell>
          <table:table-cell office:value-type="float" office:value="10.2102861697749" table:style-name="ce100">
            <text:p><text:s/>10.2<text:s/></text:p>
          </table:table-cell>
          <table:table-cell office:value-type="float" office:value="3.75" table:style-name="ce100">
            <text:p><text:s/>3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750" table:style-name="ce99">
            <text:p>750</text:p>
          </table:table-cell>
          <table:table-cell office:value-type="float" office:value="18.791326825521029" table:style-name="ce100">
            <text:p><text:s/>18.8<text:s/></text:p>
          </table:table-cell>
          <table:table-cell office:value-type="float" office:value="14.6330907162953" table:style-name="ce100">
            <text:p><text:s/>14.6<text:s/></text:p>
          </table:table-cell>
          <table:table-cell office:value-type="float" office:value="3.1289111389236544" table:style-name="ce101">
            <text:p><text:s/>3.1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10" table:style-name="ce99">
            <text:p>510</text:p>
          </table:table-cell>
          <table:table-cell office:value-type="float" office:value="26.097799999999999" table:style-name="ce100">
            <text:p><text:s/>26.1<text:s/></text:p>
          </table:table-cell>
          <table:table-cell office:value-type="float" office:value="16.5813226190187" table:style-name="ce100">
            <text:p><text:s/>16.6<text:s/></text:p>
          </table:table-cell>
          <table:table-cell office:value-type="float" office:value="3.568929321203639" table:style-name="ce101">
            <text:p><text:s/>3.6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44" table:style-name="ce99">
            <text:p>244</text:p>
          </table:table-cell>
          <table:table-cell office:value-type="float" office:value="11.978199999999999" table:style-name="ce100">
            <text:p><text:s/>12.0<text:s/></text:p>
          </table:table-cell>
          <table:table-cell office:value-type="float" office:value="6.6572560760682" table:style-name="ce100">
            <text:p><text:s/>6.7<text:s/></text:p>
          </table:table-cell>
          <table:table-cell office:value-type="float" office:value="2.5206611570247932" table:style-name="ce100">
            <text:p><text:s/>2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682" table:style-name="ce99">
            <text:p>682</text:p>
          </table:table-cell>
          <table:table-cell office:value-type="float" office:value="17.087579860007121" table:style-name="ce100">
            <text:p><text:s/>17.1<text:s/></text:p>
          </table:table-cell>
          <table:table-cell office:value-type="float" office:value="10.0370859040785" table:style-name="ce100">
            <text:p><text:s/>10.0<text:s/></text:p>
          </table:table-cell>
          <table:table-cell office:value-type="float" office:value="2.845223195661243" table:style-name="ce101">
            <text:p><text:s/>2.8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98" table:style-name="ce99">
            <text:p>398</text:p>
          </table:table-cell>
          <table:table-cell office:value-type="float" office:value="20.366499999999998" table:style-name="ce100">
            <text:p><text:s/>20.4<text:s/></text:p>
          </table:table-cell>
          <table:table-cell office:value-type="float" office:value="13.382633214983199" table:style-name="ce100">
            <text:p><text:s/>13.4<text:s/></text:p>
          </table:table-cell>
          <table:table-cell office:value-type="float" office:value="2.7851644506648006" table:style-name="ce101">
            <text:p><text:s/>2.8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40" table:style-name="ce99">
            <text:p>240</text:p>
          </table:table-cell>
          <table:table-cell office:value-type="float" office:value="11.7819" table:style-name="ce100">
            <text:p><text:s/>11.8<text:s/></text:p>
          </table:table-cell>
          <table:table-cell office:value-type="float" office:value="9.1038131672716105" table:style-name="ce100">
            <text:p><text:s/>9.1<text:s/></text:p>
          </table:table-cell>
          <table:table-cell office:value-type="float" office:value="2.4793388429752068" table:style-name="ce100">
            <text:p><text:s/>2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638" table:style-name="ce99">
            <text:p>638</text:p>
          </table:table-cell>
          <table:table-cell office:value-type="float" office:value="15.985155352909887" table:style-name="ce100">
            <text:p><text:s/>16.0<text:s/></text:p>
          </table:table-cell>
          <table:table-cell office:value-type="float" office:value="12.400351158039699" table:style-name="ce100">
            <text:p><text:s/>12.4<text:s/></text:p>
          </table:table-cell>
          <table:table-cell office:value-type="float" office:value="2.6616604088443889" table:style-name="ce101">
            <text:p><text:s/>2.7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98" table:style-name="ce99">
            <text:p>398</text:p>
          </table:table-cell>
          <table:table-cell office:value-type="float" office:value="20.366499999999998" table:style-name="ce100">
            <text:p><text:s/>20.4<text:s/></text:p>
          </table:table-cell>
          <table:table-cell office:value-type="float" office:value="15.941463999050301" table:style-name="ce100">
            <text:p><text:s/>15.9<text:s/></text:p>
          </table:table-cell>
          <table:table-cell office:value-type="float" office:value="2.7851644506648006" table:style-name="ce101">
            <text:p><text:s/>2.8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26" table:style-name="ce99">
            <text:p>226</text:p>
          </table:table-cell>
          <table:table-cell office:value-type="float" office:value="11.0946" table:style-name="ce100">
            <text:p><text:s/>11.1<text:s/></text:p>
          </table:table-cell>
          <table:table-cell office:value-type="float" office:value="7.9433481251868203" table:style-name="ce100">
            <text:p><text:s/>7.9<text:s/></text:p>
          </table:table-cell>
          <table:table-cell office:value-type="float" office:value="2.334710743801653" table:style-name="ce100">
            <text:p><text:s/>2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517" table:style-name="ce99">
            <text:p>517</text:p>
          </table:table-cell>
          <table:table-cell office:value-type="float" office:value="12.953487958392493" table:style-name="ce100">
            <text:p><text:s/>13.0<text:s/></text:p>
          </table:table-cell>
          <table:table-cell office:value-type="float" office:value="7.7853874805535197" table:style-name="ce100">
            <text:p><text:s/>7.8<text:s/></text:p>
          </table:table-cell>
          <table:table-cell office:value-type="float" office:value="2.1568627450980391" table:style-name="ce101">
            <text:p><text:s/>2.2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332" table:style-name="ce99">
            <text:p>332</text:p>
          </table:table-cell>
          <table:table-cell office:value-type="float" office:value="16.9892" table:style-name="ce100">
            <text:p><text:s/>17.0<text:s/></text:p>
          </table:table-cell>
          <table:table-cell office:value-type="float" office:value="11.613717220458501" table:style-name="ce100">
            <text:p><text:s/>11.6<text:s/></text:p>
          </table:table-cell>
          <table:table-cell office:value-type="float" office:value="2.3233030090972706" table:style-name="ce101">
            <text:p><text:s/>2.3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94" table:style-name="ce99">
            <text:p>194</text:p>
          </table:table-cell>
          <table:table-cell office:value-type="float" office:value="9.5236999999999998" table:style-name="ce100">
            <text:p><text:s/>9.5<text:s/></text:p>
          </table:table-cell>
          <table:table-cell office:value-type="float" office:value="5.6308814348516902" table:style-name="ce100">
            <text:p><text:s/>5.6<text:s/></text:p>
          </table:table-cell>
          <table:table-cell office:value-type="float" office:value="2.0041322314049586" table:style-name="ce100">
            <text:p><text:s/>2.0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5089" table:style-name="ce103">
            <text:p>5,089</text:p>
          </table:table-cell>
          <table:table-cell office:value-type="float" office:value="127.50541628676868" table:style-name="ce104">
            <text:p><text:s/>127.5<text:s/></text:p>
          </table:table-cell>
          <table:table-cell office:value-type="float" office:value="85.3389584122054" table:style-name="ce104">
            <text:p><text:s/>85.3<text:s/></text:p>
          </table:table-cell>
          <table:table-cell office:value-type="float" office:value="21.230705047976638" table:style-name="ce105">
            <text:p><text:s/>21.2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876" table:style-name="ce103">
            <text:p>2,876</text:p>
          </table:table-cell>
          <table:table-cell office:value-type="float" office:value="147.17151545467223" table:style-name="ce104">
            <text:p><text:s/>147.2<text:s/></text:p>
          </table:table-cell>
          <table:table-cell office:value-type="float" office:value="103.940589753211" table:style-name="ce104">
            <text:p><text:s/>103.9<text:s/></text:p>
          </table:table-cell>
          <table:table-cell office:value-type="float" office:value="20.125962211336599" table:style-name="ce105">
            <text:p><text:s/>20.1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132" table:style-name="ce103">
            <text:p>2,132</text:p>
          </table:table-cell>
          <table:table-cell office:value-type="float" office:value="104.66266785238538" table:style-name="ce104">
            <text:p><text:s/>104.7<text:s/></text:p>
          </table:table-cell>
          <table:table-cell office:value-type="float" office:value="65.9873466571172" table:style-name="ce104">
            <text:p><text:s/>66.0<text:s/></text:p>
          </table:table-cell>
          <table:table-cell office:value-type="float" office:value="22.024793388429753" table:style-name="ce104">
            <text:p><text:s/>22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486" table:style-name="ce99">
            <text:p>486</text:p>
          </table:table-cell>
          <table:table-cell office:value-type="float" office:value="12.176779782937626" table:style-name="ce100">
            <text:p><text:s/>12.2<text:s/></text:p>
          </table:table-cell>
          <table:table-cell office:value-type="float" office:value="7.4991414402590699" table:style-name="ce100">
            <text:p><text:s/>7.5<text:s/></text:p>
          </table:table-cell>
          <table:table-cell office:value-type="float" office:value="2.0275344180225283" table:style-name="ce101">
            <text:p><text:s/>2.0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292" table:style-name="ce99">
            <text:p>292</text:p>
          </table:table-cell>
          <table:table-cell office:value-type="float" office:value="14.942299999999999" table:style-name="ce100">
            <text:p><text:s/>14.9<text:s/></text:p>
          </table:table-cell>
          <table:table-cell office:value-type="float" office:value="9.7238315604522008" table:style-name="ce100">
            <text:p><text:s/>9.7<text:s/></text:p>
          </table:table-cell>
          <table:table-cell office:value-type="float" office:value="2.0433869839048286" table:style-name="ce101">
            <text:p><text:s/>2.0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72" table:style-name="ce99">
            <text:p>172</text:p>
          </table:table-cell>
          <table:table-cell office:value-type="float" office:value="8.4436999999999998" table:style-name="ce100">
            <text:p><text:s/>8.4<text:s/></text:p>
          </table:table-cell>
          <table:table-cell office:value-type="float" office:value="4.6083060652861798" table:style-name="ce100">
            <text:p><text:s/>4.6<text:s/></text:p>
          </table:table-cell>
          <table:table-cell office:value-type="float" office:value="1.7768595041322315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77" table:style-name="ce99">
            <text:p>477</text:p>
          </table:table-cell>
          <table:table-cell office:value-type="float" office:value="11.951283861031374" table:style-name="ce100">
            <text:p><text:s/>12.0<text:s/></text:p>
          </table:table-cell>
          <table:table-cell office:value-type="float" office:value="7.7822824521867497" table:style-name="ce100">
            <text:p><text:s/>7.8<text:s/></text:p>
          </table:table-cell>
          <table:table-cell office:value-type="float" office:value="1.9899874843554444" table:style-name="ce101">
            <text:p><text:s/>2.0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73" table:style-name="ce99">
            <text:p>273</text:p>
          </table:table-cell>
          <table:table-cell office:value-type="float" office:value="13.97" table:style-name="ce100">
            <text:p><text:s/>14.0<text:s/></text:p>
          </table:table-cell>
          <table:table-cell office:value-type="float" office:value="9.1089593314028292" table:style-name="ce100">
            <text:p><text:s/>9.1<text:s/></text:p>
          </table:table-cell>
          <table:table-cell office:value-type="float" office:value="1.9104268719384185" table:style-name="ce101">
            <text:p><text:s/>1.9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45" table:style-name="ce99">
            <text:p>145</text:p>
          </table:table-cell>
          <table:table-cell office:value-type="float" office:value="7.1181999999999999" table:style-name="ce100">
            <text:p><text:s/>7.1<text:s/></text:p>
          </table:table-cell>
          <table:table-cell office:value-type="float" office:value="4.27219045212777" table:style-name="ce100">
            <text:p><text:s/>4.3<text:s/></text:p>
          </table:table-cell>
          <table:table-cell office:value-type="float" office:value="1.4979338842975207" table:style-name="ce100">
            <text:p><text:s/>1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196" table:style-name="ce99">
            <text:p>196</text:p>
          </table:table-cell>
          <table:table-cell office:value-type="float" office:value="4.9108000770694948" table:style-name="ce100">
            <text:p><text:s/>4.9<text:s/></text:p>
          </table:table-cell>
          <table:table-cell office:value-type="float" office:value="2.96457644355492" table:style-name="ce100">
            <text:p><text:s/>3.0<text:s/></text:p>
          </table:table-cell>
          <table:table-cell office:value-type="float" office:value="0.81768877763871506" table:style-name="ce101">
            <text:p><text:s/>0.8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104" table:style-name="ce99">
            <text:p>104</text:p>
          </table:table-cell>
          <table:table-cell office:value-type="float" office:value="5.3219000000000003" table:style-name="ce100">
            <text:p><text:s/>5.3<text:s/></text:p>
          </table:table-cell>
          <table:table-cell office:value-type="float" office:value="3.45624289193792" table:style-name="ce100">
            <text:p><text:s/>3.5<text:s/></text:p>
          </table:table-cell>
          <table:table-cell office:value-type="float" office:value="0.72778166550034995" table:style-name="ce101">
            <text:p><text:s/>0.7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92" table:style-name="ce99">
            <text:p>92</text:p>
          </table:table-cell>
          <table:table-cell office:value-type="float" office:value="4.5164" table:style-name="ce100">
            <text:p><text:s/>4.5<text:s/></text:p>
          </table:table-cell>
          <table:table-cell office:value-type="float" office:value="2.56372374510654" table:style-name="ce100">
            <text:p><text:s/>2.6<text:s/></text:p>
          </table:table-cell>
          <table:table-cell office:value-type="float" office:value="0.95041322314049592" table:style-name="ce100">
            <text:p><text:s/>1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61" table:style-name="ce99">
            <text:p>161</text:p>
          </table:table-cell>
          <table:table-cell office:value-type="float" office:value="4.0338714918785143" table:style-name="ce100">
            <text:p><text:s/>4.0<text:s/></text:p>
          </table:table-cell>
          <table:table-cell office:value-type="float" office:value="2.2024095836611099" table:style-name="ce100">
            <text:p><text:s/>2.2<text:s/></text:p>
          </table:table-cell>
          <table:table-cell office:value-type="float" office:value="0.67167292448894456" table:style-name="ce101">
            <text:p><text:s/>0.7<text:s/></text:p>
          </table:table-cell>
          <table:table-cell office:value-type="string" table:style-name="ce98">
            <text:p>I71</text:p>
          </table:table-cell>
          <table:table-cell office:value-type="string" table:style-name="ce50">
            <text:p>主動脈瘤及剝離</text:p>
          </table:table-cell>
          <table:table-cell office:value-type="float" office:value="92" table:style-name="ce99">
            <text:p>92</text:p>
          </table:table-cell>
          <table:table-cell office:value-type="float" office:value="4.7077999999999998" table:style-name="ce100">
            <text:p><text:s/>4.7<text:s/></text:p>
          </table:table-cell>
          <table:table-cell office:value-type="float" office:value="3.15820648927857" table:style-name="ce100">
            <text:p><text:s/>3.2<text:s/></text:p>
          </table:table-cell>
          <table:table-cell office:value-type="float" office:value="0.64380685794261716" table:style-name="ce101">
            <text:p><text:s/>0.6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90" table:style-name="ce99">
            <text:p>90</text:p>
          </table:table-cell>
          <table:table-cell office:value-type="float" office:value="4.4181999999999997" table:style-name="ce100">
            <text:p><text:s/>4.4<text:s/></text:p>
          </table:table-cell>
          <table:table-cell office:value-type="float" office:value="2.3122083785257499" table:style-name="ce100">
            <text:p><text:s/>2.3<text:s/></text:p>
          </table:table-cell>
          <table:table-cell office:value-type="float" office:value="0.92975206611570249" table:style-name="ce100">
            <text:p><text:s/>0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152" table:style-name="ce107">
            <text:p>152</text:p>
          </table:table-cell>
          <table:table-cell office:value-type="float" office:value="3.8083755699722617" table:style-name="ce104">
            <text:p><text:s/>3.8<text:s/></text:p>
          </table:table-cell>
          <table:table-cell office:value-type="float" office:value="2.5604232491199701" table:style-name="ce104">
            <text:p><text:s/>2.6<text:s/></text:p>
          </table:table-cell>
          <table:table-cell office:value-type="float" office:value="0.63412599082186061" table:style-name="ce105">
            <text:p><text:s/>0.6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79" table:style-name="ce108">
            <text:p>79</text:p>
          </table:table-cell>
          <table:table-cell office:value-type="float" office:value="4.0426000000000002" table:style-name="ce104">
            <text:p><text:s/>4.0<text:s/></text:p>
          </table:table-cell>
          <table:table-cell office:value-type="float" office:value="2.7576474884163402" table:style-name="ce104">
            <text:p><text:s/>2.8<text:s/></text:p>
          </table:table-cell>
          <table:table-cell office:value-type="float" office:value="0.5528341497550735" table:style-name="ce105">
            <text:p><text:s/>0.6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73" table:style-name="ce108">
            <text:p>73</text:p>
          </table:table-cell>
          <table:table-cell office:value-type="float" office:value="3.5836000000000001" table:style-name="ce104">
            <text:p><text:s/>3.6<text:s/></text:p>
          </table:table-cell>
          <table:table-cell office:value-type="float" office:value="2.4434610671928398" table:style-name="ce104">
            <text:p><text:s/>2.4<text:s/></text:p>
          </table:table-cell>
          <table:table-cell office:value-type="float" office:value="0.75413223140495866" table:style-name="ce104">
            <text:p><text:s/>0.8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3,991,203人,男性 1,954,183人,女性 2,037,021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6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新北市.$A$1:新北市.$S$28" table:base-cell-address="新北市.$A$1"/>
        </table:named-expressions>
      </table:table>
      <table:table table:name="臺北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臺</text:span><text:s text:c="2"/><text:span text:style-name="T2">北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8050" table:style-name="ce99">
            <text:p>18,050</text:p>
          </table:table-cell>
          <table:table-cell office:value-type="float" office:value="674.5357521699591" table:style-name="ce100">
            <text:p><text:s/>674.5<text:s/></text:p>
          </table:table-cell>
          <table:table-cell office:value-type="float" office:value="317.586599368424" table:style-name="ce100">
            <text:p><text:s/>317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0160" table:style-name="ce99">
            <text:p>10,160</text:p>
          </table:table-cell>
          <table:table-cell office:value-type="float" office:value="795.21244538784606" table:style-name="ce100">
            <text:p><text:s/>795.2<text:s/></text:p>
          </table:table-cell>
          <table:table-cell office:value-type="float" office:value="403.72078922991" table:style-name="ce100">
            <text:p><text:s/>403.7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7890" table:style-name="ce99">
            <text:p>7,890</text:p>
          </table:table-cell>
          <table:table-cell office:value-type="float" office:value="564.26930879155179" table:style-name="ce100">
            <text:p><text:s/>564.3<text:s/></text:p>
          </table:table-cell>
          <table:table-cell office:value-type="float" office:value="246.23271751392201" table:style-name="ce100">
            <text:p><text:s/>246.2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5238" table:style-name="ce99">
            <text:p>5,238</text:p>
          </table:table-cell>
          <table:table-cell office:value-type="float" office:value="195.74610000000001" table:style-name="ce100">
            <text:p><text:s/>195.7<text:s/></text:p>
          </table:table-cell>
          <table:table-cell office:value-type="float" office:value="100.475382565367" table:style-name="ce100">
            <text:p><text:s/>100.5<text:s/></text:p>
          </table:table-cell>
          <table:table-cell office:value-type="float" office:value="29.019390581717452" table:style-name="ce101">
            <text:p><text:s/>29.0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926" table:style-name="ce99">
            <text:p>2,926</text:p>
          </table:table-cell>
          <table:table-cell office:value-type="float" office:value="229.01492275638165" table:style-name="ce100">
            <text:p><text:s/>229.0<text:s/></text:p>
          </table:table-cell>
          <table:table-cell office:value-type="float" office:value="123.41691630894699" table:style-name="ce100">
            <text:p><text:s/>123.4<text:s/></text:p>
          </table:table-cell>
          <table:table-cell office:value-type="float" office:value="28.799212598425196" table:style-name="ce101">
            <text:p><text:s/>28.8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312" table:style-name="ce99">
            <text:p>2,312</text:p>
          </table:table-cell>
          <table:table-cell office:value-type="float" office:value="165.34729999999999" table:style-name="ce100">
            <text:p><text:s/>165.3<text:s/></text:p>
          </table:table-cell>
          <table:table-cell office:value-type="float" office:value="81.959353651018404" table:style-name="ce100">
            <text:p><text:s/>82.0<text:s/></text:p>
          </table:table-cell>
          <table:table-cell office:value-type="float" office:value="29.302915082382764" table:style-name="ce100">
            <text:p><text:s/>29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3000" table:style-name="ce99">
            <text:p>3,000</text:p>
          </table:table-cell>
          <table:table-cell office:value-type="float" office:value="112.1112" table:style-name="ce100">
            <text:p><text:s/>112.1<text:s/></text:p>
          </table:table-cell>
          <table:table-cell office:value-type="float" office:value="47.977451591827098" table:style-name="ce100">
            <text:p><text:s/>48.0<text:s/></text:p>
          </table:table-cell>
          <table:table-cell office:value-type="float" office:value="16.62049861495845" table:style-name="ce101">
            <text:p><text:s/>16.6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715" table:style-name="ce99">
            <text:p>1,715</text:p>
          </table:table-cell>
          <table:table-cell office:value-type="float" office:value="134.23123462993661" table:style-name="ce100">
            <text:p><text:s/>134.2<text:s/></text:p>
          </table:table-cell>
          <table:table-cell office:value-type="float" office:value="63.694157255994497" table:style-name="ce100">
            <text:p><text:s/>63.7<text:s/></text:p>
          </table:table-cell>
          <table:table-cell office:value-type="float" office:value="16.879921259842519" table:style-name="ce101">
            <text:p><text:s/>16.9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285" table:style-name="ce99">
            <text:p>1,285</text:p>
          </table:table-cell>
          <table:table-cell office:value-type="float" office:value="91.899299999999997" table:style-name="ce100">
            <text:p><text:s/>91.9<text:s/></text:p>
          </table:table-cell>
          <table:table-cell office:value-type="float" office:value="34.905132392271703" table:style-name="ce100">
            <text:p><text:s/>34.9<text:s/></text:p>
          </table:table-cell>
          <table:table-cell office:value-type="float" office:value="16.286438529784537" table:style-name="ce100">
            <text:p><text:s/>16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619" table:style-name="ce99">
            <text:p>1,619</text:p>
          </table:table-cell>
          <table:table-cell office:value-type="float" office:value="60.502600000000001" table:style-name="ce100">
            <text:p><text:s/>60.5<text:s/></text:p>
          </table:table-cell>
          <table:table-cell office:value-type="float" office:value="22.3194070204543" table:style-name="ce100">
            <text:p><text:s/>22.3<text:s/></text:p>
          </table:table-cell>
          <table:table-cell office:value-type="float" office:value="8.9695290858725762" table:style-name="ce101">
            <text:p><text:s/>9.0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924" table:style-name="ce99">
            <text:p>924</text:p>
          </table:table-cell>
          <table:table-cell office:value-type="float" office:value="72.320501923067894" table:style-name="ce100">
            <text:p><text:s/>72.3<text:s/></text:p>
          </table:table-cell>
          <table:table-cell office:value-type="float" office:value="29.175637631286602" table:style-name="ce100">
            <text:p><text:s/>29.2<text:s/></text:p>
          </table:table-cell>
          <table:table-cell office:value-type="float" office:value="9.0944881889763778" table:style-name="ce101">
            <text:p><text:s/>9.1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695" table:style-name="ce99">
            <text:p>695</text:p>
          </table:table-cell>
          <table:table-cell office:value-type="float" office:value="49.704300000000003" table:style-name="ce100">
            <text:p><text:s/>49.7<text:s/></text:p>
          </table:table-cell>
          <table:table-cell office:value-type="float" office:value="16.801514572433401" table:style-name="ce100">
            <text:p><text:s/>16.8<text:s/></text:p>
          </table:table-cell>
          <table:table-cell office:value-type="float" office:value="8.8086185044359944" table:style-name="ce100">
            <text:p><text:s/>8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152" table:style-name="ce99">
            <text:p>1,152</text:p>
          </table:table-cell>
          <table:table-cell office:value-type="float" office:value="43.050699999999999" table:style-name="ce100">
            <text:p><text:s/>43.1<text:s/></text:p>
          </table:table-cell>
          <table:table-cell office:value-type="float" office:value="18.573137793743001" table:style-name="ce100">
            <text:p><text:s/>18.6<text:s/></text:p>
          </table:table-cell>
          <table:table-cell office:value-type="float" office:value="6.3822714681440447" table:style-name="ce101">
            <text:p><text:s/>6.4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667" table:style-name="ce99">
            <text:p>667</text:p>
          </table:table-cell>
          <table:table-cell office:value-type="float" office:value="52.205383963946197" table:style-name="ce100">
            <text:p><text:s/>52.2<text:s/></text:p>
          </table:table-cell>
          <table:table-cell office:value-type="float" office:value="24.2012764031908" table:style-name="ce100">
            <text:p><text:s/>24.2<text:s/></text:p>
          </table:table-cell>
          <table:table-cell office:value-type="float" office:value="6.5649606299212602" table:style-name="ce101">
            <text:p><text:s/>6.6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485" table:style-name="ce99">
            <text:p>485</text:p>
          </table:table-cell>
          <table:table-cell office:value-type="float" office:value="34.685699999999997" table:style-name="ce100">
            <text:p><text:s/>34.7<text:s/></text:p>
          </table:table-cell>
          <table:table-cell office:value-type="float" office:value="13.966802364402501" table:style-name="ce100">
            <text:p><text:s/>14.0<text:s/></text:p>
          </table:table-cell>
          <table:table-cell office:value-type="float" office:value="6.1470215462610902" table:style-name="ce100">
            <text:p><text:s/>6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692" table:style-name="ce99">
            <text:p>692</text:p>
          </table:table-cell>
          <table:table-cell office:value-type="float" office:value="25.860299999999999" table:style-name="ce100">
            <text:p><text:s/>25.9<text:s/></text:p>
          </table:table-cell>
          <table:table-cell office:value-type="float" office:value="11.339584501981999" table:style-name="ce100">
            <text:p><text:s/>11.3<text:s/></text:p>
          </table:table-cell>
          <table:table-cell office:value-type="float" office:value="3.8337950138504153" table:style-name="ce101">
            <text:p><text:s/>3.8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97" table:style-name="ce99">
            <text:p>397</text:p>
          </table:table-cell>
          <table:table-cell office:value-type="float" office:value="31.072769765647134" table:style-name="ce100">
            <text:p><text:s/>31.1<text:s/></text:p>
          </table:table-cell>
          <table:table-cell office:value-type="float" office:value="12.7142230511701" table:style-name="ce100">
            <text:p><text:s/>12.7<text:s/></text:p>
          </table:table-cell>
          <table:table-cell office:value-type="float" office:value="3.9074803149606301" table:style-name="ce101">
            <text:p><text:s/>3.9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351" table:style-name="ce99">
            <text:p>351</text:p>
          </table:table-cell>
          <table:table-cell office:value-type="float" office:value="25.102399999999999" table:style-name="ce100">
            <text:p><text:s/>25.1<text:s/></text:p>
          </table:table-cell>
          <table:table-cell office:value-type="float" office:value="9.76181311833429" table:style-name="ce100">
            <text:p><text:s/>9.8<text:s/></text:p>
          </table:table-cell>
          <table:table-cell office:value-type="float" office:value="4.4486692015209126" table:style-name="ce100">
            <text:p><text:s/>4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109">
            <text:p>腎炎、腎病症候群及腎病變</text:p>
            <draw:frame draw:z-index="1" draw:id="id1" draw:style-name="a1" draw:name="圖表 3" svg:x="1.28472in" svg:y="0.37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float" office:value="621" table:style-name="ce110">
            <text:p>621</text:p>
          </table:table-cell>
          <table:table-cell office:value-type="float" office:value="23.207000000000001" table:style-name="ce100">
            <text:p><text:s/>23.2<text:s/></text:p>
          </table:table-cell>
          <table:table-cell office:value-type="float" office:value="9.7339680391871006" table:style-name="ce100">
            <text:p><text:s/>9.7<text:s/></text:p>
          </table:table-cell>
          <table:table-cell office:value-type="float" office:value="3.4404432132963989" table:style-name="ce101">
            <text:p><text:s/>3.4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341" table:style-name="ce99">
            <text:p>341</text:p>
          </table:table-cell>
          <table:table-cell office:value-type="float" office:value="26.689709043036959" table:style-name="ce100">
            <text:p><text:s/>26.7<text:s/></text:p>
          </table:table-cell>
          <table:table-cell office:value-type="float" office:value="13.207233871163799" table:style-name="ce100">
            <text:p><text:s/>13.2<text:s/></text:p>
          </table:table-cell>
          <table:table-cell office:value-type="float" office:value="3.356299212598425" table:style-name="ce101">
            <text:p><text:s/>3.4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27" table:style-name="ce99">
            <text:p>327</text:p>
          </table:table-cell>
          <table:table-cell office:value-type="float" office:value="23.385999999999999" table:style-name="ce100">
            <text:p><text:s/>23.4<text:s/></text:p>
          </table:table-cell>
          <table:table-cell office:value-type="float" office:value="9.0854676742912908" table:style-name="ce100">
            <text:p><text:s/>9.1<text:s/></text:p>
          </table:table-cell>
          <table:table-cell office:value-type="float" office:value="4.1444866920152093" table:style-name="ce100">
            <text:p><text:s/>4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J40-J47</text:p>
          </table:table-cell>
          <table:table-cell office:value-type="string" table:style-name="ce109">
            <text:p>慢性下呼吸道疾病</text:p>
          </table:table-cell>
          <table:table-cell office:value-type="float" office:value="514" table:style-name="ce110">
            <text:p>514</text:p>
          </table:table-cell>
          <table:table-cell office:value-type="float" office:value="19.208300000000001" table:style-name="ce100">
            <text:p><text:s/>19.2<text:s/></text:p>
          </table:table-cell>
          <table:table-cell office:value-type="float" office:value="7.3810342045936199" table:style-name="ce100">
            <text:p><text:s/>7.4<text:s/></text:p>
          </table:table-cell>
          <table:table-cell office:value-type="float" office:value="2.8476454293628808" table:style-name="ce101">
            <text:p><text:s/>2.8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94" table:style-name="ce99">
            <text:p>294</text:p>
          </table:table-cell>
          <table:table-cell office:value-type="float" office:value="23.011068793703419" table:style-name="ce100">
            <text:p><text:s/>23.0<text:s/></text:p>
          </table:table-cell>
          <table:table-cell office:value-type="float" office:value="10.5163203920228" table:style-name="ce100">
            <text:p><text:s/>10.5<text:s/></text:p>
          </table:table-cell>
          <table:table-cell office:value-type="float" office:value="2.893700787401575" table:style-name="ce101">
            <text:p><text:s/>2.9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01" table:style-name="ce99">
            <text:p>201</text:p>
          </table:table-cell>
          <table:table-cell office:value-type="float" office:value="14.3749" table:style-name="ce100">
            <text:p><text:s/>14.4<text:s/></text:p>
          </table:table-cell>
          <table:table-cell office:value-type="float" office:value="5.4085097532560598" table:style-name="ce100">
            <text:p><text:s/>5.4<text:s/></text:p>
          </table:table-cell>
          <table:table-cell office:value-type="float" office:value="2.547528517110266" table:style-name="ce100">
            <text:p><text:s/>2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V01-X59, Y85-Y86</text:p>
          </table:table-cell>
          <table:table-cell office:value-type="string" table:style-name="ce109">
            <text:p>事故傷害</text:p>
          </table:table-cell>
          <table:table-cell office:value-type="float" office:value="455" table:style-name="ce110">
            <text:p>455</text:p>
          </table:table-cell>
          <table:table-cell office:value-type="float" office:value="17.003499999999999" table:style-name="ce100">
            <text:p><text:s/>17.0<text:s/></text:p>
          </table:table-cell>
          <table:table-cell office:value-type="float" office:value="10.854544250495699" table:style-name="ce100">
            <text:p><text:s/>10.9<text:s/></text:p>
          </table:table-cell>
          <table:table-cell office:value-type="float" office:value="2.520775623268698" table:style-name="ce101">
            <text:p><text:s/>2.5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94" table:style-name="ce99">
            <text:p>294</text:p>
          </table:table-cell>
          <table:table-cell office:value-type="float" office:value="23.011068793703419" table:style-name="ce100">
            <text:p><text:s/>23.0<text:s/></text:p>
          </table:table-cell>
          <table:table-cell office:value-type="float" office:value="15.593427621479201" table:style-name="ce100">
            <text:p><text:s/>15.6<text:s/></text:p>
          </table:table-cell>
          <table:table-cell office:value-type="float" office:value="2.893700787401575" table:style-name="ce101">
            <text:p><text:s/>2.9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97" table:style-name="ce99">
            <text:p>197</text:p>
          </table:table-cell>
          <table:table-cell office:value-type="float" office:value="14.088800000000001" table:style-name="ce100">
            <text:p><text:s/>14.1<text:s/></text:p>
          </table:table-cell>
          <table:table-cell office:value-type="float" office:value="5.41922059317824" table:style-name="ce100">
            <text:p><text:s/>5.4<text:s/></text:p>
          </table:table-cell>
          <table:table-cell office:value-type="float" office:value="2.496831432192649" table:style-name="ce100">
            <text:p><text:s/>2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449" table:style-name="ce110">
            <text:p>449</text:p>
          </table:table-cell>
          <table:table-cell office:value-type="float" office:value="16.779299999999999" table:style-name="ce100">
            <text:p><text:s/>16.8<text:s/></text:p>
          </table:table-cell>
          <table:table-cell office:value-type="float" office:value="7.0015234306516998" table:style-name="ce100">
            <text:p><text:s/>7.0<text:s/></text:p>
          </table:table-cell>
          <table:table-cell office:value-type="float" office:value="2.4875346260387809" table:style-name="ce101">
            <text:p><text:s/>2.5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252" table:style-name="ce99">
            <text:p>252</text:p>
          </table:table-cell>
          <table:table-cell office:value-type="float" office:value="19.723773251745786" table:style-name="ce100">
            <text:p><text:s/>19.7<text:s/></text:p>
          </table:table-cell>
          <table:table-cell office:value-type="float" office:value="8.9586701997090099" table:style-name="ce100">
            <text:p><text:s/>9.0<text:s/></text:p>
          </table:table-cell>
          <table:table-cell office:value-type="float" office:value="2.4803149606299213" table:style-name="ce101">
            <text:p><text:s/>2.5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61" table:style-name="ce99">
            <text:p>161</text:p>
          </table:table-cell>
          <table:table-cell office:value-type="float" office:value="11.514200000000001" table:style-name="ce100">
            <text:p><text:s/>11.5<text:s/></text:p>
          </table:table-cell>
          <table:table-cell office:value-type="float" office:value="6.7084948175768799" table:style-name="ce100">
            <text:p><text:s/>6.7<text:s/></text:p>
          </table:table-cell>
          <table:table-cell office:value-type="float" office:value="2.040557667934094" table:style-name="ce100">
            <text:p><text:s/>2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I10-I15</text:p>
          </table:table-cell>
          <table:table-cell office:value-type="string" table:style-name="ce109">
            <text:p>高血壓性疾病</text:p>
          </table:table-cell>
          <table:table-cell office:value-type="float" office:value="386" table:style-name="ce110">
            <text:p>386</text:p>
          </table:table-cell>
          <table:table-cell office:value-type="float" office:value="14.424899999999999" table:style-name="ce100">
            <text:p><text:s/>14.4<text:s/></text:p>
          </table:table-cell>
          <table:table-cell office:value-type="float" office:value="5.9697754838788804" table:style-name="ce100">
            <text:p><text:s/>6.0<text:s/></text:p>
          </table:table-cell>
          <table:table-cell office:value-type="float" office:value="2.1385041551246537" table:style-name="ce101">
            <text:p><text:s/>2.1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19" table:style-name="ce99">
            <text:p>219</text:p>
          </table:table-cell>
          <table:table-cell office:value-type="float" office:value="17.140898183064795" table:style-name="ce100">
            <text:p><text:s/>17.1<text:s/></text:p>
          </table:table-cell>
          <table:table-cell office:value-type="float" office:value="12.859403096827601" table:style-name="ce100">
            <text:p><text:s/>12.9<text:s/></text:p>
          </table:table-cell>
          <table:table-cell office:value-type="float" office:value="2.1555118110236222" table:style-name="ce101">
            <text:p><text:s/>2.2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30" table:style-name="ce99">
            <text:p>130</text:p>
          </table:table-cell>
          <table:table-cell office:value-type="float" office:value="9.2972000000000001" table:style-name="ce100">
            <text:p><text:s/>9.3<text:s/></text:p>
          </table:table-cell>
          <table:table-cell office:value-type="float" office:value="7.2146558223023396" table:style-name="ce100">
            <text:p><text:s/>7.2<text:s/></text:p>
          </table:table-cell>
          <table:table-cell office:value-type="float" office:value="1.6476552598225602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3924" table:style-name="ce103">
            <text:p>3,924</text:p>
          </table:table-cell>
          <table:table-cell office:value-type="float" office:value="146.64145659362435" table:style-name="ce104">
            <text:p><text:s/>146.6<text:s/></text:p>
          </table:table-cell>
          <table:table-cell office:value-type="float" office:value="75.960790486243297" table:style-name="ce104">
            <text:p><text:s/>76.0<text:s/></text:p>
          </table:table-cell>
          <table:table-cell office:value-type="float" office:value="21.739612188365651" table:style-name="ce105">
            <text:p><text:s/>21.7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131" table:style-name="ce103">
            <text:p>2,131</text:p>
          </table:table-cell>
          <table:table-cell office:value-type="float" office:value="166.79111428361222" table:style-name="ce104">
            <text:p><text:s/>166.8<text:s/></text:p>
          </table:table-cell>
          <table:table-cell office:value-type="float" office:value="89.383523398119394" table:style-name="ce104">
            <text:p><text:s/>89.4<text:s/></text:p>
          </table:table-cell>
          <table:table-cell office:value-type="float" office:value="20.974409448818896" table:style-name="ce105">
            <text:p><text:s/>21.0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746" table:style-name="ce103">
            <text:p>1,746</text:p>
          </table:table-cell>
          <table:table-cell office:value-type="float" office:value="124.86872156527878" table:style-name="ce104">
            <text:p><text:s/>124.9<text:s/></text:p>
          </table:table-cell>
          <table:table-cell office:value-type="float" office:value="55.0017527548573" table:style-name="ce104">
            <text:p><text:s/>55.0<text:s/></text:p>
          </table:table-cell>
          <table:table-cell office:value-type="float" office:value="22.129277566539923" table:style-name="ce104">
            <text:p><text:s/>22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49" table:style-name="ce99">
            <text:p>349</text:p>
          </table:table-cell>
          <table:table-cell office:value-type="float" office:value="13.042199999999999" table:style-name="ce100">
            <text:p><text:s/>13.0<text:s/></text:p>
          </table:table-cell>
          <table:table-cell office:value-type="float" office:value="9.8353082918731793" table:style-name="ce100">
            <text:p><text:s/>9.8<text:s/></text:p>
          </table:table-cell>
          <table:table-cell office:value-type="float" office:value="1.9335180055401662" table:style-name="ce101">
            <text:p><text:s/>1.9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85" table:style-name="ce99">
            <text:p>185</text:p>
          </table:table-cell>
          <table:table-cell office:value-type="float" office:value="14.479754172908615" table:style-name="ce100">
            <text:p><text:s/>14.5<text:s/></text:p>
          </table:table-cell>
          <table:table-cell office:value-type="float" office:value="6.650979483665" table:style-name="ce100">
            <text:p><text:s/>6.7<text:s/></text:p>
          </table:table-cell>
          <table:table-cell office:value-type="float" office:value="1.8208661417322836" table:style-name="ce101">
            <text:p><text:s/>1.8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17" table:style-name="ce99">
            <text:p>117</text:p>
          </table:table-cell>
          <table:table-cell office:value-type="float" office:value="8.3673999999999999" table:style-name="ce100">
            <text:p><text:s/>8.4<text:s/></text:p>
          </table:table-cell>
          <table:table-cell office:value-type="float" office:value="3.0608151484236701" table:style-name="ce100">
            <text:p><text:s/>3.1<text:s/></text:p>
          </table:table-cell>
          <table:table-cell office:value-type="float" office:value="1.4828897338403042" table:style-name="ce100">
            <text:p><text:s/>1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38" table:style-name="ce99">
            <text:p>238</text:p>
          </table:table-cell>
          <table:table-cell office:value-type="float" office:value="8.8940999999999999" table:style-name="ce100">
            <text:p><text:s/>8.9<text:s/></text:p>
          </table:table-cell>
          <table:table-cell office:value-type="float" office:value="4.9727245420662198" table:style-name="ce100">
            <text:p><text:s/>5.0<text:s/></text:p>
          </table:table-cell>
          <table:table-cell office:value-type="float" office:value="1.3185595567867037" table:style-name="ce101">
            <text:p><text:s/>1.3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58" table:style-name="ce99">
            <text:p>158</text:p>
          </table:table-cell>
          <table:table-cell office:value-type="float" office:value="12.366492753078708" table:style-name="ce100">
            <text:p><text:s/>12.4<text:s/></text:p>
          </table:table-cell>
          <table:table-cell office:value-type="float" office:value="7.6593824770680996" table:style-name="ce100">
            <text:p><text:s/>7.7<text:s/></text:p>
          </table:table-cell>
          <table:table-cell office:value-type="float" office:value="1.5551181102362204" table:style-name="ce101">
            <text:p><text:s/>1.6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02" table:style-name="ce99">
            <text:p>102</text:p>
          </table:table-cell>
          <table:table-cell office:value-type="float" office:value="7.2946999999999997" table:style-name="ce100">
            <text:p><text:s/>7.3<text:s/></text:p>
          </table:table-cell>
          <table:table-cell office:value-type="float" office:value="2.26302765487761" table:style-name="ce100">
            <text:p><text:s/>2.3<text:s/></text:p>
          </table:table-cell>
          <table:table-cell office:value-type="float" office:value="1.2927756653992395" table:style-name="ce100">
            <text:p><text:s/>1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69" table:style-name="ce99">
            <text:p>169</text:p>
          </table:table-cell>
          <table:table-cell office:value-type="float" office:value="6.3155000000000001" table:style-name="ce100">
            <text:p><text:s/>6.3<text:s/></text:p>
          </table:table-cell>
          <table:table-cell office:value-type="float" office:value="2.1001089669788899" table:style-name="ce100">
            <text:p><text:s/>2.1<text:s/></text:p>
          </table:table-cell>
          <table:table-cell office:value-type="float" office:value="0.93628808864265933" table:style-name="ce101">
            <text:p><text:s/>0.9<text:s/></text:p>
          </table:table-cell>
          <table:table-cell office:value-type="string" table:style-name="ce98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88" table:style-name="ce99">
            <text:p>88</text:p>
          </table:table-cell>
          <table:table-cell office:value-type="float" office:value="6.8876668498159894" table:style-name="ce100">
            <text:p><text:s/>6.9<text:s/></text:p>
          </table:table-cell>
          <table:table-cell office:value-type="float" office:value="2.9320452887640802" table:style-name="ce100">
            <text:p><text:s/>2.9<text:s/></text:p>
          </table:table-cell>
          <table:table-cell office:value-type="float" office:value="0.86614173228346458" table:style-name="ce101">
            <text:p><text:s/>0.9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80" table:style-name="ce99">
            <text:p>80</text:p>
          </table:table-cell>
          <table:table-cell office:value-type="float" office:value="5.7213000000000003" table:style-name="ce100">
            <text:p><text:s/>5.7<text:s/></text:p>
          </table:table-cell>
          <table:table-cell office:value-type="float" office:value="2.68201626185426" table:style-name="ce100">
            <text:p><text:s/>2.7<text:s/></text:p>
          </table:table-cell>
          <table:table-cell office:value-type="float" office:value="1.0139416983523448" table:style-name="ce100">
            <text:p><text:s/>1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111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147" table:style-name="ce99">
            <text:p>147</text:p>
          </table:table-cell>
          <table:table-cell office:value-type="float" office:value="5.4934000000000003" table:style-name="ce100">
            <text:p><text:s/>5.5<text:s/></text:p>
          </table:table-cell>
          <table:table-cell office:value-type="float" office:value="2.1516279865817398" table:style-name="ce100">
            <text:p><text:s/>2.2<text:s/></text:p>
          </table:table-cell>
          <table:table-cell office:value-type="float" office:value="0.81440443213296398" table:style-name="ce101">
            <text:p><text:s/>0.8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78" table:style-name="ce99">
            <text:p>78</text:p>
          </table:table-cell>
          <table:table-cell office:value-type="float" office:value="6.104977435064173" table:style-name="ce100">
            <text:p><text:s/>6.1<text:s/></text:p>
          </table:table-cell>
          <table:table-cell office:value-type="float" office:value="3.17438928152019" table:style-name="ce100">
            <text:p><text:s/>3.2<text:s/></text:p>
          </table:table-cell>
          <table:table-cell office:value-type="float" office:value="0.76771653543307083" table:style-name="ce101">
            <text:p><text:s/>0.8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68" table:style-name="ce99">
            <text:p>68</text:p>
          </table:table-cell>
          <table:table-cell office:value-type="float" office:value="4.8631000000000002" table:style-name="ce100">
            <text:p><text:s/>4.9<text:s/></text:p>
          </table:table-cell>
          <table:table-cell office:value-type="float" office:value="2.1591596608897099" table:style-name="ce100">
            <text:p><text:s/>2.2<text:s/></text:p>
          </table:table-cell>
          <table:table-cell office:value-type="float" office:value="0.86185044359949303" table:style-name="ce100">
            <text:p><text:s/>0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112">
            <text:p>15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146" table:style-name="ce108">
            <text:p>146</text:p>
          </table:table-cell>
          <table:table-cell office:value-type="float" office:value="5.4560000000000004" table:style-name="ce104">
            <text:p><text:s/>5.5<text:s/></text:p>
          </table:table-cell>
          <table:table-cell office:value-type="float" office:value="2.5855389067873702" table:style-name="ce104">
            <text:p><text:s/>2.6<text:s/></text:p>
          </table:table-cell>
          <table:table-cell office:value-type="float" office:value="0.80886426592797789" table:style-name="ce105">
            <text:p><text:s/>0.8<text:s/>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67" table:style-name="ce108">
            <text:p>67</text:p>
          </table:table-cell>
          <table:table-cell office:value-type="float" office:value="5.2440190788371739" table:style-name="ce104">
            <text:p><text:s/>5.2<text:s/></text:p>
          </table:table-cell>
          <table:table-cell office:value-type="float" office:value="1.9251837412166499" table:style-name="ce104">
            <text:p><text:s/>1.9<text:s/></text:p>
          </table:table-cell>
          <table:table-cell office:value-type="float" office:value="0.65944881889763785" table:style-name="ce105">
            <text:p><text:s/>0.7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66" table:style-name="ce108">
            <text:p>66</text:p>
          </table:table-cell>
          <table:table-cell office:value-type="float" office:value="4.7201000000000004" table:style-name="ce104">
            <text:p><text:s/>4.7<text:s/></text:p>
          </table:table-cell>
          <table:table-cell office:value-type="float" office:value="2.4928913036973399" table:style-name="ce104">
            <text:p><text:s/>2.5<text:s/></text:p>
          </table:table-cell>
          <table:table-cell office:value-type="float" office:value="0.83650190114068446" table:style-name="ce104">
            <text:p><text:s/>0.8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2,675,915人,男性 1,277,646人,女性 1,398,269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臺北市.$A$1:臺北市.$S$28" table:base-cell-address="臺北市.$A$1"/>
        </table:named-expressions>
      </table:table>
      <table:table table:name="桃園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桃</text:span><text:s text:c="2"/><text:span text:style-name="T2">園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2745" table:style-name="ce99">
            <text:p>12,745</text:p>
          </table:table-cell>
          <table:table-cell office:value-type="float" office:value="578.15018704258603" table:style-name="ce100">
            <text:p><text:s/>578.2<text:s/></text:p>
          </table:table-cell>
          <table:table-cell office:value-type="float" office:value="396.87960858999497" table:style-name="ce100">
            <text:p><text:s/>396.9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7891" table:style-name="ce99">
            <text:p>7,891</text:p>
          </table:table-cell>
          <table:table-cell office:value-type="float" office:value="719.42642814032229" table:style-name="ce100">
            <text:p><text:s/>719.4<text:s/></text:p>
          </table:table-cell>
          <table:table-cell office:value-type="float" office:value="509.80244643743703" table:style-name="ce100">
            <text:p><text:s/>509.8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4854" table:style-name="ce99">
            <text:p>4,854</text:p>
          </table:table-cell>
          <table:table-cell office:value-type="float" office:value="438.24544724464687" table:style-name="ce100">
            <text:p><text:s/>438.2<text:s/></text:p>
          </table:table-cell>
          <table:table-cell office:value-type="float" office:value="294.41879132448202" table:style-name="ce100">
            <text:p><text:s/>294.4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326" table:style-name="ce99">
            <text:p>3,326</text:p>
          </table:table-cell>
          <table:table-cell office:value-type="float" office:value="150.87700000000001" table:style-name="ce100">
            <text:p><text:s/>150.9<text:s/></text:p>
          </table:table-cell>
          <table:table-cell office:value-type="float" office:value="106.844254895202" table:style-name="ce100">
            <text:p><text:s/>106.8<text:s/></text:p>
          </table:table-cell>
          <table:table-cell office:value-type="float" office:value="26.096508434680267" table:style-name="ce101">
            <text:p><text:s/>26.1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023" table:style-name="ce99">
            <text:p>2,023</text:p>
          </table:table-cell>
          <table:table-cell office:value-type="float" office:value="184.43792474057435" table:style-name="ce100">
            <text:p><text:s/>184.4<text:s/></text:p>
          </table:table-cell>
          <table:table-cell office:value-type="float" office:value="135.99750360055799" table:style-name="ce100">
            <text:p><text:s/>136.0<text:s/></text:p>
          </table:table-cell>
          <table:table-cell office:value-type="float" office:value="25.636801419338486" table:style-name="ce101">
            <text:p><text:s/>25.6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303" table:style-name="ce99">
            <text:p>1,303</text:p>
          </table:table-cell>
          <table:table-cell office:value-type="float" office:value="117.64190000000001" table:style-name="ce100">
            <text:p><text:s/>117.6<text:s/></text:p>
          </table:table-cell>
          <table:table-cell office:value-type="float" office:value="80.535419800894203" table:style-name="ce100">
            <text:p><text:s/>80.5<text:s/></text:p>
          </table:table-cell>
          <table:table-cell office:value-type="float" office:value="26.843840131850019" table:style-name="ce100">
            <text:p><text:s/>26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615" table:style-name="ce99">
            <text:p>1,615</text:p>
          </table:table-cell>
          <table:table-cell office:value-type="float" office:value="73.260999999999996" table:style-name="ce100">
            <text:p><text:s/>73.3<text:s/></text:p>
          </table:table-cell>
          <table:table-cell office:value-type="float" office:value="49.079271845007703" table:style-name="ce100">
            <text:p><text:s/>49.1<text:s/></text:p>
          </table:table-cell>
          <table:table-cell office:value-type="float" office:value="12.671635935661044" table:style-name="ce101">
            <text:p><text:s/>12.7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036" table:style-name="ce99">
            <text:p>1,036</text:p>
          </table:table-cell>
          <table:table-cell office:value-type="float" office:value="94.452639659532878" table:style-name="ce100">
            <text:p><text:s/>94.5<text:s/></text:p>
          </table:table-cell>
          <table:table-cell office:value-type="float" office:value="66.199135630297803" table:style-name="ce100">
            <text:p><text:s/>66.2<text:s/></text:p>
          </table:table-cell>
          <table:table-cell office:value-type="float" office:value="13.128881003675072" table:style-name="ce101">
            <text:p><text:s/>13.1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579" table:style-name="ce99">
            <text:p>579</text:p>
          </table:table-cell>
          <table:table-cell office:value-type="float" office:value="52.275199999999998" table:style-name="ce100">
            <text:p><text:s/>52.3<text:s/></text:p>
          </table:table-cell>
          <table:table-cell office:value-type="float" office:value="33.5945592196531" table:style-name="ce100">
            <text:p><text:s/>33.6<text:s/></text:p>
          </table:table-cell>
          <table:table-cell office:value-type="float" office:value="11.928306551297899" table:style-name="ce100">
            <text:p><text:s/>11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955" table:style-name="ce99">
            <text:p>955</text:p>
          </table:table-cell>
          <table:table-cell office:value-type="float" office:value="43.3215" table:style-name="ce100">
            <text:p><text:s/>43.3<text:s/></text:p>
          </table:table-cell>
          <table:table-cell office:value-type="float" office:value="29.060580576645801" table:style-name="ce100">
            <text:p><text:s/>29.1<text:s/></text:p>
          </table:table-cell>
          <table:table-cell office:value-type="float" office:value="7.4931345625735579" table:style-name="ce101">
            <text:p><text:s/>7.5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611" table:style-name="ce99">
            <text:p>611</text:p>
          </table:table-cell>
          <table:table-cell office:value-type="float" office:value="55.705176478739951" table:style-name="ce100">
            <text:p><text:s/>55.7<text:s/></text:p>
          </table:table-cell>
          <table:table-cell office:value-type="float" office:value="38.746706864293401" table:style-name="ce100">
            <text:p><text:s/>38.7<text:s/></text:p>
          </table:table-cell>
          <table:table-cell office:value-type="float" office:value="7.742998352553542" table:style-name="ce101">
            <text:p><text:s/>7.7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344" table:style-name="ce99">
            <text:p>344</text:p>
          </table:table-cell>
          <table:table-cell office:value-type="float" office:value="31.0581" table:style-name="ce100">
            <text:p><text:s/>31.1<text:s/></text:p>
          </table:table-cell>
          <table:table-cell office:value-type="float" office:value="20.322063985948901" table:style-name="ce100">
            <text:p><text:s/>20.3<text:s/></text:p>
          </table:table-cell>
          <table:table-cell office:value-type="float" office:value="7.0869386073341571" table:style-name="ce100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768" table:style-name="ce99">
            <text:p>768</text:p>
          </table:table-cell>
          <table:table-cell office:value-type="float" office:value="34.838700000000003" table:style-name="ce100">
            <text:p><text:s/>34.8<text:s/></text:p>
            <draw:frame draw:z-index="1" draw:id="id2" draw:style-name="a2" draw:name="圖表 1" svg:x="0.25347in" svg:y="0.3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float" office:value="21.5772012392341" table:style-name="ce100">
            <text:p><text:s/>21.6<text:s/></text:p>
          </table:table-cell>
          <table:table-cell office:value-type="float" office:value="6.0258925068654374" table:style-name="ce101">
            <text:p><text:s/>6.0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508" table:style-name="ce99">
            <text:p>508</text:p>
          </table:table-cell>
          <table:table-cell office:value-type="float" office:value="46.314614813747781" table:style-name="ce100">
            <text:p><text:s/>46.3<text:s/></text:p>
          </table:table-cell>
          <table:table-cell office:value-type="float" office:value="29.472460258208301" table:style-name="ce100">
            <text:p><text:s/>29.5<text:s/></text:p>
          </table:table-cell>
          <table:table-cell office:value-type="float" office:value="6.4377138512229122" table:style-name="ce101">
            <text:p><text:s/>6.4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23" table:style-name="ce99">
            <text:p>323</text:p>
          </table:table-cell>
          <table:table-cell office:value-type="float" office:value="29.162099999999999" table:style-name="ce100">
            <text:p><text:s/>29.2<text:s/></text:p>
          </table:table-cell>
          <table:table-cell office:value-type="float" office:value="18.106328003247299" table:style-name="ce100">
            <text:p><text:s/>18.1<text:s/></text:p>
          </table:table-cell>
          <table:table-cell office:value-type="float" office:value="6.6543057272352701" table:style-name="ce100">
            <text:p><text:s/>6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707" table:style-name="ce99">
            <text:p>707</text:p>
          </table:table-cell>
          <table:table-cell office:value-type="float" office:value="32.0715" table:style-name="ce100">
            <text:p><text:s/>32.1<text:s/></text:p>
          </table:table-cell>
          <table:table-cell office:value-type="float" office:value="20.1581388129182" table:style-name="ce100">
            <text:p><text:s/>20.2<text:s/></text:p>
          </table:table-cell>
          <table:table-cell office:value-type="float" office:value="5.5472734405649273" table:style-name="ce101">
            <text:p><text:s/>5.5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400" table:style-name="ce99">
            <text:p>400</text:p>
          </table:table-cell>
          <table:table-cell office:value-type="float" office:value="36.468200640746282" table:style-name="ce100">
            <text:p><text:s/>36.5<text:s/></text:p>
          </table:table-cell>
          <table:table-cell office:value-type="float" office:value="30.1645020290267" table:style-name="ce100">
            <text:p><text:s/>30.2<text:s/></text:p>
          </table:table-cell>
          <table:table-cell office:value-type="float" office:value="5.0690660245849699" table:style-name="ce101">
            <text:p><text:s/>5.1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303" table:style-name="ce99">
            <text:p>303</text:p>
          </table:table-cell>
          <table:table-cell office:value-type="float" office:value="27.356400000000001" table:style-name="ce100">
            <text:p><text:s/>27.4<text:s/></text:p>
          </table:table-cell>
          <table:table-cell office:value-type="float" office:value="17.970259932545599" table:style-name="ce100">
            <text:p><text:s/>18.0<text:s/></text:p>
          </table:table-cell>
          <table:table-cell office:value-type="float" office:value="6.2422744128553767" table:style-name="ce100">
            <text:p><text:s/>6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670" table:style-name="ce99">
            <text:p>670</text:p>
          </table:table-cell>
          <table:table-cell office:value-type="float" office:value="30.3931" table:style-name="ce100">
            <text:p><text:s/>30.4<text:s/></text:p>
          </table:table-cell>
          <table:table-cell office:value-type="float" office:value="20.7383840132476" table:style-name="ce100">
            <text:p><text:s/>20.7<text:s/></text:p>
          </table:table-cell>
          <table:table-cell office:value-type="float" office:value="5.256963515103962" table:style-name="ce101">
            <text:p><text:s/>5.3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84" table:style-name="ce99">
            <text:p>384</text:p>
          </table:table-cell>
          <table:table-cell office:value-type="float" office:value="35.009472615116437" table:style-name="ce100">
            <text:p><text:s/>35.0<text:s/></text:p>
          </table:table-cell>
          <table:table-cell office:value-type="float" office:value="22.6912950126002" table:style-name="ce100">
            <text:p><text:s/>22.7<text:s/></text:p>
          </table:table-cell>
          <table:table-cell office:value-type="float" office:value="4.8663033836015712" table:style-name="ce101">
            <text:p><text:s/>4.9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60" table:style-name="ce99">
            <text:p>260</text:p>
          </table:table-cell>
          <table:table-cell office:value-type="float" office:value="23.4742" table:style-name="ce100">
            <text:p><text:s/>23.5<text:s/></text:p>
          </table:table-cell>
          <table:table-cell office:value-type="float" office:value="14.3819956507278" table:style-name="ce100">
            <text:p><text:s/>14.4<text:s/></text:p>
          </table:table-cell>
          <table:table-cell office:value-type="float" office:value="5.3564070869386073" table:style-name="ce100">
            <text:p><text:s/>5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546" table:style-name="ce99">
            <text:p>546</text:p>
          </table:table-cell>
          <table:table-cell office:value-type="float" office:value="24.7681" table:style-name="ce100">
            <text:p><text:s/>24.8<text:s/></text:p>
          </table:table-cell>
          <table:table-cell office:value-type="float" office:value="20.294550555555599" table:style-name="ce100">
            <text:p><text:s/>20.3<text:s/></text:p>
          </table:table-cell>
          <table:table-cell office:value-type="float" office:value="4.2840329540996471" table:style-name="ce101">
            <text:p><text:s/>4.3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367" table:style-name="ce99">
            <text:p>367</text:p>
          </table:table-cell>
          <table:table-cell office:value-type="float" office:value="33.459574087884711" table:style-name="ce100">
            <text:p><text:s/>33.5<text:s/></text:p>
          </table:table-cell>
          <table:table-cell office:value-type="float" office:value="23.875336661935702" table:style-name="ce100">
            <text:p><text:s/>23.9<text:s/></text:p>
          </table:table-cell>
          <table:table-cell office:value-type="float" office:value="4.6508680775567104" table:style-name="ce101">
            <text:p><text:s/>4.7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55" table:style-name="ce99">
            <text:p>155</text:p>
          </table:table-cell>
          <table:table-cell office:value-type="float" office:value="13.994199999999999" table:style-name="ce100">
            <text:p><text:s/>14.0<text:s/></text:p>
          </table:table-cell>
          <table:table-cell office:value-type="float" office:value="9.2117158303780808" table:style-name="ce100">
            <text:p><text:s/>9.2<text:s/></text:p>
          </table:table-cell>
          <table:table-cell office:value-type="float" office:value="3.1932426864441696" table:style-name="ce100">
            <text:p><text:s/>3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432" table:style-name="ce99">
            <text:p>432</text:p>
          </table:table-cell>
          <table:table-cell office:value-type="float" office:value="19.596699999999998" table:style-name="ce100">
            <text:p><text:s/>19.6<text:s/></text:p>
          </table:table-cell>
          <table:table-cell office:value-type="float" office:value="11.888291916910401" table:style-name="ce100">
            <text:p><text:s/>11.9<text:s/></text:p>
          </table:table-cell>
          <table:table-cell office:value-type="float" office:value="3.3895645351118087" table:style-name="ce101">
            <text:p><text:s/>3.4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23" table:style-name="ce99">
            <text:p>323</text:p>
          </table:table-cell>
          <table:table-cell office:value-type="float" office:value="29.448072017402623" table:style-name="ce100">
            <text:p><text:s/>29.4<text:s/></text:p>
          </table:table-cell>
          <table:table-cell office:value-type="float" office:value="18.367115462084801" table:style-name="ce100">
            <text:p><text:s/>18.4<text:s/></text:p>
          </table:table-cell>
          <table:table-cell office:value-type="float" office:value="4.0932708148523638" table:style-name="ce101">
            <text:p><text:s/>4.1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46" table:style-name="ce99">
            <text:p>146</text:p>
          </table:table-cell>
          <table:table-cell office:value-type="float" office:value="13.1816" table:style-name="ce100">
            <text:p><text:s/>13.2<text:s/></text:p>
          </table:table-cell>
          <table:table-cell office:value-type="float" office:value="10.9472642555696" table:style-name="ce100">
            <text:p><text:s/>10.9<text:s/></text:p>
          </table:table-cell>
          <table:table-cell office:value-type="float" office:value="3.0078285949732178" table:style-name="ce100">
            <text:p><text:s/>3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55" table:style-name="ce99">
            <text:p>355</text:p>
          </table:table-cell>
          <table:table-cell office:value-type="float" office:value="16.1038" table:style-name="ce100">
            <text:p><text:s/>16.1<text:s/></text:p>
          </table:table-cell>
          <table:table-cell office:value-type="float" office:value="10.7132779970187" table:style-name="ce100">
            <text:p><text:s/>10.7<text:s/></text:p>
          </table:table-cell>
          <table:table-cell office:value-type="float" office:value="2.7854060415849351" table:style-name="ce101">
            <text:p><text:s/>2.8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33" table:style-name="ce99">
            <text:p>233</text:p>
          </table:table-cell>
          <table:table-cell office:value-type="float" office:value="21.242726873234712" table:style-name="ce100">
            <text:p><text:s/>21.2<text:s/></text:p>
          </table:table-cell>
          <table:table-cell office:value-type="float" office:value="15.9604895226029" table:style-name="ce100">
            <text:p><text:s/>16.0<text:s/></text:p>
          </table:table-cell>
          <table:table-cell office:value-type="float" office:value="2.9527309593207454" table:style-name="ce101">
            <text:p><text:s/>3.0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20" table:style-name="ce99">
            <text:p>120</text:p>
          </table:table-cell>
          <table:table-cell office:value-type="float" office:value="10.834199999999999" table:style-name="ce100">
            <text:p><text:s/>10.8<text:s/></text:p>
          </table:table-cell>
          <table:table-cell office:value-type="float" office:value="6.8794990917380598" table:style-name="ce100">
            <text:p><text:s/>6.9<text:s/></text:p>
          </table:table-cell>
          <table:table-cell office:value-type="float" office:value="2.4721878862793574" table:style-name="ce100">
            <text:p><text:s/>2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21" table:style-name="ce99">
            <text:p>321</text:p>
          </table:table-cell>
          <table:table-cell office:value-type="float" office:value="14.561400000000001" table:style-name="ce100">
            <text:p><text:s/>14.6<text:s/></text:p>
          </table:table-cell>
          <table:table-cell office:value-type="float" office:value="11.9126966724663" table:style-name="ce100">
            <text:p><text:s/>11.9<text:s/></text:p>
          </table:table-cell>
          <table:table-cell office:value-type="float" office:value="2.5186347587289135" table:style-name="ce101">
            <text:p><text:s/>2.5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21" table:style-name="ce99">
            <text:p>221</text:p>
          </table:table-cell>
          <table:table-cell office:value-type="float" office:value="20.148680854012323" table:style-name="ce100">
            <text:p><text:s/>20.1<text:s/></text:p>
          </table:table-cell>
          <table:table-cell office:value-type="float" office:value="16.700313348977801" table:style-name="ce100">
            <text:p><text:s/>16.7<text:s/></text:p>
          </table:table-cell>
          <table:table-cell office:value-type="float" office:value="2.8006589785831961" table:style-name="ce101">
            <text:p><text:s/>2.8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09" table:style-name="ce99">
            <text:p>109</text:p>
          </table:table-cell>
          <table:table-cell office:value-type="float" office:value="9.8411000000000008" table:style-name="ce100">
            <text:p><text:s/>9.8<text:s/></text:p>
          </table:table-cell>
          <table:table-cell office:value-type="float" office:value="5.9328528588200697" table:style-name="ce100">
            <text:p><text:s/>5.9<text:s/></text:p>
          </table:table-cell>
          <table:table-cell office:value-type="float" office:value="2.2455706633704162" table:style-name="ce100">
            <text:p><text:s/>2.2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3050" table:style-name="ce103">
            <text:p>3,050</text:p>
          </table:table-cell>
          <table:table-cell office:value-type="float" office:value="138.35685135189388" table:style-name="ce104">
            <text:p><text:s/>138.4<text:s/></text:p>
          </table:table-cell>
          <table:table-cell office:value-type="float" office:value="94.6129600657883" table:style-name="ce104">
            <text:p><text:s/>94.6<text:s/></text:p>
          </table:table-cell>
          <table:table-cell office:value-type="float" office:value="23.930953315025501" table:style-name="ce105">
            <text:p><text:s/>23.9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785" table:style-name="ce103">
            <text:p>1,785</text:p>
          </table:table-cell>
          <table:table-cell office:value-type="float" office:value="162.73934535933029" table:style-name="ce104">
            <text:p><text:s/>162.7<text:s/></text:p>
          </table:table-cell>
          <table:table-cell office:value-type="float" office:value="111.627588046851" table:style-name="ce104">
            <text:p><text:s/>111.6<text:s/></text:p>
          </table:table-cell>
          <table:table-cell office:value-type="float" office:value="22.620707134710429" table:style-name="ce105">
            <text:p><text:s/>22.6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212" table:style-name="ce103">
            <text:p>1,212</text:p>
          </table:table-cell>
          <table:table-cell office:value-type="float" office:value="109.4259336754248" table:style-name="ce104">
            <text:p><text:s/>109.4<text:s/></text:p>
          </table:table-cell>
          <table:table-cell office:value-type="float" office:value="76.536832694958903" table:style-name="ce104">
            <text:p><text:s/>76.5<text:s/></text:p>
          </table:table-cell>
          <table:table-cell office:value-type="float" office:value="24.969097651421507" table:style-name="ce104">
            <text:p><text:s/>25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316" table:style-name="ce99">
            <text:p>316</text:p>
          </table:table-cell>
          <table:table-cell office:value-type="float" office:value="14.3346" table:style-name="ce100">
            <text:p><text:s/>14.3<text:s/></text:p>
          </table:table-cell>
          <table:table-cell office:value-type="float" office:value="10.349460947223999" table:style-name="ce100">
            <text:p><text:s/>10.3<text:s/></text:p>
          </table:table-cell>
          <table:table-cell office:value-type="float" office:value="2.4794036877206747" table:style-name="ce101">
            <text:p><text:s/>2.5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00" table:style-name="ce99">
            <text:p>200</text:p>
          </table:table-cell>
          <table:table-cell office:value-type="float" office:value="18.234100320373141" table:style-name="ce100">
            <text:p><text:s/>18.2<text:s/></text:p>
          </table:table-cell>
          <table:table-cell office:value-type="float" office:value="12.2727341617375" table:style-name="ce100">
            <text:p><text:s/>12.3<text:s/></text:p>
          </table:table-cell>
          <table:table-cell office:value-type="float" office:value="2.534533012292485" table:style-name="ce101">
            <text:p><text:s/>2.5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00" table:style-name="ce99">
            <text:p>100</text:p>
          </table:table-cell>
          <table:table-cell office:value-type="float" office:value="9.0284999999999993" table:style-name="ce100">
            <text:p><text:s/>9.0<text:s/></text:p>
          </table:table-cell>
          <table:table-cell office:value-type="float" office:value="7.2911717742388698" table:style-name="ce100">
            <text:p><text:s/>7.3<text:s/></text:p>
          </table:table-cell>
          <table:table-cell office:value-type="float" office:value="2.0601565718994643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02" table:style-name="ce99">
            <text:p>302</text:p>
          </table:table-cell>
          <table:table-cell office:value-type="float" office:value="13.6995" table:style-name="ce100">
            <text:p><text:s/>13.7<text:s/></text:p>
          </table:table-cell>
          <table:table-cell office:value-type="float" office:value="8.9601194740008197" table:style-name="ce100">
            <text:p><text:s/>9.0<text:s/></text:p>
          </table:table-cell>
          <table:table-cell office:value-type="float" office:value="2.3695566888976067" table:style-name="ce101">
            <text:p><text:s/>2.4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82" table:style-name="ce99">
            <text:p>182</text:p>
          </table:table-cell>
          <table:table-cell office:value-type="float" office:value="16.59303129153956" table:style-name="ce100">
            <text:p><text:s/>16.6<text:s/></text:p>
          </table:table-cell>
          <table:table-cell office:value-type="float" office:value="11.1325386551572" table:style-name="ce100">
            <text:p><text:s/>11.1<text:s/></text:p>
          </table:table-cell>
          <table:table-cell office:value-type="float" office:value="2.3064250411861615" table:style-name="ce101">
            <text:p><text:s/>2.3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83" table:style-name="ce99">
            <text:p>83</text:p>
          </table:table-cell>
          <table:table-cell office:value-type="float" office:value="7.4935999999999998" table:style-name="ce100">
            <text:p><text:s/>7.5<text:s/></text:p>
          </table:table-cell>
          <table:table-cell office:value-type="float" office:value="5.0589505862008899" table:style-name="ce100">
            <text:p><text:s/>5.1<text:s/></text:p>
          </table:table-cell>
          <table:table-cell office:value-type="float" office:value="1.7099299546765554" table:style-name="ce100">
            <text:p><text:s/>1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33" table:style-name="ce99">
            <text:p>133</text:p>
          </table:table-cell>
          <table:table-cell office:value-type="float" office:value="6.0331999999999999" table:style-name="ce100">
            <text:p><text:s/>6.0<text:s/></text:p>
          </table:table-cell>
          <table:table-cell office:value-type="float" office:value="3.3092547733006201" table:style-name="ce100">
            <text:p><text:s/>3.3<text:s/></text:p>
          </table:table-cell>
          <table:table-cell office:value-type="float" office:value="1.0435464888191448" table:style-name="ce101">
            <text:p><text:s/>1.0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76" table:style-name="ce99">
            <text:p>76</text:p>
          </table:table-cell>
          <table:table-cell office:value-type="float" office:value="6.9289581217417942" table:style-name="ce100">
            <text:p><text:s/>6.9<text:s/></text:p>
          </table:table-cell>
          <table:table-cell office:value-type="float" office:value="3.8755328187864402" table:style-name="ce100">
            <text:p><text:s/>3.9<text:s/></text:p>
          </table:table-cell>
          <table:table-cell office:value-type="float" office:value="0.96312254467114433" table:style-name="ce101">
            <text:p><text:s/>1.0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67" table:style-name="ce99">
            <text:p>67</text:p>
          </table:table-cell>
          <table:table-cell office:value-type="float" office:value="6.0491000000000001" table:style-name="ce100">
            <text:p><text:s/>6.0<text:s/></text:p>
          </table:table-cell>
          <table:table-cell office:value-type="float" office:value="3.4501839305243802" table:style-name="ce100">
            <text:p><text:s/>3.5<text:s/></text:p>
          </table:table-cell>
          <table:table-cell office:value-type="float" office:value="1.3803049031726411" table:style-name="ce100">
            <text:p><text:s/>1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28" table:style-name="ce99">
            <text:p>128</text:p>
          </table:table-cell>
          <table:table-cell office:value-type="float" office:value="5.8064" table:style-name="ce100">
            <text:p><text:s/>5.8<text:s/></text:p>
          </table:table-cell>
          <table:table-cell office:value-type="float" office:value="3.2811438432352098" table:style-name="ce100">
            <text:p><text:s/>3.3<text:s/></text:p>
          </table:table-cell>
          <table:table-cell office:value-type="float" office:value="1.0043154178109062" table:style-name="ce101">
            <text:p><text:s/>1.0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66" table:style-name="ce99">
            <text:p>66</text:p>
          </table:table-cell>
          <table:table-cell office:value-type="float" office:value="6.0172531057231371" table:style-name="ce100">
            <text:p><text:s/>6.0<text:s/></text:p>
          </table:table-cell>
          <table:table-cell office:value-type="float" office:value="3.3376493659444399" table:style-name="ce100">
            <text:p><text:s/>3.3<text:s/></text:p>
          </table:table-cell>
          <table:table-cell office:value-type="float" office:value="0.83639589405652004" table:style-name="ce101">
            <text:p><text:s/>0.8<text:s/></text:p>
          </table:table-cell>
          <table:table-cell office:value-type="string" table:style-name="ce111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52" table:style-name="ce99">
            <text:p>52</text:p>
          </table:table-cell>
          <table:table-cell office:value-type="float" office:value="4.6947999999999999" table:style-name="ce100">
            <text:p><text:s/>4.7<text:s/></text:p>
          </table:table-cell>
          <table:table-cell office:value-type="float" office:value="2.7562296185459698" table:style-name="ce100">
            <text:p><text:s/>2.8<text:s/></text:p>
          </table:table-cell>
          <table:table-cell office:value-type="float" office:value="1.0712814173877214" table:style-name="ce100">
            <text:p><text:s/>1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100" table:style-name="ce107">
            <text:p>100</text:p>
          </table:table-cell>
          <table:table-cell office:value-type="float" office:value="4.5362" table:style-name="ce104">
            <text:p><text:s/>4.5<text:s/></text:p>
          </table:table-cell>
          <table:table-cell office:value-type="float" office:value="3.0626025545560802" table:style-name="ce104">
            <text:p><text:s/>3.1<text:s/></text:p>
          </table:table-cell>
          <table:table-cell office:value-type="float" office:value="0.78462142016477054" table:style-name="ce105">
            <text:p><text:s/>0.8<text:s/>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61" table:style-name="ce108">
            <text:p>61</text:p>
          </table:table-cell>
          <table:table-cell office:value-type="float" office:value="5.5614005977138081" table:style-name="ce104">
            <text:p><text:s/>5.6<text:s/></text:p>
          </table:table-cell>
          <table:table-cell office:value-type="float" office:value="3.8873483879828301" table:style-name="ce104">
            <text:p><text:s/>3.9<text:s/></text:p>
          </table:table-cell>
          <table:table-cell office:value-type="float" office:value="0.773032568749208" table:style-name="ce104">
            <text:p><text:s/>0.8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45" table:style-name="ce108">
            <text:p>45</text:p>
          </table:table-cell>
          <table:table-cell office:value-type="float" office:value="4.0628000000000002" table:style-name="ce104">
            <text:p><text:s/>4.1<text:s/></text:p>
          </table:table-cell>
          <table:table-cell office:value-type="float" office:value="2.7730254059953001" table:style-name="ce104">
            <text:p><text:s/>2.8<text:s/></text:p>
          </table:table-cell>
          <table:table-cell office:value-type="float" office:value="0.92707045735475901" table:style-name="ce104">
            <text:p><text:s/>0.9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2,204,445人,男性 1,096,846人,女性 1,107,599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桃園市.$A$1:桃園市.$S$28" table:base-cell-address="桃園市.$A$1"/>
        </table:named-expressions>
      </table:table>
      <table:table table:name="臺中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臺</text:span><text:s text:c="2"/><text:span text:style-name="T2">中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7059" table:style-name="ce99">
            <text:p>17,059</text:p>
          </table:table-cell>
          <table:table-cell office:value-type="float" office:value="610.2346572075943" table:style-name="ce100">
            <text:p><text:s/>610.2<text:s/></text:p>
          </table:table-cell>
          <table:table-cell office:value-type="float" office:value="408.140771134982" table:style-name="ce100">
            <text:p><text:s/>408.1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0053" table:style-name="ce99">
            <text:p>10,053</text:p>
          </table:table-cell>
          <table:table-cell office:value-type="float" office:value="730.01473027832856" table:style-name="ce100">
            <text:p><text:s/>730.0<text:s/></text:p>
          </table:table-cell>
          <table:table-cell office:value-type="float" office:value="524.45057102091698" table:style-name="ce100">
            <text:p><text:s/>524.5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7006" table:style-name="ce99">
            <text:p>7,006</text:p>
          </table:table-cell>
          <table:table-cell office:value-type="float" office:value="493.94153145140621" table:style-name="ce100">
            <text:p><text:s/>493.9<text:s/></text:p>
          </table:table-cell>
          <table:table-cell office:value-type="float" office:value="305.963060547412" table:style-name="ce100">
            <text:p><text:s/>306.0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5145" table:style-name="ce99">
            <text:p>5,145</text:p>
          </table:table-cell>
          <table:table-cell office:value-type="float" office:value="184.04697293704629" table:style-name="ce100">
            <text:p><text:s/>184.0<text:s/></text:p>
          </table:table-cell>
          <table:table-cell office:value-type="float" office:value="124.569349114806" table:style-name="ce100">
            <text:p><text:s/>124.6<text:s/></text:p>
          </table:table-cell>
          <table:table-cell office:value-type="float" office:value="30.160032827246614" table:style-name="ce101">
            <text:p><text:s/>30.2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096" table:style-name="ce99">
            <text:p>3,096</text:p>
          </table:table-cell>
          <table:table-cell office:value-type="float" office:value="224.821" table:style-name="ce100">
            <text:p><text:s/>224.8<text:s/></text:p>
          </table:table-cell>
          <table:table-cell office:value-type="float" office:value="161.15854158807699" table:style-name="ce100">
            <text:p><text:s/>161.2<text:s/></text:p>
          </table:table-cell>
          <table:table-cell office:value-type="float" office:value="30.796777081468218" table:style-name="ce101">
            <text:p><text:s/>30.8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049" table:style-name="ce99">
            <text:p>2,049</text:p>
          </table:table-cell>
          <table:table-cell office:value-type="float" office:value="144.4599" table:style-name="ce100">
            <text:p><text:s/>144.5<text:s/></text:p>
          </table:table-cell>
          <table:table-cell office:value-type="float" office:value="92.7855509344582" table:style-name="ce100">
            <text:p><text:s/>92.8<text:s/></text:p>
          </table:table-cell>
          <table:table-cell office:value-type="float" office:value="29.246360262632031" table:style-name="ce100">
            <text:p><text:s/>29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588" table:style-name="ce99">
            <text:p>1,588</text:p>
          </table:table-cell>
          <table:table-cell office:value-type="float" office:value="56.805946165992125" table:style-name="ce100">
            <text:p><text:s/>56.8<text:s/></text:p>
          </table:table-cell>
          <table:table-cell office:value-type="float" office:value="36.827678701688697" table:style-name="ce100">
            <text:p><text:s/>36.8<text:s/></text:p>
          </table:table-cell>
          <table:table-cell office:value-type="float" office:value="9.3088692185942907" table:style-name="ce101">
            <text:p><text:s/>9.3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965" table:style-name="ce99">
            <text:p>965</text:p>
          </table:table-cell>
          <table:table-cell office:value-type="float" office:value="70.075000000000003" table:style-name="ce100">
            <text:p><text:s/>70.1<text:s/></text:p>
          </table:table-cell>
          <table:table-cell office:value-type="float" office:value="49.087426334391303" table:style-name="ce100">
            <text:p><text:s/>49.1<text:s/></text:p>
          </table:table-cell>
          <table:table-cell office:value-type="float" office:value="9.5991246394111212" table:style-name="ce101">
            <text:p><text:s/>9.6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623" table:style-name="ce99">
            <text:p>623</text:p>
          </table:table-cell>
          <table:table-cell office:value-type="float" office:value="43.923099999999998" table:style-name="ce100">
            <text:p><text:s/>43.9<text:s/></text:p>
          </table:table-cell>
          <table:table-cell office:value-type="float" office:value="26.062565652582801" table:style-name="ce100">
            <text:p><text:s/>26.1<text:s/></text:p>
          </table:table-cell>
          <table:table-cell office:value-type="float" office:value="8.8923779617470746" table:style-name="ce100">
            <text:p><text:s/>8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109" table:style-name="ce99">
            <text:p>1,109</text:p>
          </table:table-cell>
          <table:table-cell office:value-type="float" office:value="39.671155099549921" table:style-name="ce100">
            <text:p><text:s/>39.7<text:s/></text:p>
          </table:table-cell>
          <table:table-cell office:value-type="float" office:value="25.783617496693299" table:style-name="ce100">
            <text:p><text:s/>25.8<text:s/></text:p>
          </table:table-cell>
          <table:table-cell office:value-type="float" office:value="6.500967231373469" table:style-name="ce101">
            <text:p><text:s/>6.5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683" table:style-name="ce99">
            <text:p>683</text:p>
          </table:table-cell>
          <table:table-cell office:value-type="float" office:value="49.597099999999998" table:style-name="ce100">
            <text:p><text:s/>49.6<text:s/></text:p>
          </table:table-cell>
          <table:table-cell office:value-type="float" office:value="32.866211112221599" table:style-name="ce100">
            <text:p><text:s/>32.9<text:s/></text:p>
          </table:table-cell>
          <table:table-cell office:value-type="float" office:value="6.7939918432308763" table:style-name="ce101">
            <text:p><text:s/>6.8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74" table:style-name="ce99">
            <text:p>574</text:p>
          </table:table-cell>
          <table:table-cell office:value-type="float" office:value="40.468499999999999" table:style-name="ce100">
            <text:p><text:s/>40.5<text:s/></text:p>
          </table:table-cell>
          <table:table-cell office:value-type="float" office:value="24.456800048431202" table:style-name="ce100">
            <text:p><text:s/>24.5<text:s/></text:p>
          </table:table-cell>
          <table:table-cell office:value-type="float" office:value="8.1929774479017983" table:style-name="ce100">
            <text:p><text:s/>8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106" table:style-name="ce99">
            <text:p>1,106</text:p>
          </table:table-cell>
          <table:table-cell office:value-type="float" office:value="39.563839080344636" table:style-name="ce100">
            <text:p><text:s/>39.6<text:s/></text:p>
          </table:table-cell>
          <table:table-cell office:value-type="float" office:value="24.11011205314" table:style-name="ce100">
            <text:p><text:s/>24.1<text:s/></text:p>
          </table:table-cell>
          <table:table-cell office:value-type="float" office:value="6.4833812064013134" table:style-name="ce101">
            <text:p><text:s/>6.5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656" table:style-name="ce99">
            <text:p>656</text:p>
          </table:table-cell>
          <table:table-cell office:value-type="float" office:value="47.636400000000002" table:style-name="ce100">
            <text:p><text:s/>47.6<text:s/></text:p>
          </table:table-cell>
          <table:table-cell office:value-type="float" office:value="33.702982412367497" table:style-name="ce100">
            <text:p><text:s/>33.7<text:s/></text:p>
          </table:table-cell>
          <table:table-cell office:value-type="float" office:value="6.5254152989157461" table:style-name="ce101">
            <text:p><text:s/>6.5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453" table:style-name="ce99">
            <text:p>453</text:p>
          </table:table-cell>
          <table:table-cell office:value-type="float" office:value="31.9376" table:style-name="ce100">
            <text:p><text:s/>31.9<text:s/></text:p>
          </table:table-cell>
          <table:table-cell office:value-type="float" office:value="18.9366264086519" table:style-name="ce100">
            <text:p><text:s/>18.9<text:s/></text:p>
          </table:table-cell>
          <table:table-cell office:value-type="float" office:value="6.4658863831001998" table:style-name="ce100">
            <text:p><text:s/>6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066" table:style-name="ce99">
            <text:p>1,066</text:p>
          </table:table-cell>
          <table:table-cell office:value-type="float" office:value="38.132958824274311" table:style-name="ce100">
            <text:p><text:s/>38.1<text:s/></text:p>
          </table:table-cell>
          <table:table-cell office:value-type="float" office:value="24.998233186533199" table:style-name="ce100">
            <text:p><text:s/>25.0<text:s/></text:p>
          </table:table-cell>
          <table:table-cell office:value-type="float" office:value="6.2489008734392399" table:style-name="ce101">
            <text:p><text:s/>6.2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532" table:style-name="ce99">
            <text:p>532</text:p>
          </table:table-cell>
          <table:table-cell office:value-type="float" office:value="38.631999999999998" table:style-name="ce100">
            <text:p><text:s/>38.6<text:s/></text:p>
          </table:table-cell>
          <table:table-cell office:value-type="float" office:value="31.112282487872601" table:style-name="ce100">
            <text:p><text:s/>31.1<text:s/></text:p>
          </table:table-cell>
          <table:table-cell office:value-type="float" office:value="5.2919526509499653" table:style-name="ce101">
            <text:p><text:s/>5.3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423" table:style-name="ce99">
            <text:p>423</text:p>
          </table:table-cell>
          <table:table-cell office:value-type="float" office:value="29.822600000000001" table:style-name="ce100">
            <text:p><text:s/>29.8<text:s/></text:p>
          </table:table-cell>
          <table:table-cell office:value-type="float" office:value="16.786543108621" table:style-name="ce100">
            <text:p><text:s/>16.8<text:s/></text:p>
          </table:table-cell>
          <table:table-cell office:value-type="float" office:value="6.0376819868683986" table:style-name="ce100">
            <text:p><text:s/>6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734" table:style-name="ce99">
            <text:p>734</text:p>
          </table:table-cell>
          <table:table-cell office:value-type="float" office:value="26.256652698890569" table:style-name="ce100">
            <text:p><text:s/>26.3<text:s/></text:p>
            <draw:frame draw:z-index="1" draw:id="id3" draw:style-name="a3" draw:name="圖表 1" svg:x="0.25347in" svg:y="0.37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16.254897115443502" table:style-name="ce100">
            <text:p><text:s/>16.3<text:s/></text:p>
          </table:table-cell>
          <table:table-cell office:value-type="float" office:value="4.302714109854036" table:style-name="ce101">
            <text:p><text:s/>4.3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492" table:style-name="ce99">
            <text:p>492</text:p>
          </table:table-cell>
          <table:table-cell office:value-type="float" office:value="35.7273" table:style-name="ce100">
            <text:p><text:s/>35.7<text:s/></text:p>
          </table:table-cell>
          <table:table-cell office:value-type="float" office:value="25.5544567024439" table:style-name="ce100">
            <text:p><text:s/>25.6<text:s/></text:p>
          </table:table-cell>
          <table:table-cell office:value-type="float" office:value="4.8940614741868096" table:style-name="ce101">
            <text:p><text:s/>4.9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56" table:style-name="ce99">
            <text:p>356</text:p>
          </table:table-cell>
          <table:table-cell office:value-type="float" office:value="25.0989" table:style-name="ce100">
            <text:p><text:s/>25.1<text:s/></text:p>
          </table:table-cell>
          <table:table-cell office:value-type="float" office:value="14.148297186433499" table:style-name="ce100">
            <text:p><text:s/>14.1<text:s/></text:p>
          </table:table-cell>
          <table:table-cell office:value-type="float" office:value="5.0813588352840426" table:style-name="ce100">
            <text:p><text:s/>5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734" table:style-name="ce99">
            <text:p>734</text:p>
          </table:table-cell>
          <table:table-cell office:value-type="float" office:value="26.256652698890569" table:style-name="ce100">
            <text:p><text:s/>26.3<text:s/></text:p>
          </table:table-cell>
          <table:table-cell office:value-type="float" office:value="20.270178557749599" table:style-name="ce100">
            <text:p><text:s/>20.3<text:s/></text:p>
          </table:table-cell>
          <table:table-cell office:value-type="float" office:value="4.302714109854036" table:style-name="ce101">
            <text:p><text:s/>4.3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430" table:style-name="ce99">
            <text:p>430</text:p>
          </table:table-cell>
          <table:table-cell office:value-type="float" office:value="31.225100000000001" table:style-name="ce100">
            <text:p><text:s/>31.2<text:s/></text:p>
          </table:table-cell>
          <table:table-cell office:value-type="float" office:value="20.9679252302811" table:style-name="ce100">
            <text:p><text:s/>21.0<text:s/></text:p>
          </table:table-cell>
          <table:table-cell office:value-type="float" office:value="4.2773301502039196" table:style-name="ce101">
            <text:p><text:s/>4.3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07" table:style-name="ce99">
            <text:p>307</text:p>
          </table:table-cell>
          <table:table-cell office:value-type="float" office:value="21.644300000000001" table:style-name="ce100">
            <text:p><text:s/>21.6<text:s/></text:p>
          </table:table-cell>
          <table:table-cell office:value-type="float" office:value="12.748107480381501" table:style-name="ce100">
            <text:p><text:s/>12.7<text:s/></text:p>
          </table:table-cell>
          <table:table-cell office:value-type="float" office:value="4.3819583214387672" table:style-name="ce100">
            <text:p><text:s/>4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624" table:style-name="ce99">
            <text:p>624</text:p>
          </table:table-cell>
          <table:table-cell office:value-type="float" office:value="22.32173199469716" table:style-name="ce100">
            <text:p><text:s/>22.3<text:s/></text:p>
          </table:table-cell>
          <table:table-cell office:value-type="float" office:value="14.171453348192699" table:style-name="ce100">
            <text:p><text:s/>14.2<text:s/></text:p>
          </table:table-cell>
          <table:table-cell office:value-type="float" office:value="3.6578931942083357" table:style-name="ce101">
            <text:p><text:s/>3.7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78" table:style-name="ce99">
            <text:p>378</text:p>
          </table:table-cell>
          <table:table-cell office:value-type="float" office:value="27.449000000000002" table:style-name="ce100">
            <text:p><text:s/>27.4<text:s/></text:p>
          </table:table-cell>
          <table:table-cell office:value-type="float" office:value="18.658653732253399" table:style-name="ce100">
            <text:p><text:s/>18.7<text:s/></text:p>
          </table:table-cell>
          <table:table-cell office:value-type="float" office:value="3.7600716204118174" table:style-name="ce101">
            <text:p><text:s/>3.8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02" table:style-name="ce99">
            <text:p>202</text:p>
          </table:table-cell>
          <table:table-cell office:value-type="float" office:value="14.2415" table:style-name="ce100">
            <text:p><text:s/>14.2<text:s/></text:p>
          </table:table-cell>
          <table:table-cell office:value-type="float" office:value="10.1682134940576" table:style-name="ce100">
            <text:p><text:s/>10.2<text:s/></text:p>
          </table:table-cell>
          <table:table-cell office:value-type="float" office:value="2.8832429346274622" table:style-name="ce100">
            <text:p><text:s/>2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76" table:style-name="ce99">
            <text:p>576</text:p>
          </table:table-cell>
          <table:table-cell office:value-type="float" office:value="20.604675687412762" table:style-name="ce100">
            <text:p><text:s/>20.6<text:s/></text:p>
          </table:table-cell>
          <table:table-cell office:value-type="float" office:value="12.762621333137901" table:style-name="ce100">
            <text:p><text:s/>12.8<text:s/></text:p>
          </table:table-cell>
          <table:table-cell office:value-type="float" office:value="3.3765167946538486" table:style-name="ce101">
            <text:p><text:s/>3.4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17" table:style-name="ce99">
            <text:p>317</text:p>
          </table:table-cell>
          <table:table-cell office:value-type="float" office:value="23.019400000000001" table:style-name="ce100">
            <text:p><text:s/>23.0<text:s/></text:p>
          </table:table-cell>
          <table:table-cell office:value-type="float" office:value="15.693431665858199" table:style-name="ce100">
            <text:p><text:s/>15.7<text:s/></text:p>
          </table:table-cell>
          <table:table-cell office:value-type="float" office:value="3.1532875758480055" table:style-name="ce101">
            <text:p><text:s/>3.2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68" table:style-name="ce99">
            <text:p>168</text:p>
          </table:table-cell>
          <table:table-cell office:value-type="float" office:value="11.8444" table:style-name="ce100">
            <text:p><text:s/>11.8<text:s/></text:p>
          </table:table-cell>
          <table:table-cell office:value-type="float" office:value="9.7486670561781192" table:style-name="ce100">
            <text:p><text:s/>9.7<text:s/></text:p>
          </table:table-cell>
          <table:table-cell office:value-type="float" office:value="2.3979446188980873" table:style-name="ce100">
            <text:p><text:s/>2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440" table:style-name="ce99">
            <text:p>440</text:p>
          </table:table-cell>
          <table:table-cell office:value-type="float" office:value="15.739682816773637" table:style-name="ce100">
            <text:p><text:s/>15.7<text:s/></text:p>
          </table:table-cell>
          <table:table-cell office:value-type="float" office:value="12.546067666186699" table:style-name="ce100">
            <text:p><text:s/>12.5<text:s/></text:p>
          </table:table-cell>
          <table:table-cell office:value-type="float" office:value="2.5792836625828008" table:style-name="ce101">
            <text:p><text:s/>2.6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302" table:style-name="ce99">
            <text:p>302</text:p>
          </table:table-cell>
          <table:table-cell office:value-type="float" office:value="21.930199999999999" table:style-name="ce100">
            <text:p><text:s/>21.9<text:s/></text:p>
          </table:table-cell>
          <table:table-cell office:value-type="float" office:value="16.302252368543101" table:style-name="ce100">
            <text:p><text:s/>16.3<text:s/></text:p>
          </table:table-cell>
          <table:table-cell office:value-type="float" office:value="3.0040783845618222" table:style-name="ce101">
            <text:p><text:s/>3.0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46" table:style-name="ce99">
            <text:p>146</text:p>
          </table:table-cell>
          <table:table-cell office:value-type="float" office:value="10.2933" table:style-name="ce100">
            <text:p><text:s/>10.3<text:s/></text:p>
          </table:table-cell>
          <table:table-cell office:value-type="float" office:value="5.8952703660243104" table:style-name="ce100">
            <text:p><text:s/>5.9<text:s/></text:p>
          </table:table-cell>
          <table:table-cell office:value-type="float" office:value="2.0839280616614331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3937" table:style-name="ce103">
            <text:p>3,937</text:p>
          </table:table-cell>
          <table:table-cell office:value-type="float" office:value="140.83438920372228" table:style-name="ce104">
            <text:p><text:s/>140.8<text:s/></text:p>
          </table:table-cell>
          <table:table-cell office:value-type="float" office:value="95.846562561409797" table:style-name="ce104">
            <text:p><text:s/>95.8<text:s/></text:p>
          </table:table-cell>
          <table:table-cell office:value-type="float" office:value="23.078726771792017" table:style-name="ce105">
            <text:p><text:s/>23.1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202" table:style-name="ce103">
            <text:p>2,202</text:p>
          </table:table-cell>
          <table:table-cell office:value-type="float" office:value="159.90176425672729" table:style-name="ce104">
            <text:p><text:s/>159.9<text:s/></text:p>
          </table:table-cell>
          <table:table-cell office:value-type="float" office:value="119.346407386607" table:style-name="ce104">
            <text:p><text:s/>119.3<text:s/></text:p>
          </table:table-cell>
          <table:table-cell office:value-type="float" office:value="21.9039092808117" table:style-name="ce105">
            <text:p><text:s/>21.9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705" table:style-name="ce103">
            <text:p>1,705</text:p>
          </table:table-cell>
          <table:table-cell office:value-type="float" office:value="120.20700986649267" table:style-name="ce104">
            <text:p><text:s/>120.2<text:s/></text:p>
          </table:table-cell>
          <table:table-cell office:value-type="float" office:value="74.226418811591302" table:style-name="ce104">
            <text:p><text:s/>74.2<text:s/></text:p>
          </table:table-cell>
          <table:table-cell office:value-type="float" office:value="24.336283185840706" table:style-name="ce104">
            <text:p><text:s/>24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31" table:style-name="ce99">
            <text:p>431</text:p>
          </table:table-cell>
          <table:table-cell office:value-type="float" office:value="15.417734759157813" table:style-name="ce100">
            <text:p><text:s/>15.4<text:s/></text:p>
          </table:table-cell>
          <table:table-cell office:value-type="float" office:value="10.7400409288923" table:style-name="ce100">
            <text:p><text:s/>10.7<text:s/></text:p>
          </table:table-cell>
          <table:table-cell office:value-type="float" office:value="2.5265255876663346" table:style-name="ce101">
            <text:p><text:s/>2.5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72" table:style-name="ce99">
            <text:p>272</text:p>
          </table:table-cell>
          <table:table-cell office:value-type="float" office:value="19.7517" table:style-name="ce100">
            <text:p><text:s/>19.8<text:s/></text:p>
          </table:table-cell>
          <table:table-cell office:value-type="float" office:value="15.690183674219099" table:style-name="ce100">
            <text:p><text:s/>15.7<text:s/></text:p>
          </table:table-cell>
          <table:table-cell office:value-type="float" office:value="2.7056600019894557" table:style-name="ce101">
            <text:p><text:s/>2.7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44" table:style-name="ce99">
            <text:p>144</text:p>
          </table:table-cell>
          <table:table-cell office:value-type="float" office:value="10.1523" table:style-name="ce100">
            <text:p><text:s/>10.2<text:s/></text:p>
          </table:table-cell>
          <table:table-cell office:value-type="float" office:value="6.05332130081083" table:style-name="ce100">
            <text:p><text:s/>6.1<text:s/></text:p>
          </table:table-cell>
          <table:table-cell office:value-type="float" office:value="2.0553811019126464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32" table:style-name="ce99">
            <text:p>332</text:p>
          </table:table-cell>
          <table:table-cell office:value-type="float" office:value="11.876306125383744" table:style-name="ce100">
            <text:p><text:s/>11.9<text:s/></text:p>
          </table:table-cell>
          <table:table-cell office:value-type="float" office:value="7.7886477756495598" table:style-name="ce100">
            <text:p><text:s/>7.8<text:s/></text:p>
          </table:table-cell>
          <table:table-cell office:value-type="float" office:value="1.9461867635852044" table:style-name="ce101">
            <text:p><text:s/>1.9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88" table:style-name="ce99">
            <text:p>188</text:p>
          </table:table-cell>
          <table:table-cell office:value-type="float" office:value="13.651899999999999" table:style-name="ce100">
            <text:p><text:s/>13.7<text:s/></text:p>
          </table:table-cell>
          <table:table-cell office:value-type="float" office:value="9.8035765271614093" table:style-name="ce100">
            <text:p><text:s/>9.8<text:s/></text:p>
          </table:table-cell>
          <table:table-cell office:value-type="float" office:value="1.8700885307868298" table:style-name="ce101">
            <text:p><text:s/>1.9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29" table:style-name="ce99">
            <text:p>129</text:p>
          </table:table-cell>
          <table:table-cell office:value-type="float" office:value="9.0947999999999993" table:style-name="ce100">
            <text:p><text:s/>9.1<text:s/></text:p>
          </table:table-cell>
          <table:table-cell office:value-type="float" office:value="5.6157400562972501" table:style-name="ce100">
            <text:p><text:s/>5.6<text:s/></text:p>
          </table:table-cell>
          <table:table-cell office:value-type="float" office:value="1.8412789037967456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82" table:style-name="ce99">
            <text:p>182</text:p>
          </table:table-cell>
          <table:table-cell office:value-type="float" office:value="6.510505165120005" table:style-name="ce100">
            <text:p><text:s/>6.5<text:s/></text:p>
          </table:table-cell>
          <table:table-cell office:value-type="float" office:value="3.5101399414360901" table:style-name="ce100">
            <text:p><text:s/>3.5<text:s/></text:p>
          </table:table-cell>
          <table:table-cell office:value-type="float" office:value="1.0668855149774312" table:style-name="ce101">
            <text:p><text:s/>1.1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75" table:style-name="ce99">
            <text:p>75</text:p>
          </table:table-cell>
          <table:table-cell office:value-type="float" office:value="5.4462000000000002" table:style-name="ce100">
            <text:p><text:s/>5.4<text:s/></text:p>
          </table:table-cell>
          <table:table-cell office:value-type="float" office:value="3.1983417832230598" table:style-name="ce100">
            <text:p><text:s/>3.2<text:s/></text:p>
          </table:table-cell>
          <table:table-cell office:value-type="float" office:value="0.74604595643091609" table:style-name="ce101">
            <text:p><text:s/>0.7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07" table:style-name="ce99">
            <text:p>107</text:p>
          </table:table-cell>
          <table:table-cell office:value-type="float" office:value="7.5437000000000003" table:style-name="ce100">
            <text:p><text:s/>7.5<text:s/></text:p>
          </table:table-cell>
          <table:table-cell office:value-type="float" office:value="3.81368954007606" table:style-name="ce100">
            <text:p><text:s/>3.8<text:s/></text:p>
          </table:table-cell>
          <table:table-cell office:value-type="float" office:value="1.5272623465600914" table:style-name="ce100">
            <text:p><text:s/>1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63" table:style-name="ce99">
            <text:p>163</text:p>
          </table:table-cell>
          <table:table-cell office:value-type="float" office:value="5.8308370434865973" table:style-name="ce100">
            <text:p><text:s/>5.8<text:s/></text:p>
          </table:table-cell>
          <table:table-cell office:value-type="float" office:value="3.2827541214325899" table:style-name="ce100">
            <text:p><text:s/>3.3<text:s/></text:p>
          </table:table-cell>
          <table:table-cell office:value-type="float" office:value="0.95550735682044674" table:style-name="ce101">
            <text:p><text:s/>1.0<text:s/></text:p>
          </table:table-cell>
          <table:table-cell office:value-type="string" table:style-name="ce111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72" table:style-name="ce99">
            <text:p>72</text:p>
          </table:table-cell>
          <table:table-cell office:value-type="float" office:value="5.2282999999999999" table:style-name="ce100">
            <text:p><text:s/>5.2<text:s/></text:p>
          </table:table-cell>
          <table:table-cell office:value-type="float" office:value="3.5886442338753799" table:style-name="ce100">
            <text:p><text:s/>3.6<text:s/></text:p>
          </table:table-cell>
          <table:table-cell office:value-type="float" office:value="0.71620411817367946" table:style-name="ce101">
            <text:p><text:s/>0.7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92" table:style-name="ce99">
            <text:p>92</text:p>
          </table:table-cell>
          <table:table-cell office:value-type="float" office:value="6.4862000000000002" table:style-name="ce100">
            <text:p><text:s/>6.5<text:s/></text:p>
          </table:table-cell>
          <table:table-cell office:value-type="float" office:value="3.3703717037688699" table:style-name="ce100">
            <text:p><text:s/>3.4<text:s/></text:p>
          </table:table-cell>
          <table:table-cell office:value-type="float" office:value="1.3131601484441906" table:style-name="ce100">
            <text:p><text:s/>1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149" table:style-name="ce107">
            <text:p>149</text:p>
          </table:table-cell>
          <table:table-cell office:value-type="float" office:value="5.3300289538619818" table:style-name="ce104">
            <text:p><text:s/>5.3<text:s/></text:p>
          </table:table-cell>
          <table:table-cell office:value-type="float" office:value="3.7023839952550399" table:style-name="ce104">
            <text:p><text:s/>3.7<text:s/></text:p>
          </table:table-cell>
          <table:table-cell office:value-type="float" office:value="0.87343924028372122" table:style-name="ce104">
            <text:p><text:s/>0.9<text:s/>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71" table:style-name="ce108">
            <text:p>71</text:p>
          </table:table-cell>
          <table:table-cell office:value-type="float" office:value="5.1557000000000004" table:style-name="ce104">
            <text:p><text:s/>5.2<text:s/></text:p>
          </table:table-cell>
          <table:table-cell office:value-type="float" office:value="3.19305385060188" table:style-name="ce104">
            <text:p><text:s/>3.2<text:s/></text:p>
          </table:table-cell>
          <table:table-cell office:value-type="float" office:value="0.70625683875460066" table:style-name="ce105">
            <text:p><text:s/>0.7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87" table:style-name="ce108">
            <text:p>87</text:p>
          </table:table-cell>
          <table:table-cell office:value-type="float" office:value="6.1337000000000002" table:style-name="ce104">
            <text:p><text:s/>6.1<text:s/></text:p>
          </table:table-cell>
          <table:table-cell office:value-type="float" office:value="4.1692320034569503" table:style-name="ce104">
            <text:p><text:s/>4.2<text:s/></text:p>
          </table:table-cell>
          <table:table-cell office:value-type="float" office:value="1.2417927490722238" table:style-name="ce104">
            <text:p><text:s/>1.2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2,795,482人,男性 1,377,096人,女性 1,418,387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臺中市.$A$1:臺中市.$S$28" table:base-cell-address="臺中市.$A$1"/>
        </table:named-expressions>
      </table:table>
      <table:table table:name="臺南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臺</text:span><text:s text:c="2"/><text:span text:style-name="T2">南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5202" table:style-name="ce99">
            <text:p>15,202</text:p>
          </table:table-cell>
          <table:table-cell office:value-type="float" office:value="806.39664243639788" table:style-name="ce100">
            <text:p><text:s/>806.4<text:s/></text:p>
          </table:table-cell>
          <table:table-cell office:value-type="float" office:value="432.59155926390201" table:style-name="ce100">
            <text:p><text:s/>432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8807" table:style-name="ce99">
            <text:p>8,807</text:p>
          </table:table-cell>
          <table:table-cell office:value-type="float" office:value="935.79741213285195" table:style-name="ce100">
            <text:p><text:s/>935.8<text:s/></text:p>
          </table:table-cell>
          <table:table-cell office:value-type="float" office:value="560.49412447845305" table:style-name="ce100">
            <text:p><text:s/>560.5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6395" table:style-name="ce99">
            <text:p>6,395</text:p>
          </table:table-cell>
          <table:table-cell office:value-type="float" office:value="677.39769123376414" table:style-name="ce100">
            <text:p><text:s/>677.4<text:s/></text:p>
          </table:table-cell>
          <table:table-cell office:value-type="float" office:value="316.92594737185698" table:style-name="ce100">
            <text:p><text:s/>316.9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4529" table:style-name="ce99">
            <text:p>4,529</text:p>
          </table:table-cell>
          <table:table-cell office:value-type="float" office:value="240.24270000000001" table:style-name="ce100">
            <text:p><text:s/>240.2<text:s/></text:p>
          </table:table-cell>
          <table:table-cell office:value-type="float" office:value="134.784025084158" table:style-name="ce100">
            <text:p><text:s/>134.8<text:s/></text:p>
          </table:table-cell>
          <table:table-cell office:value-type="float" office:value="29.79213261412972" table:style-name="ce101">
            <text:p><text:s/>29.8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684" table:style-name="ce99">
            <text:p>2,684</text:p>
          </table:table-cell>
          <table:table-cell office:value-type="float" office:value="285.19130000000001" table:style-name="ce100">
            <text:p><text:s/>285.2<text:s/></text:p>
          </table:table-cell>
          <table:table-cell office:value-type="float" office:value="171.82934113408399" table:style-name="ce100">
            <text:p><text:s/>171.8<text:s/></text:p>
          </table:table-cell>
          <table:table-cell office:value-type="float" office:value="30.475757919836493" table:style-name="ce101">
            <text:p><text:s/>30.5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845" table:style-name="ce99">
            <text:p>1,845</text:p>
          </table:table-cell>
          <table:table-cell office:value-type="float" office:value="195.43373578206331" table:style-name="ce100">
            <text:p><text:s/>195.4<text:s/></text:p>
          </table:table-cell>
          <table:table-cell office:value-type="float" office:value="101.474450706471" table:style-name="ce100">
            <text:p><text:s/>101.5<text:s/></text:p>
          </table:table-cell>
          <table:table-cell office:value-type="float" office:value="28.850664581704457" table:style-name="ce100">
            <text:p><text:s/>28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678" table:style-name="ce99">
            <text:p>1,678</text:p>
          </table:table-cell>
          <table:table-cell office:value-type="float" office:value="89.010199999999998" table:style-name="ce100">
            <text:p><text:s/>89.0<text:s/></text:p>
          </table:table-cell>
          <table:table-cell office:value-type="float" office:value="45.848699898163503" table:style-name="ce100">
            <text:p><text:s/>45.8<text:s/></text:p>
          </table:table-cell>
          <table:table-cell office:value-type="float" office:value="11.038021312985133" table:style-name="ce101">
            <text:p><text:s/>11.0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986" table:style-name="ce99">
            <text:p>986</text:p>
          </table:table-cell>
          <table:table-cell office:value-type="float" office:value="104.7685" table:style-name="ce100">
            <text:p><text:s/>104.8<text:s/></text:p>
          </table:table-cell>
          <table:table-cell office:value-type="float" office:value="61.004114453736598" table:style-name="ce100">
            <text:p><text:s/>61.0<text:s/></text:p>
          </table:table-cell>
          <table:table-cell office:value-type="float" office:value="11.195639831951857" table:style-name="ce101">
            <text:p><text:s/>11.2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692" table:style-name="ce99">
            <text:p>692</text:p>
          </table:table-cell>
          <table:table-cell office:value-type="float" office:value="73.30089168628065" table:style-name="ce100">
            <text:p><text:s/>73.3<text:s/></text:p>
          </table:table-cell>
          <table:table-cell office:value-type="float" office:value="32.185493717688402" table:style-name="ce100">
            <text:p><text:s/>32.2<text:s/></text:p>
          </table:table-cell>
          <table:table-cell office:value-type="float" office:value="10.820953870211103" table:style-name="ce100">
            <text:p><text:s/>1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142" table:style-name="ce99">
            <text:p>1,142</text:p>
          </table:table-cell>
          <table:table-cell office:value-type="float" office:value="60.577800000000003" table:style-name="ce100">
            <text:p><text:s/>60.6<text:s/></text:p>
          </table:table-cell>
          <table:table-cell office:value-type="float" office:value="27.209299300209398" table:style-name="ce100">
            <text:p><text:s/>27.2<text:s/></text:p>
          </table:table-cell>
          <table:table-cell office:value-type="float" office:value="7.5121694513879751" table:style-name="ce101">
            <text:p><text:s/>7.5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682" table:style-name="ce99">
            <text:p>682</text:p>
          </table:table-cell>
          <table:table-cell office:value-type="float" office:value="72.4666" table:style-name="ce100">
            <text:p><text:s/>72.5<text:s/></text:p>
          </table:table-cell>
          <table:table-cell office:value-type="float" office:value="38.066882855558099" table:style-name="ce100">
            <text:p><text:s/>38.1<text:s/></text:p>
          </table:table-cell>
          <table:table-cell office:value-type="float" office:value="7.743840127171568" table:style-name="ce101">
            <text:p><text:s/>7.7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04" table:style-name="ce99">
            <text:p>504</text:p>
          </table:table-cell>
          <table:table-cell office:value-type="float" office:value="53.386776603880712" table:style-name="ce100">
            <text:p><text:s/>53.4<text:s/></text:p>
          </table:table-cell>
          <table:table-cell office:value-type="float" office:value="23.6085641839495" table:style-name="ce100">
            <text:p><text:s/>23.6<text:s/></text:p>
          </table:table-cell>
          <table:table-cell office:value-type="float" office:value="7.8811571540265835" table:style-name="ce100">
            <text:p><text:s/>7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090" table:style-name="ce99">
            <text:p>1,090</text:p>
          </table:table-cell>
          <table:table-cell office:value-type="float" office:value="57.819499999999998" table:style-name="ce100">
            <text:p><text:s/>57.8<text:s/></text:p>
          </table:table-cell>
          <table:table-cell office:value-type="float" office:value="28.587370205384499" table:style-name="ce100">
            <text:p><text:s/>28.6<text:s/></text:p>
          </table:table-cell>
          <table:table-cell office:value-type="float" office:value="7.1701091961583998" table:style-name="ce101">
            <text:p><text:s/>7.2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614" table:style-name="ce99">
            <text:p>614</text:p>
          </table:table-cell>
          <table:table-cell office:value-type="float" office:value="65.241200000000006" table:style-name="ce100">
            <text:p><text:s/>65.2<text:s/></text:p>
          </table:table-cell>
          <table:table-cell office:value-type="float" office:value="37.251198887917496" table:style-name="ce100">
            <text:p><text:s/>37.3<text:s/></text:p>
          </table:table-cell>
          <table:table-cell office:value-type="float" office:value="6.9717270353128198" table:style-name="ce101">
            <text:p><text:s/>7.0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476" table:style-name="ce99">
            <text:p>476</text:p>
          </table:table-cell>
          <table:table-cell office:value-type="float" office:value="50.420844570331788" table:style-name="ce100">
            <text:p><text:s/>50.4<text:s/></text:p>
          </table:table-cell>
          <table:table-cell office:value-type="float" office:value="20.992565277721301" table:style-name="ce100">
            <text:p><text:s/>21.0<text:s/></text:p>
          </table:table-cell>
          <table:table-cell office:value-type="float" office:value="7.4433150899139955" table:style-name="ce100">
            <text:p><text:s/>7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038" table:style-name="ce99">
            <text:p>1,038</text:p>
          </table:table-cell>
          <table:table-cell office:value-type="float" office:value="55.061100000000003" table:style-name="ce100">
            <text:p><text:s/>55.1<text:s/></text:p>
          </table:table-cell>
          <table:table-cell office:value-type="float" office:value="28.323360468394601" table:style-name="ce100">
            <text:p><text:s/>28.3<text:s/></text:p>
          </table:table-cell>
          <table:table-cell office:value-type="float" office:value="6.8280489409288254" table:style-name="ce101">
            <text:p><text:s/>6.8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34" table:style-name="ce99">
            <text:p>534</text:p>
          </table:table-cell>
          <table:table-cell office:value-type="float" office:value="56.740699999999997" table:style-name="ce100">
            <text:p><text:s/>56.7<text:s/></text:p>
          </table:table-cell>
          <table:table-cell office:value-type="float" office:value="33.273521580857398" table:style-name="ce100">
            <text:p><text:s/>33.3<text:s/></text:p>
          </table:table-cell>
          <table:table-cell office:value-type="float" office:value="6.0633586919495857" table:style-name="ce101">
            <text:p><text:s/>6.1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460" table:style-name="ce99">
            <text:p>460</text:p>
          </table:table-cell>
          <table:table-cell office:value-type="float" office:value="48.726026265446677" table:style-name="ce100">
            <text:p><text:s/>48.7<text:s/></text:p>
          </table:table-cell>
          <table:table-cell office:value-type="float" office:value="18.399672270491401" table:style-name="ce100">
            <text:p><text:s/>18.4<text:s/></text:p>
          </table:table-cell>
          <table:table-cell office:value-type="float" office:value="7.1931196247068021" table:style-name="ce100">
            <text:p><text:s/>7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619" table:style-name="ce99">
            <text:p>619</text:p>
          </table:table-cell>
          <table:table-cell office:value-type="float" office:value="32.835099999999997" table:style-name="ce100">
            <text:p><text:s/>32.8<text:s/></text:p>
          </table:table-cell>
          <table:table-cell office:value-type="float" office:value="22.588123156328798" table:style-name="ce100">
            <text:p><text:s/>22.6<text:s/></text:p>
          </table:table-cell>
          <table:table-cell office:value-type="float" office:value="4.0718326535982108" table:style-name="ce101">
            <text:p><text:s/>4.1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434" table:style-name="ce99">
            <text:p>434</text:p>
          </table:table-cell>
          <table:table-cell office:value-type="float" office:value="46.115099999999998" table:style-name="ce100">
            <text:p><text:s/>46.1<text:s/></text:p>
          </table:table-cell>
          <table:table-cell office:value-type="float" office:value="33.293537093561703" table:style-name="ce100">
            <text:p><text:s/>33.3<text:s/></text:p>
          </table:table-cell>
          <table:table-cell office:value-type="float" office:value="4.9278982627455434" table:style-name="ce101">
            <text:p><text:s/>4.9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67" table:style-name="ce99">
            <text:p>267</text:p>
          </table:table-cell>
          <table:table-cell office:value-type="float" office:value="28.282280462770139" table:style-name="ce100">
            <text:p><text:s/>28.3<text:s/></text:p>
          </table:table-cell>
          <table:table-cell office:value-type="float" office:value="10.885328260594401" table:style-name="ce100">
            <text:p><text:s/>10.9<text:s/></text:p>
          </table:table-cell>
          <table:table-cell office:value-type="float" office:value="4.1751368256450352" table:style-name="ce100">
            <text:p><text:s/>4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12" table:style-name="ce99">
            <text:p>512</text:p>
          </table:table-cell>
          <table:table-cell office:value-type="float" office:value="27.159199999999998" table:style-name="ce100">
            <text:p><text:s/>27.2<text:s/></text:p>
          </table:table-cell>
          <table:table-cell office:value-type="float" office:value="12.3034666179851" table:style-name="ce100">
            <text:p><text:s/>12.3<text:s/></text:p>
          </table:table-cell>
          <table:table-cell office:value-type="float" office:value="3.3679778976450465" table:style-name="ce101">
            <text:p><text:s/>3.4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28" table:style-name="ce99">
            <text:p>328</text:p>
          </table:table-cell>
          <table:table-cell office:value-type="float" office:value="34.851900000000001" table:style-name="ce100">
            <text:p><text:s/>34.9<text:s/></text:p>
          </table:table-cell>
          <table:table-cell office:value-type="float" office:value="18.2415473004815" table:style-name="ce100">
            <text:p><text:s/>18.2<text:s/></text:p>
          </table:table-cell>
          <table:table-cell office:value-type="float" office:value="3.7243102077892587" table:style-name="ce101">
            <text:p><text:s/>3.7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12" table:style-name="ce99">
            <text:p>212</text:p>
          </table:table-cell>
          <table:table-cell office:value-type="float" office:value="22.456342539727601" table:style-name="ce100">
            <text:p><text:s/>22.5<text:s/></text:p>
          </table:table-cell>
          <table:table-cell office:value-type="float" office:value="9.8209457883598397" table:style-name="ce100">
            <text:p><text:s/>9.8<text:s/></text:p>
          </table:table-cell>
          <table:table-cell office:value-type="float" office:value="3.3150899139953087" table:style-name="ce100">
            <text:p><text:s/>3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503" table:style-name="ce99">
            <text:p>503</text:p>
          </table:table-cell>
          <table:table-cell office:value-type="float" office:value="26.681799999999999" table:style-name="ce100">
            <text:p><text:s/>26.7<text:s/></text:p>
            <draw:frame draw:z-index="1" draw:id="id4" draw:style-name="a4" draw:name="圖表 1" svg:x="0.25347in" svg:y="0.3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office:value-type="float" office:value="12.4641704713131" table:style-name="ce100">
            <text:p><text:s/>12.5<text:s/></text:p>
          </table:table-cell>
          <table:table-cell office:value-type="float" office:value="3.308775161163005" table:style-name="ce101">
            <text:p><text:s/>3.3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36" table:style-name="ce99">
            <text:p>236</text:p>
          </table:table-cell>
          <table:table-cell office:value-type="float" office:value="25.0764" table:style-name="ce100">
            <text:p><text:s/>25.1<text:s/></text:p>
          </table:table-cell>
          <table:table-cell office:value-type="float" office:value="13.984313456883401" table:style-name="ce100">
            <text:p><text:s/>14.0<text:s/></text:p>
          </table:table-cell>
          <table:table-cell office:value-type="float" office:value="2.6796866129215395" table:style-name="ce101">
            <text:p><text:s/>2.7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85" table:style-name="ce99">
            <text:p>185</text:p>
          </table:table-cell>
          <table:table-cell office:value-type="float" office:value="19.596336650233994" table:style-name="ce100">
            <text:p><text:s/>19.6<text:s/></text:p>
          </table:table-cell>
          <table:table-cell office:value-type="float" office:value="12.3209380075117" table:style-name="ce100">
            <text:p><text:s/>12.3<text:s/></text:p>
          </table:table-cell>
          <table:table-cell office:value-type="float" office:value="2.8928850664581702" table:style-name="ce100">
            <text:p><text:s/>2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447" table:style-name="ce99">
            <text:p>447</text:p>
          </table:table-cell>
          <table:table-cell office:value-type="float" office:value="23.711300000000001" table:style-name="ce100">
            <text:p><text:s/>23.7<text:s/></text:p>
          </table:table-cell>
          <table:table-cell office:value-type="float" office:value="11.9468287688437" table:style-name="ce100">
            <text:p><text:s/>11.9<text:s/></text:p>
          </table:table-cell>
          <table:table-cell office:value-type="float" office:value="2.9404025786080781" table:style-name="ce101">
            <text:p><text:s/>2.9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35" table:style-name="ce99">
            <text:p>235</text:p>
          </table:table-cell>
          <table:table-cell office:value-type="float" office:value="24.970099999999999" table:style-name="ce100">
            <text:p><text:s/>25.0<text:s/></text:p>
          </table:table-cell>
          <table:table-cell office:value-type="float" office:value="14.3176605159835" table:style-name="ce100">
            <text:p><text:s/>14.3<text:s/></text:p>
          </table:table-cell>
          <table:table-cell office:value-type="float" office:value="2.6683320086294993" table:style-name="ce101">
            <text:p><text:s/>2.7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84" table:style-name="ce99">
            <text:p>184</text:p>
          </table:table-cell>
          <table:table-cell office:value-type="float" office:value="19.490410506178673" table:style-name="ce100">
            <text:p><text:s/>19.5<text:s/></text:p>
          </table:table-cell>
          <table:table-cell office:value-type="float" office:value="7.6660045953687002" table:style-name="ce100">
            <text:p><text:s/>7.7<text:s/></text:p>
          </table:table-cell>
          <table:table-cell office:value-type="float" office:value="2.8772478498827208" table:style-name="ce100">
            <text:p><text:s/>2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337" table:style-name="ce99">
            <text:p>337</text:p>
          </table:table-cell>
          <table:table-cell office:value-type="float" office:value="17.876300000000001" table:style-name="ce100">
            <text:p><text:s/>17.9<text:s/></text:p>
          </table:table-cell>
          <table:table-cell office:value-type="float" office:value="10.5225992230672" table:style-name="ce100">
            <text:p><text:s/>10.5<text:s/></text:p>
          </table:table-cell>
          <table:table-cell office:value-type="float" office:value="2.2168135771608997" table:style-name="ce101">
            <text:p><text:s/>2.2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26" table:style-name="ce99">
            <text:p>226</text:p>
          </table:table-cell>
          <table:table-cell office:value-type="float" office:value="24.0138" table:style-name="ce100">
            <text:p><text:s/>24.0<text:s/></text:p>
          </table:table-cell>
          <table:table-cell office:value-type="float" office:value="17.750597012614101" table:style-name="ce100">
            <text:p><text:s/>17.8<text:s/></text:p>
          </table:table-cell>
          <table:table-cell office:value-type="float" office:value="2.5661405700011355" table:style-name="ce101">
            <text:p><text:s/>2.6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23" table:style-name="ce99">
            <text:p>123</text:p>
          </table:table-cell>
          <table:table-cell office:value-type="float" office:value="13.028915718804221" table:style-name="ce100">
            <text:p><text:s/>13.0<text:s/></text:p>
          </table:table-cell>
          <table:table-cell office:value-type="float" office:value="4.4702650698276303" table:style-name="ce100">
            <text:p><text:s/>4.5<text:s/></text:p>
          </table:table-cell>
          <table:table-cell office:value-type="float" office:value="1.9233776387802972" table:style-name="ce100">
            <text:p><text:s/>1.9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3307" table:style-name="ce103">
            <text:p>3,307</text:p>
          </table:table-cell>
          <table:table-cell office:value-type="float" office:value="175.42124039844546" table:style-name="ce104">
            <text:p><text:s/>175.4<text:s/></text:p>
          </table:table-cell>
          <table:table-cell office:value-type="float" office:value="98.013616070053999" table:style-name="ce104">
            <text:p><text:s/>98.0<text:s/></text:p>
          </table:table-cell>
          <table:table-cell office:value-type="float" office:value="21.753716616234705" table:style-name="ce105">
            <text:p><text:s/>21.8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848" table:style-name="ce103">
            <text:p>1,848</text:p>
          </table:table-cell>
          <table:table-cell office:value-type="float" office:value="196.36126009100835" table:style-name="ce104">
            <text:p><text:s/>196.4<text:s/></text:p>
          </table:table-cell>
          <table:table-cell office:value-type="float" office:value="121.48141018677499" table:style-name="ce104">
            <text:p><text:s/>121.5<text:s/></text:p>
          </table:table-cell>
          <table:table-cell office:value-type="float" office:value="20.983308731690702" table:style-name="ce105">
            <text:p><text:s/>21.0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447" table:style-name="ce103">
            <text:p>1,447</text:p>
          </table:table-cell>
          <table:table-cell office:value-type="float" office:value="153.27513044804641" table:style-name="ce104">
            <text:p><text:s/>153.3<text:s/></text:p>
          </table:table-cell>
          <table:table-cell office:value-type="float" office:value="75.101719493873006" table:style-name="ce104">
            <text:p><text:s/>75.1<text:s/></text:p>
          </table:table-cell>
          <table:table-cell office:value-type="float" office:value="22.627052384675526" table:style-name="ce104">
            <text:p><text:s/>22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28" table:style-name="ce99">
            <text:p>328</text:p>
          </table:table-cell>
          <table:table-cell office:value-type="float" office:value="17.398900000000001" table:style-name="ce100">
            <text:p><text:s/>17.4<text:s/></text:p>
          </table:table-cell>
          <table:table-cell office:value-type="float" office:value="12.6927723644644" table:style-name="ce100">
            <text:p><text:s/>12.7<text:s/></text:p>
          </table:table-cell>
          <table:table-cell office:value-type="float" office:value="2.1576108406788581" table:style-name="ce101">
            <text:p><text:s/>2.2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20" table:style-name="ce99">
            <text:p>220</text:p>
          </table:table-cell>
          <table:table-cell office:value-type="float" office:value="23.376300000000001" table:style-name="ce100">
            <text:p><text:s/>23.4<text:s/></text:p>
          </table:table-cell>
          <table:table-cell office:value-type="float" office:value="15.012346154983399" table:style-name="ce100">
            <text:p><text:s/>15.0<text:s/></text:p>
          </table:table-cell>
          <table:table-cell office:value-type="float" office:value="2.498012944248893" table:style-name="ce101">
            <text:p><text:s/>2.5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17" table:style-name="ce99">
            <text:p>117</text:p>
          </table:table-cell>
          <table:table-cell office:value-type="float" office:value="12.393358854472307" table:style-name="ce100">
            <text:p><text:s/>12.4<text:s/></text:p>
          </table:table-cell>
          <table:table-cell office:value-type="float" office:value="5.9767858561985898" table:style-name="ce100">
            <text:p><text:s/>6.0<text:s/></text:p>
          </table:table-cell>
          <table:table-cell office:value-type="float" office:value="1.8295543393275997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259" table:style-name="ce99">
            <text:p>259</text:p>
          </table:table-cell>
          <table:table-cell office:value-type="float" office:value="13.7387" table:style-name="ce100">
            <text:p><text:s/>13.7<text:s/></text:p>
          </table:table-cell>
          <table:table-cell office:value-type="float" office:value="6.6153769110752503" table:style-name="ce100">
            <text:p><text:s/>6.6<text:s/></text:p>
          </table:table-cell>
          <table:table-cell office:value-type="float" office:value="1.7037231943165374" table:style-name="ce101">
            <text:p><text:s/>1.7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47" table:style-name="ce99">
            <text:p>147</text:p>
          </table:table-cell>
          <table:table-cell office:value-type="float" office:value="15.6196" table:style-name="ce100">
            <text:p><text:s/>15.6<text:s/></text:p>
          </table:table-cell>
          <table:table-cell office:value-type="float" office:value="8.6895304371235706" table:style-name="ce100">
            <text:p><text:s/>8.7<text:s/></text:p>
          </table:table-cell>
          <table:table-cell office:value-type="float" office:value="1.6691268309299421" table:style-name="ce101">
            <text:p><text:s/>1.7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17" table:style-name="ce99">
            <text:p>117</text:p>
          </table:table-cell>
          <table:table-cell office:value-type="float" office:value="12.393358854472307" table:style-name="ce100">
            <text:p><text:s/>12.4<text:s/></text:p>
          </table:table-cell>
          <table:table-cell office:value-type="float" office:value="4.1820618364912097" table:style-name="ce100">
            <text:p><text:s/>4.2<text:s/></text:p>
          </table:table-cell>
          <table:table-cell office:value-type="float" office:value="1.8295543393275997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99" table:style-name="ce99">
            <text:p>199</text:p>
          </table:table-cell>
          <table:table-cell office:value-type="float" office:value="10.555999999999999" table:style-name="ce100">
            <text:p><text:s/>10.6<text:s/></text:p>
          </table:table-cell>
          <table:table-cell office:value-type="float" office:value="4.1977570539088997" table:style-name="ce100">
            <text:p><text:s/>4.2<text:s/></text:p>
          </table:table-cell>
          <table:table-cell office:value-type="float" office:value="1.3090382844362585" table:style-name="ce101">
            <text:p><text:s/>1.3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82" table:style-name="ce99">
            <text:p>82</text:p>
          </table:table-cell>
          <table:table-cell office:value-type="float" office:value="8.7128999999999994" table:style-name="ce100">
            <text:p><text:s/>8.7<text:s/></text:p>
          </table:table-cell>
          <table:table-cell office:value-type="float" office:value="4.1852011409290899" table:style-name="ce100">
            <text:p><text:s/>4.2<text:s/></text:p>
          </table:table-cell>
          <table:table-cell office:value-type="float" office:value="0.93107755194731467" table:style-name="ce101">
            <text:p><text:s/>0.9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12" table:style-name="ce99">
            <text:p>112</text:p>
          </table:table-cell>
          <table:table-cell office:value-type="float" office:value="11.863728134195712" table:style-name="ce100">
            <text:p><text:s/>11.9<text:s/></text:p>
          </table:table-cell>
          <table:table-cell office:value-type="float" office:value="4.8000894520394697" table:style-name="ce100">
            <text:p><text:s/>4.8<text:s/></text:p>
          </table:table-cell>
          <table:table-cell office:value-type="float" office:value="1.7513682564503519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111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96" table:style-name="ce99">
            <text:p>196</text:p>
          </table:table-cell>
          <table:table-cell office:value-type="float" office:value="10.3969" table:style-name="ce100">
            <text:p><text:s/>10.4<text:s/></text:p>
          </table:table-cell>
          <table:table-cell office:value-type="float" office:value="4.2992503430246396" table:style-name="ce100">
            <text:p><text:s/>4.3<text:s/></text:p>
          </table:table-cell>
          <table:table-cell office:value-type="float" office:value="1.2893040389422445" table:style-name="ce101">
            <text:p><text:s/>1.3<text:s/></text:p>
          </table:table-cell>
          <table:table-cell office:value-type="string" table:style-name="ce111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74" table:style-name="ce99">
            <text:p>74</text:p>
          </table:table-cell>
          <table:table-cell office:value-type="float" office:value="7.8628999999999998" table:style-name="ce100">
            <text:p><text:s/>7.9<text:s/></text:p>
          </table:table-cell>
          <table:table-cell office:value-type="float" office:value="4.7162783767629604" table:style-name="ce100">
            <text:p><text:s/>4.7<text:s/></text:p>
          </table:table-cell>
          <table:table-cell office:value-type="float" office:value="0.84024071761099128" table:style-name="ce101">
            <text:p><text:s/>0.8<text:s/></text:p>
          </table:table-cell>
          <table:table-cell office:value-type="string" table:style-name="ce111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02" table:style-name="ce99">
            <text:p>102</text:p>
          </table:table-cell>
          <table:table-cell office:value-type="float" office:value="10.804466693642526" table:style-name="ce100">
            <text:p><text:s/>10.8<text:s/></text:p>
          </table:table-cell>
          <table:table-cell office:value-type="float" office:value="7.7595786736628698" table:style-name="ce100">
            <text:p><text:s/>7.8<text:s/></text:p>
          </table:table-cell>
          <table:table-cell office:value-type="float" office:value="1.5949960906958562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112">
            <text:p>15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123" table:style-name="ce108">
            <text:p>123</text:p>
          </table:table-cell>
          <table:table-cell office:value-type="float" office:value="6.5244999999999997" table:style-name="ce104">
            <text:p><text:s/>6.5<text:s/></text:p>
          </table:table-cell>
          <table:table-cell office:value-type="float" office:value="3.4579201420692098" table:style-name="ce104">
            <text:p><text:s/>3.5<text:s/></text:p>
          </table:table-cell>
          <table:table-cell office:value-type="float" office:value="0.80910406525457179" table:style-name="ce105">
            <text:p><text:s/>0.8<text:s/>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73" table:style-name="ce108">
            <text:p>73</text:p>
          </table:table-cell>
          <table:table-cell office:value-type="float" office:value="7.7565999999999997" table:style-name="ce104">
            <text:p><text:s/>7.8<text:s/></text:p>
          </table:table-cell>
          <table:table-cell office:value-type="float" office:value="3.9363029573061099" table:style-name="ce104">
            <text:p><text:s/>3.9<text:s/></text:p>
          </table:table-cell>
          <table:table-cell office:value-type="float" office:value="0.82888611331895079" table:style-name="ce104">
            <text:p><text:s/>0.8<text:s/>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49" table:style-name="ce108">
            <text:p>49</text:p>
          </table:table-cell>
          <table:table-cell office:value-type="float" office:value="5.1903810587106243" table:style-name="ce104">
            <text:p><text:s/>5.2<text:s/></text:p>
          </table:table-cell>
          <table:table-cell office:value-type="float" office:value="2.4246544692001599" table:style-name="ce104">
            <text:p><text:s/>2.4<text:s/></text:p>
          </table:table-cell>
          <table:table-cell office:value-type="float" office:value="0.76622361219702895" table:style-name="ce104">
            <text:p><text:s/>0.8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1,885,177人,男性 941,123人,女性 944,054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臺南市.$A$1:臺南市.$S$28" table:base-cell-address="臺南市.$A$1"/>
        </table:named-expressions>
      </table:table>
      <table:table table:name="高雄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高</text:span><text:s text:c="2"/><text:span text:style-name="T2">雄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1545" table:style-name="ce99">
            <text:p>21,545</text:p>
          </table:table-cell>
          <table:table-cell office:value-type="float" office:value="776.33414978438668" table:style-name="ce100">
            <text:p><text:s/>776.3<text:s/></text:p>
          </table:table-cell>
          <table:table-cell office:value-type="float" office:value="454.40835473688702" table:style-name="ce100">
            <text:p><text:s/>454.4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2859" table:style-name="ce99">
            <text:p>12,859</text:p>
          </table:table-cell>
          <table:table-cell office:value-type="float" office:value="936.06049488402425" table:style-name="ce100">
            <text:p><text:s/>936.1<text:s/></text:p>
          </table:table-cell>
          <table:table-cell office:value-type="float" office:value="584.58544597203695" table:style-name="ce100">
            <text:p><text:s/>584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8686" table:style-name="ce99">
            <text:p>8,686</text:p>
          </table:table-cell>
          <table:table-cell office:value-type="float" office:value="619.77050795708703" table:style-name="ce100">
            <text:p><text:s/>619.8<text:s/></text:p>
          </table:table-cell>
          <table:table-cell office:value-type="float" office:value="337.83197096398499" table:style-name="ce100">
            <text:p><text:s/>337.8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6212" table:style-name="ce99">
            <text:p>6,212</text:p>
          </table:table-cell>
          <table:table-cell office:value-type="float" office:value="223.83789999999999" table:style-name="ce100">
            <text:p><text:s/>223.8<text:s/></text:p>
          </table:table-cell>
          <table:table-cell office:value-type="float" office:value="131.678062008355" table:style-name="ce100">
            <text:p><text:s/>131.7<text:s/></text:p>
          </table:table-cell>
          <table:table-cell office:value-type="float" office:value="28.832675794847994" table:style-name="ce101">
            <text:p><text:s/>28.8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831" table:style-name="ce99">
            <text:p>3,831</text:p>
          </table:table-cell>
          <table:table-cell office:value-type="float" office:value="278.87454358042595" table:style-name="ce100">
            <text:p><text:s/>278.9<text:s/></text:p>
          </table:table-cell>
          <table:table-cell office:value-type="float" office:value="173.76221200019299" table:style-name="ce100">
            <text:p><text:s/>173.8<text:s/></text:p>
          </table:table-cell>
          <table:table-cell office:value-type="float" office:value="29.792363325297458" table:style-name="ce101">
            <text:p><text:s/>29.8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381" table:style-name="ce99">
            <text:p>2,381</text:p>
          </table:table-cell>
          <table:table-cell office:value-type="float" office:value="169.89099999999999" table:style-name="ce100">
            <text:p><text:s/>169.9<text:s/></text:p>
          </table:table-cell>
          <table:table-cell office:value-type="float" office:value="94.525008219885393" table:style-name="ce100">
            <text:p><text:s/>94.5<text:s/></text:p>
          </table:table-cell>
          <table:table-cell office:value-type="float" office:value="27.411927239235553" table:style-name="ce100">
            <text:p><text:s/>27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201" table:style-name="ce99">
            <text:p>2,201</text:p>
          </table:table-cell>
          <table:table-cell office:value-type="float" office:value="79.308899999999994" table:style-name="ce100">
            <text:p><text:s/>79.3<text:s/></text:p>
          </table:table-cell>
          <table:table-cell office:value-type="float" office:value="44.536503677692302" table:style-name="ce100">
            <text:p><text:s/>44.5<text:s/></text:p>
          </table:table-cell>
          <table:table-cell office:value-type="float" office:value="10.215827338129497" table:style-name="ce101">
            <text:p><text:s/>10.2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300" table:style-name="ce99">
            <text:p>1,300</text:p>
          </table:table-cell>
          <table:table-cell office:value-type="float" office:value="94.632447573624049" table:style-name="ce100">
            <text:p><text:s/>94.6<text:s/></text:p>
          </table:table-cell>
          <table:table-cell office:value-type="float" office:value="57.196395110373999" table:style-name="ce100">
            <text:p><text:s/>57.2<text:s/></text:p>
          </table:table-cell>
          <table:table-cell office:value-type="float" office:value="10.109650828213702" table:style-name="ce101">
            <text:p><text:s/>10.1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901" table:style-name="ce99">
            <text:p>901</text:p>
          </table:table-cell>
          <table:table-cell office:value-type="float" office:value="64.288799999999995" table:style-name="ce100">
            <text:p><text:s/>64.3<text:s/></text:p>
          </table:table-cell>
          <table:table-cell office:value-type="float" office:value="33.161935612082502" table:style-name="ce100">
            <text:p><text:s/>33.2<text:s/></text:p>
          </table:table-cell>
          <table:table-cell office:value-type="float" office:value="10.373014045590606" table:style-name="ce100">
            <text:p><text:s/>10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724" table:style-name="ce99">
            <text:p>1,724</text:p>
          </table:table-cell>
          <table:table-cell office:value-type="float" office:value="62.121099999999998" table:style-name="ce100">
            <text:p><text:s/>62.1<text:s/></text:p>
          </table:table-cell>
          <table:table-cell office:value-type="float" office:value="32.370301011933201" table:style-name="ce100">
            <text:p><text:s/>32.4<text:s/></text:p>
          </table:table-cell>
          <table:table-cell office:value-type="float" office:value="8.0018565792527276" table:style-name="ce101">
            <text:p><text:s/>8.0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044" table:style-name="ce99">
            <text:p>1,044</text:p>
          </table:table-cell>
          <table:table-cell office:value-type="float" office:value="75.997134820664229" table:style-name="ce100">
            <text:p><text:s/>76.0<text:s/></text:p>
          </table:table-cell>
          <table:table-cell office:value-type="float" office:value="42.381853948123599" table:style-name="ce100">
            <text:p><text:s/>42.4<text:s/></text:p>
          </table:table-cell>
          <table:table-cell office:value-type="float" office:value="8.1188272805039272" table:style-name="ce101">
            <text:p><text:s/>8.1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680" table:style-name="ce99">
            <text:p>680</text:p>
          </table:table-cell>
          <table:table-cell office:value-type="float" office:value="48.5199" table:style-name="ce100">
            <text:p><text:s/>48.5<text:s/></text:p>
          </table:table-cell>
          <table:table-cell office:value-type="float" office:value="23.782218937339401" table:style-name="ce100">
            <text:p><text:s/>23.8<text:s/></text:p>
          </table:table-cell>
          <table:table-cell office:value-type="float" office:value="7.8286898457287588" table:style-name="ce100">
            <text:p><text:s/>7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295" table:style-name="ce99">
            <text:p>1,295</text:p>
          </table:table-cell>
          <table:table-cell office:value-type="float" office:value="46.6629" table:style-name="ce100">
            <text:p><text:s/>46.7<text:s/></text:p>
            <draw:frame draw:z-index="1" draw:id="id5" draw:style-name="a5" draw:name="圖表 1" svg:x="0.25347in" svg:y="0.375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office:value-type="float" office:value="25.9178418813921" table:style-name="ce100">
            <text:p><text:s/>25.9<text:s/></text:p>
          </table:table-cell>
          <table:table-cell office:value-type="float" office:value="6.0106753307031795" table:style-name="ce101">
            <text:p><text:s/>6.0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773" table:style-name="ce99">
            <text:p>773</text:p>
          </table:table-cell>
          <table:table-cell office:value-type="float" office:value="56.269909211085682" table:style-name="ce100">
            <text:p><text:s/>56.3<text:s/></text:p>
          </table:table-cell>
          <table:table-cell office:value-type="float" office:value="33.741858786140597" table:style-name="ce100">
            <text:p><text:s/>33.7<text:s/></text:p>
          </table:table-cell>
          <table:table-cell office:value-type="float" office:value="6.0113539155455324" table:style-name="ce101">
            <text:p><text:s/>6.0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78" table:style-name="ce99">
            <text:p>578</text:p>
          </table:table-cell>
          <table:table-cell office:value-type="float" office:value="41.241900000000001" table:style-name="ce100">
            <text:p><text:s/>41.2<text:s/></text:p>
          </table:table-cell>
          <table:table-cell office:value-type="float" office:value="21.0183236918845" table:style-name="ce100">
            <text:p><text:s/>21.0<text:s/></text:p>
          </table:table-cell>
          <table:table-cell office:value-type="float" office:value="6.6543863688694449" table:style-name="ce100">
            <text:p><text:s/>6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208" table:style-name="ce99">
            <text:p>1,208</text:p>
          </table:table-cell>
          <table:table-cell office:value-type="float" office:value="43.527999999999999" table:style-name="ce100">
            <text:p><text:s/>43.5<text:s/></text:p>
          </table:table-cell>
          <table:table-cell office:value-type="float" office:value="24.265470347897601" table:style-name="ce100">
            <text:p><text:s/>24.3<text:s/></text:p>
          </table:table-cell>
          <table:table-cell office:value-type="float" office:value="5.6068693432350898" table:style-name="ce101">
            <text:p><text:s/>5.6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630" table:style-name="ce99">
            <text:p>630</text:p>
          </table:table-cell>
          <table:table-cell office:value-type="float" office:value="45.860339977987039" table:style-name="ce100">
            <text:p><text:s/>45.9<text:s/></text:p>
          </table:table-cell>
          <table:table-cell office:value-type="float" office:value="27.817391914712399" table:style-name="ce100">
            <text:p><text:s/>27.8<text:s/></text:p>
          </table:table-cell>
          <table:table-cell office:value-type="float" office:value="4.8992923244420252" table:style-name="ce101">
            <text:p><text:s/>4.9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522" table:style-name="ce99">
            <text:p>522</text:p>
          </table:table-cell>
          <table:table-cell office:value-type="float" office:value="37.246099999999998" table:style-name="ce100">
            <text:p><text:s/>37.2<text:s/></text:p>
          </table:table-cell>
          <table:table-cell office:value-type="float" office:value="19.089158946461001" table:style-name="ce100">
            <text:p><text:s/>19.1<text:s/></text:p>
          </table:table-cell>
          <table:table-cell office:value-type="float" office:value="6.0096707345153124" table:style-name="ce100">
            <text:p><text:s/>6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920" table:style-name="ce99">
            <text:p>920</text:p>
          </table:table-cell>
          <table:table-cell office:value-type="float" office:value="33.150399999999998" table:style-name="ce100">
            <text:p><text:s/>33.2<text:s/></text:p>
          </table:table-cell>
          <table:table-cell office:value-type="float" office:value="17.799373442397801" table:style-name="ce100">
            <text:p><text:s/>17.8<text:s/></text:p>
          </table:table-cell>
          <table:table-cell office:value-type="float" office:value="4.2701322812717564" table:style-name="ce101">
            <text:p><text:s/>4.3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587" table:style-name="ce99">
            <text:p>587</text:p>
          </table:table-cell>
          <table:table-cell office:value-type="float" office:value="42.730189789013316" table:style-name="ce100">
            <text:p><text:s/>42.7<text:s/></text:p>
          </table:table-cell>
          <table:table-cell office:value-type="float" office:value="32.216290467880597" table:style-name="ce100">
            <text:p><text:s/>32.2<text:s/></text:p>
          </table:table-cell>
          <table:table-cell office:value-type="float" office:value="4.5648961816626485" table:style-name="ce101">
            <text:p><text:s/>4.6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449" table:style-name="ce99">
            <text:p>449</text:p>
          </table:table-cell>
          <table:table-cell office:value-type="float" office:value="32.037399999999998" table:style-name="ce100">
            <text:p><text:s/>32.0<text:s/></text:p>
          </table:table-cell>
          <table:table-cell office:value-type="float" office:value="15.762206393462201" table:style-name="ce100">
            <text:p><text:s/>15.8<text:s/></text:p>
          </table:table-cell>
          <table:table-cell office:value-type="float" office:value="5.1692378540179602" table:style-name="ce100">
            <text:p><text:s/>5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824" table:style-name="ce99">
            <text:p>824</text:p>
          </table:table-cell>
          <table:table-cell office:value-type="float" office:value="29.691299999999998" table:style-name="ce100">
            <text:p><text:s/>29.7<text:s/></text:p>
          </table:table-cell>
          <table:table-cell office:value-type="float" office:value="21.642227851987101" table:style-name="ce100">
            <text:p><text:s/>21.6<text:s/></text:p>
          </table:table-cell>
          <table:table-cell office:value-type="float" office:value="3.8245532606173125" table:style-name="ce101">
            <text:p><text:s/>3.8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489" table:style-name="ce99">
            <text:p>489</text:p>
          </table:table-cell>
          <table:table-cell office:value-type="float" office:value="35.596359125770888" table:style-name="ce100">
            <text:p><text:s/>35.6<text:s/></text:p>
          </table:table-cell>
          <table:table-cell office:value-type="float" office:value="20.308049680579799" table:style-name="ce100">
            <text:p><text:s/>20.3<text:s/></text:p>
          </table:table-cell>
          <table:table-cell office:value-type="float" office:value="3.8027840423050003" table:style-name="ce101">
            <text:p><text:s/>3.8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37" table:style-name="ce99">
            <text:p>337</text:p>
          </table:table-cell>
          <table:table-cell office:value-type="float" office:value="24.0458" table:style-name="ce100">
            <text:p><text:s/>24.0<text:s/></text:p>
          </table:table-cell>
          <table:table-cell office:value-type="float" office:value="12.065949562549401" table:style-name="ce100">
            <text:p><text:s/>12.1<text:s/></text:p>
          </table:table-cell>
          <table:table-cell office:value-type="float" office:value="3.8798065853096939" table:style-name="ce100">
            <text:p><text:s/>3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657" table:style-name="ce99">
            <text:p>657</text:p>
          </table:table-cell>
          <table:table-cell office:value-type="float" office:value="23.6737" table:style-name="ce100">
            <text:p><text:s/>23.7<text:s/></text:p>
          </table:table-cell>
          <table:table-cell office:value-type="float" office:value="12.567017595012199" table:style-name="ce100">
            <text:p><text:s/>12.6<text:s/></text:p>
          </table:table-cell>
          <table:table-cell office:value-type="float" office:value="3.0494314226038526" table:style-name="ce101">
            <text:p><text:s/>3.0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471" table:style-name="ce99">
            <text:p>471</text:p>
          </table:table-cell>
          <table:table-cell office:value-type="float" office:value="34.286063697828403" table:style-name="ce100">
            <text:p><text:s/>34.3<text:s/></text:p>
          </table:table-cell>
          <table:table-cell office:value-type="float" office:value="20.081629043293798" table:style-name="ce100">
            <text:p><text:s/>20.1<text:s/></text:p>
          </table:table-cell>
          <table:table-cell office:value-type="float" office:value="3.6628042616066567" table:style-name="ce101">
            <text:p><text:s/>3.7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37" table:style-name="ce99">
            <text:p>237</text:p>
          </table:table-cell>
          <table:table-cell office:value-type="float" office:value="16.910599999999999" table:style-name="ce100">
            <text:p><text:s/>16.9<text:s/></text:p>
          </table:table-cell>
          <table:table-cell office:value-type="float" office:value="11.4832210593875" table:style-name="ce100">
            <text:p><text:s/>11.5<text:s/></text:p>
          </table:table-cell>
          <table:table-cell office:value-type="float" office:value="2.7285286668201705" table:style-name="ce100">
            <text:p><text:s/>2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628" table:style-name="ce99">
            <text:p>628</text:p>
          </table:table-cell>
          <table:table-cell office:value-type="float" office:value="22.628799999999998" table:style-name="ce100">
            <text:p><text:s/>22.6<text:s/></text:p>
          </table:table-cell>
          <table:table-cell office:value-type="float" office:value="12.333745590331301" table:style-name="ce100">
            <text:p><text:s/>12.3<text:s/></text:p>
          </table:table-cell>
          <table:table-cell office:value-type="float" office:value="2.9148294267811559" table:style-name="ce101">
            <text:p><text:s/>2.9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373" table:style-name="ce99">
            <text:p>373</text:p>
          </table:table-cell>
          <table:table-cell office:value-type="float" office:value="27.152233034585976" table:style-name="ce100">
            <text:p><text:s/>27.2<text:s/></text:p>
          </table:table-cell>
          <table:table-cell office:value-type="float" office:value="17.894161659025599" table:style-name="ce100">
            <text:p><text:s/>17.9<text:s/></text:p>
          </table:table-cell>
          <table:table-cell office:value-type="float" office:value="2.9006921222490085" table:style-name="ce101">
            <text:p><text:s/>2.9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96" table:style-name="ce99">
            <text:p>196</text:p>
          </table:table-cell>
          <table:table-cell office:value-type="float" office:value="13.985099999999999" table:style-name="ce100">
            <text:p><text:s/>14.0<text:s/></text:p>
          </table:table-cell>
          <table:table-cell office:value-type="float" office:value="7.1520708909541604" table:style-name="ce100">
            <text:p><text:s/>7.2<text:s/></text:p>
          </table:table-cell>
          <table:table-cell office:value-type="float" office:value="2.2565047202394659" table:style-name="ce100">
            <text:p><text:s/>2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523" table:style-name="ce99">
            <text:p>523</text:p>
          </table:table-cell>
          <table:table-cell office:value-type="float" office:value="18.845300000000002" table:style-name="ce100">
            <text:p><text:s/>18.8<text:s/></text:p>
          </table:table-cell>
          <table:table-cell office:value-type="float" office:value="11.623970914253899" table:style-name="ce100">
            <text:p><text:s/>11.6<text:s/></text:p>
          </table:table-cell>
          <table:table-cell office:value-type="float" office:value="2.4274773729403574" table:style-name="ce101">
            <text:p><text:s/>2.4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02" table:style-name="ce99">
            <text:p>302</text:p>
          </table:table-cell>
          <table:table-cell office:value-type="float" office:value="21.983845513257279" table:style-name="ce100">
            <text:p><text:s/>22.0<text:s/></text:p>
          </table:table-cell>
          <table:table-cell office:value-type="float" office:value="16.2624138501088" table:style-name="ce100">
            <text:p><text:s/>16.3<text:s/></text:p>
          </table:table-cell>
          <table:table-cell office:value-type="float" office:value="2.3485496539388757" table:style-name="ce101">
            <text:p><text:s/>2.3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77" table:style-name="ce99">
            <text:p>177</text:p>
          </table:table-cell>
          <table:table-cell office:value-type="float" office:value="12.6294" table:style-name="ce100">
            <text:p><text:s/>12.6<text:s/></text:p>
          </table:table-cell>
          <table:table-cell office:value-type="float" office:value="9.6214508165219499" table:style-name="ce100">
            <text:p><text:s/>9.6<text:s/></text:p>
          </table:table-cell>
          <table:table-cell office:value-type="float" office:value="2.0377619157264562" table:style-name="ce100">
            <text:p><text:s/>2.0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5353" table:style-name="ce103">
            <text:p>5,353</text:p>
          </table:table-cell>
          <table:table-cell office:value-type="float" office:value="192.88543531194347" table:style-name="ce104">
            <text:p><text:s/>192.9<text:s/></text:p>
          </table:table-cell>
          <table:table-cell office:value-type="float" office:value="119.673840415635" table:style-name="ce104">
            <text:p><text:s/>119.7<text:s/></text:p>
          </table:table-cell>
          <table:table-cell office:value-type="float" office:value="24.84567184961708" table:style-name="ce105">
            <text:p><text:s/>24.8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3059" table:style-name="ce103">
            <text:p>3,059</text:p>
          </table:table-cell>
          <table:table-cell office:value-type="float" office:value="222.6774285597815" table:style-name="ce104">
            <text:p><text:s/>222.7<text:s/></text:p>
          </table:table-cell>
          <table:table-cell office:value-type="float" office:value="142.92318951160499" table:style-name="ce104">
            <text:p><text:s/>142.9<text:s/></text:p>
          </table:table-cell>
          <table:table-cell office:value-type="float" office:value="23.788786064235165" table:style-name="ce105">
            <text:p><text:s/>23.8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228" table:style-name="ce103">
            <text:p>2,228</text:p>
          </table:table-cell>
          <table:table-cell office:value-type="float" office:value="158.97406075620421" table:style-name="ce104">
            <text:p><text:s/>159.0<text:s/></text:p>
          </table:table-cell>
          <table:table-cell office:value-type="float" office:value="90.1704268334571" table:style-name="ce104">
            <text:p><text:s/>90.2<text:s/></text:p>
          </table:table-cell>
          <table:table-cell office:value-type="float" office:value="25.65047202394658" table:style-name="ce104">
            <text:p><text:s/>25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497" table:style-name="ce99">
            <text:p>497</text:p>
          </table:table-cell>
          <table:table-cell office:value-type="float" office:value="17.9084" table:style-name="ce100">
            <text:p><text:s/>17.9<text:s/></text:p>
          </table:table-cell>
          <table:table-cell office:value-type="float" office:value="9.8121411487857593" table:style-name="ce100">
            <text:p><text:s/>9.8<text:s/></text:p>
          </table:table-cell>
          <table:table-cell office:value-type="float" office:value="2.3067997215131122" table:style-name="ce101">
            <text:p><text:s/>2.3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01" table:style-name="ce99">
            <text:p>301</text:p>
          </table:table-cell>
          <table:table-cell office:value-type="float" office:value="21.911051322816029" table:style-name="ce100">
            <text:p><text:s/>21.9<text:s/></text:p>
          </table:table-cell>
          <table:table-cell office:value-type="float" office:value="12.828060864123801" table:style-name="ce100">
            <text:p><text:s/>12.8<text:s/></text:p>
          </table:table-cell>
          <table:table-cell office:value-type="float" office:value="2.3407729994556341" table:style-name="ce101">
            <text:p><text:s/>2.3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68" table:style-name="ce99">
            <text:p>168</text:p>
          </table:table-cell>
          <table:table-cell office:value-type="float" office:value="11.9872" table:style-name="ce100">
            <text:p><text:s/>12.0<text:s/></text:p>
          </table:table-cell>
          <table:table-cell office:value-type="float" office:value="6.0770608366167096" table:style-name="ce100">
            <text:p><text:s/>6.1<text:s/></text:p>
          </table:table-cell>
          <table:table-cell office:value-type="float" office:value="1.9341469030623992" table:style-name="ce100">
            <text:p><text:s/>1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479" table:style-name="ce99">
            <text:p>479</text:p>
          </table:table-cell>
          <table:table-cell office:value-type="float" office:value="17.259799999999998" table:style-name="ce100">
            <text:p><text:s/>17.3<text:s/></text:p>
          </table:table-cell>
          <table:table-cell office:value-type="float" office:value="12.836686045940199" table:style-name="ce100">
            <text:p><text:s/>12.8<text:s/></text:p>
          </table:table-cell>
          <table:table-cell office:value-type="float" office:value="2.2232536551404039" table:style-name="ce101">
            <text:p><text:s/>2.2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91" table:style-name="ce99">
            <text:p>291</text:p>
          </table:table-cell>
          <table:table-cell office:value-type="float" office:value="21.183109418403536" table:style-name="ce100">
            <text:p><text:s/>21.2<text:s/></text:p>
          </table:table-cell>
          <table:table-cell office:value-type="float" office:value="12.552645866269399" table:style-name="ce100">
            <text:p><text:s/>12.6<text:s/></text:p>
          </table:table-cell>
          <table:table-cell office:value-type="float" office:value="2.2630064546232211" table:style-name="ce101">
            <text:p><text:s/>2.3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50" table:style-name="ce99">
            <text:p>150</text:p>
          </table:table-cell>
          <table:table-cell office:value-type="float" office:value="10.7029" table:style-name="ce100">
            <text:p><text:s/>10.7<text:s/></text:p>
          </table:table-cell>
          <table:table-cell office:value-type="float" office:value="5.6781536772644001" table:style-name="ce100">
            <text:p><text:s/>5.7<text:s/></text:p>
          </table:table-cell>
          <table:table-cell office:value-type="float" office:value="1.7269168777342851" table:style-name="ce100">
            <text:p><text:s/>1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241" table:style-name="ce99">
            <text:p>241</text:p>
          </table:table-cell>
          <table:table-cell office:value-type="float" office:value="8.6838999999999995" table:style-name="ce100">
            <text:p><text:s/>8.7<text:s/></text:p>
          </table:table-cell>
          <table:table-cell office:value-type="float" office:value="4.8856325898594397" table:style-name="ce100">
            <text:p><text:s/>4.9<text:s/></text:p>
          </table:table-cell>
          <table:table-cell office:value-type="float" office:value="1.1185889997679277" table:style-name="ce101">
            <text:p><text:s/>1.1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140" table:style-name="ce99">
            <text:p>140</text:p>
          </table:table-cell>
          <table:table-cell office:value-type="float" office:value="10.191186661774896" table:style-name="ce100">
            <text:p><text:s/>10.2<text:s/></text:p>
          </table:table-cell>
          <table:table-cell office:value-type="float" office:value="6.2264219047193698" table:style-name="ce100">
            <text:p><text:s/>6.2<text:s/></text:p>
          </table:table-cell>
          <table:table-cell office:value-type="float" office:value="1.0887316276537833" table:style-name="ce101">
            <text:p><text:s/>1.1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17" table:style-name="ce99">
            <text:p>117</text:p>
          </table:table-cell>
          <table:table-cell office:value-type="float" office:value="8.3482000000000003" table:style-name="ce100">
            <text:p><text:s/>8.3<text:s/></text:p>
          </table:table-cell>
          <table:table-cell office:value-type="float" office:value="3.7285868783924299" table:style-name="ce100">
            <text:p><text:s/>3.7<text:s/></text:p>
          </table:table-cell>
          <table:table-cell office:value-type="float" office:value="1.3469951646327423" table:style-name="ce100">
            <text:p><text:s/>1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111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203" table:style-name="ce99">
            <text:p>203</text:p>
          </table:table-cell>
          <table:table-cell office:value-type="float" office:value="7.3147000000000002" table:style-name="ce100">
            <text:p><text:s/>7.3<text:s/></text:p>
          </table:table-cell>
          <table:table-cell office:value-type="float" office:value="3.4600627595169899" table:style-name="ce100">
            <text:p><text:s/>3.5<text:s/></text:p>
          </table:table-cell>
          <table:table-cell office:value-type="float" office:value="0.94221397075887681" table:style-name="ce101">
            <text:p><text:s/>0.9<text:s/></text:p>
          </table:table-cell>
          <table:table-cell office:value-type="string" table:style-name="ce111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86" table:style-name="ce99">
            <text:p>86</text:p>
          </table:table-cell>
          <table:table-cell office:value-type="float" office:value="6.2603003779474369" table:style-name="ce100">
            <text:p><text:s/>6.3<text:s/></text:p>
          </table:table-cell>
          <table:table-cell office:value-type="float" office:value="3.1893833196278298" table:style-name="ce100">
            <text:p><text:s/>3.2<text:s/></text:p>
          </table:table-cell>
          <table:table-cell office:value-type="float" office:value="0.66879228555875259" table:style-name="ce101">
            <text:p><text:s/>0.7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101" table:style-name="ce99">
            <text:p>101</text:p>
          </table:table-cell>
          <table:table-cell office:value-type="float" office:value="7.2065999999999999" table:style-name="ce100">
            <text:p><text:s/>7.2<text:s/></text:p>
          </table:table-cell>
          <table:table-cell office:value-type="float" office:value="3.7757668452188802" table:style-name="ce100">
            <text:p><text:s/>3.8<text:s/></text:p>
          </table:table-cell>
          <table:table-cell office:value-type="float" office:value="1.1627906976744187" table:style-name="ce100">
            <text:p><text:s/>1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112">
            <text:p>15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153" table:style-name="ce108">
            <text:p>153</text:p>
          </table:table-cell>
          <table:table-cell office:value-type="float" office:value="5.5129999999999999" table:style-name="ce104">
            <text:p><text:s/>5.5<text:s/></text:p>
          </table:table-cell>
          <table:table-cell office:value-type="float" office:value="2.9938698809131501" table:style-name="ce104">
            <text:p><text:s/>3.0<text:s/></text:p>
          </table:table-cell>
          <table:table-cell office:value-type="float" office:value="0.71014156416802043" table:style-name="ce104">
            <text:p><text:s/>0.7<text:s/>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84" table:style-name="ce108">
            <text:p>84</text:p>
          </table:table-cell>
          <table:table-cell office:value-type="float" office:value="6.114711997064938" table:style-name="ce104">
            <text:p><text:s/>6.1<text:s/></text:p>
          </table:table-cell>
          <table:table-cell office:value-type="float" office:value="3.6452018914920501" table:style-name="ce104">
            <text:p><text:s/>3.6<text:s/></text:p>
          </table:table-cell>
          <table:table-cell office:value-type="float" office:value="0.65323897659227004" table:style-name="ce105">
            <text:p><text:s/>0.7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75" table:style-name="ce108">
            <text:p>75</text:p>
          </table:table-cell>
          <table:table-cell office:value-type="float" office:value="5.3513999999999999" table:style-name="ce104">
            <text:p><text:s/>5.4<text:s/></text:p>
          </table:table-cell>
          <table:table-cell office:value-type="float" office:value="2.97952636564075" table:style-name="ce104">
            <text:p><text:s/>3.0<text:s/></text:p>
          </table:table-cell>
          <table:table-cell office:value-type="float" office:value="0.86345843886714257" table:style-name="ce104">
            <text:p><text:s/>0.9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2,775,223人,男性 1,373,736人,女性 1,401,487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高雄市.$A$1:高雄市.$S$28" table:base-cell-address="高雄市.$A$1"/>
        </table:named-expressions>
      </table:table>
      <table:table table:name="宜蘭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宜</text:span><text:s text:c="2"/><text:span text:style-name="T2">蘭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3921" table:style-name="ce99">
            <text:p>3,921</text:p>
          </table:table-cell>
          <table:table-cell office:value-type="float" office:value="860.03061980987638" table:style-name="ce100">
            <text:p><text:s/>860.0<text:s/></text:p>
          </table:table-cell>
          <table:table-cell office:value-type="float" office:value="438.34638874022198" table:style-name="ce100">
            <text:p><text:s/>438.3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253" table:style-name="ce99">
            <text:p>2,253</text:p>
          </table:table-cell>
          <table:table-cell office:value-type="float" office:value="977.433986329807" table:style-name="ce100">
            <text:p><text:s/>977.4<text:s/></text:p>
          </table:table-cell>
          <table:table-cell office:value-type="float" office:value="553.914078939766" table:style-name="ce100">
            <text:p><text:s/>553.9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668" table:style-name="ce99">
            <text:p>1,668</text:p>
          </table:table-cell>
          <table:table-cell office:value-type="float" office:value="739.97670936616203" table:style-name="ce100">
            <text:p><text:s/>740.0<text:s/></text:p>
          </table:table-cell>
          <table:table-cell office:value-type="float" office:value="331.54451165567701" table:style-name="ce100">
            <text:p><text:s/>331.5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094" table:style-name="ce99">
            <text:p>1,094</text:p>
          </table:table-cell>
          <table:table-cell office:value-type="float" office:value="239.95753585105962" table:style-name="ce100">
            <text:p><text:s/>240.0<text:s/></text:p>
          </table:table-cell>
          <table:table-cell office:value-type="float" office:value="129.16257935377499" table:style-name="ce100">
            <text:p><text:s/>129.2<text:s/></text:p>
          </table:table-cell>
          <table:table-cell office:value-type="float" office:value="27.901045651619484" table:style-name="ce101">
            <text:p><text:s/>27.9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654" table:style-name="ce99">
            <text:p>654</text:p>
          </table:table-cell>
          <table:table-cell office:value-type="float" office:value="283.72910000000002" table:style-name="ce100">
            <text:p><text:s/>283.7<text:s/></text:p>
          </table:table-cell>
          <table:table-cell office:value-type="float" office:value="164.648988963307" table:style-name="ce100">
            <text:p><text:s/>164.6<text:s/></text:p>
          </table:table-cell>
          <table:table-cell office:value-type="float" office:value="29.027962716378163" table:style-name="ce101">
            <text:p><text:s/>29.0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440" table:style-name="ce99">
            <text:p>440</text:p>
          </table:table-cell>
          <table:table-cell office:value-type="float" office:value="195.19759999999999" table:style-name="ce100">
            <text:p><text:s/>195.2<text:s/></text:p>
          </table:table-cell>
          <table:table-cell office:value-type="float" office:value="96.292250962957993" table:style-name="ce100">
            <text:p><text:s/>96.3<text:s/></text:p>
          </table:table-cell>
          <table:table-cell office:value-type="float" office:value="26.378896882494004" table:style-name="ce100">
            <text:p><text:s/>26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529" table:style-name="ce99">
            <text:p>529</text:p>
          </table:table-cell>
          <table:table-cell office:value-type="float" office:value="116.03065490421439" table:style-name="ce100">
            <text:p><text:s/>116.0<text:s/></text:p>
          </table:table-cell>
          <table:table-cell office:value-type="float" office:value="53.429202007464603" table:style-name="ce100">
            <text:p><text:s/>53.4<text:s/></text:p>
          </table:table-cell>
          <table:table-cell office:value-type="float" office:value="13.491456261157868" table:style-name="ce101">
            <text:p><text:s/>13.5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97" table:style-name="ce99">
            <text:p>297</text:p>
          </table:table-cell>
          <table:table-cell office:value-type="float" office:value="128.8494" table:style-name="ce100">
            <text:p><text:s/>128.8<text:s/></text:p>
          </table:table-cell>
          <table:table-cell office:value-type="float" office:value="70.174329288836304" table:style-name="ce100">
            <text:p><text:s/>70.2<text:s/></text:p>
          </table:table-cell>
          <table:table-cell office:value-type="float" office:value="13.182423435419441" table:style-name="ce101">
            <text:p><text:s/>13.2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32" table:style-name="ce99">
            <text:p>232</text:p>
          </table:table-cell>
          <table:table-cell office:value-type="float" office:value="102.9224" table:style-name="ce100">
            <text:p><text:s/>102.9<text:s/></text:p>
          </table:table-cell>
          <table:table-cell office:value-type="float" office:value="37.064568420337302" table:style-name="ce100">
            <text:p><text:s/>37.1<text:s/></text:p>
          </table:table-cell>
          <table:table-cell office:value-type="float" office:value="13.908872901678658" table:style-name="ce100">
            <text:p><text:s/>13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305" table:style-name="ce99">
            <text:p>305</text:p>
          </table:table-cell>
          <table:table-cell office:value-type="float" office:value="66.898581750066896" table:style-name="ce100">
            <text:p><text:s/>66.9<text:s/></text:p>
            <draw:frame draw:z-index="1" draw:id="id6" draw:style-name="a6" draw:name="圖表 1" svg:x="0.25347in" svg:y="0.375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office:value-type="float" office:value="30.163827590069101" table:style-name="ce100">
            <text:p><text:s/>30.2<text:s/></text:p>
          </table:table-cell>
          <table:table-cell office:value-type="float" office:value="7.7786279010456516" table:style-name="ce101">
            <text:p><text:s/>7.8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56" table:style-name="ce99">
            <text:p>156</text:p>
          </table:table-cell>
          <table:table-cell office:value-type="float" office:value="67.6785" table:style-name="ce100">
            <text:p><text:s/>67.7<text:s/></text:p>
          </table:table-cell>
          <table:table-cell office:value-type="float" office:value="32.201112812530603" table:style-name="ce100">
            <text:p><text:s/>32.2<text:s/></text:p>
          </table:table-cell>
          <table:table-cell office:value-type="float" office:value="6.9241011984021306" table:style-name="ce101">
            <text:p><text:s/>6.9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62" table:style-name="ce99">
            <text:p>162</text:p>
          </table:table-cell>
          <table:table-cell office:value-type="float" office:value="71.868200000000002" table:style-name="ce100">
            <text:p><text:s/>71.9<text:s/></text:p>
          </table:table-cell>
          <table:table-cell office:value-type="float" office:value="27.7375906290766" table:style-name="ce100">
            <text:p><text:s/>27.7<text:s/></text:p>
          </table:table-cell>
          <table:table-cell office:value-type="float" office:value="9.7122302158273381" table:style-name="ce100">
            <text:p><text:s/>9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57" table:style-name="ce99">
            <text:p>257</text:p>
          </table:table-cell>
          <table:table-cell office:value-type="float" office:value="56.370280359892433" table:style-name="ce100">
            <text:p><text:s/>56.4<text:s/></text:p>
          </table:table-cell>
          <table:table-cell office:value-type="float" office:value="23.407948551682299" table:style-name="ce100">
            <text:p><text:s/>23.4<text:s/></text:p>
          </table:table-cell>
          <table:table-cell office:value-type="float" office:value="6.5544503953073194" table:style-name="ce101">
            <text:p><text:s/>6.6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43" table:style-name="ce99">
            <text:p>143</text:p>
          </table:table-cell>
          <table:table-cell office:value-type="float" office:value="62.038600000000002" table:style-name="ce100">
            <text:p><text:s/>62.0<text:s/></text:p>
          </table:table-cell>
          <table:table-cell office:value-type="float" office:value="32.563631473513603" table:style-name="ce100">
            <text:p><text:s/>32.6<text:s/></text:p>
          </table:table-cell>
          <table:table-cell office:value-type="float" office:value="6.3470927652019533" table:style-name="ce101">
            <text:p><text:s/>6.3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01" table:style-name="ce99">
            <text:p>101</text:p>
          </table:table-cell>
          <table:table-cell office:value-type="float" office:value="44.806699999999999" table:style-name="ce100">
            <text:p><text:s/>44.8<text:s/></text:p>
          </table:table-cell>
          <table:table-cell office:value-type="float" office:value="16.036238212938098" table:style-name="ce100">
            <text:p><text:s/>16.0<text:s/></text:p>
          </table:table-cell>
          <table:table-cell office:value-type="float" office:value="6.0551558752997598" table:style-name="ce100">
            <text:p><text:s/>6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81" table:style-name="ce99">
            <text:p>181</text:p>
          </table:table-cell>
          <table:table-cell office:value-type="float" office:value="39.700469825449538" table:style-name="ce100">
            <text:p><text:s/>39.7<text:s/></text:p>
          </table:table-cell>
          <table:table-cell office:value-type="float" office:value="27.106949714348499" table:style-name="ce100">
            <text:p><text:s/>27.1<text:s/></text:p>
          </table:table-cell>
          <table:table-cell office:value-type="float" office:value="4.6161693445549608" table:style-name="ce101">
            <text:p><text:s/>4.6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27" table:style-name="ce99">
            <text:p>127</text:p>
          </table:table-cell>
          <table:table-cell office:value-type="float" office:value="55.097200000000001" table:style-name="ce100">
            <text:p><text:s/>55.1<text:s/></text:p>
          </table:table-cell>
          <table:table-cell office:value-type="float" office:value="39.333527149108797" table:style-name="ce100">
            <text:p><text:s/>39.3<text:s/></text:p>
          </table:table-cell>
          <table:table-cell office:value-type="float" office:value="5.6369285397248117" table:style-name="ce101">
            <text:p><text:s/>5.6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84" table:style-name="ce99">
            <text:p>84</text:p>
          </table:table-cell>
          <table:table-cell office:value-type="float" office:value="37.265000000000001" table:style-name="ce100">
            <text:p><text:s/>37.3<text:s/></text:p>
          </table:table-cell>
          <table:table-cell office:value-type="float" office:value="14.596727187130201" table:style-name="ce100">
            <text:p><text:s/>14.6<text:s/></text:p>
          </table:table-cell>
          <table:table-cell office:value-type="float" office:value="5.0359712230215825" table:style-name="ce100">
            <text:p><text:s/>5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71" table:style-name="ce99">
            <text:p>171</text:p>
          </table:table-cell>
          <table:table-cell office:value-type="float" office:value="37.50707370249652" table:style-name="ce100">
            <text:p><text:s/>37.5<text:s/></text:p>
          </table:table-cell>
          <table:table-cell office:value-type="float" office:value="15.465250135200501" table:style-name="ce100">
            <text:p><text:s/>15.5<text:s/></text:p>
          </table:table-cell>
          <table:table-cell office:value-type="float" office:value="4.3611323641928079" table:style-name="ce101">
            <text:p><text:s/>4.4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21" table:style-name="ce99">
            <text:p>121</text:p>
          </table:table-cell>
          <table:table-cell office:value-type="float" office:value="52.494199999999999" table:style-name="ce100">
            <text:p><text:s/>52.5<text:s/></text:p>
          </table:table-cell>
          <table:table-cell office:value-type="float" office:value="24.778488684429899" table:style-name="ce100">
            <text:p><text:s/>24.8<text:s/></text:p>
          </table:table-cell>
          <table:table-cell office:value-type="float" office:value="5.3706169551708829" table:style-name="ce101">
            <text:p><text:s/>5.4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74" table:style-name="ce99">
            <text:p>74</text:p>
          </table:table-cell>
          <table:table-cell office:value-type="float" office:value="32.828699999999998" table:style-name="ce100">
            <text:p><text:s/>32.8<text:s/></text:p>
          </table:table-cell>
          <table:table-cell office:value-type="float" office:value="12.7169995805616" table:style-name="ce100">
            <text:p><text:s/>12.7<text:s/></text:p>
          </table:table-cell>
          <table:table-cell office:value-type="float" office:value="4.4364508393285371" table:style-name="ce100">
            <text:p><text:s/>4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66" table:style-name="ce99">
            <text:p>166</text:p>
          </table:table-cell>
          <table:table-cell office:value-type="float" office:value="36.410375641020018" table:style-name="ce100">
            <text:p><text:s/>36.4<text:s/></text:p>
          </table:table-cell>
          <table:table-cell office:value-type="float" office:value="15.737148806902599" table:style-name="ce100">
            <text:p><text:s/>15.7<text:s/></text:p>
          </table:table-cell>
          <table:table-cell office:value-type="float" office:value="4.2336138740117315" table:style-name="ce101">
            <text:p><text:s/>4.2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82" table:style-name="ce99">
            <text:p>82</text:p>
          </table:table-cell>
          <table:table-cell office:value-type="float" office:value="35.574599999999997" table:style-name="ce100">
            <text:p><text:s/>35.6<text:s/></text:p>
          </table:table-cell>
          <table:table-cell office:value-type="float" office:value="17.1366470971955" table:style-name="ce100">
            <text:p><text:s/>17.1<text:s/></text:p>
          </table:table-cell>
          <table:table-cell office:value-type="float" office:value="3.6395916555703507" table:style-name="ce101">
            <text:p><text:s/>3.6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54" table:style-name="ce99">
            <text:p>54</text:p>
          </table:table-cell>
          <table:table-cell office:value-type="float" office:value="23.956" table:style-name="ce100">
            <text:p><text:s/>24.0<text:s/></text:p>
          </table:table-cell>
          <table:table-cell office:value-type="float" office:value="15.129419353428499" table:style-name="ce100">
            <text:p><text:s/>15.1<text:s/></text:p>
          </table:table-cell>
          <table:table-cell office:value-type="float" office:value="3.2374100719424459" table:style-name="ce100">
            <text:p><text:s/>3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46" table:style-name="ce99">
            <text:p>146</text:p>
          </table:table-cell>
          <table:table-cell office:value-type="float" office:value="32.023583395113988" table:style-name="ce100">
            <text:p><text:s/>32.0<text:s/></text:p>
          </table:table-cell>
          <table:table-cell office:value-type="float" office:value="14.628578545942799" table:style-name="ce100">
            <text:p><text:s/>14.6<text:s/></text:p>
          </table:table-cell>
          <table:table-cell office:value-type="float" office:value="3.7235399132874267" table:style-name="ce101">
            <text:p><text:s/>3.7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72" table:style-name="ce99">
            <text:p>72</text:p>
          </table:table-cell>
          <table:table-cell office:value-type="float" office:value="31.2362" table:style-name="ce100">
            <text:p><text:s/>31.2<text:s/></text:p>
          </table:table-cell>
          <table:table-cell office:value-type="float" office:value="16.543602928891801" table:style-name="ce100">
            <text:p><text:s/>16.5<text:s/></text:p>
          </table:table-cell>
          <table:table-cell office:value-type="float" office:value="3.1957390146471369" table:style-name="ce101">
            <text:p><text:s/>3.2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0" table:style-name="ce99">
            <text:p>50</text:p>
          </table:table-cell>
          <table:table-cell office:value-type="float" office:value="22.1815" table:style-name="ce100">
            <text:p><text:s/>22.2<text:s/></text:p>
          </table:table-cell>
          <table:table-cell office:value-type="float" office:value="7.8962756000240999" table:style-name="ce100">
            <text:p><text:s/>7.9<text:s/></text:p>
          </table:table-cell>
          <table:table-cell office:value-type="float" office:value="2.9976019184652278" table:style-name="ce100">
            <text:p><text:s/>3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89" table:style-name="ce99">
            <text:p>89</text:p>
          </table:table-cell>
          <table:table-cell office:value-type="float" office:value="19.521225494281818" table:style-name="ce100">
            <text:p><text:s/>19.5<text:s/></text:p>
          </table:table-cell>
          <table:table-cell office:value-type="float" office:value="14.7951977483084" table:style-name="ce100">
            <text:p><text:s/>14.8<text:s/></text:p>
          </table:table-cell>
          <table:table-cell office:value-type="float" office:value="2.2698291252231573" table:style-name="ce101">
            <text:p><text:s/>2.3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64" table:style-name="ce99">
            <text:p>64</text:p>
          </table:table-cell>
          <table:table-cell office:value-type="float" office:value="27.765499999999999" table:style-name="ce100">
            <text:p><text:s/>27.8<text:s/></text:p>
          </table:table-cell>
          <table:table-cell office:value-type="float" office:value="20.5777337949988" table:style-name="ce100">
            <text:p><text:s/>20.6<text:s/></text:p>
          </table:table-cell>
          <table:table-cell office:value-type="float" office:value="2.8406569019085666" table:style-name="ce101">
            <text:p><text:s/>2.8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46" table:style-name="ce99">
            <text:p>46</text:p>
          </table:table-cell>
          <table:table-cell office:value-type="float" office:value="20.407" table:style-name="ce100">
            <text:p><text:s/>20.4<text:s/></text:p>
          </table:table-cell>
          <table:table-cell office:value-type="float" office:value="7.0558266738122999" table:style-name="ce100">
            <text:p><text:s/>7.1<text:s/></text:p>
          </table:table-cell>
          <table:table-cell office:value-type="float" office:value="2.7577937649880098" table:style-name="ce100">
            <text:p><text:s/>2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87" table:style-name="ce99">
            <text:p>87</text:p>
          </table:table-cell>
          <table:table-cell office:value-type="float" office:value="19.082546269691214" table:style-name="ce100">
            <text:p><text:s/>19.1<text:s/></text:p>
          </table:table-cell>
          <table:table-cell office:value-type="float" office:value="8.0835824929349709" table:style-name="ce100">
            <text:p><text:s/>8.1<text:s/></text:p>
          </table:table-cell>
          <table:table-cell office:value-type="float" office:value="2.2188217291507271" table:style-name="ce101">
            <text:p><text:s/>2.2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58" table:style-name="ce99">
            <text:p>58</text:p>
          </table:table-cell>
          <table:table-cell office:value-type="float" office:value="25.162500000000001" table:style-name="ce100">
            <text:p><text:s/>25.2<text:s/></text:p>
          </table:table-cell>
          <table:table-cell office:value-type="float" office:value="12.844892017384399" table:style-name="ce100">
            <text:p><text:s/>12.8<text:s/></text:p>
          </table:table-cell>
          <table:table-cell office:value-type="float" office:value="2.5743453173546382" table:style-name="ce101">
            <text:p><text:s/>2.6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44" table:style-name="ce99">
            <text:p>44</text:p>
          </table:table-cell>
          <table:table-cell office:value-type="float" office:value="19.5197" table:style-name="ce100">
            <text:p><text:s/>19.5<text:s/></text:p>
          </table:table-cell>
          <table:table-cell office:value-type="float" office:value="5.7424370729789098" table:style-name="ce100">
            <text:p><text:s/>5.7<text:s/></text:p>
          </table:table-cell>
          <table:table-cell office:value-type="float" office:value="2.6378896882494005" table:style-name="ce100">
            <text:p><text:s/>2.6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896" table:style-name="ce103">
            <text:p>896</text:p>
          </table:table-cell>
          <table:table-cell office:value-type="float" office:value="196.52829261658997" table:style-name="ce104">
            <text:p><text:s/>196.5<text:s/></text:p>
          </table:table-cell>
          <table:table-cell office:value-type="float" office:value="106.366123793593" table:style-name="ce104">
            <text:p><text:s/>106.4<text:s/></text:p>
          </table:table-cell>
          <table:table-cell office:value-type="float" office:value="22.851313440448866" table:style-name="ce105">
            <text:p><text:s/>22.9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479" table:style-name="ce103">
            <text:p>479</text:p>
          </table:table-cell>
          <table:table-cell office:value-type="float" office:value="207.80775830092213" table:style-name="ce104">
            <text:p><text:s/>207.8<text:s/></text:p>
          </table:table-cell>
          <table:table-cell office:value-type="float" office:value="123.11112472956999" table:style-name="ce104">
            <text:p><text:s/>123.1<text:s/></text:p>
          </table:table-cell>
          <table:table-cell office:value-type="float" office:value="21.260541500221926" table:style-name="ce105">
            <text:p><text:s/>21.3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381" table:style-name="ce103">
            <text:p>381</text:p>
          </table:table-cell>
          <table:table-cell office:value-type="float" office:value="169.02345699550824" table:style-name="ce104">
            <text:p><text:s/>169.0<text:s/></text:p>
          </table:table-cell>
          <table:table-cell office:value-type="float" office:value="91.276177962431206" table:style-name="ce104">
            <text:p><text:s/>91.3<text:s/></text:p>
          </table:table-cell>
          <table:table-cell office:value-type="float" office:value="22.841726618705035" table:style-name="ce104">
            <text:p><text:s/>22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85" table:style-name="ce99">
            <text:p>85</text:p>
          </table:table-cell>
          <table:table-cell office:value-type="float" office:value="18.64386704510061" table:style-name="ce100">
            <text:p><text:s/>18.6<text:s/></text:p>
          </table:table-cell>
          <table:table-cell office:value-type="float" office:value="12.6932190882375" table:style-name="ce100">
            <text:p><text:s/>12.7<text:s/></text:p>
          </table:table-cell>
          <table:table-cell office:value-type="float" office:value="2.1678143330782964" table:style-name="ce101">
            <text:p><text:s/>2.2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57" table:style-name="ce99">
            <text:p>57</text:p>
          </table:table-cell>
          <table:table-cell office:value-type="float" office:value="24.7286" table:style-name="ce100">
            <text:p><text:s/>24.7<text:s/></text:p>
          </table:table-cell>
          <table:table-cell office:value-type="float" office:value="18.255113265896401" table:style-name="ce100">
            <text:p><text:s/>18.3<text:s/></text:p>
          </table:table-cell>
          <table:table-cell office:value-type="float" office:value="2.5299600532623168" table:style-name="ce101">
            <text:p><text:s/>2.5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2" table:style-name="ce99">
            <text:p>32</text:p>
          </table:table-cell>
          <table:table-cell office:value-type="float" office:value="14.196099999999999" table:style-name="ce100">
            <text:p><text:s/>14.2<text:s/></text:p>
          </table:table-cell>
          <table:table-cell office:value-type="float" office:value="11.577005048003199" table:style-name="ce100">
            <text:p><text:s/>11.6<text:s/></text:p>
          </table:table-cell>
          <table:table-cell office:value-type="float" office:value="1.9184652278177459" table:style-name="ce100">
            <text:p><text:s/>1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84" table:style-name="ce99">
            <text:p>84</text:p>
          </table:table-cell>
          <table:table-cell office:value-type="float" office:value="18.424527432805309" table:style-name="ce100">
            <text:p><text:s/>18.4<text:s/></text:p>
          </table:table-cell>
          <table:table-cell office:value-type="float" office:value="8.1307186471914701" table:style-name="ce100">
            <text:p><text:s/>8.1<text:s/></text:p>
          </table:table-cell>
          <table:table-cell office:value-type="float" office:value="2.1423106350420813" table:style-name="ce101">
            <text:p><text:s/>2.1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41" table:style-name="ce99">
            <text:p>41</text:p>
          </table:table-cell>
          <table:table-cell office:value-type="float" office:value="17.787299999999998" table:style-name="ce100">
            <text:p><text:s/>17.8<text:s/></text:p>
          </table:table-cell>
          <table:table-cell office:value-type="float" office:value="9.0966611280391998" table:style-name="ce100">
            <text:p><text:s/>9.1<text:s/></text:p>
          </table:table-cell>
          <table:table-cell office:value-type="float" office:value="1.8197958277851753" table:style-name="ce101">
            <text:p><text:s/>1.8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26" table:style-name="ce99">
            <text:p>26</text:p>
          </table:table-cell>
          <table:table-cell office:value-type="float" office:value="11.5344" table:style-name="ce100">
            <text:p><text:s/>11.5<text:s/></text:p>
          </table:table-cell>
          <table:table-cell office:value-type="float" office:value="4.0199206082818302" table:style-name="ce100">
            <text:p><text:s/>4.0<text:s/></text:p>
          </table:table-cell>
          <table:table-cell office:value-type="float" office:value="1.5587529976019185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70" table:style-name="ce99">
            <text:p>70</text:p>
          </table:table-cell>
          <table:table-cell office:value-type="float" office:value="15.353772860671091" table:style-name="ce100">
            <text:p><text:s/>15.4<text:s/></text:p>
          </table:table-cell>
          <table:table-cell office:value-type="float" office:value="5.2410797162280396" table:style-name="ce100">
            <text:p><text:s/>5.2<text:s/></text:p>
          </table:table-cell>
          <table:table-cell office:value-type="float" office:value="1.7852588625350676" table:style-name="ce101">
            <text:p><text:s/>1.8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26" table:style-name="ce99">
            <text:p>26</text:p>
          </table:table-cell>
          <table:table-cell office:value-type="float" office:value="11.2797" table:style-name="ce100">
            <text:p><text:s/>11.3<text:s/></text:p>
          </table:table-cell>
          <table:table-cell office:value-type="float" office:value="4.56884421465067" table:style-name="ce100">
            <text:p><text:s/>4.6<text:s/></text:p>
          </table:table-cell>
          <table:table-cell office:value-type="float" office:value="1.1540168664003552" table:style-name="ce101">
            <text:p><text:s/>1.2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1" table:style-name="ce99">
            <text:p>21</text:p>
          </table:table-cell>
          <table:table-cell office:value-type="float" office:value="9.3162000000000003" table:style-name="ce100">
            <text:p><text:s/>9.3<text:s/></text:p>
          </table:table-cell>
          <table:table-cell office:value-type="float" office:value="4.3474534752728404" table:style-name="ce100">
            <text:p><text:s/>4.3<text:s/></text:p>
          </table:table-cell>
          <table:table-cell office:value-type="float" office:value="1.2589928057553956" table:style-name="ce100">
            <text:p><text:s/>1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42" table:style-name="ce99">
            <text:p>42</text:p>
          </table:table-cell>
          <table:table-cell office:value-type="float" office:value="9.2122637164026546" table:style-name="ce100">
            <text:p><text:s/>9.2<text:s/></text:p>
          </table:table-cell>
          <table:table-cell office:value-type="float" office:value="3.5431513297782802" table:style-name="ce100">
            <text:p><text:s/>3.5<text:s/></text:p>
          </table:table-cell>
          <table:table-cell office:value-type="float" office:value="1.0711553175210407" table:style-name="ce101">
            <text:p><text:s/>1.1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24" table:style-name="ce99">
            <text:p>24</text:p>
          </table:table-cell>
          <table:table-cell office:value-type="float" office:value="10.412000000000001" table:style-name="ce100">
            <text:p><text:s/>10.4<text:s/></text:p>
          </table:table-cell>
          <table:table-cell office:value-type="float" office:value="4.8392397093990498" table:style-name="ce100">
            <text:p><text:s/>4.8<text:s/></text:p>
          </table:table-cell>
          <table:table-cell office:value-type="float" office:value="1.0652463382157125" table:style-name="ce101">
            <text:p><text:s/>1.1<text:s/></text:p>
          </table:table-cell>
          <table:table-cell office:value-type="string" table:style-name="ce98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19" table:style-name="ce99">
            <text:p>19</text:p>
          </table:table-cell>
          <table:table-cell office:value-type="float" office:value="8.4289000000000005" table:style-name="ce100">
            <text:p><text:s/>8.4<text:s/></text:p>
          </table:table-cell>
          <table:table-cell office:value-type="float" office:value="2.75396807531938" table:style-name="ce100">
            <text:p><text:s/>2.8<text:s/></text:p>
          </table:table-cell>
          <table:table-cell office:value-type="float" office:value="1.1390887290167866" table:style-name="ce100">
            <text:p><text:s/>1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37" table:style-name="ce107">
            <text:p>37</text:p>
          </table:table-cell>
          <table:table-cell office:value-type="float" office:value="8.115565654926149" table:style-name="ce104">
            <text:p><text:s/>8.1<text:s/></text:p>
          </table:table-cell>
          <table:table-cell office:value-type="float" office:value="3.2888165171063499" table:style-name="ce104">
            <text:p><text:s/>3.3<text:s/></text:p>
          </table:table-cell>
          <table:table-cell office:value-type="float" office:value="0.94363682733996435" table:style-name="ce105">
            <text:p><text:s/>0.9<text:s/>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21" table:style-name="ce108">
            <text:p>21</text:p>
          </table:table-cell>
          <table:table-cell office:value-type="float" office:value="9.1105" table:style-name="ce104">
            <text:p><text:s/>9.1<text:s/></text:p>
          </table:table-cell>
          <table:table-cell office:value-type="float" office:value="4.3878151365152904" table:style-name="ce104">
            <text:p><text:s/>4.4<text:s/></text:p>
          </table:table-cell>
          <table:table-cell office:value-type="float" office:value="0.93209054593874829" table:style-name="ce105">
            <text:p><text:s/>0.9<text:s/>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18" table:style-name="ce108">
            <text:p>18</text:p>
          </table:table-cell>
          <table:table-cell office:value-type="float" office:value="7.9852999999999996" table:style-name="ce104">
            <text:p><text:s/>8.0<text:s/></text:p>
          </table:table-cell>
          <table:table-cell office:value-type="float" office:value="2.4781336856513998" table:style-name="ce104">
            <text:p><text:s/>2.5<text:s/></text:p>
          </table:table-cell>
          <table:table-cell office:value-type="float" office:value="1.079136690647482" table:style-name="ce104">
            <text:p><text:s/>1.1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455,914人,男性 230,502人,女性 225,413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宜蘭縣.$A$1:宜蘭縣.$S$28" table:base-cell-address="宜蘭縣.$A$1"/>
        </table:named-expressions>
      </table:table>
      <table:table table:name="新竹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新</text:span><text:s text:c="2"/><text:span text:style-name="T2">竹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3701" table:style-name="ce99">
            <text:p>3,701</text:p>
          </table:table-cell>
          <table:table-cell office:value-type="float" office:value="667.34043828813924" table:style-name="ce100">
            <text:p><text:s/>667.3<text:s/></text:p>
          </table:table-cell>
          <table:table-cell office:value-type="float" office:value="404.47802385493901" table:style-name="ce100">
            <text:p><text:s/>404.5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203" table:style-name="ce99">
            <text:p>2,203</text:p>
          </table:table-cell>
          <table:table-cell office:value-type="float" office:value="777.81583100600574" table:style-name="ce100">
            <text:p><text:s/>777.8<text:s/></text:p>
          </table:table-cell>
          <table:table-cell office:value-type="float" office:value="509.58175446692297" table:style-name="ce100">
            <text:p><text:s/>509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498" table:style-name="ce99">
            <text:p>1,498</text:p>
          </table:table-cell>
          <table:table-cell office:value-type="float" office:value="552.03318095301267" table:style-name="ce100">
            <text:p><text:s/>552.0<text:s/></text:p>
          </table:table-cell>
          <table:table-cell office:value-type="float" office:value="302.21455750592798" table:style-name="ce100">
            <text:p><text:s/>302.2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893" table:style-name="ce99">
            <text:p>893</text:p>
          </table:table-cell>
          <table:table-cell office:value-type="float" office:value="161.01990000000001" table:style-name="ce100">
            <text:p><text:s/>161.0<text:s/></text:p>
          </table:table-cell>
          <table:table-cell office:value-type="float" office:value="106.255149955353" table:style-name="ce100">
            <text:p><text:s/>106.3<text:s/></text:p>
          </table:table-cell>
          <table:table-cell office:value-type="float" office:value="24.128613888138339" table:style-name="ce101">
            <text:p><text:s/>24.1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525" table:style-name="ce99">
            <text:p>525</text:p>
          </table:table-cell>
          <table:table-cell office:value-type="float" office:value="185.36237461559375" table:style-name="ce100">
            <text:p><text:s/>185.4<text:s/></text:p>
          </table:table-cell>
          <table:table-cell office:value-type="float" office:value="125.249459576574" table:style-name="ce100">
            <text:p><text:s/>125.2<text:s/></text:p>
          </table:table-cell>
          <table:table-cell office:value-type="float" office:value="23.831139355424423" table:style-name="ce101">
            <text:p><text:s/>23.8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68" table:style-name="ce99">
            <text:p>368</text:p>
          </table:table-cell>
          <table:table-cell office:value-type="float" office:value="135.6129" table:style-name="ce100">
            <text:p><text:s/>135.6<text:s/></text:p>
          </table:table-cell>
          <table:table-cell office:value-type="float" office:value="88.727909882961598" table:style-name="ce100">
            <text:p><text:s/>88.7<text:s/></text:p>
          </table:table-cell>
          <table:table-cell office:value-type="float" office:value="24.566088117489986" table:style-name="ce100">
            <text:p><text:s/>24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413" table:style-name="ce99">
            <text:p>413</text:p>
          </table:table-cell>
          <table:table-cell office:value-type="float" office:value="74.469399999999993" table:style-name="ce100">
            <text:p><text:s/>74.5<text:s/></text:p>
          </table:table-cell>
          <table:table-cell office:value-type="float" office:value="43.370691014671699" table:style-name="ce100">
            <text:p><text:s/>43.4<text:s/></text:p>
          </table:table-cell>
          <table:table-cell office:value-type="float" office:value="11.159146176708997" table:style-name="ce101">
            <text:p><text:s/>11.2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40" table:style-name="ce99">
            <text:p>240</text:p>
          </table:table-cell>
          <table:table-cell office:value-type="float" office:value="84.737085538557139" table:style-name="ce100">
            <text:p><text:s/>84.7<text:s/></text:p>
          </table:table-cell>
          <table:table-cell office:value-type="float" office:value="54.939283622102003" table:style-name="ce100">
            <text:p><text:s/>54.9<text:s/></text:p>
          </table:table-cell>
          <table:table-cell office:value-type="float" office:value="10.894235133908307" table:style-name="ce101">
            <text:p><text:s/>10.9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73" table:style-name="ce99">
            <text:p>173</text:p>
          </table:table-cell>
          <table:table-cell office:value-type="float" office:value="63.752800000000001" table:style-name="ce100">
            <text:p><text:s/>63.8<text:s/></text:p>
          </table:table-cell>
          <table:table-cell office:value-type="float" office:value="31.565542258933402" table:style-name="ce100">
            <text:p><text:s/>31.6<text:s/></text:p>
          </table:table-cell>
          <table:table-cell office:value-type="float" office:value="11.548731642189587" table:style-name="ce100">
            <text:p><text:s/>11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95" table:style-name="ce99">
            <text:p>295</text:p>
          </table:table-cell>
          <table:table-cell office:value-type="float" office:value="53.192399999999999" table:style-name="ce100">
            <text:p><text:s/>53.2<text:s/></text:p>
          </table:table-cell>
          <table:table-cell office:value-type="float" office:value="31.283040743445401" table:style-name="ce100">
            <text:p><text:s/>31.3<text:s/></text:p>
          </table:table-cell>
          <table:table-cell office:value-type="float" office:value="7.9708186976492836" table:style-name="ce101">
            <text:p><text:s/>8.0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89" table:style-name="ce99">
            <text:p>189</text:p>
          </table:table-cell>
          <table:table-cell office:value-type="float" office:value="66.730454861613751" table:style-name="ce100">
            <text:p><text:s/>66.7<text:s/></text:p>
          </table:table-cell>
          <table:table-cell office:value-type="float" office:value="43.473199157372697" table:style-name="ce100">
            <text:p><text:s/>43.5<text:s/></text:p>
          </table:table-cell>
          <table:table-cell office:value-type="float" office:value="8.579210167952791" table:style-name="ce101">
            <text:p><text:s/>8.6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47" table:style-name="ce99">
            <text:p>147</text:p>
          </table:table-cell>
          <table:table-cell office:value-type="float" office:value="54.171399999999998" table:style-name="ce100">
            <text:p><text:s/>54.2<text:s/></text:p>
          </table:table-cell>
          <table:table-cell office:value-type="float" office:value="27.521852063021001" table:style-name="ce100">
            <text:p><text:s/>27.5<text:s/></text:p>
          </table:table-cell>
          <table:table-cell office:value-type="float" office:value="9.8130841121495322" table:style-name="ce100">
            <text:p><text:s/>9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95" table:style-name="ce99">
            <text:p>295</text:p>
          </table:table-cell>
          <table:table-cell office:value-type="float" office:value="53.192399999999999" table:style-name="ce100">
            <text:p><text:s/>53.2<text:s/></text:p>
          </table:table-cell>
          <table:table-cell office:value-type="float" office:value="31.701560251053099" table:style-name="ce100">
            <text:p><text:s/>31.7<text:s/></text:p>
          </table:table-cell>
          <table:table-cell office:value-type="float" office:value="7.9708186976492836" table:style-name="ce101">
            <text:p><text:s/>8.0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51" table:style-name="ce99">
            <text:p>151</text:p>
          </table:table-cell>
          <table:table-cell office:value-type="float" office:value="53.313749651342199" table:style-name="ce100">
            <text:p><text:s/>53.3<text:s/></text:p>
          </table:table-cell>
          <table:table-cell office:value-type="float" office:value="31.0210931101253" table:style-name="ce100">
            <text:p><text:s/>31.0<text:s/></text:p>
          </table:table-cell>
          <table:table-cell office:value-type="float" office:value="6.8542896050839763" table:style-name="ce101">
            <text:p><text:s/>6.9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06" table:style-name="ce99">
            <text:p>106</text:p>
          </table:table-cell>
          <table:table-cell office:value-type="float" office:value="39.062399999999997" table:style-name="ce100">
            <text:p><text:s/>39.1<text:s/></text:p>
          </table:table-cell>
          <table:table-cell office:value-type="float" office:value="20.311087487055701" table:style-name="ce100">
            <text:p><text:s/>20.3<text:s/></text:p>
          </table:table-cell>
          <table:table-cell office:value-type="float" office:value="7.0761014686248327" table:style-name="ce100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38" table:style-name="ce99">
            <text:p>238</text:p>
          </table:table-cell>
          <table:table-cell office:value-type="float" office:value="42.9146" table:style-name="ce100">
            <text:p><text:s/>42.9<text:s/></text:p>
          </table:table-cell>
          <table:table-cell office:value-type="float" office:value="22.314730379697" table:style-name="ce100">
            <text:p><text:s/>22.3<text:s/></text:p>
          </table:table-cell>
          <table:table-cell office:value-type="float" office:value="6.4306944069170493" table:style-name="ce101">
            <text:p><text:s/>6.4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48" table:style-name="ce99">
            <text:p>148</text:p>
          </table:table-cell>
          <table:table-cell office:value-type="float" office:value="52.254536082110235" table:style-name="ce100">
            <text:p><text:s/>52.3<text:s/></text:p>
          </table:table-cell>
          <table:table-cell office:value-type="float" office:value="34.676429313388901" table:style-name="ce100">
            <text:p><text:s/>34.7<text:s/></text:p>
          </table:table-cell>
          <table:table-cell office:value-type="float" office:value="6.718111665910123" table:style-name="ce101">
            <text:p><text:s/>6.7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87" table:style-name="ce99">
            <text:p>87</text:p>
          </table:table-cell>
          <table:table-cell office:value-type="float" office:value="32.060600000000001" table:style-name="ce100">
            <text:p><text:s/>32.1<text:s/></text:p>
          </table:table-cell>
          <table:table-cell office:value-type="float" office:value="14.187905164680499" table:style-name="ce100">
            <text:p><text:s/>14.2<text:s/></text:p>
          </table:table-cell>
          <table:table-cell office:value-type="float" office:value="5.8077436582109483" table:style-name="ce100">
            <text:p><text:s/>5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83" table:style-name="ce99">
            <text:p>183</text:p>
          </table:table-cell>
          <table:table-cell office:value-type="float" office:value="32.997300000000003" table:style-name="ce100">
            <text:p><text:s/>33.0<text:s/></text:p>
          </table:table-cell>
          <table:table-cell office:value-type="float" office:value="24.090308263170598" table:style-name="ce100">
            <text:p><text:s/>24.1<text:s/></text:p>
          </table:table-cell>
          <table:table-cell office:value-type="float" office:value="4.9446095649824375" table:style-name="ce101">
            <text:p><text:s/>4.9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27" table:style-name="ce99">
            <text:p>127</text:p>
          </table:table-cell>
          <table:table-cell office:value-type="float" office:value="44.840041097486484" table:style-name="ce100">
            <text:p><text:s/>44.8<text:s/></text:p>
          </table:table-cell>
          <table:table-cell office:value-type="float" office:value="34.012978216894403" table:style-name="ce100">
            <text:p><text:s/>34.0<text:s/></text:p>
          </table:table-cell>
          <table:table-cell office:value-type="float" office:value="5.764866091693146" table:style-name="ce101">
            <text:p><text:s/>5.8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78" table:style-name="ce99">
            <text:p>78</text:p>
          </table:table-cell>
          <table:table-cell office:value-type="float" office:value="28.744" table:style-name="ce100">
            <text:p><text:s/>28.7<text:s/></text:p>
          </table:table-cell>
          <table:table-cell office:value-type="float" office:value="11.9522423058617" table:style-name="ce100">
            <text:p><text:s/>12.0<text:s/></text:p>
          </table:table-cell>
          <table:table-cell office:value-type="float" office:value="5.2069425901201605" table:style-name="ce100">
            <text:p><text:s/>5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80" table:style-name="ce99">
            <text:p>180</text:p>
          </table:table-cell>
          <table:table-cell office:value-type="float" office:value="32.456400000000002" table:style-name="ce100">
            <text:p><text:s/>32.5<text:s/></text:p>
          </table:table-cell>
          <table:table-cell office:value-type="float" office:value="16.498862000285101" table:style-name="ce100">
            <text:p><text:s/>16.5<text:s/></text:p>
          </table:table-cell>
          <table:table-cell office:value-type="float" office:value="4.8635503917860037" table:style-name="ce101">
            <text:p><text:s/>4.9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04" table:style-name="ce99">
            <text:p>104</text:p>
          </table:table-cell>
          <table:table-cell office:value-type="float" office:value="36.719403733374762" table:style-name="ce100">
            <text:p><text:s/>36.7<text:s/></text:p>
          </table:table-cell>
          <table:table-cell office:value-type="float" office:value="20.3718415054642" table:style-name="ce100">
            <text:p><text:s/>20.4<text:s/></text:p>
          </table:table-cell>
          <table:table-cell office:value-type="float" office:value="4.7208352246935998" table:style-name="ce101">
            <text:p><text:s/>4.7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58" table:style-name="ce99">
            <text:p>58</text:p>
          </table:table-cell>
          <table:table-cell office:value-type="float" office:value="21.373699999999999" table:style-name="ce100">
            <text:p><text:s/>21.4<text:s/></text:p>
          </table:table-cell>
          <table:table-cell office:value-type="float" office:value="10.5369217489059" table:style-name="ce100">
            <text:p><text:s/>10.5<text:s/></text:p>
          </table:table-cell>
          <table:table-cell office:value-type="float" office:value="3.8718291054739651" table:style-name="ce100">
            <text:p><text:s/>3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37" table:style-name="ce99">
            <text:p>137</text:p>
          </table:table-cell>
          <table:table-cell office:value-type="float" office:value="24.7029" table:style-name="ce100">
            <text:p><text:s/>24.7<text:s/></text:p>
            <draw:frame draw:z-index="1" draw:id="id7" draw:style-name="a7" draw:name="圖表 1" svg:x="0.25347in" svg:y="0.375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office:value-type="float" office:value="12.440979188698" table:style-name="ce100">
            <text:p><text:s/>12.4<text:s/></text:p>
          </table:table-cell>
          <table:table-cell office:value-type="float" office:value="3.7017022426371251" table:style-name="ce101">
            <text:p><text:s/>3.7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02" table:style-name="ce99">
            <text:p>102</text:p>
          </table:table-cell>
          <table:table-cell office:value-type="float" office:value="36.013261353886783" table:style-name="ce100">
            <text:p><text:s/>36.0<text:s/></text:p>
          </table:table-cell>
          <table:table-cell office:value-type="float" office:value="21.0957974946155" table:style-name="ce100">
            <text:p><text:s/>21.1<text:s/></text:p>
          </table:table-cell>
          <table:table-cell office:value-type="float" office:value="4.6300499319110306" table:style-name="ce101">
            <text:p><text:s/>4.6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58" table:style-name="ce99">
            <text:p>58</text:p>
          </table:table-cell>
          <table:table-cell office:value-type="float" office:value="21.373699999999999" table:style-name="ce100">
            <text:p><text:s/>21.4<text:s/></text:p>
          </table:table-cell>
          <table:table-cell office:value-type="float" office:value="7.68630832774104" table:style-name="ce100">
            <text:p><text:s/>7.7<text:s/></text:p>
          </table:table-cell>
          <table:table-cell office:value-type="float" office:value="3.8718291054739651" table:style-name="ce100">
            <text:p><text:s/>3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13" table:style-name="ce99">
            <text:p>113</text:p>
          </table:table-cell>
          <table:table-cell office:value-type="float" office:value="20.375399999999999" table:style-name="ce100">
            <text:p><text:s/>20.4<text:s/></text:p>
          </table:table-cell>
          <table:table-cell office:value-type="float" office:value="10.944977693620601" table:style-name="ce100">
            <text:p><text:s/>10.9<text:s/></text:p>
          </table:table-cell>
          <table:table-cell office:value-type="float" office:value="3.0532288570656578" table:style-name="ce101">
            <text:p><text:s/>3.1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70" table:style-name="ce99">
            <text:p>70</text:p>
          </table:table-cell>
          <table:table-cell office:value-type="float" office:value="24.714983282079167" table:style-name="ce100">
            <text:p><text:s/>24.7<text:s/></text:p>
          </table:table-cell>
          <table:table-cell office:value-type="float" office:value="17.909546321039102" table:style-name="ce100">
            <text:p><text:s/>17.9<text:s/></text:p>
          </table:table-cell>
          <table:table-cell office:value-type="float" office:value="3.1774852473899227" table:style-name="ce101">
            <text:p><text:s/>3.2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56" table:style-name="ce99">
            <text:p>56</text:p>
          </table:table-cell>
          <table:table-cell office:value-type="float" office:value="20.636700000000001" table:style-name="ce100">
            <text:p><text:s/>20.6<text:s/></text:p>
          </table:table-cell>
          <table:table-cell office:value-type="float" office:value="13.9364737239344" table:style-name="ce100">
            <text:p><text:s/>13.9<text:s/></text:p>
          </table:table-cell>
          <table:table-cell office:value-type="float" office:value="3.7383177570093458" table:style-name="ce100">
            <text:p><text:s/>3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01" table:style-name="ce99">
            <text:p>101</text:p>
          </table:table-cell>
          <table:table-cell office:value-type="float" office:value="18.211600000000001" table:style-name="ce100">
            <text:p><text:s/>18.2<text:s/></text:p>
          </table:table-cell>
          <table:table-cell office:value-type="float" office:value="7.4861325633803899" table:style-name="ce100">
            <text:p><text:s/>7.5<text:s/></text:p>
          </table:table-cell>
          <table:table-cell office:value-type="float" office:value="2.7289921642799242" table:style-name="ce101">
            <text:p><text:s/>2.7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55" table:style-name="ce99">
            <text:p>55</text:p>
          </table:table-cell>
          <table:table-cell office:value-type="float" office:value="19.418915435919345" table:style-name="ce100">
            <text:p><text:s/>19.4<text:s/></text:p>
          </table:table-cell>
          <table:table-cell office:value-type="float" office:value="11.3914076963427" table:style-name="ce100">
            <text:p><text:s/>11.4<text:s/></text:p>
          </table:table-cell>
          <table:table-cell office:value-type="float" office:value="2.4965955515206537" table:style-name="ce101">
            <text:p><text:s/>2.5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3" table:style-name="ce99">
            <text:p>33</text:p>
          </table:table-cell>
          <table:table-cell office:value-type="float" office:value="12.1609" table:style-name="ce100">
            <text:p><text:s/>12.2<text:s/></text:p>
          </table:table-cell>
          <table:table-cell office:value-type="float" office:value="5.5546097418761304" table:style-name="ce100">
            <text:p><text:s/>5.6<text:s/></text:p>
          </table:table-cell>
          <table:table-cell office:value-type="float" office:value="2.2029372496662218" table:style-name="ce100">
            <text:p><text:s/>2.2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853" table:style-name="ce103">
            <text:p>853</text:p>
          </table:table-cell>
          <table:table-cell office:value-type="float" office:value="153.80745578486429" table:style-name="ce104">
            <text:p><text:s/>153.8<text:s/></text:p>
          </table:table-cell>
          <table:table-cell office:value-type="float" office:value="98.091591801564306" table:style-name="ce104">
            <text:p><text:s/>98.1<text:s/></text:p>
          </table:table-cell>
          <table:table-cell office:value-type="float" office:value="23.047824912185895" table:style-name="ce105">
            <text:p><text:s/>23.0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492" table:style-name="ce103">
            <text:p>492</text:p>
          </table:table-cell>
          <table:table-cell office:value-type="float" office:value="173.71102535404214" table:style-name="ce104">
            <text:p><text:s/>173.7<text:s/></text:p>
          </table:table-cell>
          <table:table-cell office:value-type="float" office:value="115.440718453004" table:style-name="ce104">
            <text:p><text:s/>115.4<text:s/></text:p>
          </table:table-cell>
          <table:table-cell office:value-type="float" office:value="22.33318202451203" table:style-name="ce105">
            <text:p><text:s/>22.3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334" table:style-name="ce103">
            <text:p>334</text:p>
          </table:table-cell>
          <table:table-cell office:value-type="float" office:value="123.08349962503755" table:style-name="ce104">
            <text:p><text:s/>123.1<text:s/></text:p>
          </table:table-cell>
          <table:table-cell office:value-type="float" office:value="70.233704800957" table:style-name="ce104">
            <text:p><text:s/>70.2<text:s/></text:p>
          </table:table-cell>
          <table:table-cell office:value-type="float" office:value="22.296395193591454" table:style-name="ce104">
            <text:p><text:s/>22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96" table:style-name="ce99">
            <text:p>96</text:p>
          </table:table-cell>
          <table:table-cell office:value-type="float" office:value="17.310099999999998" table:style-name="ce100">
            <text:p><text:s/>17.3<text:s/></text:p>
          </table:table-cell>
          <table:table-cell office:value-type="float" office:value="12.2443762830223" table:style-name="ce100">
            <text:p><text:s/>12.2<text:s/></text:p>
          </table:table-cell>
          <table:table-cell office:value-type="float" office:value="2.5938935422858687" table:style-name="ce101">
            <text:p><text:s/>2.6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53" table:style-name="ce99">
            <text:p>53</text:p>
          </table:table-cell>
          <table:table-cell office:value-type="float" office:value="18.712773056431367" table:style-name="ce100">
            <text:p><text:s/>18.7<text:s/></text:p>
          </table:table-cell>
          <table:table-cell office:value-type="float" office:value="11.412973995069001" table:style-name="ce100">
            <text:p><text:s/>11.4<text:s/></text:p>
          </table:table-cell>
          <table:table-cell office:value-type="float" office:value="2.4058102587380845" table:style-name="ce101">
            <text:p><text:s/>2.4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26" table:style-name="ce99">
            <text:p>26</text:p>
          </table:table-cell>
          <table:table-cell office:value-type="float" office:value="9.5813000000000006" table:style-name="ce100">
            <text:p><text:s/>9.6<text:s/></text:p>
          </table:table-cell>
          <table:table-cell office:value-type="float" office:value="4.7571102726432999" table:style-name="ce100">
            <text:p><text:s/>4.8<text:s/></text:p>
          </table:table-cell>
          <table:table-cell office:value-type="float" office:value="1.7356475300400533" table:style-name="ce100">
            <text:p><text:s/>1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79" table:style-name="ce99">
            <text:p>79</text:p>
          </table:table-cell>
          <table:table-cell office:value-type="float" office:value="14.2447" table:style-name="ce100">
            <text:p><text:s/>14.2<text:s/></text:p>
          </table:table-cell>
          <table:table-cell office:value-type="float" office:value="7.93150682971301" table:style-name="ce100">
            <text:p><text:s/>7.9<text:s/></text:p>
          </table:table-cell>
          <table:table-cell office:value-type="float" office:value="2.1345582275060795" table:style-name="ce101">
            <text:p><text:s/>2.1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53" table:style-name="ce99">
            <text:p>53</text:p>
          </table:table-cell>
          <table:table-cell office:value-type="float" office:value="18.712773056431367" table:style-name="ce100">
            <text:p><text:s/>18.7<text:s/></text:p>
          </table:table-cell>
          <table:table-cell office:value-type="float" office:value="14.5837702034644" table:style-name="ce100">
            <text:p><text:s/>14.6<text:s/></text:p>
          </table:table-cell>
          <table:table-cell office:value-type="float" office:value="2.4058102587380845" table:style-name="ce101">
            <text:p><text:s/>2.4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6" table:style-name="ce99">
            <text:p>26</text:p>
          </table:table-cell>
          <table:table-cell office:value-type="float" office:value="9.5813000000000006" table:style-name="ce100">
            <text:p><text:s/>9.6<text:s/></text:p>
          </table:table-cell>
          <table:table-cell office:value-type="float" office:value="6.2171217524898603" table:style-name="ce100">
            <text:p><text:s/>6.2<text:s/></text:p>
          </table:table-cell>
          <table:table-cell office:value-type="float" office:value="1.7356475300400533" table:style-name="ce100">
            <text:p><text:s/>1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77" table:style-name="ce99">
            <text:p>77</text:p>
          </table:table-cell>
          <table:table-cell office:value-type="float" office:value="13.8841" table:style-name="ce100">
            <text:p><text:s/>13.9<text:s/></text:p>
          </table:table-cell>
          <table:table-cell office:value-type="float" office:value="10.736732182904101" table:style-name="ce100">
            <text:p><text:s/>10.7<text:s/></text:p>
          </table:table-cell>
          <table:table-cell office:value-type="float" office:value="2.0805187787084574" table:style-name="ce101">
            <text:p><text:s/>2.1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43" table:style-name="ce99">
            <text:p>43</text:p>
          </table:table-cell>
          <table:table-cell office:value-type="float" office:value="15.182061158991488" table:style-name="ce100">
            <text:p><text:s/>15.2<text:s/></text:p>
          </table:table-cell>
          <table:table-cell office:value-type="float" office:value="7.2294832545102796" table:style-name="ce100">
            <text:p><text:s/>7.2<text:s/></text:p>
          </table:table-cell>
          <table:table-cell office:value-type="float" office:value="1.9518837948252383" table:style-name="ce101">
            <text:p><text:s/>2.0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4" table:style-name="ce99">
            <text:p>24</text:p>
          </table:table-cell>
          <table:table-cell office:value-type="float" office:value="8.8443000000000005" table:style-name="ce100">
            <text:p><text:s/>8.8<text:s/></text:p>
          </table:table-cell>
          <table:table-cell office:value-type="float" office:value="6.81333789370664" table:style-name="ce100">
            <text:p><text:s/>6.8<text:s/></text:p>
          </table:table-cell>
          <table:table-cell office:value-type="float" office:value="1.6021361815754338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111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36" table:style-name="ce99">
            <text:p>36</text:p>
          </table:table-cell>
          <table:table-cell office:value-type="float" office:value="6.4912000000000001" table:style-name="ce100">
            <text:p><text:s/>6.5<text:s/></text:p>
          </table:table-cell>
          <table:table-cell office:value-type="float" office:value="3.04000067891837" table:style-name="ce100">
            <text:p><text:s/>3.0<text:s/></text:p>
          </table:table-cell>
          <table:table-cell office:value-type="float" office:value="0.9727100783572008" table:style-name="ce101">
            <text:p><text:s/>1.0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9" table:style-name="ce99">
            <text:p>19</text:p>
          </table:table-cell>
          <table:table-cell office:value-type="float" office:value="6.708352605135774" table:style-name="ce100">
            <text:p><text:s/>6.7<text:s/></text:p>
          </table:table-cell>
          <table:table-cell office:value-type="float" office:value="3.62672003098844" table:style-name="ce100">
            <text:p><text:s/>3.6<text:s/></text:p>
          </table:table-cell>
          <table:table-cell office:value-type="float" office:value="0.86246028143440767" table:style-name="ce101">
            <text:p><text:s/>0.9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7" table:style-name="ce99">
            <text:p>17</text:p>
          </table:table-cell>
          <table:table-cell office:value-type="float" office:value="6.2647000000000004" table:style-name="ce100">
            <text:p><text:s/>6.3<text:s/></text:p>
          </table:table-cell>
          <table:table-cell office:value-type="float" office:value="2.52962979364237" table:style-name="ce100">
            <text:p><text:s/>2.5<text:s/></text:p>
          </table:table-cell>
          <table:table-cell office:value-type="float" office:value="1.1348464619492658" table:style-name="ce100">
            <text:p><text:s/>1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112">
            <text:p>15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27" table:style-name="ce108">
            <text:p>27</text:p>
          </table:table-cell>
          <table:table-cell office:value-type="float" office:value="4.8684000000000003" table:style-name="ce104">
            <text:p><text:s/>4.9<text:s/></text:p>
          </table:table-cell>
          <table:table-cell office:value-type="float" office:value="2.4094215034910098" table:style-name="ce104">
            <text:p><text:s/>2.4<text:s/></text:p>
          </table:table-cell>
          <table:table-cell office:value-type="float" office:value="0.72953255876790057" table:style-name="ce105">
            <text:p><text:s/>0.7<text:s/>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16" table:style-name="ce108">
            <text:p>16</text:p>
          </table:table-cell>
          <table:table-cell office:value-type="float" office:value="5.6491390359038096" table:style-name="ce104">
            <text:p><text:s/>5.6<text:s/></text:p>
          </table:table-cell>
          <table:table-cell office:value-type="float" office:value="3.9612855551969401" table:style-name="ce104">
            <text:p><text:s/>4.0<text:s/></text:p>
          </table:table-cell>
          <table:table-cell office:value-type="float" office:value="0.72628234226055377" table:style-name="ce105">
            <text:p><text:s/>0.7<text:s/>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14" table:style-name="ce108">
            <text:p>14</text:p>
          </table:table-cell>
          <table:table-cell office:value-type="float" office:value="5.1590999999999996" table:style-name="ce104">
            <text:p><text:s/>5.2<text:s/></text:p>
          </table:table-cell>
          <table:table-cell office:value-type="float" office:value="2.3013321078083999" table:style-name="ce104">
            <text:p><text:s/>2.3<text:s/></text:p>
          </table:table-cell>
          <table:table-cell office:value-type="float" office:value="0.93457943925233644" table:style-name="ce104">
            <text:p><text:s/>0.9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554,590人,男性 283,229人,女性 271,361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新竹縣.$A$1:新竹縣.$S$28" table:base-cell-address="新竹縣.$A$1"/>
        </table:named-expressions>
      </table:table>
      <table:table table:name="苗栗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苗</text:span><text:s text:c="2"/><text:span text:style-name="T2">栗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4953" table:style-name="ce99">
            <text:p>4,953</text:p>
          </table:table-cell>
          <table:table-cell office:value-type="float" office:value="898.36487797799884" table:style-name="ce100">
            <text:p><text:s/>898.4<text:s/></text:p>
          </table:table-cell>
          <table:table-cell office:value-type="float" office:value="451.19423841071398" table:style-name="ce100">
            <text:p><text:s/>451.2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895" table:style-name="ce99">
            <text:p>2,895</text:p>
          </table:table-cell>
          <table:table-cell office:value-type="float" office:value="1017.5425030491127" table:style-name="ce100">
            <text:p><text:s/>1,017.5<text:s/></text:p>
          </table:table-cell>
          <table:table-cell office:value-type="float" office:value="576.08258265555298" table:style-name="ce100">
            <text:p><text:s/>576.1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058" table:style-name="ce99">
            <text:p>2,058</text:p>
          </table:table-cell>
          <table:table-cell office:value-type="float" office:value="771.28915473004884" table:style-name="ce100">
            <text:p><text:s/>771.3<text:s/></text:p>
          </table:table-cell>
          <table:table-cell office:value-type="float" office:value="325.08375097855901" table:style-name="ce100">
            <text:p><text:s/>325.1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310" table:style-name="ce99">
            <text:p>1,310</text:p>
          </table:table-cell>
          <table:table-cell office:value-type="float" office:value="237.60508583710447" table:style-name="ce100">
            <text:p><text:s/>237.6<text:s/></text:p>
          </table:table-cell>
          <table:table-cell office:value-type="float" office:value="129.703818846578" table:style-name="ce100">
            <text:p><text:s/>129.7<text:s/></text:p>
          </table:table-cell>
          <table:table-cell office:value-type="float" office:value="26.448616999798102" table:style-name="ce101">
            <text:p><text:s/>26.4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801" table:style-name="ce99">
            <text:p>801</text:p>
          </table:table-cell>
          <table:table-cell office:value-type="float" office:value="281.5376666467493" table:style-name="ce100">
            <text:p><text:s/>281.5<text:s/></text:p>
          </table:table-cell>
          <table:table-cell office:value-type="float" office:value="163.296435673481" table:style-name="ce100">
            <text:p><text:s/>163.3<text:s/></text:p>
          </table:table-cell>
          <table:table-cell office:value-type="float" office:value="27.668393782383419" table:style-name="ce101">
            <text:p><text:s/>27.7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509" table:style-name="ce99">
            <text:p>509</text:p>
          </table:table-cell>
          <table:table-cell office:value-type="float" office:value="190.76102029037651" table:style-name="ce100">
            <text:p><text:s/>190.8<text:s/></text:p>
          </table:table-cell>
          <table:table-cell office:value-type="float" office:value="96.422068799750406" table:style-name="ce100">
            <text:p><text:s/>96.4<text:s/></text:p>
          </table:table-cell>
          <table:table-cell office:value-type="float" office:value="24.732750242954324" table:style-name="ce100">
            <text:p><text:s/>24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519" table:style-name="ce99">
            <text:p>519</text:p>
          </table:table-cell>
          <table:table-cell office:value-type="float" office:value="94.135144694242157" table:style-name="ce100">
            <text:p><text:s/>94.1<text:s/></text:p>
          </table:table-cell>
          <table:table-cell office:value-type="float" office:value="43.681844695705202" table:style-name="ce100">
            <text:p><text:s/>43.7<text:s/></text:p>
          </table:table-cell>
          <table:table-cell office:value-type="float" office:value="10.478497880072684" table:style-name="ce101">
            <text:p><text:s/>10.5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97" table:style-name="ce99">
            <text:p>297</text:p>
          </table:table-cell>
          <table:table-cell office:value-type="float" office:value="104.39037077913177" table:style-name="ce100">
            <text:p><text:s/>104.4<text:s/></text:p>
          </table:table-cell>
          <table:table-cell office:value-type="float" office:value="56.427806067707301" table:style-name="ce100">
            <text:p><text:s/>56.4<text:s/></text:p>
          </table:table-cell>
          <table:table-cell office:value-type="float" office:value="10.259067357512953" table:style-name="ce101">
            <text:p><text:s/>10.3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22" table:style-name="ce99">
            <text:p>222</text:p>
          </table:table-cell>
          <table:table-cell office:value-type="float" office:value="83.200287828022766" table:style-name="ce100">
            <text:p><text:s/>83.2<text:s/></text:p>
          </table:table-cell>
          <table:table-cell office:value-type="float" office:value="30.7572520943379" table:style-name="ce100">
            <text:p><text:s/>30.8<text:s/></text:p>
          </table:table-cell>
          <table:table-cell office:value-type="float" office:value="10.787172011661808" table:style-name="ce100">
            <text:p><text:s/>1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461" table:style-name="ce99">
            <text:p>461</text:p>
          </table:table-cell>
          <table:table-cell office:value-type="float" office:value="83.615224863286386" table:style-name="ce100">
            <text:p><text:s/>83.6<text:s/></text:p>
          </table:table-cell>
          <table:table-cell office:value-type="float" office:value="37.179475615200303" table:style-name="ce100">
            <text:p><text:s/>37.2<text:s/></text:p>
          </table:table-cell>
          <table:table-cell office:value-type="float" office:value="9.3074904098526154" table:style-name="ce101">
            <text:p><text:s/>9.3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83" table:style-name="ce99">
            <text:p>283</text:p>
          </table:table-cell>
          <table:table-cell office:value-type="float" office:value="99.469612560586825" table:style-name="ce100">
            <text:p><text:s/>99.5<text:s/></text:p>
          </table:table-cell>
          <table:table-cell office:value-type="float" office:value="52.0975096192739" table:style-name="ce100">
            <text:p><text:s/>52.1<text:s/></text:p>
          </table:table-cell>
          <table:table-cell office:value-type="float" office:value="9.7754749568221069" table:style-name="ce101">
            <text:p><text:s/>9.8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78" table:style-name="ce99">
            <text:p>178</text:p>
          </table:table-cell>
          <table:table-cell office:value-type="float" office:value="66.710140690937152" table:style-name="ce100">
            <text:p><text:s/>66.7<text:s/></text:p>
          </table:table-cell>
          <table:table-cell office:value-type="float" office:value="22.434521949527301" table:style-name="ce100">
            <text:p><text:s/>22.4<text:s/></text:p>
          </table:table-cell>
          <table:table-cell office:value-type="float" office:value="8.6491739552964049" table:style-name="ce100">
            <text:p><text:s/>8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92" table:style-name="ce99">
            <text:p>292</text:p>
          </table:table-cell>
          <table:table-cell office:value-type="float" office:value="52.962355011018708" table:style-name="ce100">
            <text:p><text:s/>53.0<text:s/></text:p>
            <draw:frame draw:z-index="1" draw:id="id8" draw:style-name="a8" draw:name="圖表 1" svg:x="0.25347in" svg:y="0.375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office:value-type="float" office:value="25.656759608534699" table:style-name="ce100">
            <text:p><text:s/>25.7<text:s/></text:p>
          </table:table-cell>
          <table:table-cell office:value-type="float" office:value="5.8954169190389667" table:style-name="ce101">
            <text:p><text:s/>5.9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07" table:style-name="ce99">
            <text:p>207</text:p>
          </table:table-cell>
          <table:table-cell office:value-type="float" office:value="72.756925088485772" table:style-name="ce100">
            <text:p><text:s/>72.8<text:s/></text:p>
          </table:table-cell>
          <table:table-cell office:value-type="float" office:value="34.227073496814597" table:style-name="ce100">
            <text:p><text:s/>34.2<text:s/></text:p>
          </table:table-cell>
          <table:table-cell office:value-type="float" office:value="7.1502590673575126" table:style-name="ce101">
            <text:p><text:s/>7.2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53" table:style-name="ce99">
            <text:p>153</text:p>
          </table:table-cell>
          <table:table-cell office:value-type="float" office:value="57.340738908502175" table:style-name="ce100">
            <text:p><text:s/>57.3<text:s/></text:p>
          </table:table-cell>
          <table:table-cell office:value-type="float" office:value="22.784311676248699" table:style-name="ce100">
            <text:p><text:s/>22.8<text:s/></text:p>
          </table:table-cell>
          <table:table-cell office:value-type="float" office:value="7.4344023323615156" table:style-name="ce100">
            <text:p><text:s/>7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63" table:style-name="ce99">
            <text:p>263</text:p>
          </table:table-cell>
          <table:table-cell office:value-type="float" office:value="47.702395095540822" table:style-name="ce100">
            <text:p><text:s/>47.7<text:s/></text:p>
          </table:table-cell>
          <table:table-cell office:value-type="float" office:value="19.702950525474598" table:style-name="ce100">
            <text:p><text:s/>19.7<text:s/></text:p>
          </table:table-cell>
          <table:table-cell office:value-type="float" office:value="5.3099131839289315" table:style-name="ce101">
            <text:p><text:s/>5.3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76" table:style-name="ce99">
            <text:p>176</text:p>
          </table:table-cell>
          <table:table-cell office:value-type="float" office:value="61.860960461707712" table:style-name="ce100">
            <text:p><text:s/>61.9<text:s/></text:p>
          </table:table-cell>
          <table:table-cell office:value-type="float" office:value="44.542816922745899" table:style-name="ce100">
            <text:p><text:s/>44.5<text:s/></text:p>
          </table:table-cell>
          <table:table-cell office:value-type="float" office:value="6.0794473229706387" table:style-name="ce101">
            <text:p><text:s/>6.1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14" table:style-name="ce99">
            <text:p>114</text:p>
          </table:table-cell>
          <table:table-cell office:value-type="float" office:value="42.724472127903582" table:style-name="ce100">
            <text:p><text:s/>42.7<text:s/></text:p>
          </table:table-cell>
          <table:table-cell office:value-type="float" office:value="13.646470780443501" table:style-name="ce100">
            <text:p><text:s/>13.6<text:s/></text:p>
          </table:table-cell>
          <table:table-cell office:value-type="float" office:value="5.5393586005830908" table:style-name="ce100">
            <text:p><text:s/>5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57" table:style-name="ce99">
            <text:p>257</text:p>
          </table:table-cell>
          <table:table-cell office:value-type="float" office:value="46.614127526821264" table:style-name="ce100">
            <text:p><text:s/>46.6<text:s/></text:p>
          </table:table-cell>
          <table:table-cell office:value-type="float" office:value="18.6930369806174" table:style-name="ce100">
            <text:p><text:s/>18.7<text:s/></text:p>
          </table:table-cell>
          <table:table-cell office:value-type="float" office:value="5.1887744801130626" table:style-name="ce101">
            <text:p><text:s/>5.2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43" table:style-name="ce99">
            <text:p>143</text:p>
          </table:table-cell>
          <table:table-cell office:value-type="float" office:value="50.26203037513752" table:style-name="ce100">
            <text:p><text:s/>50.3<text:s/></text:p>
          </table:table-cell>
          <table:table-cell office:value-type="float" office:value="23.983478451983999" table:style-name="ce100">
            <text:p><text:s/>24.0<text:s/></text:p>
          </table:table-cell>
          <table:table-cell office:value-type="float" office:value="4.9395509499136443" table:style-name="ce101">
            <text:p><text:s/>4.9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12" table:style-name="ce99">
            <text:p>112</text:p>
          </table:table-cell>
          <table:table-cell office:value-type="float" office:value="41.97491998530878" table:style-name="ce100">
            <text:p><text:s/>42.0<text:s/></text:p>
          </table:table-cell>
          <table:table-cell office:value-type="float" office:value="14.1581946497044" table:style-name="ce100">
            <text:p><text:s/>14.2<text:s/></text:p>
          </table:table-cell>
          <table:table-cell office:value-type="float" office:value="5.4421768707482991" table:style-name="ce100">
            <text:p><text:s/>5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49" table:style-name="ce99">
            <text:p>249</text:p>
          </table:table-cell>
          <table:table-cell office:value-type="float" office:value="45.16310410186184" table:style-name="ce100">
            <text:p><text:s/>45.2<text:s/></text:p>
          </table:table-cell>
          <table:table-cell office:value-type="float" office:value="30.340650755644599" table:style-name="ce100">
            <text:p><text:s/>30.3<text:s/></text:p>
          </table:table-cell>
          <table:table-cell office:value-type="float" office:value="5.0272562083585708" table:style-name="ce101">
            <text:p><text:s/>5.0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39" table:style-name="ce99">
            <text:p>139</text:p>
          </table:table-cell>
          <table:table-cell office:value-type="float" office:value="48.856099455553256" table:style-name="ce100">
            <text:p><text:s/>48.9<text:s/></text:p>
          </table:table-cell>
          <table:table-cell office:value-type="float" office:value="27.878632874695999" table:style-name="ce100">
            <text:p><text:s/>27.9<text:s/></text:p>
          </table:table-cell>
          <table:table-cell office:value-type="float" office:value="4.8013816925734023" table:style-name="ce101">
            <text:p><text:s/>4.8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85" table:style-name="ce99">
            <text:p>85</text:p>
          </table:table-cell>
          <table:table-cell office:value-type="float" office:value="31.855966060278984" table:style-name="ce100">
            <text:p><text:s/>31.9<text:s/></text:p>
          </table:table-cell>
          <table:table-cell office:value-type="float" office:value="11.268632158581401" table:style-name="ce100">
            <text:p><text:s/>11.3<text:s/></text:p>
          </table:table-cell>
          <table:table-cell office:value-type="float" office:value="4.13022351797862" table:style-name="ce100">
            <text:p><text:s/>4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01" table:style-name="ce99">
            <text:p>201</text:p>
          </table:table-cell>
          <table:table-cell office:value-type="float" office:value="36.456963552105343" table:style-name="ce100">
            <text:p><text:s/>36.5<text:s/></text:p>
          </table:table-cell>
          <table:table-cell office:value-type="float" office:value="15.266011378293101" table:style-name="ce100">
            <text:p><text:s/>15.3<text:s/></text:p>
          </table:table-cell>
          <table:table-cell office:value-type="float" office:value="4.058146577831617" table:style-name="ce101">
            <text:p><text:s/>4.1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02" table:style-name="ce99">
            <text:p>102</text:p>
          </table:table-cell>
          <table:table-cell office:value-type="float" office:value="35.851238449398792" table:style-name="ce100">
            <text:p><text:s/>35.9<text:s/></text:p>
          </table:table-cell>
          <table:table-cell office:value-type="float" office:value="25.237253872771401" table:style-name="ce100">
            <text:p><text:s/>25.2<text:s/></text:p>
          </table:table-cell>
          <table:table-cell office:value-type="float" office:value="3.5233160621761659" table:style-name="ce101">
            <text:p><text:s/>3.5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73" table:style-name="ce99">
            <text:p>73</text:p>
          </table:table-cell>
          <table:table-cell office:value-type="float" office:value="27.358653204710187" table:style-name="ce100">
            <text:p><text:s/>27.4<text:s/></text:p>
          </table:table-cell>
          <table:table-cell office:value-type="float" office:value="15.340111750647999" table:style-name="ce100">
            <text:p><text:s/>15.3<text:s/></text:p>
          </table:table-cell>
          <table:table-cell office:value-type="float" office:value="3.5471331389698735" table:style-name="ce100">
            <text:p><text:s/>3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56" table:style-name="ce99">
            <text:p>156</text:p>
          </table:table-cell>
          <table:table-cell office:value-type="float" office:value="28.294956786708624" table:style-name="ce100">
            <text:p><text:s/>28.3<text:s/></text:p>
          </table:table-cell>
          <table:table-cell office:value-type="float" office:value="12.6594956140063" table:style-name="ce100">
            <text:p><text:s/>12.7<text:s/></text:p>
          </table:table-cell>
          <table:table-cell office:value-type="float" office:value="3.1496062992125986" table:style-name="ce101">
            <text:p><text:s/>3.1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89" table:style-name="ce99">
            <text:p>89</text:p>
          </table:table-cell>
          <table:table-cell office:value-type="float" office:value="31.281962960749922" table:style-name="ce100">
            <text:p><text:s/>31.3<text:s/></text:p>
          </table:table-cell>
          <table:table-cell office:value-type="float" office:value="15.9028480244436" table:style-name="ce100">
            <text:p><text:s/>15.9<text:s/></text:p>
          </table:table-cell>
          <table:table-cell office:value-type="float" office:value="3.0742659758203801" table:style-name="ce101">
            <text:p><text:s/>3.1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6" table:style-name="ce99">
            <text:p>56</text:p>
          </table:table-cell>
          <table:table-cell office:value-type="float" office:value="20.98745999265439" table:style-name="ce100">
            <text:p><text:s/>21.0<text:s/></text:p>
          </table:table-cell>
          <table:table-cell office:value-type="float" office:value="7.1199562012311297" table:style-name="ce100">
            <text:p><text:s/>7.1<text:s/></text:p>
          </table:table-cell>
          <table:table-cell office:value-type="float" office:value="2.7210884353741496" table:style-name="ce100">
            <text:p><text:s/>2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50" table:style-name="ce99">
            <text:p>150</text:p>
          </table:table-cell>
          <table:table-cell office:value-type="float" office:value="27.206689217989062" table:style-name="ce100">
            <text:p><text:s/>27.2<text:s/></text:p>
          </table:table-cell>
          <table:table-cell office:value-type="float" office:value="17.518634776788598" table:style-name="ce100">
            <text:p><text:s/>17.5<text:s/></text:p>
          </table:table-cell>
          <table:table-cell office:value-type="float" office:value="3.0284675953967293" table:style-name="ce101">
            <text:p><text:s/>3.0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71" table:style-name="ce99">
            <text:p>71</text:p>
          </table:table-cell>
          <table:table-cell office:value-type="float" office:value="24.955273822620725" table:style-name="ce100">
            <text:p><text:s/>25.0<text:s/></text:p>
          </table:table-cell>
          <table:table-cell office:value-type="float" office:value="13.504698067445601" table:style-name="ce100">
            <text:p><text:s/>13.5<text:s/></text:p>
          </table:table-cell>
          <table:table-cell office:value-type="float" office:value="2.452504317789292" table:style-name="ce101">
            <text:p><text:s/>2.5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8" table:style-name="ce99">
            <text:p>48</text:p>
          </table:table-cell>
          <table:table-cell office:value-type="float" office:value="17.989251422275188" table:style-name="ce100">
            <text:p><text:s/>18.0<text:s/></text:p>
          </table:table-cell>
          <table:table-cell office:value-type="float" office:value="8.8389581866280693" table:style-name="ce100">
            <text:p><text:s/>8.8<text:s/></text:p>
          </table:table-cell>
          <table:table-cell office:value-type="float" office:value="2.3323615160349855" table:style-name="ce100">
            <text:p><text:s/>2.3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1095" table:style-name="ce103">
            <text:p>1,095</text:p>
          </table:table-cell>
          <table:table-cell office:value-type="float" office:value="198.60883129132017" table:style-name="ce104">
            <text:p><text:s/>198.6<text:s/></text:p>
          </table:table-cell>
          <table:table-cell office:value-type="float" office:value="100.791559613871" table:style-name="ce104">
            <text:p><text:s/>100.8<text:s/></text:p>
          </table:table-cell>
          <table:table-cell office:value-type="float" office:value="22.107813446396122" table:style-name="ce105">
            <text:p><text:s/>22.1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587" table:style-name="ce103">
            <text:p>587</text:p>
          </table:table-cell>
          <table:table-cell office:value-type="float" office:value="206.32036244899106" table:style-name="ce104">
            <text:p><text:s/>206.3<text:s/></text:p>
          </table:table-cell>
          <table:table-cell office:value-type="float" office:value="118.98402958419" table:style-name="ce104">
            <text:p><text:s/>119.0<text:s/></text:p>
          </table:table-cell>
          <table:table-cell office:value-type="float" office:value="20.276338514680482" table:style-name="ce105">
            <text:p><text:s/>20.3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508" table:style-name="ce103">
            <text:p>508</text:p>
          </table:table-cell>
          <table:table-cell office:value-type="float" office:value="190.38624421907909" table:style-name="ce104">
            <text:p><text:s/>190.4<text:s/></text:p>
          </table:table-cell>
          <table:table-cell office:value-type="float" office:value="82.313272731457701" table:style-name="ce104">
            <text:p><text:s/>82.3<text:s/></text:p>
          </table:table-cell>
          <table:table-cell office:value-type="float" office:value="24.684159378036931" table:style-name="ce104">
            <text:p><text:s/>24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11" table:style-name="ce99">
            <text:p>111</text:p>
          </table:table-cell>
          <table:table-cell office:value-type="float" office:value="20.132950021311906" table:style-name="ce100">
            <text:p><text:s/>20.1<text:s/></text:p>
          </table:table-cell>
          <table:table-cell office:value-type="float" office:value="8.6522356009518901" table:style-name="ce100">
            <text:p><text:s/>8.7<text:s/></text:p>
          </table:table-cell>
          <table:table-cell office:value-type="float" office:value="2.2410660205935797" table:style-name="ce101">
            <text:p><text:s/>2.2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67" table:style-name="ce99">
            <text:p>67</text:p>
          </table:table-cell>
          <table:table-cell office:value-type="float" office:value="23.549342903036461" table:style-name="ce100">
            <text:p><text:s/>23.5<text:s/></text:p>
          </table:table-cell>
          <table:table-cell office:value-type="float" office:value="11.9652726898747" table:style-name="ce100">
            <text:p><text:s/>12.0<text:s/></text:p>
          </table:table-cell>
          <table:table-cell office:value-type="float" office:value="2.31433506044905" table:style-name="ce101">
            <text:p><text:s/>2.3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45" table:style-name="ce99">
            <text:p>45</text:p>
          </table:table-cell>
          <table:table-cell office:value-type="float" office:value="16.864923208382994" table:style-name="ce100">
            <text:p><text:s/>16.9<text:s/></text:p>
          </table:table-cell>
          <table:table-cell office:value-type="float" office:value="4.1119754937667796" table:style-name="ce100">
            <text:p><text:s/>4.1<text:s/></text:p>
          </table:table-cell>
          <table:table-cell office:value-type="float" office:value="2.1865889212827989" table:style-name="ce100">
            <text:p><text:s/>2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94" table:style-name="ce99">
            <text:p>94</text:p>
          </table:table-cell>
          <table:table-cell office:value-type="float" office:value="17.049525243273148" table:style-name="ce100">
            <text:p><text:s/>17.0<text:s/></text:p>
          </table:table-cell>
          <table:table-cell office:value-type="float" office:value="12.7505335593761" table:style-name="ce100">
            <text:p><text:s/>12.8<text:s/></text:p>
          </table:table-cell>
          <table:table-cell office:value-type="float" office:value="1.8978396931152837" table:style-name="ce101">
            <text:p><text:s/>1.9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61" table:style-name="ce99">
            <text:p>61</text:p>
          </table:table-cell>
          <table:table-cell office:value-type="float" office:value="21.440446523660061" table:style-name="ce100">
            <text:p><text:s/>21.4<text:s/></text:p>
          </table:table-cell>
          <table:table-cell office:value-type="float" office:value="16.1797005589024" table:style-name="ce100">
            <text:p><text:s/>16.2<text:s/></text:p>
          </table:table-cell>
          <table:table-cell office:value-type="float" office:value="2.1070811744386875" table:style-name="ce101">
            <text:p><text:s/>2.1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44" table:style-name="ce99">
            <text:p>44</text:p>
          </table:table-cell>
          <table:table-cell office:value-type="float" office:value="16.490147137085589" table:style-name="ce100">
            <text:p><text:s/>16.5<text:s/></text:p>
          </table:table-cell>
          <table:table-cell office:value-type="float" office:value="5.5245502271124698" table:style-name="ce100">
            <text:p><text:s/>5.5<text:s/></text:p>
          </table:table-cell>
          <table:table-cell office:value-type="float" office:value="2.1379980563654035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64" table:style-name="ce99">
            <text:p>64</text:p>
          </table:table-cell>
          <table:table-cell office:value-type="float" office:value="11.608187399675334" table:style-name="ce100">
            <text:p><text:s/>11.6<text:s/></text:p>
          </table:table-cell>
          <table:table-cell office:value-type="float" office:value="3.3774707323680202" table:style-name="ce100">
            <text:p><text:s/>3.4<text:s/></text:p>
          </table:table-cell>
          <table:table-cell office:value-type="float" office:value="1.2921461740359379" table:style-name="ce101">
            <text:p><text:s/>1.3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29" table:style-name="ce99">
            <text:p>29</text:p>
          </table:table-cell>
          <table:table-cell office:value-type="float" office:value="10.192999166985929" table:style-name="ce100">
            <text:p><text:s/>10.2<text:s/></text:p>
          </table:table-cell>
          <table:table-cell office:value-type="float" office:value="5.72661325870365" table:style-name="ce100">
            <text:p><text:s/>5.7<text:s/></text:p>
          </table:table-cell>
          <table:table-cell office:value-type="float" office:value="1.0017271157167531" table:style-name="ce101">
            <text:p><text:s/>1.0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33" table:style-name="ce99">
            <text:p>33</text:p>
          </table:table-cell>
          <table:table-cell office:value-type="float" office:value="12.367610352814195" table:style-name="ce100">
            <text:p><text:s/>12.4<text:s/></text:p>
          </table:table-cell>
          <table:table-cell office:value-type="float" office:value="3.1942814918748099" table:style-name="ce100">
            <text:p><text:s/>3.2<text:s/></text:p>
          </table:table-cell>
          <table:table-cell office:value-type="float" office:value="1.6034985422740524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51" table:style-name="ce99">
            <text:p>51</text:p>
          </table:table-cell>
          <table:table-cell office:value-type="float" office:value="9.2502743341162823" table:style-name="ce100">
            <text:p><text:s/>9.3<text:s/></text:p>
          </table:table-cell>
          <table:table-cell office:value-type="float" office:value="3.0614335013251299" table:style-name="ce100">
            <text:p><text:s/>3.1<text:s/></text:p>
          </table:table-cell>
          <table:table-cell office:value-type="float" office:value="1.029678982434888" table:style-name="ce101">
            <text:p><text:s/>1.0<text:s/></text:p>
          </table:table-cell>
          <table:table-cell office:value-type="string" table:style-name="ce111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9" table:style-name="ce99">
            <text:p>19</text:p>
          </table:table-cell>
          <table:table-cell office:value-type="float" office:value="6.678171868025264" table:style-name="ce100">
            <text:p><text:s/>6.7<text:s/></text:p>
          </table:table-cell>
          <table:table-cell office:value-type="float" office:value="2.3762376237623801" table:style-name="ce100">
            <text:p><text:s/>2.4<text:s/></text:p>
          </table:table-cell>
          <table:table-cell office:value-type="float" office:value="0.65630397236614857" table:style-name="ce101">
            <text:p><text:s/>0.7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3" table:style-name="ce99">
            <text:p>33</text:p>
          </table:table-cell>
          <table:table-cell office:value-type="float" office:value="12.367610352814195" table:style-name="ce100">
            <text:p><text:s/>12.4<text:s/></text:p>
          </table:table-cell>
          <table:table-cell office:value-type="float" office:value="9.1659509602138591" table:style-name="ce100">
            <text:p><text:s/>9.2<text:s/></text:p>
          </table:table-cell>
          <table:table-cell office:value-type="float" office:value="1.6034985422740524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48" table:style-name="ce107">
            <text:p>48</text:p>
          </table:table-cell>
          <table:table-cell office:value-type="float" office:value="8.7061405497564994" table:style-name="ce104">
            <text:p><text:s/>8.7<text:s/></text:p>
          </table:table-cell>
          <table:table-cell office:value-type="float" office:value="4.4812579663310199" table:style-name="ce104">
            <text:p><text:s/>4.5<text:s/></text:p>
          </table:table-cell>
          <table:table-cell office:value-type="float" office:value="0.96910963052695331" table:style-name="ce104">
            <text:p><text:s/>1.0<text:s/>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18" table:style-name="ce108">
            <text:p>18</text:p>
          </table:table-cell>
          <table:table-cell office:value-type="float" office:value="6.3266891381291979" table:style-name="ce104">
            <text:p><text:s/>6.3<text:s/></text:p>
          </table:table-cell>
          <table:table-cell office:value-type="float" office:value="2.7410382805886599" table:style-name="ce104">
            <text:p><text:s/>2.7<text:s/></text:p>
          </table:table-cell>
          <table:table-cell office:value-type="float" office:value="0.62176165803108807" table:style-name="ce105">
            <text:p><text:s/>0.6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21" table:style-name="ce108">
            <text:p>21</text:p>
          </table:table-cell>
          <table:table-cell office:value-type="float" office:value="7.8702974972453958" table:style-name="ce104">
            <text:p><text:s/>7.9<text:s/></text:p>
          </table:table-cell>
          <table:table-cell office:value-type="float" office:value="3.2330885664101299" table:style-name="ce104">
            <text:p><text:s/>3.2<text:s/></text:p>
          </table:table-cell>
          <table:table-cell office:value-type="float" office:value="1.0204081632653061" table:style-name="ce104">
            <text:p><text:s/>1.0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551,335人,男性 284,509人,女性 266,826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苗栗縣.$A$1:苗栗縣.$S$28" table:base-cell-address="苗栗縣.$A$1"/>
        </table:named-expressions>
      </table:table>
      <table:table table:name="彰化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彰</text:span><text:s text:c="2"/><text:span text:style-name="T2">化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0501" table:style-name="ce99">
            <text:p>10,501</text:p>
          </table:table-cell>
          <table:table-cell office:value-type="float" office:value="820.30026379906587" table:style-name="ce100">
            <text:p><text:s/>820.3<text:s/></text:p>
          </table:table-cell>
          <table:table-cell office:value-type="float" office:value="426.88364330077098" table:style-name="ce100">
            <text:p><text:s/>426.9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6073" table:style-name="ce99">
            <text:p>6,073</text:p>
          </table:table-cell>
          <table:table-cell office:value-type="float" office:value="931.21105738379219" table:style-name="ce100">
            <text:p><text:s/>931.2<text:s/></text:p>
          </table:table-cell>
          <table:table-cell office:value-type="float" office:value="562.56417459602403" table:style-name="ce100">
            <text:p><text:s/>562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4428" table:style-name="ce99">
            <text:p>4,428</text:p>
          </table:table-cell>
          <table:table-cell office:value-type="float" office:value="705.11855880645783" table:style-name="ce100">
            <text:p><text:s/>705.1<text:s/></text:p>
          </table:table-cell>
          <table:table-cell office:value-type="float" office:value="300.40989303844901" table:style-name="ce100">
            <text:p><text:s/>300.4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885" table:style-name="ce99">
            <text:p>2,885</text:p>
          </table:table-cell>
          <table:table-cell office:value-type="float" office:value="225.36579954864348" table:style-name="ce100">
            <text:p><text:s/>225.4<text:s/></text:p>
          </table:table-cell>
          <table:table-cell office:value-type="float" office:value="127.71609653360299" table:style-name="ce100">
            <text:p><text:s/>127.7<text:s/></text:p>
          </table:table-cell>
          <table:table-cell office:value-type="float" office:value="27.47357394533854" table:style-name="ce101">
            <text:p><text:s/>27.5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842" table:style-name="ce99">
            <text:p>1,842</text:p>
          </table:table-cell>
          <table:table-cell office:value-type="float" office:value="282.44529999999997" table:style-name="ce100">
            <text:p><text:s/>282.4<text:s/></text:p>
          </table:table-cell>
          <table:table-cell office:value-type="float" office:value="173.59897312086801" table:style-name="ce100">
            <text:p><text:s/>173.6<text:s/></text:p>
          </table:table-cell>
          <table:table-cell office:value-type="float" office:value="30.330973159888028" table:style-name="ce101">
            <text:p><text:s/>30.3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043" table:style-name="ce99">
            <text:p>1,043</text:p>
          </table:table-cell>
          <table:table-cell office:value-type="float" office:value="166.0882" table:style-name="ce100">
            <text:p><text:s/>166.1<text:s/></text:p>
          </table:table-cell>
          <table:table-cell office:value-type="float" office:value="85.491924723004502" table:style-name="ce100">
            <text:p><text:s/>85.5<text:s/></text:p>
          </table:table-cell>
          <table:table-cell office:value-type="float" office:value="23.554652213188799" table:style-name="ce100">
            <text:p><text:s/>23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282" table:style-name="ce99">
            <text:p>1,282</text:p>
          </table:table-cell>
          <table:table-cell office:value-type="float" office:value="100.14521837828802" table:style-name="ce100">
            <text:p><text:s/>100.1<text:s/></text:p>
          </table:table-cell>
          <table:table-cell office:value-type="float" office:value="49.365736064846502" table:style-name="ce100">
            <text:p><text:s/>49.4<text:s/></text:p>
          </table:table-cell>
          <table:table-cell office:value-type="float" office:value="12.20836110846586" table:style-name="ce101">
            <text:p><text:s/>12.2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670" table:style-name="ce99">
            <text:p>670</text:p>
          </table:table-cell>
          <table:table-cell office:value-type="float" office:value="102.73520000000001" table:style-name="ce100">
            <text:p><text:s/>102.7<text:s/></text:p>
          </table:table-cell>
          <table:table-cell office:value-type="float" office:value="61.667887903058897" table:style-name="ce100">
            <text:p><text:s/>61.7<text:s/></text:p>
          </table:table-cell>
          <table:table-cell office:value-type="float" office:value="11.032438662934299" table:style-name="ce101">
            <text:p><text:s/>11.0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612" table:style-name="ce99">
            <text:p>612</text:p>
          </table:table-cell>
          <table:table-cell office:value-type="float" office:value="97.455399999999997" table:style-name="ce100">
            <text:p><text:s/>97.5<text:s/></text:p>
          </table:table-cell>
          <table:table-cell office:value-type="float" office:value="36.502526839361302" table:style-name="ce100">
            <text:p><text:s/>36.5<text:s/></text:p>
          </table:table-cell>
          <table:table-cell office:value-type="float" office:value="13.821138211382113" table:style-name="ce100">
            <text:p><text:s/>13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841" table:style-name="ce99">
            <text:p>841</text:p>
          </table:table-cell>
          <table:table-cell office:value-type="float" office:value="65.695888187316868" table:style-name="ce100">
            <text:p><text:s/>65.7<text:s/></text:p>
          </table:table-cell>
          <table:table-cell office:value-type="float" office:value="27.5854896809461" table:style-name="ce100">
            <text:p><text:s/>27.6<text:s/></text:p>
          </table:table-cell>
          <table:table-cell office:value-type="float" office:value="8.0087610703742502" table:style-name="ce101">
            <text:p><text:s/>8.0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485" table:style-name="ce99">
            <text:p>485</text:p>
          </table:table-cell>
          <table:table-cell office:value-type="float" office:value="74.367999999999995" table:style-name="ce100">
            <text:p><text:s/>74.4<text:s/></text:p>
          </table:table-cell>
          <table:table-cell office:value-type="float" office:value="39.069851779270302" table:style-name="ce100">
            <text:p><text:s/>39.1<text:s/></text:p>
          </table:table-cell>
          <table:table-cell office:value-type="float" office:value="7.9861682858554257" table:style-name="ce101">
            <text:p><text:s/>8.0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356" table:style-name="ce99">
            <text:p>356</text:p>
          </table:table-cell>
          <table:table-cell office:value-type="float" office:value="56.689700000000002" table:style-name="ce100">
            <text:p><text:s/>56.7<text:s/></text:p>
          </table:table-cell>
          <table:table-cell office:value-type="float" office:value="18.669925239006801" table:style-name="ce100">
            <text:p><text:s/>18.7<text:s/></text:p>
          </table:table-cell>
          <table:table-cell office:value-type="float" office:value="8.0397470641373072" table:style-name="ce100">
            <text:p><text:s/>8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601" table:style-name="ce99">
            <text:p>601</text:p>
          </table:table-cell>
          <table:table-cell office:value-type="float" office:value="46.947953389509436" table:style-name="ce100">
            <text:p><text:s/>46.9<text:s/></text:p>
            <draw:frame draw:z-index="1" draw:id="id9" draw:style-name="a9" draw:name="圖表 1" svg:x="0.25347in" svg:y="0.375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office:value-type="float" office:value="23.020706893921801" table:style-name="ce100">
            <text:p><text:s/>23.0<text:s/></text:p>
          </table:table-cell>
          <table:table-cell office:value-type="float" office:value="5.723264451004666" table:style-name="ce101">
            <text:p><text:s/>5.7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90" table:style-name="ce99">
            <text:p>390</text:p>
          </table:table-cell>
          <table:table-cell office:value-type="float" office:value="59.801099999999998" table:style-name="ce100">
            <text:p><text:s/>59.8<text:s/></text:p>
          </table:table-cell>
          <table:table-cell office:value-type="float" office:value="31.135950222583901" table:style-name="ce100">
            <text:p><text:s/>31.1<text:s/></text:p>
          </table:table-cell>
          <table:table-cell office:value-type="float" office:value="6.4218672814095177" table:style-name="ce101">
            <text:p><text:s/>6.4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302" table:style-name="ce99">
            <text:p>302</text:p>
          </table:table-cell>
          <table:table-cell office:value-type="float" office:value="48.090699999999998" table:style-name="ce100">
            <text:p><text:s/>48.1<text:s/></text:p>
          </table:table-cell>
          <table:table-cell office:value-type="float" office:value="19.030847552068899" table:style-name="ce100">
            <text:p><text:s/>19.0<text:s/></text:p>
          </table:table-cell>
          <table:table-cell office:value-type="float" office:value="6.8202348690153567" table:style-name="ce100">
            <text:p><text:s/>6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65" table:style-name="ce99">
            <text:p>565</text:p>
          </table:table-cell>
          <table:table-cell office:value-type="float" office:value="44.13576316983832" table:style-name="ce100">
            <text:p><text:s/>44.1<text:s/></text:p>
          </table:table-cell>
          <table:table-cell office:value-type="float" office:value="18.832447481703898" table:style-name="ce100">
            <text:p><text:s/>18.8<text:s/></text:p>
          </table:table-cell>
          <table:table-cell office:value-type="float" office:value="5.3804399580992284" table:style-name="ce101">
            <text:p><text:s/>5.4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341" table:style-name="ce99">
            <text:p>341</text:p>
          </table:table-cell>
          <table:table-cell office:value-type="float" office:value="52.287599999999998" table:style-name="ce100">
            <text:p><text:s/>52.3<text:s/></text:p>
          </table:table-cell>
          <table:table-cell office:value-type="float" office:value="38.160656000357598" table:style-name="ce100">
            <text:p><text:s/>38.2<text:s/></text:p>
          </table:table-cell>
          <table:table-cell office:value-type="float" office:value="5.6150172896426804" table:style-name="ce101">
            <text:p><text:s/>5.6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67" table:style-name="ce99">
            <text:p>267</text:p>
          </table:table-cell>
          <table:table-cell office:value-type="float" office:value="42.517299999999999" table:style-name="ce100">
            <text:p><text:s/>42.5<text:s/></text:p>
          </table:table-cell>
          <table:table-cell office:value-type="float" office:value="17.025332583872999" table:style-name="ce100">
            <text:p><text:s/>17.0<text:s/></text:p>
          </table:table-cell>
          <table:table-cell office:value-type="float" office:value="6.0298102981029809" table:style-name="ce100">
            <text:p><text:s/>6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53" table:style-name="ce99">
            <text:p>553</text:p>
          </table:table-cell>
          <table:table-cell office:value-type="float" office:value="43.198366429947953" table:style-name="ce100">
            <text:p><text:s/>43.2<text:s/></text:p>
          </table:table-cell>
          <table:table-cell office:value-type="float" office:value="21.023438454256599" table:style-name="ce100">
            <text:p><text:s/>21.0<text:s/></text:p>
          </table:table-cell>
          <table:table-cell office:value-type="float" office:value="5.2661651271307495" table:style-name="ce101">
            <text:p><text:s/>5.3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334" table:style-name="ce99">
            <text:p>334</text:p>
          </table:table-cell>
          <table:table-cell office:value-type="float" office:value="51.214300000000001" table:style-name="ce100">
            <text:p><text:s/>51.2<text:s/></text:p>
          </table:table-cell>
          <table:table-cell office:value-type="float" office:value="29.633658624177698" table:style-name="ce100">
            <text:p><text:s/>29.6<text:s/></text:p>
          </table:table-cell>
          <table:table-cell office:value-type="float" office:value="5.4997530051045613" table:style-name="ce101">
            <text:p><text:s/>5.5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88" table:style-name="ce99">
            <text:p>188</text:p>
          </table:table-cell>
          <table:table-cell office:value-type="float" office:value="29.937200000000001" table:style-name="ce100">
            <text:p><text:s/>29.9<text:s/></text:p>
          </table:table-cell>
          <table:table-cell office:value-type="float" office:value="11.8077099609337" table:style-name="ce100">
            <text:p><text:s/>11.8<text:s/></text:p>
          </table:table-cell>
          <table:table-cell office:value-type="float" office:value="4.2457091237579041" table:style-name="ce100">
            <text:p><text:s/>4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480" table:style-name="ce99">
            <text:p>480</text:p>
          </table:table-cell>
          <table:table-cell office:value-type="float" office:value="37.495869595614856" table:style-name="ce100">
            <text:p><text:s/>37.5<text:s/></text:p>
          </table:table-cell>
          <table:table-cell office:value-type="float" office:value="25.5875270719851" table:style-name="ce100">
            <text:p><text:s/>25.6<text:s/></text:p>
          </table:table-cell>
          <table:table-cell office:value-type="float" office:value="4.5709932387391676" table:style-name="ce101">
            <text:p><text:s/>4.6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51" table:style-name="ce99">
            <text:p>251</text:p>
          </table:table-cell>
          <table:table-cell office:value-type="float" office:value="38.487299999999998" table:style-name="ce100">
            <text:p><text:s/>38.5<text:s/></text:p>
          </table:table-cell>
          <table:table-cell office:value-type="float" office:value="22.449568141945299" table:style-name="ce100">
            <text:p><text:s/>22.4<text:s/></text:p>
          </table:table-cell>
          <table:table-cell office:value-type="float" office:value="4.1330479170097147" table:style-name="ce101">
            <text:p><text:s/>4.1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75" table:style-name="ce99">
            <text:p>175</text:p>
          </table:table-cell>
          <table:table-cell office:value-type="float" office:value="27.867100000000001" table:style-name="ce100">
            <text:p><text:s/>27.9<text:s/></text:p>
          </table:table-cell>
          <table:table-cell office:value-type="float" office:value="9.6205143359603706" table:style-name="ce100">
            <text:p><text:s/>9.6<text:s/></text:p>
          </table:table-cell>
          <table:table-cell office:value-type="float" office:value="3.9521228545618792" table:style-name="ce100">
            <text:p><text:s/>4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64" table:style-name="ce99">
            <text:p>364</text:p>
          </table:table-cell>
          <table:table-cell office:value-type="float" office:value="28.434367776674602" table:style-name="ce100">
            <text:p><text:s/>28.4<text:s/></text:p>
          </table:table-cell>
          <table:table-cell office:value-type="float" office:value="13.3706404426121" table:style-name="ce100">
            <text:p><text:s/>13.4<text:s/></text:p>
          </table:table-cell>
          <table:table-cell office:value-type="float" office:value="3.4663365393772021" table:style-name="ce101">
            <text:p><text:s/>3.5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12" table:style-name="ce99">
            <text:p>212</text:p>
          </table:table-cell>
          <table:table-cell office:value-type="float" office:value="32.507199999999997" table:style-name="ce100">
            <text:p><text:s/>32.5<text:s/></text:p>
          </table:table-cell>
          <table:table-cell office:value-type="float" office:value="22.380523836759799" table:style-name="ce100">
            <text:p><text:s/>22.4<text:s/></text:p>
          </table:table-cell>
          <table:table-cell office:value-type="float" office:value="3.4908611888687635" table:style-name="ce101">
            <text:p><text:s/>3.5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68" table:style-name="ce99">
            <text:p>168</text:p>
          </table:table-cell>
          <table:table-cell office:value-type="float" office:value="26.752400000000002" table:style-name="ce100">
            <text:p><text:s/>26.8<text:s/></text:p>
          </table:table-cell>
          <table:table-cell office:value-type="float" office:value="8.9992946122625792" table:style-name="ce100">
            <text:p><text:s/>9.0<text:s/></text:p>
          </table:table-cell>
          <table:table-cell office:value-type="float" office:value="3.794037940379404" table:style-name="ce100">
            <text:p><text:s/>3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18" table:style-name="ce99">
            <text:p>318</text:p>
          </table:table-cell>
          <table:table-cell office:value-type="float" office:value="24.841013607094844" table:style-name="ce100">
            <text:p><text:s/>24.8<text:s/></text:p>
          </table:table-cell>
          <table:table-cell office:value-type="float" office:value="11.085032820090399" table:style-name="ce100">
            <text:p><text:s/>11.1<text:s/></text:p>
          </table:table-cell>
          <table:table-cell office:value-type="float" office:value="3.0282830206646985" table:style-name="ce101">
            <text:p><text:s/>3.0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76" table:style-name="ce99">
            <text:p>176</text:p>
          </table:table-cell>
          <table:table-cell office:value-type="float" office:value="26.987100000000002" table:style-name="ce100">
            <text:p><text:s/>27.0<text:s/></text:p>
          </table:table-cell>
          <table:table-cell office:value-type="float" office:value="15.1224328308708" table:style-name="ce100">
            <text:p><text:s/>15.1<text:s/></text:p>
          </table:table-cell>
          <table:table-cell office:value-type="float" office:value="2.898073439815577" table:style-name="ce101">
            <text:p><text:s/>2.9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39" table:style-name="ce99">
            <text:p>139</text:p>
          </table:table-cell>
          <table:table-cell office:value-type="float" office:value="22.134399999999999" table:style-name="ce100">
            <text:p><text:s/>22.1<text:s/></text:p>
          </table:table-cell>
          <table:table-cell office:value-type="float" office:value="13.111211843134001" table:style-name="ce100">
            <text:p><text:s/>13.1<text:s/></text:p>
          </table:table-cell>
          <table:table-cell office:value-type="float" office:value="3.1391147244805779" table:style-name="ce100">
            <text:p><text:s/>3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81" table:style-name="ce99">
            <text:p>281</text:p>
          </table:table-cell>
          <table:table-cell office:value-type="float" office:value="21.950706992432863" table:style-name="ce100">
            <text:p><text:s/>22.0<text:s/></text:p>
          </table:table-cell>
          <table:table-cell office:value-type="float" office:value="14.052505672434201" table:style-name="ce100">
            <text:p><text:s/>14.1<text:s/></text:p>
          </table:table-cell>
          <table:table-cell office:value-type="float" office:value="2.6759356251785542" table:style-name="ce101">
            <text:p><text:s/>2.7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50" table:style-name="ce99">
            <text:p>150</text:p>
          </table:table-cell>
          <table:table-cell office:value-type="float" office:value="23.000399999999999" table:style-name="ce100">
            <text:p><text:s/>23.0<text:s/></text:p>
          </table:table-cell>
          <table:table-cell office:value-type="float" office:value="13.0148278083589" table:style-name="ce100">
            <text:p><text:s/>13.0<text:s/></text:p>
          </table:table-cell>
          <table:table-cell office:value-type="float" office:value="2.469948954388276" table:style-name="ce101">
            <text:p><text:s/>2.5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06" table:style-name="ce99">
            <text:p>106</text:p>
          </table:table-cell>
          <table:table-cell office:value-type="float" office:value="16.8795" table:style-name="ce100">
            <text:p><text:s/>16.9<text:s/></text:p>
          </table:table-cell>
          <table:table-cell office:value-type="float" office:value="6.527511637011" table:style-name="ce100">
            <text:p><text:s/>6.5<text:s/></text:p>
          </table:table-cell>
          <table:table-cell office:value-type="float" office:value="2.3938572719060525" table:style-name="ce100">
            <text:p><text:s/>2.4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2331" table:style-name="ce103">
            <text:p>2,331</text:p>
          </table:table-cell>
          <table:table-cell office:value-type="float" office:value="182.08931672370466" table:style-name="ce104">
            <text:p><text:s/>182.1<text:s/></text:p>
          </table:table-cell>
          <table:table-cell office:value-type="float" office:value="95.244022184371005" table:style-name="ce104">
            <text:p><text:s/>95.2<text:s/></text:p>
          </table:table-cell>
          <table:table-cell office:value-type="float" office:value="22.197885915627083" table:style-name="ce105">
            <text:p><text:s/>22.2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222" table:style-name="ce103">
            <text:p>1,222</text:p>
          </table:table-cell>
          <table:table-cell office:value-type="float" office:value="187.37689974032506" table:style-name="ce104">
            <text:p><text:s/>187.4<text:s/></text:p>
          </table:table-cell>
          <table:table-cell office:value-type="float" office:value="116.32984432777199" table:style-name="ce104">
            <text:p><text:s/>116.3<text:s/></text:p>
          </table:table-cell>
          <table:table-cell office:value-type="float" office:value="20.121850815083153" table:style-name="ce105">
            <text:p><text:s/>20.1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072" table:style-name="ce103">
            <text:p>1,072</text:p>
          </table:table-cell>
          <table:table-cell office:value-type="float" office:value="170.70620935874499" table:style-name="ce104">
            <text:p><text:s/>170.7<text:s/></text:p>
          </table:table-cell>
          <table:table-cell office:value-type="float" office:value="73.623093711832993" table:style-name="ce104">
            <text:p><text:s/>73.6<text:s/></text:p>
          </table:table-cell>
          <table:table-cell office:value-type="float" office:value="24.209575429087625" table:style-name="ce104">
            <text:p><text:s/>24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220" table:style-name="ce99">
            <text:p>220</text:p>
          </table:table-cell>
          <table:table-cell office:value-type="float" office:value="17.185606897990144" table:style-name="ce100">
            <text:p><text:s/>17.2<text:s/></text:p>
          </table:table-cell>
          <table:table-cell office:value-type="float" office:value="8.0064260296014105" table:style-name="ce100">
            <text:p><text:s/>8.0<text:s/></text:p>
          </table:table-cell>
          <table:table-cell office:value-type="float" office:value="2.0950385677554517" table:style-name="ce101">
            <text:p><text:s/>2.1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34" table:style-name="ce99">
            <text:p>134</text:p>
          </table:table-cell>
          <table:table-cell office:value-type="float" office:value="20.547000000000001" table:style-name="ce100">
            <text:p><text:s/>20.5<text:s/></text:p>
          </table:table-cell>
          <table:table-cell office:value-type="float" office:value="15.2523470342576" table:style-name="ce100">
            <text:p><text:s/>15.3<text:s/></text:p>
          </table:table-cell>
          <table:table-cell office:value-type="float" office:value="2.2064877325868597" table:style-name="ce101">
            <text:p><text:s/>2.2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73" table:style-name="ce99">
            <text:p>73</text:p>
          </table:table-cell>
          <table:table-cell office:value-type="float" office:value="11.624499999999999" table:style-name="ce100">
            <text:p><text:s/>11.6<text:s/></text:p>
          </table:table-cell>
          <table:table-cell office:value-type="float" office:value="3.4381754296475902" table:style-name="ce100">
            <text:p><text:s/>3.4<text:s/></text:p>
          </table:table-cell>
          <table:table-cell office:value-type="float" office:value="1.6485998193315266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03" table:style-name="ce99">
            <text:p>203</text:p>
          </table:table-cell>
          <table:table-cell office:value-type="float" office:value="15.857628183145451" table:style-name="ce100">
            <text:p><text:s/>15.9<text:s/></text:p>
          </table:table-cell>
          <table:table-cell office:value-type="float" office:value="11.5827941425328" table:style-name="ce100">
            <text:p><text:s/>11.6<text:s/></text:p>
          </table:table-cell>
          <table:table-cell office:value-type="float" office:value="1.9331492238834396" table:style-name="ce101">
            <text:p><text:s/>1.9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14" table:style-name="ce99">
            <text:p>114</text:p>
          </table:table-cell>
          <table:table-cell office:value-type="float" office:value="17.4803" table:style-name="ce100">
            <text:p><text:s/>17.5<text:s/></text:p>
          </table:table-cell>
          <table:table-cell office:value-type="float" office:value="9.7467241202200299" table:style-name="ce100">
            <text:p><text:s/>9.7<text:s/></text:p>
          </table:table-cell>
          <table:table-cell office:value-type="float" office:value="1.8771612053350897" table:style-name="ce101">
            <text:p><text:s/>1.9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69" table:style-name="ce99">
            <text:p>69</text:p>
          </table:table-cell>
          <table:table-cell office:value-type="float" office:value="10.9876" table:style-name="ce100">
            <text:p><text:s/>11.0<text:s/></text:p>
          </table:table-cell>
          <table:table-cell office:value-type="float" office:value="5.4324640718944597" table:style-name="ce100">
            <text:p><text:s/>5.4<text:s/></text:p>
          </table:table-cell>
          <table:table-cell office:value-type="float" office:value="1.5582655826558265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22" table:style-name="ce99">
            <text:p>122</text:p>
          </table:table-cell>
          <table:table-cell office:value-type="float" office:value="9.5302001888854431" table:style-name="ce100">
            <text:p><text:s/>9.5<text:s/></text:p>
          </table:table-cell>
          <table:table-cell office:value-type="float" office:value="3.55673377976977" table:style-name="ce100">
            <text:p><text:s/>3.6<text:s/></text:p>
          </table:table-cell>
          <table:table-cell office:value-type="float" office:value="1.1617941148462052" table:style-name="ce101">
            <text:p><text:s/>1.2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49" table:style-name="ce99">
            <text:p>49</text:p>
          </table:table-cell>
          <table:table-cell office:value-type="float" office:value="7.5133999999999999" table:style-name="ce100">
            <text:p><text:s/>7.5<text:s/></text:p>
          </table:table-cell>
          <table:table-cell office:value-type="float" office:value="3.6791267591027998" table:style-name="ce100">
            <text:p><text:s/>3.7<text:s/></text:p>
          </table:table-cell>
          <table:table-cell office:value-type="float" office:value="0.8068499917668368" table:style-name="ce101">
            <text:p><text:s/>0.8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69" table:style-name="ce99">
            <text:p>69</text:p>
          </table:table-cell>
          <table:table-cell office:value-type="float" office:value="10.9876" table:style-name="ce100">
            <text:p><text:s/>11.0<text:s/></text:p>
          </table:table-cell>
          <table:table-cell office:value-type="float" office:value="7.8779615334475599" table:style-name="ce100">
            <text:p><text:s/>7.9<text:s/></text:p>
          </table:table-cell>
          <table:table-cell office:value-type="float" office:value="1.5582655826558265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84" table:style-name="ce99">
            <text:p>84</text:p>
          </table:table-cell>
          <table:table-cell office:value-type="float" office:value="6.5617771792326005" table:style-name="ce100">
            <text:p><text:s/>6.6<text:s/></text:p>
          </table:table-cell>
          <table:table-cell office:value-type="float" office:value="2.5112119069113099" table:style-name="ce100">
            <text:p><text:s/>2.5<text:s/></text:p>
          </table:table-cell>
          <table:table-cell office:value-type="float" office:value="0.79992381677935431" table:style-name="ce101">
            <text:p><text:s/>0.8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42" table:style-name="ce99">
            <text:p>42</text:p>
          </table:table-cell>
          <table:table-cell office:value-type="float" office:value="6.4401000000000002" table:style-name="ce100">
            <text:p><text:s/>6.4<text:s/></text:p>
          </table:table-cell>
          <table:table-cell office:value-type="float" office:value="3.6918706051918799" table:style-name="ce100">
            <text:p><text:s/>3.7<text:s/></text:p>
          </table:table-cell>
          <table:table-cell office:value-type="float" office:value="0.69158570722871726" table:style-name="ce101">
            <text:p><text:s/>0.7<text:s/></text:p>
          </table:table-cell>
          <table:table-cell office:value-type="string" table:style-name="ce111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54" table:style-name="ce99">
            <text:p>54</text:p>
          </table:table-cell>
          <table:table-cell office:value-type="float" office:value="8.5990000000000002" table:style-name="ce100">
            <text:p><text:s/>8.6<text:s/></text:p>
          </table:table-cell>
          <table:table-cell office:value-type="float" office:value="2.6550905086654799" table:style-name="ce100">
            <text:p><text:s/>2.7<text:s/></text:p>
          </table:table-cell>
          <table:table-cell office:value-type="float" office:value="1.2195121951219512" table:style-name="ce100">
            <text:p><text:s/>1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79" table:style-name="ce107">
            <text:p>79</text:p>
          </table:table-cell>
          <table:table-cell office:value-type="float" office:value="6.1711952042782787" table:style-name="ce104">
            <text:p><text:s/>6.2<text:s/></text:p>
          </table:table-cell>
          <table:table-cell office:value-type="float" office:value="3.1339622460502001" table:style-name="ce104">
            <text:p><text:s/>3.1<text:s/></text:p>
          </table:table-cell>
          <table:table-cell office:value-type="float" office:value="0.7523093038758214" table:style-name="ce105">
            <text:p><text:s/>0.8<text:s/>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39" table:style-name="ce108">
            <text:p>39</text:p>
          </table:table-cell>
          <table:table-cell office:value-type="float" office:value="5.9801000000000002" table:style-name="ce104">
            <text:p><text:s/>6.0<text:s/></text:p>
          </table:table-cell>
          <table:table-cell office:value-type="float" office:value="3.33777546834179" table:style-name="ce104">
            <text:p><text:s/>3.3<text:s/></text:p>
          </table:table-cell>
          <table:table-cell office:value-type="float" office:value="0.64218672814095179" table:style-name="ce104">
            <text:p><text:s/>0.6<text:s/>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37" table:style-name="ce108">
            <text:p>37</text:p>
          </table:table-cell>
          <table:table-cell office:value-type="float" office:value="5.8918999999999997" table:style-name="ce104">
            <text:p><text:s/>5.9<text:s/></text:p>
          </table:table-cell>
          <table:table-cell office:value-type="float" office:value="2.6643588491221899" table:style-name="ce104">
            <text:p><text:s/>2.7<text:s/></text:p>
          </table:table-cell>
          <table:table-cell office:value-type="float" office:value="0.83559168925022587" table:style-name="ce104">
            <text:p><text:s/>0.8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1,280,141人,男性 652,162人,女性 627,980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彰化縣.$A$1:彰化縣.$S$28" table:base-cell-address="彰化縣.$A$1"/>
        </table:named-expressions>
      </table:table>
      <table:table table:name="南投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南</text:span><text:s text:c="2"/><text:span text:style-name="T2">投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4836" table:style-name="ce99">
            <text:p>4,836</text:p>
          </table:table-cell>
          <table:table-cell office:value-type="float" office:value="969.05865449932969" table:style-name="ce100">
            <text:p><text:s/>969.1<text:s/></text:p>
          </table:table-cell>
          <table:table-cell office:value-type="float" office:value="466.33300958664501" table:style-name="ce100">
            <text:p><text:s/>466.3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825" table:style-name="ce99">
            <text:p>2,825</text:p>
          </table:table-cell>
          <table:table-cell office:value-type="float" office:value="1105.0674677916841" table:style-name="ce100">
            <text:p><text:s/>1,105.1<text:s/></text:p>
          </table:table-cell>
          <table:table-cell office:value-type="float" office:value="603.64279938418497" table:style-name="ce100">
            <text:p><text:s/>603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011" table:style-name="ce99">
            <text:p>2,011</text:p>
          </table:table-cell>
          <table:table-cell office:value-type="float" office:value="826.21029948582691" table:style-name="ce100">
            <text:p><text:s/>826.2<text:s/></text:p>
          </table:table-cell>
          <table:table-cell office:value-type="float" office:value="331.89425245157503" table:style-name="ce100">
            <text:p><text:s/>331.9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234" table:style-name="ce99">
            <text:p>1,234</text:p>
          </table:table-cell>
          <table:table-cell office:value-type="float" office:value="247.27427205379919" table:style-name="ce100">
            <text:p><text:s/>247.3<text:s/></text:p>
          </table:table-cell>
          <table:table-cell office:value-type="float" office:value="125.49363441650701" table:style-name="ce100">
            <text:p><text:s/>125.5<text:s/></text:p>
          </table:table-cell>
          <table:table-cell office:value-type="float" office:value="25.516956162117452" table:style-name="ce101">
            <text:p><text:s/>25.5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777" table:style-name="ce99">
            <text:p>777</text:p>
          </table:table-cell>
          <table:table-cell office:value-type="float" office:value="303.94240000000002" table:style-name="ce100">
            <text:p><text:s/>303.9<text:s/></text:p>
          </table:table-cell>
          <table:table-cell office:value-type="float" office:value="166.02031123474799" table:style-name="ce100">
            <text:p><text:s/>166.0<text:s/></text:p>
          </table:table-cell>
          <table:table-cell office:value-type="float" office:value="27.504424778761063" table:style-name="ce101">
            <text:p><text:s/>27.5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457" table:style-name="ce99">
            <text:p>457</text:p>
          </table:table-cell>
          <table:table-cell office:value-type="float" office:value="187.75630000000001" table:style-name="ce100">
            <text:p><text:s/>187.8<text:s/></text:p>
          </table:table-cell>
          <table:table-cell office:value-type="float" office:value="86.962405339223494" table:style-name="ce100">
            <text:p><text:s/>87.0<text:s/></text:p>
          </table:table-cell>
          <table:table-cell office:value-type="float" office:value="22.725012431626055" table:style-name="ce100">
            <text:p><text:s/>22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572" table:style-name="ce99">
            <text:p>572</text:p>
          </table:table-cell>
          <table:table-cell office:value-type="float" office:value="114.61984085475943" table:style-name="ce100">
            <text:p><text:s/>114.6<text:s/></text:p>
          </table:table-cell>
          <table:table-cell office:value-type="float" office:value="50.034815773932998" table:style-name="ce100">
            <text:p><text:s/>50.0<text:s/></text:p>
          </table:table-cell>
          <table:table-cell office:value-type="float" office:value="11.827956989247312" table:style-name="ce101">
            <text:p><text:s/>11.8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302" table:style-name="ce99">
            <text:p>302</text:p>
          </table:table-cell>
          <table:table-cell office:value-type="float" office:value="118.13460000000001" table:style-name="ce100">
            <text:p><text:s/>118.1<text:s/></text:p>
          </table:table-cell>
          <table:table-cell office:value-type="float" office:value="60.886617559618898" table:style-name="ce100">
            <text:p><text:s/>60.9<text:s/></text:p>
          </table:table-cell>
          <table:table-cell office:value-type="float" office:value="10.690265486725664" table:style-name="ce101">
            <text:p><text:s/>10.7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70" table:style-name="ce99">
            <text:p>270</text:p>
          </table:table-cell>
          <table:table-cell office:value-type="float" office:value="110.9282" table:style-name="ce100">
            <text:p><text:s/>110.9<text:s/></text:p>
          </table:table-cell>
          <table:table-cell office:value-type="float" office:value="38.240793834362599" table:style-name="ce100">
            <text:p><text:s/>38.2<text:s/></text:p>
          </table:table-cell>
          <table:table-cell office:value-type="float" office:value="13.426156141223272" table:style-name="ce100">
            <text:p><text:s/>13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394" table:style-name="ce99">
            <text:p>394</text:p>
          </table:table-cell>
          <table:table-cell office:value-type="float" office:value="78.951428840516101" table:style-name="ce100">
            <text:p><text:s/>79.0<text:s/></text:p>
          </table:table-cell>
          <table:table-cell office:value-type="float" office:value="29.995624448321902" table:style-name="ce100">
            <text:p><text:s/>30.0<text:s/></text:p>
          </table:table-cell>
          <table:table-cell office:value-type="float" office:value="8.1472291149710507" table:style-name="ce101">
            <text:p><text:s/>8.1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21" table:style-name="ce99">
            <text:p>221</text:p>
          </table:table-cell>
          <table:table-cell office:value-type="float" office:value="86.4495" table:style-name="ce100">
            <text:p><text:s/>86.4<text:s/></text:p>
          </table:table-cell>
          <table:table-cell office:value-type="float" office:value="39.318129870470301" table:style-name="ce100">
            <text:p><text:s/>39.3<text:s/></text:p>
          </table:table-cell>
          <table:table-cell office:value-type="float" office:value="7.8230088495575218" table:style-name="ce101">
            <text:p><text:s/>7.8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73" table:style-name="ce99">
            <text:p>173</text:p>
          </table:table-cell>
          <table:table-cell office:value-type="float" office:value="71.0762" table:style-name="ce100">
            <text:p><text:s/>71.1<text:s/></text:p>
          </table:table-cell>
          <table:table-cell office:value-type="float" office:value="22.067646600604601" table:style-name="ce100">
            <text:p><text:s/>22.1<text:s/></text:p>
          </table:table-cell>
          <table:table-cell office:value-type="float" office:value="8.6026852312282447" table:style-name="ce100">
            <text:p><text:s/>8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  <draw:frame draw:z-index="1" draw:id="id10" draw:style-name="a10" draw:name="圖表 1" svg:x="1.28472in" svg:y="0.375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office:value-type="float" office:value="332" table:style-name="ce99">
            <text:p>332</text:p>
          </table:table-cell>
          <table:table-cell office:value-type="float" office:value="66.527599936678556" table:style-name="ce100">
            <text:p><text:s/>66.5<text:s/></text:p>
          </table:table-cell>
          <table:table-cell office:value-type="float" office:value="29.5966534723038" table:style-name="ce100">
            <text:p><text:s/>29.6<text:s/></text:p>
          </table:table-cell>
          <table:table-cell office:value-type="float" office:value="6.8651778329197688" table:style-name="ce101">
            <text:p><text:s/>6.9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91" table:style-name="ce99">
            <text:p>191</text:p>
          </table:table-cell>
          <table:table-cell office:value-type="float" office:value="74.714200000000005" table:style-name="ce100">
            <text:p><text:s/>74.7<text:s/></text:p>
          </table:table-cell>
          <table:table-cell office:value-type="float" office:value="38.330186607667002" table:style-name="ce100">
            <text:p><text:s/>38.3<text:s/></text:p>
          </table:table-cell>
          <table:table-cell office:value-type="float" office:value="6.7610619469026547" table:style-name="ce101">
            <text:p><text:s/>6.8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55" table:style-name="ce99">
            <text:p>155</text:p>
          </table:table-cell>
          <table:table-cell office:value-type="float" office:value="63.680999999999997" table:style-name="ce100">
            <text:p><text:s/>63.7<text:s/></text:p>
          </table:table-cell>
          <table:table-cell office:value-type="float" office:value="24.239422850493401" table:style-name="ce100">
            <text:p><text:s/>24.2<text:s/></text:p>
          </table:table-cell>
          <table:table-cell office:value-type="float" office:value="7.7076081551466933" table:style-name="ce100">
            <text:p><text:s/>7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95" table:style-name="ce99">
            <text:p>295</text:p>
          </table:table-cell>
          <table:table-cell office:value-type="float" office:value="59.113379461807746" table:style-name="ce100">
            <text:p><text:s/>59.1<text:s/></text:p>
          </table:table-cell>
          <table:table-cell office:value-type="float" office:value="27.141332099464201" table:style-name="ce100">
            <text:p><text:s/>27.1<text:s/></text:p>
          </table:table-cell>
          <table:table-cell office:value-type="float" office:value="6.1000827129859392" table:style-name="ce101">
            <text:p><text:s/>6.1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77" table:style-name="ce99">
            <text:p>177</text:p>
          </table:table-cell>
          <table:table-cell office:value-type="float" office:value="69.237799999999993" table:style-name="ce100">
            <text:p><text:s/>69.2<text:s/></text:p>
          </table:table-cell>
          <table:table-cell office:value-type="float" office:value="30.6543964014346" table:style-name="ce100">
            <text:p><text:s/>30.7<text:s/></text:p>
          </table:table-cell>
          <table:table-cell office:value-type="float" office:value="6.2654867256637168" table:style-name="ce101">
            <text:p><text:s/>6.3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41" table:style-name="ce99">
            <text:p>141</text:p>
          </table:table-cell>
          <table:table-cell office:value-type="float" office:value="57.929200000000002" table:style-name="ce100">
            <text:p><text:s/>57.9<text:s/></text:p>
          </table:table-cell>
          <table:table-cell office:value-type="float" office:value="21.397534001293" table:style-name="ce100">
            <text:p><text:s/>21.4<text:s/></text:p>
          </table:table-cell>
          <table:table-cell office:value-type="float" office:value="7.0114370959721528" table:style-name="ce100">
            <text:p><text:s/>7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28" table:style-name="ce99">
            <text:p>228</text:p>
          </table:table-cell>
          <table:table-cell office:value-type="float" office:value="45.687628872176838" table:style-name="ce100">
            <text:p><text:s/>45.7<text:s/></text:p>
          </table:table-cell>
          <table:table-cell office:value-type="float" office:value="17.712645341169601" table:style-name="ce100">
            <text:p><text:s/>17.7<text:s/></text:p>
          </table:table-cell>
          <table:table-cell office:value-type="float" office:value="4.7146401985111659" table:style-name="ce101">
            <text:p><text:s/>4.7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64" table:style-name="ce99">
            <text:p>164</text:p>
          </table:table-cell>
          <table:table-cell office:value-type="float" office:value="64.152500000000003" table:style-name="ce100">
            <text:p><text:s/>64.2<text:s/></text:p>
          </table:table-cell>
          <table:table-cell office:value-type="float" office:value="46.050874028945302" table:style-name="ce100">
            <text:p><text:s/>46.1<text:s/></text:p>
          </table:table-cell>
          <table:table-cell office:value-type="float" office:value="5.8053097345132745" table:style-name="ce101">
            <text:p><text:s/>5.8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98" table:style-name="ce99">
            <text:p>98</text:p>
          </table:table-cell>
          <table:table-cell office:value-type="float" office:value="40.262799999999999" table:style-name="ce100">
            <text:p><text:s/>40.3<text:s/></text:p>
          </table:table-cell>
          <table:table-cell office:value-type="float" office:value="12.0596790133356" table:style-name="ce100">
            <text:p><text:s/>12.1<text:s/></text:p>
          </table:table-cell>
          <table:table-cell office:value-type="float" office:value="4.8731974142217798" table:style-name="ce100">
            <text:p><text:s/>4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17" table:style-name="ce99">
            <text:p>217</text:p>
          </table:table-cell>
          <table:table-cell office:value-type="float" office:value="43.483401163431459" table:style-name="ce100">
            <text:p><text:s/>43.5<text:s/></text:p>
          </table:table-cell>
          <table:table-cell office:value-type="float" office:value="29.2809865876639" table:style-name="ce100">
            <text:p><text:s/>29.3<text:s/></text:p>
          </table:table-cell>
          <table:table-cell office:value-type="float" office:value="4.4871794871794872" table:style-name="ce101">
            <text:p><text:s/>4.5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40" table:style-name="ce99">
            <text:p>140</text:p>
          </table:table-cell>
          <table:table-cell office:value-type="float" office:value="54.764400000000002" table:style-name="ce100">
            <text:p><text:s/>54.8<text:s/></text:p>
          </table:table-cell>
          <table:table-cell office:value-type="float" office:value="29.4916967944101" table:style-name="ce100">
            <text:p><text:s/>29.5<text:s/></text:p>
          </table:table-cell>
          <table:table-cell office:value-type="float" office:value="4.9557522123893802" table:style-name="ce101">
            <text:p><text:s/>5.0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79" table:style-name="ce99">
            <text:p>79</text:p>
          </table:table-cell>
          <table:table-cell office:value-type="float" office:value="32.456699999999998" table:style-name="ce100">
            <text:p><text:s/>32.5<text:s/></text:p>
          </table:table-cell>
          <table:table-cell office:value-type="float" office:value="12.768995483219401" table:style-name="ce100">
            <text:p><text:s/>12.8<text:s/></text:p>
          </table:table-cell>
          <table:table-cell office:value-type="float" office:value="3.9283938339134759" table:style-name="ce100">
            <text:p><text:s/>3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02" table:style-name="ce99">
            <text:p>202</text:p>
          </table:table-cell>
          <table:table-cell office:value-type="float" office:value="40.477636106051413" table:style-name="ce100">
            <text:p><text:s/>40.5<text:s/></text:p>
          </table:table-cell>
          <table:table-cell office:value-type="float" office:value="16.259693338535701" table:style-name="ce100">
            <text:p><text:s/>16.3<text:s/></text:p>
          </table:table-cell>
          <table:table-cell office:value-type="float" office:value="4.1770057899090158" table:style-name="ce101">
            <text:p><text:s/>4.2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08" table:style-name="ce99">
            <text:p>108</text:p>
          </table:table-cell>
          <table:table-cell office:value-type="float" office:value="42.2468" table:style-name="ce100">
            <text:p><text:s/>42.2<text:s/></text:p>
          </table:table-cell>
          <table:table-cell office:value-type="float" office:value="29.311456425225" table:style-name="ce100">
            <text:p><text:s/>29.3<text:s/></text:p>
          </table:table-cell>
          <table:table-cell office:value-type="float" office:value="3.8230088495575223" table:style-name="ce101">
            <text:p><text:s/>3.8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53" table:style-name="ce99">
            <text:p>53</text:p>
          </table:table-cell>
          <table:table-cell office:value-type="float" office:value="21.774799999999999" table:style-name="ce100">
            <text:p><text:s/>21.8<text:s/></text:p>
          </table:table-cell>
          <table:table-cell office:value-type="float" office:value="11.9990107248911" table:style-name="ce100">
            <text:p><text:s/>12.0<text:s/></text:p>
          </table:table-cell>
          <table:table-cell office:value-type="float" office:value="2.6355047240179017" table:style-name="ce100">
            <text:p><text:s/>2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58" table:style-name="ce99">
            <text:p>158</text:p>
          </table:table-cell>
          <table:table-cell office:value-type="float" office:value="31.660725271069911" table:style-name="ce100">
            <text:p><text:s/>31.7<text:s/></text:p>
          </table:table-cell>
          <table:table-cell office:value-type="float" office:value="14.449982890928201" table:style-name="ce100">
            <text:p><text:s/>14.4<text:s/></text:p>
          </table:table-cell>
          <table:table-cell office:value-type="float" office:value="3.2671629445822994" table:style-name="ce101">
            <text:p><text:s/>3.3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04" table:style-name="ce99">
            <text:p>104</text:p>
          </table:table-cell>
          <table:table-cell office:value-type="float" office:value="40.682099999999998" table:style-name="ce100">
            <text:p><text:s/>40.7<text:s/></text:p>
          </table:table-cell>
          <table:table-cell office:value-type="float" office:value="20.171431878677001" table:style-name="ce100">
            <text:p><text:s/>20.2<text:s/></text:p>
          </table:table-cell>
          <table:table-cell office:value-type="float" office:value="3.6814159292035398" table:style-name="ce101">
            <text:p><text:s/>3.7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1" table:style-name="ce99">
            <text:p>51</text:p>
          </table:table-cell>
          <table:table-cell office:value-type="float" office:value="20.953099999999999" table:style-name="ce100">
            <text:p><text:s/>21.0<text:s/></text:p>
          </table:table-cell>
          <table:table-cell office:value-type="float" office:value="7.4107489834036704" table:style-name="ce100">
            <text:p><text:s/>7.4<text:s/></text:p>
          </table:table-cell>
          <table:table-cell office:value-type="float" office:value="2.5360517155643958" table:style-name="ce100">
            <text:p><text:s/>2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57" table:style-name="ce99">
            <text:p>157</text:p>
          </table:table-cell>
          <table:table-cell office:value-type="float" office:value="31.46034093391124" table:style-name="ce100">
            <text:p><text:s/>31.5<text:s/></text:p>
          </table:table-cell>
          <table:table-cell office:value-type="float" office:value="20.339559921728601" table:style-name="ce100">
            <text:p><text:s/>20.3<text:s/></text:p>
          </table:table-cell>
          <table:table-cell office:value-type="float" office:value="3.2464846980976012" table:style-name="ce101">
            <text:p><text:s/>3.2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79" table:style-name="ce99">
            <text:p>79</text:p>
          </table:table-cell>
          <table:table-cell office:value-type="float" office:value="30.902699999999999" table:style-name="ce100">
            <text:p><text:s/>30.9<text:s/></text:p>
          </table:table-cell>
          <table:table-cell office:value-type="float" office:value="16.2100469690719" table:style-name="ce100">
            <text:p><text:s/>16.2<text:s/></text:p>
          </table:table-cell>
          <table:table-cell office:value-type="float" office:value="2.7964601769911503" table:style-name="ce101">
            <text:p><text:s/>2.8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9" table:style-name="ce99">
            <text:p>49</text:p>
          </table:table-cell>
          <table:table-cell office:value-type="float" office:value="20.131399999999999" table:style-name="ce100">
            <text:p><text:s/>20.1<text:s/></text:p>
          </table:table-cell>
          <table:table-cell office:value-type="float" office:value="10.532392197693801" table:style-name="ce100">
            <text:p><text:s/>10.5<text:s/></text:p>
          </table:table-cell>
          <table:table-cell office:value-type="float" office:value="2.4365987071108899" table:style-name="ce100">
            <text:p><text:s/>2.4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1047" table:style-name="ce103">
            <text:p>1,047</text:p>
          </table:table-cell>
          <table:table-cell office:value-type="float" office:value="209.80240100512785" table:style-name="ce104">
            <text:p><text:s/>209.8<text:s/></text:p>
          </table:table-cell>
          <table:table-cell office:value-type="float" office:value="106.028081296089" table:style-name="ce104">
            <text:p><text:s/>106.0<text:s/></text:p>
          </table:table-cell>
          <table:table-cell office:value-type="float" office:value="21.65012406947891" table:style-name="ce105">
            <text:p><text:s/>21.7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562" table:style-name="ce103">
            <text:p>562</text:p>
          </table:table-cell>
          <table:table-cell office:value-type="float" office:value="219.83997058369076" table:style-name="ce104">
            <text:p><text:s/>219.8<text:s/></text:p>
          </table:table-cell>
          <table:table-cell office:value-type="float" office:value="127.19765161391599" table:style-name="ce104">
            <text:p><text:s/>127.2<text:s/></text:p>
          </table:table-cell>
          <table:table-cell office:value-type="float" office:value="19.893805309734514" table:style-name="ce105">
            <text:p><text:s/>19.9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485" table:style-name="ce103">
            <text:p>485</text:p>
          </table:table-cell>
          <table:table-cell office:value-type="float" office:value="199.26006725540827" table:style-name="ce104">
            <text:p><text:s/>199.3<text:s/></text:p>
          </table:table-cell>
          <table:table-cell office:value-type="float" office:value="84.215623423054197" table:style-name="ce104">
            <text:p><text:s/>84.2<text:s/></text:p>
          </table:table-cell>
          <table:table-cell office:value-type="float" office:value="24.117354549975136" table:style-name="ce104">
            <text:p><text:s/>24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08" table:style-name="ce99">
            <text:p>108</text:p>
          </table:table-cell>
          <table:table-cell office:value-type="float" office:value="21.641508413136396" table:style-name="ce100">
            <text:p><text:s/>21.6<text:s/></text:p>
          </table:table-cell>
          <table:table-cell office:value-type="float" office:value="9.2662094254911391" table:style-name="ce100">
            <text:p><text:s/>9.3<text:s/></text:p>
          </table:table-cell>
          <table:table-cell office:value-type="float" office:value="2.2332506203473947" table:style-name="ce101">
            <text:p><text:s/>2.2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71" table:style-name="ce99">
            <text:p>71</text:p>
          </table:table-cell>
          <table:table-cell office:value-type="float" office:value="27.773299999999999" table:style-name="ce100">
            <text:p><text:s/>27.8<text:s/></text:p>
          </table:table-cell>
          <table:table-cell office:value-type="float" office:value="20.5293159453784" table:style-name="ce100">
            <text:p><text:s/>20.5<text:s/></text:p>
          </table:table-cell>
          <table:table-cell office:value-type="float" office:value="2.5132743362831858" table:style-name="ce101">
            <text:p><text:s/>2.5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48" table:style-name="ce99">
            <text:p>48</text:p>
          </table:table-cell>
          <table:table-cell office:value-type="float" office:value="19.720500000000001" table:style-name="ce100">
            <text:p><text:s/>19.7<text:s/></text:p>
          </table:table-cell>
          <table:table-cell office:value-type="float" office:value="6.7836023497078397" table:style-name="ce100">
            <text:p><text:s/>6.8<text:s/></text:p>
          </table:table-cell>
          <table:table-cell office:value-type="float" office:value="2.3868722028841374" table:style-name="ce100">
            <text:p><text:s/>2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07" table:style-name="ce99">
            <text:p>107</text:p>
          </table:table-cell>
          <table:table-cell office:value-type="float" office:value="21.441124075977726" table:style-name="ce100">
            <text:p><text:s/>21.4<text:s/></text:p>
          </table:table-cell>
          <table:table-cell office:value-type="float" office:value="16.468977225234099" table:style-name="ce100">
            <text:p><text:s/>16.5<text:s/></text:p>
          </table:table-cell>
          <table:table-cell office:value-type="float" office:value="2.2125723738626966" table:style-name="ce101">
            <text:p><text:s/>2.2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60" table:style-name="ce99">
            <text:p>60</text:p>
          </table:table-cell>
          <table:table-cell office:value-type="float" office:value="23.470400000000001" table:style-name="ce100">
            <text:p><text:s/>23.5<text:s/></text:p>
          </table:table-cell>
          <table:table-cell office:value-type="float" office:value="11.851794372252" table:style-name="ce100">
            <text:p><text:s/>11.9<text:s/></text:p>
          </table:table-cell>
          <table:table-cell office:value-type="float" office:value="2.1238938053097347" table:style-name="ce101">
            <text:p><text:s/>2.1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6" table:style-name="ce99">
            <text:p>36</text:p>
          </table:table-cell>
          <table:table-cell office:value-type="float" office:value="14.7904" table:style-name="ce100">
            <text:p><text:s/>14.8<text:s/></text:p>
          </table:table-cell>
          <table:table-cell office:value-type="float" office:value="12.2854038074857" table:style-name="ce100">
            <text:p><text:s/>12.3<text:s/></text:p>
          </table:table-cell>
          <table:table-cell office:value-type="float" office:value="1.790154152163103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45" table:style-name="ce99">
            <text:p>45</text:p>
          </table:table-cell>
          <table:table-cell office:value-type="float" office:value="9.0172951721401642" table:style-name="ce100">
            <text:p><text:s/>9.0<text:s/></text:p>
          </table:table-cell>
          <table:table-cell office:value-type="float" office:value="2.9281357954040801" table:style-name="ce100">
            <text:p><text:s/>2.9<text:s/></text:p>
          </table:table-cell>
          <table:table-cell office:value-type="float" office:value="0.9305210918114144" table:style-name="ce101">
            <text:p><text:s/>0.9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24" table:style-name="ce99">
            <text:p>24</text:p>
          </table:table-cell>
          <table:table-cell office:value-type="float" office:value="9.3880999999999997" table:style-name="ce100">
            <text:p><text:s/>9.4<text:s/></text:p>
          </table:table-cell>
          <table:table-cell office:value-type="float" office:value="3.6741493892435799" table:style-name="ce100">
            <text:p><text:s/>3.7<text:s/></text:p>
          </table:table-cell>
          <table:table-cell office:value-type="float" office:value="0.84955752212389379" table:style-name="ce101">
            <text:p><text:s/>0.8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21" table:style-name="ce99">
            <text:p>21</text:p>
          </table:table-cell>
          <table:table-cell office:value-type="float" office:value="8.6277000000000008" table:style-name="ce100">
            <text:p><text:s/>8.6<text:s/></text:p>
          </table:table-cell>
          <table:table-cell office:value-type="float" office:value="2.3941290711259402" table:style-name="ce100">
            <text:p><text:s/>2.4<text:s/></text:p>
          </table:table-cell>
          <table:table-cell office:value-type="float" office:value="1.04425658876181" table:style-name="ce100">
            <text:p><text:s/>1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30" table:style-name="ce99">
            <text:p>30</text:p>
          </table:table-cell>
          <table:table-cell office:value-type="float" office:value="6.0115301147601103" table:style-name="ce100">
            <text:p><text:s/>6.0<text:s/></text:p>
          </table:table-cell>
          <table:table-cell office:value-type="float" office:value="3.6495810421302202" table:style-name="ce100">
            <text:p><text:s/>3.6<text:s/></text:p>
          </table:table-cell>
          <table:table-cell office:value-type="float" office:value="0.6203473945409429" table:style-name="ce101">
            <text:p><text:s/>0.6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17" table:style-name="ce99">
            <text:p>17</text:p>
          </table:table-cell>
          <table:table-cell office:value-type="float" office:value="6.6498999999999997" table:style-name="ce100">
            <text:p><text:s/>6.6<text:s/></text:p>
          </table:table-cell>
          <table:table-cell office:value-type="float" office:value="3.48805488362198" table:style-name="ce100">
            <text:p><text:s/>3.5<text:s/></text:p>
          </table:table-cell>
          <table:table-cell office:value-type="float" office:value="0.60176991150442483" table:style-name="ce101">
            <text:p><text:s/>0.6<text:s/>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15" table:style-name="ce99">
            <text:p>15</text:p>
          </table:table-cell>
          <table:table-cell office:value-type="float" office:value="6.1626000000000003" table:style-name="ce100">
            <text:p><text:s/>6.2<text:s/></text:p>
          </table:table-cell>
          <table:table-cell office:value-type="float" office:value="3.6851653364669001" table:style-name="ce100">
            <text:p><text:s/>3.7<text:s/></text:p>
          </table:table-cell>
          <table:table-cell office:value-type="float" office:value="0.74589756340129287" table:style-name="ce100">
            <text:p><text:s/>0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29" table:style-name="ce107">
            <text:p>29</text:p>
          </table:table-cell>
          <table:table-cell office:value-type="float" office:value="5.8111457776014399" table:style-name="ce104">
            <text:p><text:s/>5.8<text:s/></text:p>
          </table:table-cell>
          <table:table-cell office:value-type="float" office:value="2.6683135148911199" table:style-name="ce104">
            <text:p><text:s/>2.7<text:s/></text:p>
          </table:table-cell>
          <table:table-cell office:value-type="float" office:value="0.59966914805624483" table:style-name="ce105">
            <text:p><text:s/>0.6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15" table:style-name="ce108">
            <text:p>15</text:p>
          </table:table-cell>
          <table:table-cell office:value-type="float" office:value="5.8676000000000004" table:style-name="ce104">
            <text:p><text:s/>5.9<text:s/></text:p>
          </table:table-cell>
          <table:table-cell office:value-type="float" office:value="3.70482682678862" table:style-name="ce104">
            <text:p><text:s/>3.7<text:s/></text:p>
          </table:table-cell>
          <table:table-cell office:value-type="float" office:value="0.53097345132743368" table:style-name="ce105">
            <text:p><text:s/>0.5<text:s/></text:p>
          </table:table-cell>
          <table:table-cell office:value-type="string" table:style-name="ce106">
            <text:p>R54</text:p>
          </table:table-cell>
          <table:table-cell office:value-type="string" table:style-name="ce63">
            <text:p>衰老/老邁</text:p>
          </table:table-cell>
          <table:table-cell office:value-type="float" office:value="15" table:style-name="ce108">
            <text:p>15</text:p>
          </table:table-cell>
          <table:table-cell office:value-type="float" office:value="6.1626000000000003" table:style-name="ce104">
            <text:p><text:s/>6.2<text:s/></text:p>
          </table:table-cell>
          <table:table-cell office:value-type="float" office:value="1.4939350900000601" table:style-name="ce104">
            <text:p><text:s/>1.5<text:s/></text:p>
          </table:table-cell>
          <table:table-cell office:value-type="float" office:value="0.74589756340129287" table:style-name="ce104">
            <text:p><text:s/>0.7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499,041人,男性 255,641人,女性 243,401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南投縣.$A$1:南投縣.$S$28" table:base-cell-address="南投縣.$A$1"/>
        </table:named-expressions>
      </table:table>
      <table:table table:name="雲林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雲</text:span><text:s text:c="2"/><text:span text:style-name="T2">林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7240" table:style-name="ce99">
            <text:p>7,240</text:p>
          </table:table-cell>
          <table:table-cell office:value-type="float" office:value="1052.0235833463505" table:style-name="ce100">
            <text:p><text:s/>1,052.0<text:s/></text:p>
          </table:table-cell>
          <table:table-cell office:value-type="float" office:value="483.489639345299" table:style-name="ce100">
            <text:p><text:s/>483.5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4274" table:style-name="ce99">
            <text:p>4,274</text:p>
          </table:table-cell>
          <table:table-cell office:value-type="float" office:value="1197.6064683078414" table:style-name="ce100">
            <text:p><text:s/>1,197.6<text:s/></text:p>
          </table:table-cell>
          <table:table-cell office:value-type="float" office:value="652.64704075376301" table:style-name="ce100">
            <text:p><text:s/>652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966" table:style-name="ce99">
            <text:p>2,966</text:p>
          </table:table-cell>
          <table:table-cell office:value-type="float" office:value="895.20975253456641" table:style-name="ce100">
            <text:p><text:s/>895.2<text:s/></text:p>
          </table:table-cell>
          <table:table-cell office:value-type="float" office:value="318.428165370432" table:style-name="ce100">
            <text:p><text:s/>318.4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977" table:style-name="ce99">
            <text:p>1,977</text:p>
          </table:table-cell>
          <table:table-cell office:value-type="float" office:value="287.27210000000002" table:style-name="ce100">
            <text:p><text:s/>287.3<text:s/></text:p>
          </table:table-cell>
          <table:table-cell office:value-type="float" office:value="143.38465262092501" table:style-name="ce100">
            <text:p><text:s/>143.4<text:s/></text:p>
          </table:table-cell>
          <table:table-cell office:value-type="float" office:value="27.306629834254142" table:style-name="ce101">
            <text:p><text:s/>27.3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279" table:style-name="ce99">
            <text:p>1,279</text:p>
          </table:table-cell>
          <table:table-cell office:value-type="float" office:value="358.3852" table:style-name="ce100">
            <text:p><text:s/>358.4<text:s/></text:p>
          </table:table-cell>
          <table:table-cell office:value-type="float" office:value="196.95379097889301" table:style-name="ce100">
            <text:p><text:s/>197.0<text:s/></text:p>
          </table:table-cell>
          <table:table-cell office:value-type="float" office:value="29.925128685072533" table:style-name="ce101">
            <text:p><text:s/>29.9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698" table:style-name="ce99">
            <text:p>698</text:p>
          </table:table-cell>
          <table:table-cell office:value-type="float" office:value="210.67309752836391" table:style-name="ce100">
            <text:p><text:s/>210.7<text:s/></text:p>
          </table:table-cell>
          <table:table-cell office:value-type="float" office:value="90.634661515540699" table:style-name="ce100">
            <text:p><text:s/>90.6<text:s/></text:p>
          </table:table-cell>
          <table:table-cell office:value-type="float" office:value="23.533378287255562" table:style-name="ce100">
            <text:p><text:s/>23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869" table:style-name="ce99">
            <text:p>869</text:p>
          </table:table-cell>
          <table:table-cell office:value-type="float" office:value="126.2718" table:style-name="ce100">
            <text:p><text:s/>126.3<text:s/></text:p>
          </table:table-cell>
          <table:table-cell office:value-type="float" office:value="54.275628103865401" table:style-name="ce100">
            <text:p><text:s/>54.3<text:s/></text:p>
          </table:table-cell>
          <table:table-cell office:value-type="float" office:value="12.002762430939226" table:style-name="ce101">
            <text:p><text:s/>12.0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449" table:style-name="ce99">
            <text:p>449</text:p>
          </table:table-cell>
          <table:table-cell office:value-type="float" office:value="125.81310000000001" table:style-name="ce100">
            <text:p><text:s/>125.8<text:s/></text:p>
          </table:table-cell>
          <table:table-cell office:value-type="float" office:value="68.020195673790298" table:style-name="ce100">
            <text:p><text:s/>68.0<text:s/></text:p>
          </table:table-cell>
          <table:table-cell office:value-type="float" office:value="10.505381375760411" table:style-name="ce101">
            <text:p><text:s/>10.5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420" table:style-name="ce99">
            <text:p>420</text:p>
          </table:table-cell>
          <table:table-cell office:value-type="float" office:value="126.76604722337083" table:style-name="ce100">
            <text:p><text:s/>126.8<text:s/></text:p>
          </table:table-cell>
          <table:table-cell office:value-type="float" office:value="39.258620628146602" table:style-name="ce100">
            <text:p><text:s/>39.3<text:s/></text:p>
          </table:table-cell>
          <table:table-cell office:value-type="float" office:value="14.16048550236008" table:style-name="ce100">
            <text:p><text:s/>14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759" table:style-name="ce99">
            <text:p>759</text:p>
          </table:table-cell>
          <table:table-cell office:value-type="float" office:value="110.2881" table:style-name="ce100">
            <text:p><text:s/>110.3<text:s/></text:p>
          </table:table-cell>
          <table:table-cell office:value-type="float" office:value="39.144673681818603" table:style-name="ce100">
            <text:p><text:s/>39.1<text:s/></text:p>
          </table:table-cell>
          <table:table-cell office:value-type="float" office:value="10.483425414364641" table:style-name="ce101">
            <text:p><text:s/>10.5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412" table:style-name="ce99">
            <text:p>412</text:p>
          </table:table-cell>
          <table:table-cell office:value-type="float" office:value="115.44540000000001" table:style-name="ce100">
            <text:p><text:s/>115.4<text:s/></text:p>
          </table:table-cell>
          <table:table-cell office:value-type="float" office:value="52.865871096013997" table:style-name="ce100">
            <text:p><text:s/>52.9<text:s/></text:p>
          </table:table-cell>
          <table:table-cell office:value-type="float" office:value="9.6396817969115585" table:style-name="ce101">
            <text:p><text:s/>9.6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347" table:style-name="ce99">
            <text:p>347</text:p>
          </table:table-cell>
          <table:table-cell office:value-type="float" office:value="104.73290092026113" table:style-name="ce100">
            <text:p><text:s/>104.7<text:s/></text:p>
          </table:table-cell>
          <table:table-cell office:value-type="float" office:value="28.760229737753299" table:style-name="ce100">
            <text:p><text:s/>28.8<text:s/></text:p>
          </table:table-cell>
          <table:table-cell office:value-type="float" office:value="11.69925826028321" table:style-name="ce100">
            <text:p><text:s/>11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  <draw:frame draw:z-index="1" draw:id="id11" draw:style-name="a11" draw:name="圖表 1" svg:x="1.28472in" svg:y="0.375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office:value-type="float" office:value="449" table:style-name="ce99">
            <text:p>449</text:p>
          </table:table-cell>
          <table:table-cell office:value-type="float" office:value="65.242800000000003" table:style-name="ce100">
            <text:p><text:s/>65.2<text:s/></text:p>
          </table:table-cell>
          <table:table-cell office:value-type="float" office:value="27.251697541890199" table:style-name="ce100">
            <text:p><text:s/>27.3<text:s/></text:p>
          </table:table-cell>
          <table:table-cell office:value-type="float" office:value="6.2016574585635356" table:style-name="ce101">
            <text:p><text:s/>6.2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60" table:style-name="ce99">
            <text:p>260</text:p>
          </table:table-cell>
          <table:table-cell office:value-type="float" office:value="72.853899999999996" table:style-name="ce100">
            <text:p><text:s/>72.9<text:s/></text:p>
          </table:table-cell>
          <table:table-cell office:value-type="float" office:value="36.843704297375801" table:style-name="ce100">
            <text:p><text:s/>36.8<text:s/></text:p>
          </table:table-cell>
          <table:table-cell office:value-type="float" office:value="6.0832943378568087" table:style-name="ce101">
            <text:p><text:s/>6.1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05" table:style-name="ce99">
            <text:p>205</text:p>
          </table:table-cell>
          <table:table-cell office:value-type="float" office:value="61.873904001883382" table:style-name="ce100">
            <text:p><text:s/>61.9<text:s/></text:p>
          </table:table-cell>
          <table:table-cell office:value-type="float" office:value="20.555069381218299" table:style-name="ce100">
            <text:p><text:s/>20.6<text:s/></text:p>
          </table:table-cell>
          <table:table-cell office:value-type="float" office:value="6.9116655428186107" table:style-name="ce100">
            <text:p><text:s/>6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424" table:style-name="ce99">
            <text:p>424</text:p>
          </table:table-cell>
          <table:table-cell office:value-type="float" office:value="61.610199999999999" table:style-name="ce100">
            <text:p><text:s/>61.6<text:s/></text:p>
          </table:table-cell>
          <table:table-cell office:value-type="float" office:value="26.6300114708175" table:style-name="ce100">
            <text:p><text:s/>26.6<text:s/></text:p>
          </table:table-cell>
          <table:table-cell office:value-type="float" office:value="5.8563535911602207" table:style-name="ce101">
            <text:p><text:s/>5.9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28" table:style-name="ce99">
            <text:p>228</text:p>
          </table:table-cell>
          <table:table-cell office:value-type="float" office:value="63.8872" table:style-name="ce100">
            <text:p><text:s/>63.9<text:s/></text:p>
          </table:table-cell>
          <table:table-cell office:value-type="float" office:value="47.695271912497503" table:style-name="ce100">
            <text:p><text:s/>47.7<text:s/></text:p>
          </table:table-cell>
          <table:table-cell office:value-type="float" office:value="5.3345811885821242" table:style-name="ce101">
            <text:p><text:s/>5.3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89" table:style-name="ce99">
            <text:p>189</text:p>
          </table:table-cell>
          <table:table-cell office:value-type="float" office:value="57.044721250516872" table:style-name="ce100">
            <text:p><text:s/>57.0<text:s/></text:p>
          </table:table-cell>
          <table:table-cell office:value-type="float" office:value="18.372632733342201" table:style-name="ce100">
            <text:p><text:s/>18.4<text:s/></text:p>
          </table:table-cell>
          <table:table-cell office:value-type="float" office:value="6.3722184760620362" table:style-name="ce100">
            <text:p><text:s/>6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335" table:style-name="ce99">
            <text:p>335</text:p>
          </table:table-cell>
          <table:table-cell office:value-type="float" office:value="48.677799999999998" table:style-name="ce100">
            <text:p><text:s/>48.7<text:s/></text:p>
          </table:table-cell>
          <table:table-cell office:value-type="float" office:value="34.304011815010703" table:style-name="ce100">
            <text:p><text:s/>34.3<text:s/></text:p>
          </table:table-cell>
          <table:table-cell office:value-type="float" office:value="4.6270718232044201" table:style-name="ce101">
            <text:p><text:s/>4.6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19" table:style-name="ce99">
            <text:p>219</text:p>
          </table:table-cell>
          <table:table-cell office:value-type="float" office:value="61.365400000000001" table:style-name="ce100">
            <text:p><text:s/>61.4<text:s/></text:p>
          </table:table-cell>
          <table:table-cell office:value-type="float" office:value="32.113314751975203" table:style-name="ce100">
            <text:p><text:s/>32.1<text:s/></text:p>
          </table:table-cell>
          <table:table-cell office:value-type="float" office:value="5.1240056153486195" table:style-name="ce101">
            <text:p><text:s/>5.1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23" table:style-name="ce99">
            <text:p>123</text:p>
          </table:table-cell>
          <table:table-cell office:value-type="float" office:value="37.124342401130029" table:style-name="ce100">
            <text:p><text:s/>37.1<text:s/></text:p>
          </table:table-cell>
          <table:table-cell office:value-type="float" office:value="10.290810567988499" table:style-name="ce100">
            <text:p><text:s/>10.3<text:s/></text:p>
          </table:table-cell>
          <table:table-cell office:value-type="float" office:value="4.1469993256911666" table:style-name="ce100">
            <text:p><text:s/>4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62" table:style-name="ce99">
            <text:p>262</text:p>
          </table:table-cell>
          <table:table-cell office:value-type="float" office:value="38.070399999999999" table:style-name="ce100">
            <text:p><text:s/>38.1<text:s/></text:p>
          </table:table-cell>
          <table:table-cell office:value-type="float" office:value="13.4092845362369" table:style-name="ce100">
            <text:p><text:s/>13.4<text:s/></text:p>
          </table:table-cell>
          <table:table-cell office:value-type="float" office:value="3.6187845303867405" table:style-name="ce101">
            <text:p><text:s/>3.6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93" table:style-name="ce99">
            <text:p>193</text:p>
          </table:table-cell>
          <table:table-cell office:value-type="float" office:value="54.08" table:style-name="ce100">
            <text:p><text:s/>54.1<text:s/></text:p>
          </table:table-cell>
          <table:table-cell office:value-type="float" office:value="24.4510648560912" table:style-name="ce100">
            <text:p><text:s/>24.5<text:s/></text:p>
          </table:table-cell>
          <table:table-cell office:value-type="float" office:value="4.5156761815629389" table:style-name="ce101">
            <text:p><text:s/>4.5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07" table:style-name="ce99">
            <text:p>107</text:p>
          </table:table-cell>
          <table:table-cell office:value-type="float" office:value="32.295159649763519" table:style-name="ce100">
            <text:p><text:s/>32.3<text:s/></text:p>
          </table:table-cell>
          <table:table-cell office:value-type="float" office:value="11.2201389151803" table:style-name="ce100">
            <text:p><text:s/>11.2<text:s/></text:p>
          </table:table-cell>
          <table:table-cell office:value-type="float" office:value="3.6075522589345921" table:style-name="ce100">
            <text:p><text:s/>3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27" table:style-name="ce99">
            <text:p>227</text:p>
          </table:table-cell>
          <table:table-cell office:value-type="float" office:value="32.984699999999997" table:style-name="ce100">
            <text:p><text:s/>33.0<text:s/></text:p>
          </table:table-cell>
          <table:table-cell office:value-type="float" office:value="18.612811883816001" table:style-name="ce100">
            <text:p><text:s/>18.6<text:s/></text:p>
          </table:table-cell>
          <table:table-cell office:value-type="float" office:value="3.1353591160220993" table:style-name="ce101">
            <text:p><text:s/>3.1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66" table:style-name="ce99">
            <text:p>166</text:p>
          </table:table-cell>
          <table:table-cell office:value-type="float" office:value="46.514400000000002" table:style-name="ce100">
            <text:p><text:s/>46.5<text:s/></text:p>
          </table:table-cell>
          <table:table-cell office:value-type="float" office:value="29.064148069081298" table:style-name="ce100">
            <text:p><text:s/>29.1<text:s/></text:p>
          </table:table-cell>
          <table:table-cell office:value-type="float" office:value="3.8839494618624242" table:style-name="ce101">
            <text:p><text:s/>3.9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07" table:style-name="ce99">
            <text:p>107</text:p>
          </table:table-cell>
          <table:table-cell office:value-type="float" office:value="32.295159649763519" table:style-name="ce100">
            <text:p><text:s/>32.3<text:s/></text:p>
          </table:table-cell>
          <table:table-cell office:value-type="float" office:value="20.355044403008399" table:style-name="ce100">
            <text:p><text:s/>20.4<text:s/></text:p>
          </table:table-cell>
          <table:table-cell office:value-type="float" office:value="3.6075522589345921" table:style-name="ce100">
            <text:p><text:s/>3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06" table:style-name="ce99">
            <text:p>206</text:p>
          </table:table-cell>
          <table:table-cell office:value-type="float" office:value="29.933199999999999" table:style-name="ce100">
            <text:p><text:s/>29.9<text:s/></text:p>
          </table:table-cell>
          <table:table-cell office:value-type="float" office:value="12.473751362320201" table:style-name="ce100">
            <text:p><text:s/>12.5<text:s/></text:p>
          </table:table-cell>
          <table:table-cell office:value-type="float" office:value="2.8453038674033149" table:style-name="ce101">
            <text:p><text:s/>2.8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99" table:style-name="ce99">
            <text:p>99</text:p>
          </table:table-cell>
          <table:table-cell office:value-type="float" office:value="27.740500000000001" table:style-name="ce100">
            <text:p><text:s/>27.7<text:s/></text:p>
          </table:table-cell>
          <table:table-cell office:value-type="float" office:value="13.905910197006699" table:style-name="ce100">
            <text:p><text:s/>13.9<text:s/></text:p>
          </table:table-cell>
          <table:table-cell office:value-type="float" office:value="2.3163313055685539" table:style-name="ce101">
            <text:p><text:s/>2.3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69" table:style-name="ce99">
            <text:p>69</text:p>
          </table:table-cell>
          <table:table-cell office:value-type="float" office:value="20.825850615268063" table:style-name="ce100">
            <text:p><text:s/>20.8<text:s/></text:p>
          </table:table-cell>
          <table:table-cell office:value-type="float" office:value="5.3380305349636696" table:style-name="ce100">
            <text:p><text:s/>5.3<text:s/></text:p>
          </table:table-cell>
          <table:table-cell office:value-type="float" office:value="2.3263654753877274" table:style-name="ce100">
            <text:p><text:s/>2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94" table:style-name="ce99">
            <text:p>194</text:p>
          </table:table-cell>
          <table:table-cell office:value-type="float" office:value="28.189499999999999" table:style-name="ce100">
            <text:p><text:s/>28.2<text:s/></text:p>
          </table:table-cell>
          <table:table-cell office:value-type="float" office:value="10.207611515002201" table:style-name="ce100">
            <text:p><text:s/>10.2<text:s/></text:p>
          </table:table-cell>
          <table:table-cell office:value-type="float" office:value="2.6795580110497239" table:style-name="ce101">
            <text:p><text:s/>2.7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99" table:style-name="ce99">
            <text:p>99</text:p>
          </table:table-cell>
          <table:table-cell office:value-type="float" office:value="27.740500000000001" table:style-name="ce100">
            <text:p><text:s/>27.7<text:s/></text:p>
          </table:table-cell>
          <table:table-cell office:value-type="float" office:value="19.988372085862199" table:style-name="ce100">
            <text:p><text:s/>20.0<text:s/></text:p>
          </table:table-cell>
          <table:table-cell office:value-type="float" office:value="2.3163313055685539" table:style-name="ce101">
            <text:p><text:s/>2.3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61" table:style-name="ce99">
            <text:p>61</text:p>
          </table:table-cell>
          <table:table-cell office:value-type="float" office:value="18.411259239584812" table:style-name="ce100">
            <text:p><text:s/>18.4<text:s/></text:p>
          </table:table-cell>
          <table:table-cell office:value-type="float" office:value="6.6654760544737304" table:style-name="ce100">
            <text:p><text:s/>6.7<text:s/></text:p>
          </table:table-cell>
          <table:table-cell office:value-type="float" office:value="2.0566419420094402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1538" table:style-name="ce103">
            <text:p>1,538</text:p>
          </table:table-cell>
          <table:table-cell office:value-type="float" office:value="223.48235789871367" table:style-name="ce104">
            <text:p><text:s/>223.5<text:s/></text:p>
          </table:table-cell>
          <table:table-cell office:value-type="float" office:value="103.795504813596" table:style-name="ce104">
            <text:p><text:s/>103.8<text:s/></text:p>
          </table:table-cell>
          <table:table-cell office:value-type="float" office:value="21.243093922651934" table:style-name="ce105">
            <text:p><text:s/>21.2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870" table:style-name="ce103">
            <text:p>870</text:p>
          </table:table-cell>
          <table:table-cell office:value-type="float" office:value="243.78044628634115" table:style-name="ce104">
            <text:p><text:s/>243.8<text:s/></text:p>
          </table:table-cell>
          <table:table-cell office:value-type="float" office:value="130.745396835176" table:style-name="ce104">
            <text:p><text:s/>130.7<text:s/></text:p>
          </table:table-cell>
          <table:table-cell office:value-type="float" office:value="20.355638745905473" table:style-name="ce105">
            <text:p><text:s/>20.4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640" table:style-name="ce103">
            <text:p>640</text:p>
          </table:table-cell>
          <table:table-cell office:value-type="float" office:value="193.16731005466031" table:style-name="ce104">
            <text:p><text:s/>193.2<text:s/></text:p>
          </table:table-cell>
          <table:table-cell office:value-type="float" office:value="66.977450898816201" table:style-name="ce104">
            <text:p><text:s/>67.0<text:s/></text:p>
          </table:table-cell>
          <table:table-cell office:value-type="float" office:value="21.57788267026298" table:style-name="ce104">
            <text:p><text:s/>2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34" table:style-name="ce99">
            <text:p>134</text:p>
          </table:table-cell>
          <table:table-cell office:value-type="float" office:value="19.4711" table:style-name="ce100">
            <text:p><text:s/>19.5<text:s/></text:p>
          </table:table-cell>
          <table:table-cell office:value-type="float" office:value="13.5316285847972" table:style-name="ce100">
            <text:p><text:s/>13.5<text:s/></text:p>
          </table:table-cell>
          <table:table-cell office:value-type="float" office:value="1.850828729281768" table:style-name="ce101">
            <text:p><text:s/>1.9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78" table:style-name="ce99">
            <text:p>78</text:p>
          </table:table-cell>
          <table:table-cell office:value-type="float" office:value="21.856100000000001" table:style-name="ce100">
            <text:p><text:s/>21.9<text:s/></text:p>
          </table:table-cell>
          <table:table-cell office:value-type="float" office:value="11.7001594315193" table:style-name="ce100">
            <text:p><text:s/>11.7<text:s/></text:p>
          </table:table-cell>
          <table:table-cell office:value-type="float" office:value="1.8249883013570425" table:style-name="ce101">
            <text:p><text:s/>1.8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52" table:style-name="ce99">
            <text:p>52</text:p>
          </table:table-cell>
          <table:table-cell office:value-type="float" office:value="15.69484394194115" table:style-name="ce100">
            <text:p><text:s/>15.7<text:s/></text:p>
          </table:table-cell>
          <table:table-cell office:value-type="float" office:value="5.0825091737029897" table:style-name="ce100">
            <text:p><text:s/>5.1<text:s/></text:p>
          </table:table-cell>
          <table:table-cell office:value-type="float" office:value="1.7532029669588671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30" table:style-name="ce99">
            <text:p>130</text:p>
          </table:table-cell>
          <table:table-cell office:value-type="float" office:value="18.889900000000001" table:style-name="ce100">
            <text:p><text:s/>18.9<text:s/></text:p>
          </table:table-cell>
          <table:table-cell office:value-type="float" office:value="8.26566038476739" table:style-name="ce100">
            <text:p><text:s/>8.3<text:s/></text:p>
          </table:table-cell>
          <table:table-cell office:value-type="float" office:value="1.7955801104972375" table:style-name="ce101">
            <text:p><text:s/>1.8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71" table:style-name="ce99">
            <text:p>71</text:p>
          </table:table-cell>
          <table:table-cell office:value-type="float" office:value="19.8947" table:style-name="ce100">
            <text:p><text:s/>19.9<text:s/></text:p>
          </table:table-cell>
          <table:table-cell office:value-type="float" office:value="9.6105595710943703" table:style-name="ce100">
            <text:p><text:s/>9.6<text:s/></text:p>
          </table:table-cell>
          <table:table-cell office:value-type="float" office:value="1.6612072999532055" table:style-name="ce101">
            <text:p><text:s/>1.7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43" table:style-name="ce99">
            <text:p>43</text:p>
          </table:table-cell>
          <table:table-cell office:value-type="float" office:value="12.978428644297489" table:style-name="ce100">
            <text:p><text:s/>13.0<text:s/></text:p>
          </table:table-cell>
          <table:table-cell office:value-type="float" office:value="3.0652394684797" table:style-name="ce100">
            <text:p><text:s/>3.1<text:s/></text:p>
          </table:table-cell>
          <table:table-cell office:value-type="float" office:value="1.4497639919082941" table:style-name="ce100">
            <text:p><text:s/>1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68" table:style-name="ce99">
            <text:p>68</text:p>
          </table:table-cell>
          <table:table-cell office:value-type="float" office:value="9.8808000000000007" table:style-name="ce100">
            <text:p><text:s/>9.9<text:s/></text:p>
          </table:table-cell>
          <table:table-cell office:value-type="float" office:value="2.9997777282479601" table:style-name="ce100">
            <text:p><text:s/>3.0<text:s/></text:p>
          </table:table-cell>
          <table:table-cell office:value-type="float" office:value="0.93922651933701662" table:style-name="ce101">
            <text:p><text:s/>0.9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33" table:style-name="ce99">
            <text:p>33</text:p>
          </table:table-cell>
          <table:table-cell office:value-type="float" office:value="9.2468000000000004" table:style-name="ce100">
            <text:p><text:s/>9.2<text:s/></text:p>
          </table:table-cell>
          <table:table-cell office:value-type="float" office:value="4.76070928407733" table:style-name="ce100">
            <text:p><text:s/>4.8<text:s/></text:p>
          </table:table-cell>
          <table:table-cell office:value-type="float" office:value="0.77211043518951805" table:style-name="ce101">
            <text:p><text:s/>0.8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5" table:style-name="ce99">
            <text:p>35</text:p>
          </table:table-cell>
          <table:table-cell office:value-type="float" office:value="10.563837268614236" table:style-name="ce100">
            <text:p><text:s/>10.6<text:s/></text:p>
          </table:table-cell>
          <table:table-cell office:value-type="float" office:value="6.2675391022173903" table:style-name="ce100">
            <text:p><text:s/>6.3<text:s/></text:p>
          </table:table-cell>
          <table:table-cell office:value-type="float" office:value="1.1800404585300068" table:style-name="ce100">
            <text:p><text:s/>1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46" table:style-name="ce99">
            <text:p>46</text:p>
          </table:table-cell>
          <table:table-cell office:value-type="float" office:value="6.6840999999999999" table:style-name="ce100">
            <text:p><text:s/>6.7<text:s/></text:p>
          </table:table-cell>
          <table:table-cell office:value-type="float" office:value="2.8718655649712299" table:style-name="ce100">
            <text:p><text:s/>2.9<text:s/></text:p>
          </table:table-cell>
          <table:table-cell office:value-type="float" office:value="0.63535911602209949" table:style-name="ce101">
            <text:p><text:s/>0.6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25" table:style-name="ce99">
            <text:p>25</text:p>
          </table:table-cell>
          <table:table-cell office:value-type="float" office:value="7.0050999999999997" table:style-name="ce100">
            <text:p><text:s/>7.0<text:s/></text:p>
          </table:table-cell>
          <table:table-cell office:value-type="float" office:value="2.90110670857419" table:style-name="ce100">
            <text:p><text:s/>2.9<text:s/></text:p>
          </table:table-cell>
          <table:table-cell office:value-type="float" office:value="0.58493214787084702" table:style-name="ce101">
            <text:p><text:s/>0.6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22" table:style-name="ce99">
            <text:p>22</text:p>
          </table:table-cell>
          <table:table-cell office:value-type="float" office:value="6.6401262831289483" table:style-name="ce100">
            <text:p><text:s/>6.6<text:s/></text:p>
          </table:table-cell>
          <table:table-cell office:value-type="float" office:value="1.6768792415775799" table:style-name="ce100">
            <text:p><text:s/>1.7<text:s/></text:p>
          </table:table-cell>
          <table:table-cell office:value-type="float" office:value="0.74173971679028994" table:style-name="ce100">
            <text:p><text:s/>0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45" table:style-name="ce107">
            <text:p>45</text:p>
          </table:table-cell>
          <table:table-cell office:value-type="float" office:value="6.5388000000000002" table:style-name="ce104">
            <text:p><text:s/>6.5<text:s/></text:p>
          </table:table-cell>
          <table:table-cell office:value-type="float" office:value="2.1211089682933499" table:style-name="ce104">
            <text:p><text:s/>2.1<text:s/></text:p>
          </table:table-cell>
          <table:table-cell office:value-type="float" office:value="0.62154696132596687" table:style-name="ce105">
            <text:p><text:s/>0.6<text:s/></text:p>
          </table:table-cell>
          <table:table-cell office:value-type="string" table:style-name="ce106">
            <text:p>A15-A19</text:p>
          </table:table-cell>
          <table:table-cell office:value-type="string" table:style-name="ce63">
            <text:p>結核病</text:p>
          </table:table-cell>
          <table:table-cell office:value-type="float" office:value="23" table:style-name="ce108">
            <text:p>23</text:p>
          </table:table-cell>
          <table:table-cell office:value-type="float" office:value="6.4447000000000001" table:style-name="ce104">
            <text:p><text:s/>6.4<text:s/></text:p>
          </table:table-cell>
          <table:table-cell office:value-type="float" office:value="2.94186469526417" table:style-name="ce104">
            <text:p><text:s/>2.9<text:s/></text:p>
          </table:table-cell>
          <table:table-cell office:value-type="float" office:value="0.53813757604117918" table:style-name="ce105">
            <text:p><text:s/>0.5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21" table:style-name="ce108">
            <text:p>21</text:p>
          </table:table-cell>
          <table:table-cell office:value-type="float" office:value="6.338302361168541" table:style-name="ce104">
            <text:p><text:s/>6.3<text:s/></text:p>
          </table:table-cell>
          <table:table-cell office:value-type="float" office:value="2.8562399288446998" table:style-name="ce104">
            <text:p><text:s/>2.9<text:s/></text:p>
          </table:table-cell>
          <table:table-cell office:value-type="float" office:value="0.70802427511800403" table:style-name="ce104">
            <text:p><text:s/>0.7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688,198人,男性 356,879人,女性 331,319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雲林縣.$A$1:雲林縣.$S$28" table:base-cell-address="雲林縣.$A$1"/>
        </table:named-expressions>
      </table:table>
      <table:table table:name="嘉義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嘉</text:span><text:s text:c="2"/><text:span text:style-name="T2">義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5553" table:style-name="ce99">
            <text:p>5,553</text:p>
          </table:table-cell>
          <table:table-cell office:value-type="float" office:value="1090.6948195433342" table:style-name="ce100">
            <text:p><text:s/>1,090.7<text:s/></text:p>
          </table:table-cell>
          <table:table-cell office:value-type="float" office:value="476.868771430089" table:style-name="ce100">
            <text:p><text:s/>476.9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3239" table:style-name="ce99">
            <text:p>3,239</text:p>
          </table:table-cell>
          <table:table-cell office:value-type="float" office:value="1223.8042971059806" table:style-name="ce100">
            <text:p><text:s/>1,223.8<text:s/></text:p>
          </table:table-cell>
          <table:table-cell office:value-type="float" office:value="623.76626081830295" table:style-name="ce100">
            <text:p><text:s/>623.8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314" table:style-name="ce99">
            <text:p>2,314</text:p>
          </table:table-cell>
          <table:table-cell office:value-type="float" office:value="946.58193517509108" table:style-name="ce100">
            <text:p><text:s/>946.6<text:s/></text:p>
          </table:table-cell>
          <table:table-cell office:value-type="float" office:value="329.970486866116" table:style-name="ce100">
            <text:p><text:s/>330.0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515" table:style-name="ce99">
            <text:p>1,515</text:p>
          </table:table-cell>
          <table:table-cell office:value-type="float" office:value="297.56935919469674" table:style-name="ce100">
            <text:p><text:s/>297.6<text:s/></text:p>
          </table:table-cell>
          <table:table-cell office:value-type="float" office:value="140.928248235398" table:style-name="ce100">
            <text:p><text:s/>140.9<text:s/></text:p>
          </table:table-cell>
          <table:table-cell office:value-type="float" office:value="27.282549972987574" table:style-name="ce101">
            <text:p><text:s/>27.3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990" table:style-name="ce99">
            <text:p>990</text:p>
          </table:table-cell>
          <table:table-cell office:value-type="float" office:value="374.05560000000003" table:style-name="ce100">
            <text:p><text:s/>374.1<text:s/></text:p>
          </table:table-cell>
          <table:table-cell office:value-type="float" office:value="190.777220526538" table:style-name="ce100">
            <text:p><text:s/>190.8<text:s/></text:p>
          </table:table-cell>
          <table:table-cell office:value-type="float" office:value="30.564989194195739" table:style-name="ce101">
            <text:p><text:s/>30.6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525" table:style-name="ce99">
            <text:p>525</text:p>
          </table:table-cell>
          <table:table-cell office:value-type="float" office:value="214.7603" table:style-name="ce100">
            <text:p><text:s/>214.8<text:s/></text:p>
          </table:table-cell>
          <table:table-cell office:value-type="float" office:value="92.078527515267695" table:style-name="ce100">
            <text:p><text:s/>92.1<text:s/></text:p>
          </table:table-cell>
          <table:table-cell office:value-type="float" office:value="22.687986171132238" table:style-name="ce100">
            <text:p><text:s/>22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651" table:style-name="ce99">
            <text:p>651</text:p>
          </table:table-cell>
          <table:table-cell office:value-type="float" office:value="127.86643751534496" table:style-name="ce100">
            <text:p><text:s/>127.9<text:s/></text:p>
          </table:table-cell>
          <table:table-cell office:value-type="float" office:value="49.084961678652" table:style-name="ce100">
            <text:p><text:s/>49.1<text:s/></text:p>
          </table:table-cell>
          <table:table-cell office:value-type="float" office:value="11.723392760669908" table:style-name="ce101">
            <text:p><text:s/>11.7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350" table:style-name="ce99">
            <text:p>350</text:p>
          </table:table-cell>
          <table:table-cell office:value-type="float" office:value="132.24180000000001" table:style-name="ce100">
            <text:p><text:s/>132.2<text:s/></text:p>
          </table:table-cell>
          <table:table-cell office:value-type="float" office:value="64.221464248022897" table:style-name="ce100">
            <text:p><text:s/>64.2<text:s/></text:p>
          </table:table-cell>
          <table:table-cell office:value-type="float" office:value="10.805804260574252" table:style-name="ce101">
            <text:p><text:s/>10.8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301" table:style-name="ce99">
            <text:p>301</text:p>
          </table:table-cell>
          <table:table-cell office:value-type="float" office:value="123.1292" table:style-name="ce100">
            <text:p><text:s/>123.1<text:s/></text:p>
          </table:table-cell>
          <table:table-cell office:value-type="float" office:value="32.7819467420019" table:style-name="ce100">
            <text:p><text:s/>32.8<text:s/></text:p>
          </table:table-cell>
          <table:table-cell office:value-type="float" office:value="13.007778738115817" table:style-name="ce100">
            <text:p><text:s/>13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441" table:style-name="ce99">
            <text:p>441</text:p>
          </table:table-cell>
          <table:table-cell office:value-type="float" office:value="86.619199607169165" table:style-name="ce100">
            <text:p><text:s/>86.6<text:s/></text:p>
          </table:table-cell>
          <table:table-cell office:value-type="float" office:value="29.790771607062499" table:style-name="ce100">
            <text:p><text:s/>29.8<text:s/></text:p>
          </table:table-cell>
          <table:table-cell office:value-type="float" office:value="7.941653160453809" table:style-name="ce101">
            <text:p><text:s/>7.9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47" table:style-name="ce99">
            <text:p>247</text:p>
          </table:table-cell>
          <table:table-cell office:value-type="float" office:value="93.3249" table:style-name="ce100">
            <text:p><text:s/>93.3<text:s/></text:p>
          </table:table-cell>
          <table:table-cell office:value-type="float" office:value="38.7398747861833" table:style-name="ce100">
            <text:p><text:s/>38.7<text:s/></text:p>
          </table:table-cell>
          <table:table-cell office:value-type="float" office:value="7.6258104353195435" table:style-name="ce101">
            <text:p><text:s/>7.6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94" table:style-name="ce99">
            <text:p>194</text:p>
          </table:table-cell>
          <table:table-cell office:value-type="float" office:value="79.358999999999995" table:style-name="ce100">
            <text:p><text:s/>79.4<text:s/></text:p>
          </table:table-cell>
          <table:table-cell office:value-type="float" office:value="22.8025699302639" table:style-name="ce100">
            <text:p><text:s/>22.8<text:s/></text:p>
          </table:table-cell>
          <table:table-cell office:value-type="float" office:value="8.3837510803802946" table:style-name="ce100">
            <text:p><text:s/>8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384" table:style-name="ce99">
            <text:p>384</text:p>
          </table:table-cell>
          <table:table-cell office:value-type="float" office:value="75.423520746378585" table:style-name="ce100">
            <text:p><text:s/>75.4<text:s/></text:p>
          </table:table-cell>
          <table:table-cell office:value-type="float" office:value="28.679064000685301" table:style-name="ce100">
            <text:p><text:s/>28.7<text:s/></text:p>
          </table:table-cell>
          <table:table-cell office:value-type="float" office:value="6.9151809832522959" table:style-name="ce101">
            <text:p><text:s/>6.9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20" table:style-name="ce99">
            <text:p>220</text:p>
          </table:table-cell>
          <table:table-cell office:value-type="float" office:value="83.123400000000004" table:style-name="ce100">
            <text:p><text:s/>83.1<text:s/></text:p>
          </table:table-cell>
          <table:table-cell office:value-type="float" office:value="38.6752153845745" table:style-name="ce100">
            <text:p><text:s/>38.7<text:s/></text:p>
          </table:table-cell>
          <table:table-cell office:value-type="float" office:value="6.7922198209323863" table:style-name="ce101">
            <text:p><text:s/>6.8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64" table:style-name="ce99">
            <text:p>164</text:p>
          </table:table-cell>
          <table:table-cell office:value-type="float" office:value="67.087000000000003" table:style-name="ce100">
            <text:p><text:s/>67.1<text:s/></text:p>
          </table:table-cell>
          <table:table-cell office:value-type="float" office:value="19.276472428199799" table:style-name="ce100">
            <text:p><text:s/>19.3<text:s/></text:p>
          </table:table-cell>
          <table:table-cell office:value-type="float" office:value="7.0872947277441662" table:style-name="ce100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302" table:style-name="ce99">
            <text:p>302</text:p>
          </table:table-cell>
          <table:table-cell office:value-type="float" office:value="59.317456420329002" table:style-name="ce100">
            <text:p><text:s/>59.3<text:s/></text:p>
          </table:table-cell>
          <table:table-cell office:value-type="float" office:value="23.543754641811301" table:style-name="ce100">
            <text:p><text:s/>23.5<text:s/></text:p>
          </table:table-cell>
          <table:table-cell office:value-type="float" office:value="5.4385017107869622" table:style-name="ce101">
            <text:p><text:s/>5.4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74" table:style-name="ce99">
            <text:p>174</text:p>
          </table:table-cell>
          <table:table-cell office:value-type="float" office:value="65.743099999999998" table:style-name="ce100">
            <text:p><text:s/>65.7<text:s/></text:p>
          </table:table-cell>
          <table:table-cell office:value-type="float" office:value="43.573334539806901" table:style-name="ce100">
            <text:p><text:s/>43.6<text:s/></text:p>
          </table:table-cell>
          <table:table-cell office:value-type="float" office:value="5.3720284038283417" table:style-name="ce101">
            <text:p><text:s/>5.4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57" table:style-name="ce99">
            <text:p>157</text:p>
          </table:table-cell>
          <table:table-cell office:value-type="float" office:value="64.223500000000001" table:style-name="ce100">
            <text:p><text:s/>64.2<text:s/></text:p>
          </table:table-cell>
          <table:table-cell office:value-type="float" office:value="19.322105564745598" table:style-name="ce100">
            <text:p><text:s/>19.3<text:s/></text:p>
          </table:table-cell>
          <table:table-cell office:value-type="float" office:value="6.7847882454624031" table:style-name="ce100">
            <text:p><text:s/>6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  <draw:frame draw:z-index="1" draw:id="id12" draw:style-name="a12" draw:name="圖表 1" svg:x="1.28472in" svg:y="0.375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office:value-type="float" office:value="250" table:style-name="ce99">
            <text:p>250</text:p>
          </table:table-cell>
          <table:table-cell office:value-type="float" office:value="49.103854652590229" table:style-name="ce100">
            <text:p><text:s/>49.1<text:s/></text:p>
          </table:table-cell>
          <table:table-cell office:value-type="float" office:value="16.269438197758099" table:style-name="ce100">
            <text:p><text:s/>16.3<text:s/></text:p>
          </table:table-cell>
          <table:table-cell office:value-type="float" office:value="4.5020709526382134" table:style-name="ce101">
            <text:p><text:s/>4.5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63" table:style-name="ce99">
            <text:p>163</text:p>
          </table:table-cell>
          <table:table-cell office:value-type="float" office:value="61.5869" table:style-name="ce100">
            <text:p><text:s/>61.6<text:s/></text:p>
          </table:table-cell>
          <table:table-cell office:value-type="float" office:value="25.3227101469021" table:style-name="ce100">
            <text:p><text:s/>25.3<text:s/></text:p>
          </table:table-cell>
          <table:table-cell office:value-type="float" office:value="5.0324174127817232" table:style-name="ce101">
            <text:p><text:s/>5.0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06" table:style-name="ce99">
            <text:p>106</text:p>
          </table:table-cell>
          <table:table-cell office:value-type="float" office:value="43.3611" table:style-name="ce100">
            <text:p><text:s/>43.4<text:s/></text:p>
          </table:table-cell>
          <table:table-cell office:value-type="float" office:value="12.5617646819878" table:style-name="ce100">
            <text:p><text:s/>12.6<text:s/></text:p>
          </table:table-cell>
          <table:table-cell office:value-type="float" office:value="4.5808124459809854" table:style-name="ce100">
            <text:p><text:s/>4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48" table:style-name="ce99">
            <text:p>248</text:p>
          </table:table-cell>
          <table:table-cell office:value-type="float" office:value="48.711023815369508" table:style-name="ce100">
            <text:p><text:s/>48.7<text:s/></text:p>
          </table:table-cell>
          <table:table-cell office:value-type="float" office:value="29.695425617176699" table:style-name="ce100">
            <text:p><text:s/>29.7<text:s/></text:p>
          </table:table-cell>
          <table:table-cell office:value-type="float" office:value="4.4660543850171077" table:style-name="ce101">
            <text:p><text:s/>4.5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45" table:style-name="ce99">
            <text:p>145</text:p>
          </table:table-cell>
          <table:table-cell office:value-type="float" office:value="54.785899999999998" table:style-name="ce100">
            <text:p><text:s/>54.8<text:s/></text:p>
          </table:table-cell>
          <table:table-cell office:value-type="float" office:value="27.005257437854699" table:style-name="ce100">
            <text:p><text:s/>27.0<text:s/></text:p>
          </table:table-cell>
          <table:table-cell office:value-type="float" office:value="4.4766903365236184" table:style-name="ce101">
            <text:p><text:s/>4.5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91" table:style-name="ce99">
            <text:p>91</text:p>
          </table:table-cell>
          <table:table-cell office:value-type="float" office:value="37.225099999999998" table:style-name="ce100">
            <text:p><text:s/>37.2<text:s/></text:p>
          </table:table-cell>
          <table:table-cell office:value-type="float" office:value="11.8531419244584" table:style-name="ce100">
            <text:p><text:s/>11.9<text:s/></text:p>
          </table:table-cell>
          <table:table-cell office:value-type="float" office:value="3.9325842696629212" table:style-name="ce100">
            <text:p><text:s/>3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00" table:style-name="ce99">
            <text:p>200</text:p>
          </table:table-cell>
          <table:table-cell office:value-type="float" office:value="39.283083722072178" table:style-name="ce100">
            <text:p><text:s/>39.3<text:s/></text:p>
          </table:table-cell>
          <table:table-cell office:value-type="float" office:value="15.287977666838101" table:style-name="ce100">
            <text:p><text:s/>15.3<text:s/></text:p>
          </table:table-cell>
          <table:table-cell office:value-type="float" office:value="3.6016567621105708" table:style-name="ce101">
            <text:p><text:s/>3.6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37" table:style-name="ce99">
            <text:p>137</text:p>
          </table:table-cell>
          <table:table-cell office:value-type="float" office:value="51.763199999999998" table:style-name="ce100">
            <text:p><text:s/>51.8<text:s/></text:p>
          </table:table-cell>
          <table:table-cell office:value-type="float" office:value="31.110316374384698" table:style-name="ce100">
            <text:p><text:s/>31.1<text:s/></text:p>
          </table:table-cell>
          <table:table-cell office:value-type="float" office:value="4.2297005248533495" table:style-name="ce101">
            <text:p><text:s/>4.2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87" table:style-name="ce99">
            <text:p>87</text:p>
          </table:table-cell>
          <table:table-cell office:value-type="float" office:value="35.588799999999999" table:style-name="ce100">
            <text:p><text:s/>35.6<text:s/></text:p>
          </table:table-cell>
          <table:table-cell office:value-type="float" office:value="9.3113330758099799" table:style-name="ce100">
            <text:p><text:s/>9.3<text:s/></text:p>
          </table:table-cell>
          <table:table-cell office:value-type="float" office:value="3.7597234226447709" table:style-name="ce100">
            <text:p><text:s/>3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92" table:style-name="ce99">
            <text:p>192</text:p>
          </table:table-cell>
          <table:table-cell office:value-type="float" office:value="37.711760373189293" table:style-name="ce100">
            <text:p><text:s/>37.7<text:s/></text:p>
          </table:table-cell>
          <table:table-cell office:value-type="float" office:value="20.560940351954802" table:style-name="ce100">
            <text:p><text:s/>20.6<text:s/></text:p>
          </table:table-cell>
          <table:table-cell office:value-type="float" office:value="3.457590491626148" table:style-name="ce101">
            <text:p><text:s/>3.5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09" table:style-name="ce99">
            <text:p>109</text:p>
          </table:table-cell>
          <table:table-cell office:value-type="float" office:value="41.183900000000001" table:style-name="ce100">
            <text:p><text:s/>41.2<text:s/></text:p>
          </table:table-cell>
          <table:table-cell office:value-type="float" office:value="18.985106486427" table:style-name="ce100">
            <text:p><text:s/>19.0<text:s/></text:p>
          </table:table-cell>
          <table:table-cell office:value-type="float" office:value="3.3652361840074096" table:style-name="ce101">
            <text:p><text:s/>3.4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74" table:style-name="ce99">
            <text:p>74</text:p>
          </table:table-cell>
          <table:table-cell office:value-type="float" office:value="30.270900000000001" table:style-name="ce100">
            <text:p><text:s/>30.3<text:s/></text:p>
          </table:table-cell>
          <table:table-cell office:value-type="float" office:value="15.337116801877" table:style-name="ce100">
            <text:p><text:s/>15.3<text:s/></text:p>
          </table:table-cell>
          <table:table-cell office:value-type="float" office:value="3.1979256698357821" table:style-name="ce100">
            <text:p><text:s/>3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78" table:style-name="ce99">
            <text:p>178</text:p>
          </table:table-cell>
          <table:table-cell office:value-type="float" office:value="34.961944512644244" table:style-name="ce100">
            <text:p><text:s/>35.0<text:s/></text:p>
          </table:table-cell>
          <table:table-cell office:value-type="float" office:value="12.618527102190701" table:style-name="ce100">
            <text:p><text:s/>12.6<text:s/></text:p>
          </table:table-cell>
          <table:table-cell office:value-type="float" office:value="3.2054745182784079" table:style-name="ce101">
            <text:p><text:s/>3.2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77" table:style-name="ce99">
            <text:p>77</text:p>
          </table:table-cell>
          <table:table-cell office:value-type="float" office:value="29.0932" table:style-name="ce100">
            <text:p><text:s/>29.1<text:s/></text:p>
          </table:table-cell>
          <table:table-cell office:value-type="float" office:value="21.331003644031401" table:style-name="ce100">
            <text:p><text:s/>21.3<text:s/></text:p>
          </table:table-cell>
          <table:table-cell office:value-type="float" office:value="2.3772769373263354" table:style-name="ce101">
            <text:p><text:s/>2.4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64" table:style-name="ce99">
            <text:p>64</text:p>
          </table:table-cell>
          <table:table-cell office:value-type="float" office:value="26.180299999999999" table:style-name="ce100">
            <text:p><text:s/>26.2<text:s/></text:p>
          </table:table-cell>
          <table:table-cell office:value-type="float" office:value="8.4019469894315808" table:style-name="ce100">
            <text:p><text:s/>8.4<text:s/></text:p>
          </table:table-cell>
          <table:table-cell office:value-type="float" office:value="2.7657735522904061" table:style-name="ce100">
            <text:p><text:s/>2.8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1192" table:style-name="ce103">
            <text:p>1,192</text:p>
          </table:table-cell>
          <table:table-cell office:value-type="float" office:value="234.12717898355021" table:style-name="ce104">
            <text:p><text:s/>234.1<text:s/></text:p>
          </table:table-cell>
          <table:table-cell office:value-type="float" office:value="110.409662330562" table:style-name="ce104">
            <text:p><text:s/>110.4<text:s/></text:p>
          </table:table-cell>
          <table:table-cell office:value-type="float" office:value="21.465874302179003" table:style-name="ce105">
            <text:p><text:s/>21.5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627" table:style-name="ce103">
            <text:p>627</text:p>
          </table:table-cell>
          <table:table-cell office:value-type="float" office:value="236.90191240674585" table:style-name="ce104">
            <text:p><text:s/>236.9<text:s/></text:p>
          </table:table-cell>
          <table:table-cell office:value-type="float" office:value="124.02475724357799" table:style-name="ce104">
            <text:p><text:s/>124.0<text:s/></text:p>
          </table:table-cell>
          <table:table-cell office:value-type="float" office:value="19.357826489657302" table:style-name="ce105">
            <text:p><text:s/>19.4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551" table:style-name="ce103">
            <text:p>551</text:p>
          </table:table-cell>
          <table:table-cell office:value-type="float" office:value="225.39613063157958" table:style-name="ce104">
            <text:p><text:s/>225.4<text:s/></text:p>
          </table:table-cell>
          <table:table-cell office:value-type="float" office:value="86.243561212072606" table:style-name="ce104">
            <text:p><text:s/>86.2<text:s/></text:p>
          </table:table-cell>
          <table:table-cell office:value-type="float" office:value="23.811581676750215" table:style-name="ce104">
            <text:p><text:s/>23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37" table:style-name="ce99">
            <text:p>137</text:p>
          </table:table-cell>
          <table:table-cell office:value-type="float" office:value="26.908912349619445" table:style-name="ce100">
            <text:p><text:s/>26.9<text:s/></text:p>
          </table:table-cell>
          <table:table-cell office:value-type="float" office:value="10.569351796022101" table:style-name="ce100">
            <text:p><text:s/>10.6<text:s/></text:p>
          </table:table-cell>
          <table:table-cell office:value-type="float" office:value="2.4671348820457411" table:style-name="ce101">
            <text:p><text:s/>2.5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73" table:style-name="ce99">
            <text:p>73</text:p>
          </table:table-cell>
          <table:table-cell office:value-type="float" office:value="27.581800000000001" table:style-name="ce100">
            <text:p><text:s/>27.6<text:s/></text:p>
          </table:table-cell>
          <table:table-cell office:value-type="float" office:value="12.906088675981801" table:style-name="ce100">
            <text:p><text:s/>12.9<text:s/></text:p>
          </table:table-cell>
          <table:table-cell office:value-type="float" office:value="2.2537820314912009" table:style-name="ce101">
            <text:p><text:s/>2.3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55" table:style-name="ce99">
            <text:p>55</text:p>
          </table:table-cell>
          <table:table-cell office:value-type="float" office:value="22.498699999999999" table:style-name="ce100">
            <text:p><text:s/>22.5<text:s/></text:p>
          </table:table-cell>
          <table:table-cell office:value-type="float" office:value="8.8008246900209492" table:style-name="ce100">
            <text:p><text:s/>8.8<text:s/></text:p>
          </table:table-cell>
          <table:table-cell office:value-type="float" office:value="2.3768366464995681" table:style-name="ce100">
            <text:p><text:s/>2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09" table:style-name="ce99">
            <text:p>109</text:p>
          </table:table-cell>
          <table:table-cell office:value-type="float" office:value="21.409280628529341" table:style-name="ce100">
            <text:p><text:s/>21.4<text:s/></text:p>
          </table:table-cell>
          <table:table-cell office:value-type="float" office:value="15.6069833939725" table:style-name="ce100">
            <text:p><text:s/>15.6<text:s/></text:p>
          </table:table-cell>
          <table:table-cell office:value-type="float" office:value="1.9629029353502612" table:style-name="ce101">
            <text:p><text:s/>2.0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72" table:style-name="ce99">
            <text:p>72</text:p>
          </table:table-cell>
          <table:table-cell office:value-type="float" office:value="27.204000000000001" table:style-name="ce100">
            <text:p><text:s/>27.2<text:s/></text:p>
          </table:table-cell>
          <table:table-cell office:value-type="float" office:value="12.179272875988" table:style-name="ce100">
            <text:p><text:s/>12.2<text:s/></text:p>
          </table:table-cell>
          <table:table-cell office:value-type="float" office:value="2.2229083050324174" table:style-name="ce101">
            <text:p><text:s/>2.2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43" table:style-name="ce99">
            <text:p>43</text:p>
          </table:table-cell>
          <table:table-cell office:value-type="float" office:value="17.5898" table:style-name="ce100">
            <text:p><text:s/>17.6<text:s/></text:p>
          </table:table-cell>
          <table:table-cell office:value-type="float" office:value="3.7160182058950202" table:style-name="ce100">
            <text:p><text:s/>3.7<text:s/></text:p>
          </table:table-cell>
          <table:table-cell office:value-type="float" office:value="1.8582541054451167" table:style-name="ce100">
            <text:p><text:s/>1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78" table:style-name="ce99">
            <text:p>78</text:p>
          </table:table-cell>
          <table:table-cell office:value-type="float" office:value="15.32040265160815" table:style-name="ce100">
            <text:p><text:s/>15.3<text:s/></text:p>
          </table:table-cell>
          <table:table-cell office:value-type="float" office:value="4.0768054865054104" table:style-name="ce100">
            <text:p><text:s/>4.1<text:s/></text:p>
          </table:table-cell>
          <table:table-cell office:value-type="float" office:value="1.4046461372231227" table:style-name="ce101">
            <text:p><text:s/>1.4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35" table:style-name="ce99">
            <text:p>35</text:p>
          </table:table-cell>
          <table:table-cell office:value-type="float" office:value="13.2241" table:style-name="ce100">
            <text:p><text:s/>13.2<text:s/></text:p>
          </table:table-cell>
          <table:table-cell office:value-type="float" office:value="4.6334667301429198" table:style-name="ce100">
            <text:p><text:s/>4.6<text:s/></text:p>
          </table:table-cell>
          <table:table-cell office:value-type="float" office:value="1.0805804260574252" table:style-name="ce101">
            <text:p><text:s/>1.1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2" table:style-name="ce99">
            <text:p>32</text:p>
          </table:table-cell>
          <table:table-cell office:value-type="float" office:value="13.0901" table:style-name="ce100">
            <text:p><text:s/>13.1<text:s/></text:p>
          </table:table-cell>
          <table:table-cell office:value-type="float" office:value="8.9584753825859895" table:style-name="ce100">
            <text:p><text:s/>9.0<text:s/></text:p>
          </table:table-cell>
          <table:table-cell office:value-type="float" office:value="1.3828867761452031" table:style-name="ce100">
            <text:p><text:s/>1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45" table:style-name="ce99">
            <text:p>45</text:p>
          </table:table-cell>
          <table:table-cell office:value-type="float" office:value="8.8386938374662396" table:style-name="ce100">
            <text:p><text:s/>8.8<text:s/></text:p>
          </table:table-cell>
          <table:table-cell office:value-type="float" office:value="3.76209473478451" table:style-name="ce100">
            <text:p><text:s/>3.8<text:s/></text:p>
          </table:table-cell>
          <table:table-cell office:value-type="float" office:value="0.81037277147487841" table:style-name="ce101">
            <text:p><text:s/>0.8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23" table:style-name="ce99">
            <text:p>23</text:p>
          </table:table-cell>
          <table:table-cell office:value-type="float" office:value="8.6900999999999993" table:style-name="ce100">
            <text:p><text:s/>8.7<text:s/></text:p>
          </table:table-cell>
          <table:table-cell office:value-type="float" office:value="4.2717417010267003" table:style-name="ce100">
            <text:p><text:s/>4.3<text:s/></text:p>
          </table:table-cell>
          <table:table-cell office:value-type="float" office:value="0.7100957085520222" table:style-name="ce101">
            <text:p><text:s/>0.7<text:s/></text:p>
          </table:table-cell>
          <table:table-cell office:value-type="string" table:style-name="ce111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31" table:style-name="ce99">
            <text:p>31</text:p>
          </table:table-cell>
          <table:table-cell office:value-type="float" office:value="12.680999999999999" table:style-name="ce100">
            <text:p><text:s/>12.7<text:s/></text:p>
          </table:table-cell>
          <table:table-cell office:value-type="float" office:value="4.7711273441055502" table:style-name="ce100">
            <text:p><text:s/>4.8<text:s/></text:p>
          </table:table-cell>
          <table:table-cell office:value-type="float" office:value="1.3396715643906656" table:style-name="ce100">
            <text:p><text:s/>1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43" table:style-name="ce107">
            <text:p>43</text:p>
          </table:table-cell>
          <table:table-cell office:value-type="float" office:value="8.4458630002455202" table:style-name="ce104">
            <text:p><text:s/>8.4<text:s/></text:p>
          </table:table-cell>
          <table:table-cell office:value-type="float" office:value="2.22861504069067" table:style-name="ce104">
            <text:p><text:s/>2.2<text:s/></text:p>
          </table:table-cell>
          <table:table-cell office:value-type="float" office:value="0.77435620385377268" table:style-name="ce105">
            <text:p><text:s/>0.8<text:s/>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20" table:style-name="ce108">
            <text:p>20</text:p>
          </table:table-cell>
          <table:table-cell office:value-type="float" office:value="7.5566000000000004" table:style-name="ce104">
            <text:p><text:s/>7.6<text:s/></text:p>
          </table:table-cell>
          <table:table-cell office:value-type="float" office:value="2.9610309029947701" table:style-name="ce104">
            <text:p><text:s/>3.0<text:s/></text:p>
          </table:table-cell>
          <table:table-cell office:value-type="float" office:value="0.61747452917567147" table:style-name="ce104">
            <text:p><text:s/>0.6<text:s/>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24" table:style-name="ce108">
            <text:p>24</text:p>
          </table:table-cell>
          <table:table-cell office:value-type="float" office:value="9.8176000000000005" table:style-name="ce104">
            <text:p><text:s/>9.8<text:s/></text:p>
          </table:table-cell>
          <table:table-cell office:value-type="float" office:value="2.0903771967154099" table:style-name="ce104">
            <text:p><text:s/>2.1<text:s/></text:p>
          </table:table-cell>
          <table:table-cell office:value-type="float" office:value="1.0371650821089022" table:style-name="ce104">
            <text:p><text:s/>1.0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509,125人,男性 264,667人,女性 244,459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嘉義縣.$A$1:嘉義縣.$S$28" table:base-cell-address="嘉義縣.$A$1"/>
        </table:named-expressions>
      </table:table>
      <table:table table:name="屏東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屏</text:span><text:s text:c="2"/><text:span text:style-name="T2">東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8242" table:style-name="ce99">
            <text:p>8,242</text:p>
          </table:table-cell>
          <table:table-cell office:value-type="float" office:value="995.80449996828452" table:style-name="ce100">
            <text:p><text:s/>995.8<text:s/></text:p>
          </table:table-cell>
          <table:table-cell office:value-type="float" office:value="526.45103553911304" table:style-name="ce100">
            <text:p><text:s/>526.5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4990" table:style-name="ce99">
            <text:p>4,990</text:p>
          </table:table-cell>
          <table:table-cell office:value-type="float" office:value="1179.6411432353846" table:style-name="ce100">
            <text:p><text:s/>1,179.6<text:s/></text:p>
          </table:table-cell>
          <table:table-cell office:value-type="float" office:value="682.93097959378304" table:style-name="ce100">
            <text:p><text:s/>682.9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3252" table:style-name="ce99">
            <text:p>3,252</text:p>
          </table:table-cell>
          <table:table-cell office:value-type="float" office:value="803.63265684366604" table:style-name="ce100">
            <text:p><text:s/>803.6<text:s/></text:p>
          </table:table-cell>
          <table:table-cell office:value-type="float" office:value="372.769807840905" table:style-name="ce100">
            <text:p><text:s/>372.8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179" table:style-name="ce99">
            <text:p>2,179</text:p>
          </table:table-cell>
          <table:table-cell office:value-type="float" office:value="263.26830000000001" table:style-name="ce100">
            <text:p><text:s/>263.3<text:s/></text:p>
          </table:table-cell>
          <table:table-cell office:value-type="float" office:value="142.26802268664699" table:style-name="ce100">
            <text:p><text:s/>142.3<text:s/></text:p>
          </table:table-cell>
          <table:table-cell office:value-type="float" office:value="26.437757825770444" table:style-name="ce101">
            <text:p><text:s/>26.4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397" table:style-name="ce99">
            <text:p>1,397</text:p>
          </table:table-cell>
          <table:table-cell office:value-type="float" office:value="330.25223989976598" table:style-name="ce100">
            <text:p><text:s/>330.3<text:s/></text:p>
          </table:table-cell>
          <table:table-cell office:value-type="float" office:value="190.58226978175301" table:style-name="ce100">
            <text:p><text:s/>190.6<text:s/></text:p>
          </table:table-cell>
          <table:table-cell office:value-type="float" office:value="27.995991983967937" table:style-name="ce101">
            <text:p><text:s/>28.0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782" table:style-name="ce99">
            <text:p>782</text:p>
          </table:table-cell>
          <table:table-cell office:value-type="float" office:value="193.2474" table:style-name="ce100">
            <text:p><text:s/>193.2<text:s/></text:p>
          </table:table-cell>
          <table:table-cell office:value-type="float" office:value="95.445599942578397" table:style-name="ce100">
            <text:p><text:s/>95.4<text:s/></text:p>
          </table:table-cell>
          <table:table-cell office:value-type="float" office:value="24.046740467404675" table:style-name="ce100">
            <text:p><text:s/>24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957" table:style-name="ce99">
            <text:p>957</text:p>
          </table:table-cell>
          <table:table-cell office:value-type="float" office:value="115.6254" table:style-name="ce100">
            <text:p><text:s/>115.6<text:s/></text:p>
          </table:table-cell>
          <table:table-cell office:value-type="float" office:value="56.757017318028701" table:style-name="ce100">
            <text:p><text:s/>56.8<text:s/></text:p>
          </table:table-cell>
          <table:table-cell office:value-type="float" office:value="11.61125940305751" table:style-name="ce101">
            <text:p><text:s/>11.6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553" table:style-name="ce99">
            <text:p>553</text:p>
          </table:table-cell>
          <table:table-cell office:value-type="float" office:value="130.72976998179712" table:style-name="ce100">
            <text:p><text:s/>130.7<text:s/></text:p>
          </table:table-cell>
          <table:table-cell office:value-type="float" office:value="72.514167489704107" table:style-name="ce100">
            <text:p><text:s/>72.5<text:s/></text:p>
          </table:table-cell>
          <table:table-cell office:value-type="float" office:value="11.082164328657315" table:style-name="ce101">
            <text:p><text:s/>11.1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404" table:style-name="ce99">
            <text:p>404</text:p>
          </table:table-cell>
          <table:table-cell office:value-type="float" office:value="99.836200000000005" table:style-name="ce100">
            <text:p><text:s/>99.8<text:s/></text:p>
          </table:table-cell>
          <table:table-cell office:value-type="float" office:value="41.071041417974698" table:style-name="ce100">
            <text:p><text:s/>41.1<text:s/></text:p>
          </table:table-cell>
          <table:table-cell office:value-type="float" office:value="12.423124231242312" table:style-name="ce100">
            <text:p><text:s/>12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597" table:style-name="ce99">
            <text:p>597</text:p>
          </table:table-cell>
          <table:table-cell office:value-type="float" office:value="72.129900000000006" table:style-name="ce100">
            <text:p><text:s/>72.1<text:s/></text:p>
          </table:table-cell>
          <table:table-cell office:value-type="float" office:value="31.930232535757298" table:style-name="ce100">
            <text:p><text:s/>31.9<text:s/></text:p>
          </table:table-cell>
          <table:table-cell office:value-type="float" office:value="7.2433875272991992" table:style-name="ce101">
            <text:p><text:s/>7.2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343" table:style-name="ce99">
            <text:p>343</text:p>
          </table:table-cell>
          <table:table-cell office:value-type="float" office:value="81.085553533013396" table:style-name="ce100">
            <text:p><text:s/>81.1<text:s/></text:p>
          </table:table-cell>
          <table:table-cell office:value-type="float" office:value="41.423893905146798" table:style-name="ce100">
            <text:p><text:s/>41.4<text:s/></text:p>
          </table:table-cell>
          <table:table-cell office:value-type="float" office:value="6.8737474949899804" table:style-name="ce101">
            <text:p><text:s/>6.9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54" table:style-name="ce99">
            <text:p>254</text:p>
          </table:table-cell>
          <table:table-cell office:value-type="float" office:value="62.768300000000004" table:style-name="ce100">
            <text:p><text:s/>62.8<text:s/></text:p>
          </table:table-cell>
          <table:table-cell office:value-type="float" office:value="23.324657717567099" table:style-name="ce100">
            <text:p><text:s/>23.3<text:s/></text:p>
          </table:table-cell>
          <table:table-cell office:value-type="float" office:value="7.8105781057810582" table:style-name="ce100">
            <text:p><text:s/>7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  <draw:frame draw:z-index="1" draw:id="id13" draw:style-name="a13" draw:name="圖表 1" svg:x="1.28472in" svg:y="0.375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office:value-type="float" office:value="580" table:style-name="ce99">
            <text:p>580</text:p>
          </table:table-cell>
          <table:table-cell office:value-type="float" office:value="70.075999999999993" table:style-name="ce100">
            <text:p><text:s/>70.1<text:s/></text:p>
          </table:table-cell>
          <table:table-cell office:value-type="float" office:value="34.447516359323501" table:style-name="ce100">
            <text:p><text:s/>34.4<text:s/></text:p>
          </table:table-cell>
          <table:table-cell office:value-type="float" office:value="7.0371269109439458" table:style-name="ce101">
            <text:p><text:s/>7.0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342" table:style-name="ce99">
            <text:p>342</text:p>
          </table:table-cell>
          <table:table-cell office:value-type="float" office:value="80.849152502304904" table:style-name="ce100">
            <text:p><text:s/>80.8<text:s/></text:p>
          </table:table-cell>
          <table:table-cell office:value-type="float" office:value="44.630328681589297" table:style-name="ce100">
            <text:p><text:s/>44.6<text:s/></text:p>
          </table:table-cell>
          <table:table-cell office:value-type="float" office:value="6.8537074148296595" table:style-name="ce101">
            <text:p><text:s/>6.9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38" table:style-name="ce99">
            <text:p>238</text:p>
          </table:table-cell>
          <table:table-cell office:value-type="float" office:value="58.814399999999999" table:style-name="ce100">
            <text:p><text:s/>58.8<text:s/></text:p>
          </table:table-cell>
          <table:table-cell office:value-type="float" office:value="24.4619228660912" table:style-name="ce100">
            <text:p><text:s/>24.5<text:s/></text:p>
          </table:table-cell>
          <table:table-cell office:value-type="float" office:value="7.3185731857318572" table:style-name="ce100">
            <text:p><text:s/>7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459" table:style-name="ce99">
            <text:p>459</text:p>
          </table:table-cell>
          <table:table-cell office:value-type="float" office:value="55.456699999999998" table:style-name="ce100">
            <text:p><text:s/>55.5<text:s/></text:p>
          </table:table-cell>
          <table:table-cell office:value-type="float" office:value="27.409031592677501" table:style-name="ce100">
            <text:p><text:s/>27.4<text:s/></text:p>
          </table:table-cell>
          <table:table-cell office:value-type="float" office:value="5.5690366415918469" table:style-name="ce101">
            <text:p><text:s/>5.6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50" table:style-name="ce99">
            <text:p>250</text:p>
          </table:table-cell>
          <table:table-cell office:value-type="float" office:value="59.100257677123473" table:style-name="ce100">
            <text:p><text:s/>59.1<text:s/></text:p>
          </table:table-cell>
          <table:table-cell office:value-type="float" office:value="29.523715487925699" table:style-name="ce100">
            <text:p><text:s/>29.5<text:s/></text:p>
          </table:table-cell>
          <table:table-cell office:value-type="float" office:value="5.0100200400801604" table:style-name="ce101">
            <text:p><text:s/>5.0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27" table:style-name="ce99">
            <text:p>227</text:p>
          </table:table-cell>
          <table:table-cell office:value-type="float" office:value="56.0961" table:style-name="ce100">
            <text:p><text:s/>56.1<text:s/></text:p>
          </table:table-cell>
          <table:table-cell office:value-type="float" office:value="24.052799404077" table:style-name="ce100">
            <text:p><text:s/>24.1<text:s/></text:p>
          </table:table-cell>
          <table:table-cell office:value-type="float" office:value="6.9803198031980322" table:style-name="ce100">
            <text:p><text:s/>7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350" table:style-name="ce99">
            <text:p>350</text:p>
          </table:table-cell>
          <table:table-cell office:value-type="float" office:value="42.287199999999999" table:style-name="ce100">
            <text:p><text:s/>42.3<text:s/></text:p>
          </table:table-cell>
          <table:table-cell office:value-type="float" office:value="29.6032495707476" table:style-name="ce100">
            <text:p><text:s/>29.6<text:s/></text:p>
          </table:table-cell>
          <table:table-cell office:value-type="float" office:value="4.2465421014316913" table:style-name="ce101">
            <text:p><text:s/>4.2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42" table:style-name="ce99">
            <text:p>242</text:p>
          </table:table-cell>
          <table:table-cell office:value-type="float" office:value="57.209049431455519" table:style-name="ce100">
            <text:p><text:s/>57.2<text:s/></text:p>
          </table:table-cell>
          <table:table-cell office:value-type="float" office:value="42.159168754354098" table:style-name="ce100">
            <text:p><text:s/>42.2<text:s/></text:p>
          </table:table-cell>
          <table:table-cell office:value-type="float" office:value="4.8496993987975952" table:style-name="ce101">
            <text:p><text:s/>4.8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71" table:style-name="ce99">
            <text:p>171</text:p>
          </table:table-cell>
          <table:table-cell office:value-type="float" office:value="42.257399999999997" table:style-name="ce100">
            <text:p><text:s/>42.3<text:s/></text:p>
          </table:table-cell>
          <table:table-cell office:value-type="float" office:value="16.117280873884798" table:style-name="ce100">
            <text:p><text:s/>16.1<text:s/></text:p>
          </table:table-cell>
          <table:table-cell office:value-type="float" office:value="5.2583025830258299" table:style-name="ce100">
            <text:p><text:s/>5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35" table:style-name="ce99">
            <text:p>335</text:p>
          </table:table-cell>
          <table:table-cell office:value-type="float" office:value="40.474899999999998" table:style-name="ce100">
            <text:p><text:s/>40.5<text:s/></text:p>
          </table:table-cell>
          <table:table-cell office:value-type="float" office:value="17.9667241208527" table:style-name="ce100">
            <text:p><text:s/>18.0<text:s/></text:p>
          </table:table-cell>
          <table:table-cell office:value-type="float" office:value="4.0645474399417614" table:style-name="ce101">
            <text:p><text:s/>4.1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32" table:style-name="ce99">
            <text:p>232</text:p>
          </table:table-cell>
          <table:table-cell office:value-type="float" office:value="54.845039124370579" table:style-name="ce100">
            <text:p><text:s/>54.8<text:s/></text:p>
          </table:table-cell>
          <table:table-cell office:value-type="float" office:value="30.425686147861299" table:style-name="ce100">
            <text:p><text:s/>30.4<text:s/></text:p>
          </table:table-cell>
          <table:table-cell office:value-type="float" office:value="4.649298597194389" table:style-name="ce101">
            <text:p><text:s/>4.6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22" table:style-name="ce99">
            <text:p>122</text:p>
          </table:table-cell>
          <table:table-cell office:value-type="float" office:value="30.148499999999999" table:style-name="ce100">
            <text:p><text:s/>30.1<text:s/></text:p>
          </table:table-cell>
          <table:table-cell office:value-type="float" office:value="13.164191062977199" table:style-name="ce100">
            <text:p><text:s/>13.2<text:s/></text:p>
          </table:table-cell>
          <table:table-cell office:value-type="float" office:value="3.7515375153751536" table:style-name="ce100">
            <text:p><text:s/>3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30" table:style-name="ce99">
            <text:p>330</text:p>
          </table:table-cell>
          <table:table-cell office:value-type="float" office:value="39.870800000000003" table:style-name="ce100">
            <text:p><text:s/>39.9<text:s/></text:p>
          </table:table-cell>
          <table:table-cell office:value-type="float" office:value="18.000270745122901" table:style-name="ce100">
            <text:p><text:s/>18.0<text:s/></text:p>
          </table:table-cell>
          <table:table-cell office:value-type="float" office:value="4.0038825527784514" table:style-name="ce101">
            <text:p><text:s/>4.0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26" table:style-name="ce99">
            <text:p>226</text:p>
          </table:table-cell>
          <table:table-cell office:value-type="float" office:value="53.426632940119617" table:style-name="ce100">
            <text:p><text:s/>53.4<text:s/></text:p>
          </table:table-cell>
          <table:table-cell office:value-type="float" office:value="35.635166029835801" table:style-name="ce100">
            <text:p><text:s/>35.6<text:s/></text:p>
          </table:table-cell>
          <table:table-cell office:value-type="float" office:value="4.5290581162324646" table:style-name="ce101">
            <text:p><text:s/>4.5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08" table:style-name="ce99">
            <text:p>108</text:p>
          </table:table-cell>
          <table:table-cell office:value-type="float" office:value="26.6889" table:style-name="ce100">
            <text:p><text:s/>26.7<text:s/></text:p>
          </table:table-cell>
          <table:table-cell office:value-type="float" office:value="16.482050603930698" table:style-name="ce100">
            <text:p><text:s/>16.5<text:s/></text:p>
          </table:table-cell>
          <table:table-cell office:value-type="float" office:value="3.3210332103321032" table:style-name="ce100">
            <text:p><text:s/>3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91" table:style-name="ce99">
            <text:p>291</text:p>
          </table:table-cell>
          <table:table-cell office:value-type="float" office:value="35.158799999999999" table:style-name="ce100">
            <text:p><text:s/>35.2<text:s/></text:p>
          </table:table-cell>
          <table:table-cell office:value-type="float" office:value="22.4892790478298" table:style-name="ce100">
            <text:p><text:s/>22.5<text:s/></text:p>
          </table:table-cell>
          <table:table-cell office:value-type="float" office:value="3.5306964329046346" table:style-name="ce101">
            <text:p><text:s/>3.5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59" table:style-name="ce99">
            <text:p>159</text:p>
          </table:table-cell>
          <table:table-cell office:value-type="float" office:value="37.587763882650528" table:style-name="ce100">
            <text:p><text:s/>37.6<text:s/></text:p>
          </table:table-cell>
          <table:table-cell office:value-type="float" office:value="19.653464928571701" table:style-name="ce100">
            <text:p><text:s/>19.7<text:s/></text:p>
          </table:table-cell>
          <table:table-cell office:value-type="float" office:value="3.1863727454909818" table:style-name="ce101">
            <text:p><text:s/>3.2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85" table:style-name="ce99">
            <text:p>85</text:p>
          </table:table-cell>
          <table:table-cell office:value-type="float" office:value="21.005099999999999" table:style-name="ce100">
            <text:p><text:s/>21.0<text:s/></text:p>
          </table:table-cell>
          <table:table-cell office:value-type="float" office:value="8.00241389113806" table:style-name="ce100">
            <text:p><text:s/>8.0<text:s/></text:p>
          </table:table-cell>
          <table:table-cell office:value-type="float" office:value="2.6137761377613775" table:style-name="ce100">
            <text:p><text:s/>2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254" table:style-name="ce99">
            <text:p>254</text:p>
          </table:table-cell>
          <table:table-cell office:value-type="float" office:value="30.688400000000001" table:style-name="ce100">
            <text:p><text:s/>30.7<text:s/></text:p>
          </table:table-cell>
          <table:table-cell office:value-type="float" office:value="14.8733663697484" table:style-name="ce100">
            <text:p><text:s/>14.9<text:s/></text:p>
          </table:table-cell>
          <table:table-cell office:value-type="float" office:value="3.0817762678961418" table:style-name="ce101">
            <text:p><text:s/>3.1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32" table:style-name="ce99">
            <text:p>132</text:p>
          </table:table-cell>
          <table:table-cell office:value-type="float" office:value="31.204936053521191" table:style-name="ce100">
            <text:p><text:s/>31.2<text:s/></text:p>
          </table:table-cell>
          <table:table-cell office:value-type="float" office:value="16.574895897438701" table:style-name="ce100">
            <text:p><text:s/>16.6<text:s/></text:p>
          </table:table-cell>
          <table:table-cell office:value-type="float" office:value="2.6452905811623246" table:style-name="ce101">
            <text:p><text:s/>2.6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81" table:style-name="ce99">
            <text:p>81</text:p>
          </table:table-cell>
          <table:table-cell office:value-type="float" office:value="20.0166" table:style-name="ce100">
            <text:p><text:s/>20.0<text:s/></text:p>
          </table:table-cell>
          <table:table-cell office:value-type="float" office:value="8.7996194554110296" table:style-name="ce100">
            <text:p><text:s/>8.8<text:s/></text:p>
          </table:table-cell>
          <table:table-cell office:value-type="float" office:value="2.4907749077490773" table:style-name="ce100">
            <text:p><text:s/>2.5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1910" table:style-name="ce103">
            <text:p>1,910</text:p>
          </table:table-cell>
          <table:table-cell office:value-type="float" office:value="230.7676043362562" table:style-name="ce104">
            <text:p><text:s/>230.8<text:s/></text:p>
          </table:table-cell>
          <table:table-cell office:value-type="float" office:value="130.70632519237799" table:style-name="ce104">
            <text:p><text:s/>130.7<text:s/></text:p>
          </table:table-cell>
          <table:table-cell office:value-type="float" office:value="23.173986896384374" table:style-name="ce105">
            <text:p><text:s/>23.2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114" table:style-name="ce103">
            <text:p>1,114</text:p>
          </table:table-cell>
          <table:table-cell office:value-type="float" office:value="263.35074820926218" table:style-name="ce104">
            <text:p><text:s/>263.4<text:s/></text:p>
          </table:table-cell>
          <table:table-cell office:value-type="float" office:value="159.808222489603" table:style-name="ce104">
            <text:p><text:s/>159.8<text:s/></text:p>
          </table:table-cell>
          <table:table-cell office:value-type="float" office:value="22.324649298597194" table:style-name="ce105">
            <text:p><text:s/>22.3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780" table:style-name="ce103">
            <text:p>780</text:p>
          </table:table-cell>
          <table:table-cell office:value-type="float" office:value="192.75322027615604" table:style-name="ce104">
            <text:p><text:s/>192.8<text:s/></text:p>
          </table:table-cell>
          <table:table-cell office:value-type="float" office:value="101.84823060527501" table:style-name="ce104">
            <text:p><text:s/>101.8<text:s/></text:p>
          </table:table-cell>
          <table:table-cell office:value-type="float" office:value="23.985239852398525" table:style-name="ce104">
            <text:p><text:s/>24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200" table:style-name="ce99">
            <text:p>200</text:p>
          </table:table-cell>
          <table:table-cell office:value-type="float" office:value="24.164100000000001" table:style-name="ce100">
            <text:p><text:s/>24.2<text:s/></text:p>
          </table:table-cell>
          <table:table-cell office:value-type="float" office:value="12.077015857610499" table:style-name="ce100">
            <text:p><text:s/>12.1<text:s/></text:p>
          </table:table-cell>
          <table:table-cell office:value-type="float" office:value="2.4265954865323951" table:style-name="ce101">
            <text:p><text:s/>2.4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21" table:style-name="ce99">
            <text:p>121</text:p>
          </table:table-cell>
          <table:table-cell office:value-type="float" office:value="28.604524715727759" table:style-name="ce100">
            <text:p><text:s/>28.6<text:s/></text:p>
          </table:table-cell>
          <table:table-cell office:value-type="float" office:value="20.996139490430402" table:style-name="ce100">
            <text:p><text:s/>21.0<text:s/></text:p>
          </table:table-cell>
          <table:table-cell office:value-type="float" office:value="2.4248496993987976" table:style-name="ce101">
            <text:p><text:s/>2.4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65" table:style-name="ce99">
            <text:p>65</text:p>
          </table:table-cell>
          <table:table-cell office:value-type="float" office:value="16.0627" table:style-name="ce100">
            <text:p><text:s/>16.1<text:s/></text:p>
          </table:table-cell>
          <table:table-cell office:value-type="float" office:value="8.4851824299226593" table:style-name="ce100">
            <text:p><text:s/>8.5<text:s/></text:p>
          </table:table-cell>
          <table:table-cell office:value-type="float" office:value="1.998769987699877" table:style-name="ce100">
            <text:p><text:s/>2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57" table:style-name="ce99">
            <text:p>157</text:p>
          </table:table-cell>
          <table:table-cell office:value-type="float" office:value="18.968800000000002" table:style-name="ce100">
            <text:p><text:s/>19.0<text:s/></text:p>
          </table:table-cell>
          <table:table-cell office:value-type="float" office:value="14.2122991263627" table:style-name="ce100">
            <text:p><text:s/>14.2<text:s/></text:p>
          </table:table-cell>
          <table:table-cell office:value-type="float" office:value="1.9048774569279301" table:style-name="ce101">
            <text:p><text:s/>1.9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19" table:style-name="ce99">
            <text:p>119</text:p>
          </table:table-cell>
          <table:table-cell office:value-type="float" office:value="28.131722654310771" table:style-name="ce100">
            <text:p><text:s/>28.1<text:s/></text:p>
          </table:table-cell>
          <table:table-cell office:value-type="float" office:value="15.493012959683901" table:style-name="ce100">
            <text:p><text:s/>15.5<text:s/></text:p>
          </table:table-cell>
          <table:table-cell office:value-type="float" office:value="2.3847695390781563" table:style-name="ce101">
            <text:p><text:s/>2.4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45" table:style-name="ce99">
            <text:p>45</text:p>
          </table:table-cell>
          <table:table-cell office:value-type="float" office:value="11.1203" table:style-name="ce100">
            <text:p><text:s/>11.1<text:s/></text:p>
          </table:table-cell>
          <table:table-cell office:value-type="float" office:value="3.5841756799214899" table:style-name="ce100">
            <text:p><text:s/>3.6<text:s/></text:p>
          </table:table-cell>
          <table:table-cell office:value-type="float" office:value="1.3837638376383763" table:style-name="ce100">
            <text:p><text:s/>1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87" table:style-name="ce99">
            <text:p>87</text:p>
          </table:table-cell>
          <table:table-cell office:value-type="float" office:value="10.5114" table:style-name="ce100">
            <text:p><text:s/>10.5<text:s/></text:p>
          </table:table-cell>
          <table:table-cell office:value-type="float" office:value="3.8784753524756801" table:style-name="ce100">
            <text:p><text:s/>3.9<text:s/></text:p>
          </table:table-cell>
          <table:table-cell office:value-type="float" office:value="1.0555690366415917" table:style-name="ce101">
            <text:p><text:s/>1.1<text:s/>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43" table:style-name="ce99">
            <text:p>43</text:p>
          </table:table-cell>
          <table:table-cell office:value-type="float" office:value="10.165244320465238" table:style-name="ce100">
            <text:p><text:s/>10.2<text:s/></text:p>
          </table:table-cell>
          <table:table-cell office:value-type="float" office:value="5.6791482397086597" table:style-name="ce100">
            <text:p><text:s/>5.7<text:s/></text:p>
          </table:table-cell>
          <table:table-cell office:value-type="float" office:value="0.86172344689378755" table:style-name="ce101">
            <text:p><text:s/>0.9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6" table:style-name="ce99">
            <text:p>36</text:p>
          </table:table-cell>
          <table:table-cell office:value-type="float" office:value="8.8963000000000001" table:style-name="ce100">
            <text:p><text:s/>8.9<text:s/></text:p>
          </table:table-cell>
          <table:table-cell office:value-type="float" office:value="7.2269303084388996" table:style-name="ce100">
            <text:p><text:s/>7.2<text:s/></text:p>
          </table:table-cell>
          <table:table-cell office:value-type="float" office:value="1.1070110701107012" table:style-name="ce100">
            <text:p><text:s/>1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76" table:style-name="ce99">
            <text:p>76</text:p>
          </table:table-cell>
          <table:table-cell office:value-type="float" office:value="9.1822999999999997" table:style-name="ce100">
            <text:p><text:s/>9.2<text:s/></text:p>
          </table:table-cell>
          <table:table-cell office:value-type="float" office:value="4.3523757906618803" table:style-name="ce100">
            <text:p><text:s/>4.4<text:s/></text:p>
          </table:table-cell>
          <table:table-cell office:value-type="float" office:value="0.92210628488231017" table:style-name="ce101">
            <text:p><text:s/>0.9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42" table:style-name="ce99">
            <text:p>42</text:p>
          </table:table-cell>
          <table:table-cell office:value-type="float" office:value="9.9288432897567436" table:style-name="ce100">
            <text:p><text:s/>9.9<text:s/></text:p>
          </table:table-cell>
          <table:table-cell office:value-type="float" office:value="5.4220260151683002" table:style-name="ce100">
            <text:p><text:s/>5.4<text:s/></text:p>
          </table:table-cell>
          <table:table-cell office:value-type="float" office:value="0.84168336673346689" table:style-name="ce101">
            <text:p><text:s/>0.8<text:s/></text:p>
          </table:table-cell>
          <table:table-cell office:value-type="string" table:style-name="ce111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34" table:style-name="ce99">
            <text:p>34</text:p>
          </table:table-cell>
          <table:table-cell office:value-type="float" office:value="8.4019999999999992" table:style-name="ce100">
            <text:p><text:s/>8.4<text:s/></text:p>
          </table:table-cell>
          <table:table-cell office:value-type="float" office:value="3.3287406362760099" table:style-name="ce100">
            <text:p><text:s/>3.3<text:s/></text:p>
          </table:table-cell>
          <table:table-cell office:value-type="float" office:value="1.0455104551045511" table:style-name="ce100">
            <text:p><text:s/>1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73" table:style-name="ce107">
            <text:p>73</text:p>
          </table:table-cell>
          <table:table-cell office:value-type="float" office:value="8.8199000000000005" table:style-name="ce104">
            <text:p><text:s/>8.8<text:s/></text:p>
          </table:table-cell>
          <table:table-cell office:value-type="float" office:value="4.5038121098773303" table:style-name="ce104">
            <text:p><text:s/>4.5<text:s/></text:p>
          </table:table-cell>
          <table:table-cell office:value-type="float" office:value="0.8857073525843242" table:style-name="ce105">
            <text:p><text:s/>0.9<text:s/></text:p>
          </table:table-cell>
          <table:table-cell office:value-type="string" table:style-name="ce106">
            <text:p>R54</text:p>
          </table:table-cell>
          <table:table-cell office:value-type="string" table:style-name="ce63">
            <text:p>衰老/老邁</text:p>
          </table:table-cell>
          <table:table-cell office:value-type="float" office:value="42" table:style-name="ce108">
            <text:p>42</text:p>
          </table:table-cell>
          <table:table-cell office:value-type="float" office:value="9.9288432897567436" table:style-name="ce104">
            <text:p><text:s/>9.9<text:s/></text:p>
          </table:table-cell>
          <table:table-cell office:value-type="float" office:value="4.2536895948810098" table:style-name="ce104">
            <text:p><text:s/>4.3<text:s/></text:p>
          </table:table-cell>
          <table:table-cell office:value-type="float" office:value="0.84168336673346689" table:style-name="ce104">
            <text:p><text:s/>0.8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30" table:style-name="ce108">
            <text:p>30</text:p>
          </table:table-cell>
          <table:table-cell office:value-type="float" office:value="7.4135" table:style-name="ce104">
            <text:p><text:s/>7.4<text:s/></text:p>
          </table:table-cell>
          <table:table-cell office:value-type="float" office:value="3.2972160087516298" table:style-name="ce104">
            <text:p><text:s/>3.3<text:s/></text:p>
          </table:table-cell>
          <table:table-cell office:value-type="float" office:value="0.92250922509225097" table:style-name="ce104">
            <text:p><text:s/>0.9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827,673人,男性 423,010人,女性 404,663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屏東縣.$A$1:屏東縣.$S$28" table:base-cell-address="屏東縣.$A$1"/>
        </table:named-expressions>
      </table:table>
      <table:table table:name="臺東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臺</text:span><text:s text:c="2"/><text:span text:style-name="T2">東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302" table:style-name="ce99">
            <text:p>2,302</text:p>
          </table:table-cell>
          <table:table-cell office:value-type="float" office:value="1050.0411669050013" table:style-name="ce100">
            <text:p><text:s/>1,050.0<text:s/></text:p>
          </table:table-cell>
          <table:table-cell office:value-type="float" office:value="566.27210994724999" table:style-name="ce100">
            <text:p><text:s/>566.3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395" table:style-name="ce99">
            <text:p>1,395</text:p>
          </table:table-cell>
          <table:table-cell office:value-type="float" office:value="1233.2963491775813" table:style-name="ce100">
            <text:p><text:s/>1,233.3<text:s/></text:p>
          </table:table-cell>
          <table:table-cell office:value-type="float" office:value="726.06315879772103" table:style-name="ce100">
            <text:p><text:s/>726.1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907" table:style-name="ce99">
            <text:p>907</text:p>
          </table:table-cell>
          <table:table-cell office:value-type="float" office:value="854.70890895041373" table:style-name="ce100">
            <text:p><text:s/>854.7<text:s/></text:p>
          </table:table-cell>
          <table:table-cell office:value-type="float" office:value="408.34054143261301" table:style-name="ce100">
            <text:p><text:s/>408.3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600" table:style-name="ce99">
            <text:p>600</text:p>
          </table:table-cell>
          <table:table-cell office:value-type="float" office:value="273.6857" table:style-name="ce100">
            <text:p><text:s/>273.7<text:s/></text:p>
          </table:table-cell>
          <table:table-cell office:value-type="float" office:value="146.08939782971601" table:style-name="ce100">
            <text:p><text:s/>146.1<text:s/></text:p>
          </table:table-cell>
          <table:table-cell office:value-type="float" office:value="26.064291920069504" table:style-name="ce101">
            <text:p><text:s/>26.1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67" table:style-name="ce99">
            <text:p>367</text:p>
          </table:table-cell>
          <table:table-cell office:value-type="float" office:value="324.45859999999999" table:style-name="ce100">
            <text:p><text:s/>324.5<text:s/></text:p>
          </table:table-cell>
          <table:table-cell office:value-type="float" office:value="185.496959458741" table:style-name="ce100">
            <text:p><text:s/>185.5<text:s/></text:p>
          </table:table-cell>
          <table:table-cell office:value-type="float" office:value="26.308243727598565" table:style-name="ce101">
            <text:p><text:s/>26.3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33" table:style-name="ce99">
            <text:p>233</text:p>
          </table:table-cell>
          <table:table-cell office:value-type="float" office:value="219.56689722761453" table:style-name="ce100">
            <text:p><text:s/>219.6<text:s/></text:p>
          </table:table-cell>
          <table:table-cell office:value-type="float" office:value="110.204950877348" table:style-name="ce100">
            <text:p><text:s/>110.2<text:s/></text:p>
          </table:table-cell>
          <table:table-cell office:value-type="float" office:value="25.689084895259096" table:style-name="ce100">
            <text:p><text:s/>25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374" table:style-name="ce99">
            <text:p>374</text:p>
          </table:table-cell>
          <table:table-cell office:value-type="float" office:value="170.59739999999999" table:style-name="ce100">
            <text:p><text:s/>170.6<text:s/></text:p>
          </table:table-cell>
          <table:table-cell office:value-type="float" office:value="80.885361347281304" table:style-name="ce100">
            <text:p><text:s/>80.9<text:s/></text:p>
          </table:table-cell>
          <table:table-cell office:value-type="float" office:value="16.24674196350999" table:style-name="ce101">
            <text:p><text:s/>16.2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17" table:style-name="ce99">
            <text:p>217</text:p>
          </table:table-cell>
          <table:table-cell office:value-type="float" office:value="191.846" table:style-name="ce100">
            <text:p><text:s/>191.8<text:s/></text:p>
          </table:table-cell>
          <table:table-cell office:value-type="float" office:value="103.673036678095" table:style-name="ce100">
            <text:p><text:s/>103.7<text:s/></text:p>
          </table:table-cell>
          <table:table-cell office:value-type="float" office:value="15.555555555555555" table:style-name="ce101">
            <text:p><text:s/>15.6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57" table:style-name="ce99">
            <text:p>157</text:p>
          </table:table-cell>
          <table:table-cell office:value-type="float" office:value="147.94851014907931" table:style-name="ce100">
            <text:p><text:s/>147.9<text:s/></text:p>
          </table:table-cell>
          <table:table-cell office:value-type="float" office:value="57.5935718550286" table:style-name="ce100">
            <text:p><text:s/>57.6<text:s/></text:p>
          </table:table-cell>
          <table:table-cell office:value-type="float" office:value="17.309812568908491" table:style-name="ce100">
            <text:p><text:s/>17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50" table:style-name="ce99">
            <text:p>150</text:p>
          </table:table-cell>
          <table:table-cell office:value-type="float" office:value="68.421400000000006" table:style-name="ce100">
            <text:p><text:s/>68.4<text:s/></text:p>
          </table:table-cell>
          <table:table-cell office:value-type="float" office:value="28.6898352208033" table:style-name="ce100">
            <text:p><text:s/>28.7<text:s/></text:p>
          </table:table-cell>
          <table:table-cell office:value-type="float" office:value="6.516072980017376" table:style-name="ce101">
            <text:p><text:s/>6.5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03" table:style-name="ce99">
            <text:p>103</text:p>
          </table:table-cell>
          <table:table-cell office:value-type="float" office:value="91.060500000000005" table:style-name="ce100">
            <text:p><text:s/>91.1<text:s/></text:p>
          </table:table-cell>
          <table:table-cell office:value-type="float" office:value="60.990689272184902" table:style-name="ce100">
            <text:p><text:s/>61.0<text:s/></text:p>
          </table:table-cell>
          <table:table-cell office:value-type="float" office:value="7.3835125448028673" table:style-name="ce101">
            <text:p><text:s/>7.4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70" table:style-name="ce99">
            <text:p>70</text:p>
          </table:table-cell>
          <table:table-cell office:value-type="float" office:value="65.964303888124547" table:style-name="ce100">
            <text:p><text:s/>66.0<text:s/></text:p>
          </table:table-cell>
          <table:table-cell office:value-type="float" office:value="28.114687170998199" table:style-name="ce100">
            <text:p><text:s/>28.1<text:s/></text:p>
          </table:table-cell>
          <table:table-cell office:value-type="float" office:value="7.7177508269018746" table:style-name="ce100">
            <text:p><text:s/>7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48" table:style-name="ce99">
            <text:p>148</text:p>
          </table:table-cell>
          <table:table-cell office:value-type="float" office:value="67.509100000000004" table:style-name="ce100">
            <text:p><text:s/>67.5<text:s/></text:p>
          </table:table-cell>
          <table:table-cell office:value-type="float" office:value="33.236208691011598" table:style-name="ce100">
            <text:p><text:s/>33.2<text:s/></text:p>
          </table:table-cell>
          <table:table-cell office:value-type="float" office:value="6.429192006950478" table:style-name="ce101">
            <text:p><text:s/>6.4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90" table:style-name="ce99">
            <text:p>90</text:p>
          </table:table-cell>
          <table:table-cell office:value-type="float" office:value="79.567499999999995" table:style-name="ce100">
            <text:p><text:s/>79.6<text:s/></text:p>
          </table:table-cell>
          <table:table-cell office:value-type="float" office:value="37.781973579648003" table:style-name="ce100">
            <text:p><text:s/>37.8<text:s/></text:p>
          </table:table-cell>
          <table:table-cell office:value-type="float" office:value="6.4516129032258061" table:style-name="ce101">
            <text:p><text:s/>6.5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60" table:style-name="ce99">
            <text:p>60</text:p>
          </table:table-cell>
          <table:table-cell office:value-type="float" office:value="56.540831904106753" table:style-name="ce100">
            <text:p><text:s/>56.5<text:s/></text:p>
          </table:table-cell>
          <table:table-cell office:value-type="float" office:value="20.717896913888801" table:style-name="ce100">
            <text:p><text:s/>20.7<text:s/></text:p>
          </table:table-cell>
          <table:table-cell office:value-type="float" office:value="6.6152149944873209" table:style-name="ce100">
            <text:p><text:s/>6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27" table:style-name="ce99">
            <text:p>127</text:p>
          </table:table-cell>
          <table:table-cell office:value-type="float" office:value="57.930100000000003" table:style-name="ce100">
            <text:p><text:s/>57.9<text:s/></text:p>
          </table:table-cell>
          <table:table-cell office:value-type="float" office:value="46.736372884846098" table:style-name="ce100">
            <text:p><text:s/>46.7<text:s/></text:p>
          </table:table-cell>
          <table:table-cell office:value-type="float" office:value="5.5169417897480448" table:style-name="ce101">
            <text:p><text:s/>5.5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78" table:style-name="ce99">
            <text:p>78</text:p>
          </table:table-cell>
          <table:table-cell office:value-type="float" office:value="68.958500000000001" table:style-name="ce100">
            <text:p><text:s/>69.0<text:s/></text:p>
          </table:table-cell>
          <table:table-cell office:value-type="float" office:value="38.467941677825998" table:style-name="ce100">
            <text:p><text:s/>38.5<text:s/></text:p>
          </table:table-cell>
          <table:table-cell office:value-type="float" office:value="5.591397849462366" table:style-name="ce101">
            <text:p><text:s/>5.6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49" table:style-name="ce99">
            <text:p>49</text:p>
          </table:table-cell>
          <table:table-cell office:value-type="float" office:value="46.175012721687175" table:style-name="ce100">
            <text:p><text:s/>46.2<text:s/></text:p>
          </table:table-cell>
          <table:table-cell office:value-type="float" office:value="37.635529926660404" table:style-name="ce100">
            <text:p><text:s/>37.6<text:s/></text:p>
          </table:table-cell>
          <table:table-cell office:value-type="float" office:value="5.4024255788313118" table:style-name="ce100">
            <text:p><text:s/>5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  <draw:frame draw:z-index="1" draw:id="id14" draw:style-name="a14" draw:name="圖表 1" svg:x="1.28472in" svg:y="0.375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office:value-type="float" office:value="122" table:style-name="ce99">
            <text:p>122</text:p>
          </table:table-cell>
          <table:table-cell office:value-type="float" office:value="55.6494" table:style-name="ce100">
            <text:p><text:s/>55.6<text:s/></text:p>
          </table:table-cell>
          <table:table-cell office:value-type="float" office:value="36.125970250859197" table:style-name="ce100">
            <text:p><text:s/>36.1<text:s/></text:p>
          </table:table-cell>
          <table:table-cell office:value-type="float" office:value="5.2997393570807994" table:style-name="ce101">
            <text:p><text:s/>5.3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78" table:style-name="ce99">
            <text:p>78</text:p>
          </table:table-cell>
          <table:table-cell office:value-type="float" office:value="68.958500000000001" table:style-name="ce100">
            <text:p><text:s/>69.0<text:s/></text:p>
          </table:table-cell>
          <table:table-cell office:value-type="float" office:value="55.4304240531632" table:style-name="ce100">
            <text:p><text:s/>55.4<text:s/></text:p>
          </table:table-cell>
          <table:table-cell office:value-type="float" office:value="5.591397849462366" table:style-name="ce101">
            <text:p><text:s/>5.6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7" table:style-name="ce99">
            <text:p>37</text:p>
          </table:table-cell>
          <table:table-cell office:value-type="float" office:value="34.866846340865827" table:style-name="ce100">
            <text:p><text:s/>34.9<text:s/></text:p>
          </table:table-cell>
          <table:table-cell office:value-type="float" office:value="14.477831186565" table:style-name="ce100">
            <text:p><text:s/>14.5<text:s/></text:p>
          </table:table-cell>
          <table:table-cell office:value-type="float" office:value="4.0793825799338475" table:style-name="ce100">
            <text:p><text:s/>4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94" table:style-name="ce99">
            <text:p>94</text:p>
          </table:table-cell>
          <table:table-cell office:value-type="float" office:value="42.877400000000002" table:style-name="ce100">
            <text:p><text:s/>42.9<text:s/></text:p>
          </table:table-cell>
          <table:table-cell office:value-type="float" office:value="18.9527744658734" table:style-name="ce100">
            <text:p><text:s/>19.0<text:s/></text:p>
          </table:table-cell>
          <table:table-cell office:value-type="float" office:value="4.0834057341442227" table:style-name="ce101">
            <text:p><text:s/>4.1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7" table:style-name="ce99">
            <text:p>57</text:p>
          </table:table-cell>
          <table:table-cell office:value-type="float" office:value="50.392699999999998" table:style-name="ce100">
            <text:p><text:s/>50.4<text:s/></text:p>
          </table:table-cell>
          <table:table-cell office:value-type="float" office:value="24.112189174803" table:style-name="ce100">
            <text:p><text:s/>24.1<text:s/></text:p>
          </table:table-cell>
          <table:table-cell office:value-type="float" office:value="4.086021505376344" table:style-name="ce101">
            <text:p><text:s/>4.1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34" table:style-name="ce99">
            <text:p>34</text:p>
          </table:table-cell>
          <table:table-cell office:value-type="float" office:value="32.03980474566049" table:style-name="ce100">
            <text:p><text:s/>32.0<text:s/></text:p>
          </table:table-cell>
          <table:table-cell office:value-type="float" office:value="14.1632470442905" table:style-name="ce100">
            <text:p><text:s/>14.2<text:s/></text:p>
          </table:table-cell>
          <table:table-cell office:value-type="float" office:value="3.7486218302094816" table:style-name="ce100">
            <text:p><text:s/>3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86" table:style-name="ce99">
            <text:p>86</text:p>
          </table:table-cell>
          <table:table-cell office:value-type="float" office:value="39.228200000000001" table:style-name="ce100">
            <text:p><text:s/>39.2<text:s/></text:p>
          </table:table-cell>
          <table:table-cell office:value-type="float" office:value="19.447643521326299" table:style-name="ce100">
            <text:p><text:s/>19.4<text:s/></text:p>
          </table:table-cell>
          <table:table-cell office:value-type="float" office:value="3.7358818418766289" table:style-name="ce101">
            <text:p><text:s/>3.7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2" table:style-name="ce99">
            <text:p>52</text:p>
          </table:table-cell>
          <table:table-cell office:value-type="float" office:value="45.972299999999997" table:style-name="ce100">
            <text:p><text:s/>46.0<text:s/></text:p>
          </table:table-cell>
          <table:table-cell office:value-type="float" office:value="24.987755653234998" table:style-name="ce100">
            <text:p><text:s/>25.0<text:s/></text:p>
          </table:table-cell>
          <table:table-cell office:value-type="float" office:value="3.7275985663082438" table:style-name="ce101">
            <text:p><text:s/>3.7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2" table:style-name="ce99">
            <text:p>32</text:p>
          </table:table-cell>
          <table:table-cell office:value-type="float" office:value="30.155110348856933" table:style-name="ce100">
            <text:p><text:s/>30.2<text:s/></text:p>
          </table:table-cell>
          <table:table-cell office:value-type="float" office:value="13.170618855934601" table:style-name="ce100">
            <text:p><text:s/>13.2<text:s/></text:p>
          </table:table-cell>
          <table:table-cell office:value-type="float" office:value="3.528114663726571" table:style-name="ce100">
            <text:p><text:s/>3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76" table:style-name="ce99">
            <text:p>76</text:p>
          </table:table-cell>
          <table:table-cell office:value-type="float" office:value="34.666800000000002" table:style-name="ce100">
            <text:p><text:s/>34.7<text:s/></text:p>
          </table:table-cell>
          <table:table-cell office:value-type="float" office:value="17.7763539467634" table:style-name="ce100">
            <text:p><text:s/>17.8<text:s/></text:p>
          </table:table-cell>
          <table:table-cell office:value-type="float" office:value="3.3014769765421375" table:style-name="ce101">
            <text:p><text:s/>3.3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46" table:style-name="ce99">
            <text:p>46</text:p>
          </table:table-cell>
          <table:table-cell office:value-type="float" office:value="40.6678" table:style-name="ce100">
            <text:p><text:s/>40.7<text:s/></text:p>
          </table:table-cell>
          <table:table-cell office:value-type="float" office:value="23.3852192018756" table:style-name="ce100">
            <text:p><text:s/>23.4<text:s/></text:p>
          </table:table-cell>
          <table:table-cell office:value-type="float" office:value="3.2974910394265233" table:style-name="ce101">
            <text:p><text:s/>3.3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9" table:style-name="ce99">
            <text:p>29</text:p>
          </table:table-cell>
          <table:table-cell office:value-type="float" office:value="27.328068753651593" table:style-name="ce100">
            <text:p><text:s/>27.3<text:s/></text:p>
          </table:table-cell>
          <table:table-cell office:value-type="float" office:value="10.5625031806503" table:style-name="ce100">
            <text:p><text:s/>10.6<text:s/></text:p>
          </table:table-cell>
          <table:table-cell office:value-type="float" office:value="3.1973539140022051" table:style-name="ce100">
            <text:p><text:s/>3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62" table:style-name="ce99">
            <text:p>62</text:p>
          </table:table-cell>
          <table:table-cell office:value-type="float" office:value="28.280799999999999" table:style-name="ce100">
            <text:p><text:s/>28.3<text:s/></text:p>
          </table:table-cell>
          <table:table-cell office:value-type="float" office:value="15.0130662512434" table:style-name="ce100">
            <text:p><text:s/>15.0<text:s/></text:p>
          </table:table-cell>
          <table:table-cell office:value-type="float" office:value="2.6933101650738487" table:style-name="ce101">
            <text:p><text:s/>2.7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44" table:style-name="ce99">
            <text:p>44</text:p>
          </table:table-cell>
          <table:table-cell office:value-type="float" office:value="38.8996" table:style-name="ce100">
            <text:p><text:s/>38.9<text:s/></text:p>
          </table:table-cell>
          <table:table-cell office:value-type="float" office:value="22.254071734791999" table:style-name="ce100">
            <text:p><text:s/>22.3<text:s/></text:p>
          </table:table-cell>
          <table:table-cell office:value-type="float" office:value="3.1541218637992832" table:style-name="ce101">
            <text:p><text:s/>3.2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9" table:style-name="ce99">
            <text:p>19</text:p>
          </table:table-cell>
          <table:table-cell office:value-type="float" office:value="17.904596769633805" table:style-name="ce100">
            <text:p><text:s/>17.9<text:s/></text:p>
          </table:table-cell>
          <table:table-cell office:value-type="float" office:value="9.6023117407133203" table:style-name="ce100">
            <text:p><text:s/>9.6<text:s/></text:p>
          </table:table-cell>
          <table:table-cell office:value-type="float" office:value="2.0948180815876518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463" table:style-name="ce103">
            <text:p>463</text:p>
          </table:table-cell>
          <table:table-cell office:value-type="float" office:value="211.19420515943338" table:style-name="ce104">
            <text:p><text:s/>211.2<text:s/></text:p>
          </table:table-cell>
          <table:table-cell office:value-type="float" office:value="123.31912553752601" table:style-name="ce104">
            <text:p><text:s/>123.3<text:s/></text:p>
          </table:table-cell>
          <table:table-cell office:value-type="float" office:value="20.112945264986969" table:style-name="ce105">
            <text:p><text:s/>20.1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63" table:style-name="ce103">
            <text:p>263</text:p>
          </table:table-cell>
          <table:table-cell office:value-type="float" office:value="232.5139353646623" table:style-name="ce104">
            <text:p><text:s/>232.5<text:s/></text:p>
          </table:table-cell>
          <table:table-cell office:value-type="float" office:value="149.482898313357" table:style-name="ce104">
            <text:p><text:s/>149.5<text:s/></text:p>
          </table:table-cell>
          <table:table-cell office:value-type="float" office:value="18.853046594982079" table:style-name="ce105">
            <text:p><text:s/>18.9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87" table:style-name="ce103">
            <text:p>187</text:p>
          </table:table-cell>
          <table:table-cell office:value-type="float" office:value="176.21892610113269" table:style-name="ce104">
            <text:p><text:s/>176.2<text:s/></text:p>
          </table:table-cell>
          <table:table-cell office:value-type="float" office:value="92.097392680535293" table:style-name="ce104">
            <text:p><text:s/>92.1<text:s/></text:p>
          </table:table-cell>
          <table:table-cell office:value-type="float" office:value="20.61742006615215" table:style-name="ce104">
            <text:p><text:s/>20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62" table:style-name="ce99">
            <text:p>62</text:p>
          </table:table-cell>
          <table:table-cell office:value-type="float" office:value="28.280799999999999" table:style-name="ce100">
            <text:p><text:s/>28.3<text:s/></text:p>
          </table:table-cell>
          <table:table-cell office:value-type="float" office:value="12.7741279802121" table:style-name="ce100">
            <text:p><text:s/>12.8<text:s/></text:p>
          </table:table-cell>
          <table:table-cell office:value-type="float" office:value="2.6933101650738487" table:style-name="ce101">
            <text:p><text:s/>2.7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8" table:style-name="ce99">
            <text:p>38</text:p>
          </table:table-cell>
          <table:table-cell office:value-type="float" office:value="33.595100000000002" table:style-name="ce100">
            <text:p><text:s/>33.6<text:s/></text:p>
          </table:table-cell>
          <table:table-cell office:value-type="float" office:value="25.5142475971771" table:style-name="ce100">
            <text:p><text:s/>25.5<text:s/></text:p>
          </table:table-cell>
          <table:table-cell office:value-type="float" office:value="2.7240143369175627" table:style-name="ce101">
            <text:p><text:s/>2.7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6" table:style-name="ce99">
            <text:p>16</text:p>
          </table:table-cell>
          <table:table-cell office:value-type="float" office:value="15.077555174428467" table:style-name="ce100">
            <text:p><text:s/>15.1<text:s/></text:p>
          </table:table-cell>
          <table:table-cell office:value-type="float" office:value="7.3261758392639296" table:style-name="ce100">
            <text:p><text:s/>7.3<text:s/></text:p>
          </table:table-cell>
          <table:table-cell office:value-type="float" office:value="1.7640573318632855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51" table:style-name="ce99">
            <text:p>51</text:p>
          </table:table-cell>
          <table:table-cell office:value-type="float" office:value="23.263200000000001" table:style-name="ce100">
            <text:p><text:s/>23.3<text:s/></text:p>
          </table:table-cell>
          <table:table-cell office:value-type="float" office:value="18.543411470834499" table:style-name="ce100">
            <text:p><text:s/>18.5<text:s/></text:p>
          </table:table-cell>
          <table:table-cell office:value-type="float" office:value="2.2154648132059078" table:style-name="ce101">
            <text:p><text:s/>2.2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3" table:style-name="ce99">
            <text:p>33</text:p>
          </table:table-cell>
          <table:table-cell office:value-type="float" office:value="29.174700000000001" table:style-name="ce100">
            <text:p><text:s/>29.2<text:s/></text:p>
          </table:table-cell>
          <table:table-cell office:value-type="float" office:value="15.102739626462901" table:style-name="ce100">
            <text:p><text:s/>15.1<text:s/></text:p>
          </table:table-cell>
          <table:table-cell office:value-type="float" office:value="2.3655913978494625" table:style-name="ce101">
            <text:p><text:s/>2.4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3" table:style-name="ce99">
            <text:p>13</text:p>
          </table:table-cell>
          <table:table-cell office:value-type="float" office:value="12.250513579223128" table:style-name="ce100">
            <text:p><text:s/>12.3<text:s/></text:p>
          </table:table-cell>
          <table:table-cell office:value-type="float" office:value="11.495252313646001" table:style-name="ce100">
            <text:p><text:s/>11.5<text:s/></text:p>
          </table:table-cell>
          <table:table-cell office:value-type="float" office:value="1.4332965821389194" table:style-name="ce100">
            <text:p><text:s/>1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23" table:style-name="ce99">
            <text:p>23</text:p>
          </table:table-cell>
          <table:table-cell office:value-type="float" office:value="10.491199999999999" table:style-name="ce100">
            <text:p><text:s/>10.5<text:s/></text:p>
          </table:table-cell>
          <table:table-cell office:value-type="float" office:value="5.79655357987148" table:style-name="ce100">
            <text:p><text:s/>5.8<text:s/></text:p>
          </table:table-cell>
          <table:table-cell office:value-type="float" office:value="0.99913119026933106" table:style-name="ce101">
            <text:p><text:s/>1.0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16" table:style-name="ce99">
            <text:p>16</text:p>
          </table:table-cell>
          <table:table-cell office:value-type="float" office:value="14.145300000000001" table:style-name="ce100">
            <text:p><text:s/>14.1<text:s/></text:p>
          </table:table-cell>
          <table:table-cell office:value-type="float" office:value="8.4984274569525304" table:style-name="ce100">
            <text:p><text:s/>8.5<text:s/></text:p>
          </table:table-cell>
          <table:table-cell office:value-type="float" office:value="1.1469534050179211" table:style-name="ce101">
            <text:p><text:s/>1.1<text:s/></text:p>
          </table:table-cell>
          <table:table-cell office:value-type="string" table:style-name="ce113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7" table:style-name="ce99">
            <text:p>7</text:p>
          </table:table-cell>
          <table:table-cell office:value-type="float" office:value="6.596430388812454" table:style-name="ce100">
            <text:p><text:s/>6.6<text:s/></text:p>
          </table:table-cell>
          <table:table-cell office:value-type="float" office:value="2.9159975083774201" table:style-name="ce100">
            <text:p><text:s/>2.9<text:s/></text:p>
          </table:table-cell>
          <table:table-cell office:value-type="float" office:value="0.77177508269018746" table:style-name="ce100">
            <text:p><text:s/>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14" table:style-name="ce99">
            <text:p>14</text:p>
          </table:table-cell>
          <table:table-cell office:value-type="float" office:value="6.3860000000000001" table:style-name="ce100">
            <text:p><text:s/>6.4<text:s/></text:p>
          </table:table-cell>
          <table:table-cell office:value-type="float" office:value="3.7610460784450699" table:style-name="ce100">
            <text:p><text:s/>3.8<text:s/></text:p>
          </table:table-cell>
          <table:table-cell office:value-type="float" office:value="0.60816681146828844" table:style-name="ce101">
            <text:p><text:s/>0.6<text:s/></text:p>
          </table:table-cell>
          <table:table-cell office:value-type="string" table:style-name="ce111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9" table:style-name="ce99">
            <text:p>9</text:p>
          </table:table-cell>
          <table:table-cell office:value-type="float" office:value="7.9566999999999997" table:style-name="ce100">
            <text:p><text:s/>8.0<text:s/></text:p>
          </table:table-cell>
          <table:table-cell office:value-type="float" office:value="4.81498988807523" table:style-name="ce100">
            <text:p><text:s/>4.8<text:s/></text:p>
          </table:table-cell>
          <table:table-cell office:value-type="float" office:value="0.64516129032258063" table:style-name="ce101">
            <text:p><text:s/>0.6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7" table:style-name="ce99">
            <text:p>7</text:p>
          </table:table-cell>
          <table:table-cell office:value-type="float" office:value="6.596430388812454" table:style-name="ce100">
            <text:p><text:s/>6.6<text:s/></text:p>
          </table:table-cell>
          <table:table-cell office:value-type="float" office:value="1.9762620687319199" table:style-name="ce100">
            <text:p><text:s/>2.0<text:s/></text:p>
          </table:table-cell>
          <table:table-cell office:value-type="float" office:value="0.77177508269018746" table:style-name="ce100">
            <text:p><text:s/>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11" table:style-name="ce107">
            <text:p>11</text:p>
          </table:table-cell>
          <table:table-cell office:value-type="float" office:value="5.0175000000000001" table:style-name="ce104">
            <text:p><text:s/>5.0<text:s/></text:p>
          </table:table-cell>
          <table:table-cell office:value-type="float" office:value="1.9112181625399001" table:style-name="ce104">
            <text:p><text:s/>1.9<text:s/></text:p>
          </table:table-cell>
          <table:table-cell office:value-type="float" office:value="0.47784535186794092" table:style-name="ce104">
            <text:p><text:s/>0.5<text:s/>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6" table:style-name="ce108">
            <text:p>6</text:p>
          </table:table-cell>
          <table:table-cell office:value-type="float" office:value="5.3045" table:style-name="ce104">
            <text:p><text:s/>5.3<text:s/></text:p>
          </table:table-cell>
          <table:table-cell office:value-type="float" office:value="2.5302965289422099" table:style-name="ce104">
            <text:p><text:s/>2.5<text:s/></text:p>
          </table:table-cell>
          <table:table-cell office:value-type="float" office:value="0.43010752688172044" table:style-name="ce105">
            <text:p><text:s/>0.4<text:s/></text:p>
          </table:table-cell>
          <table:table-cell office:value-type="string" table:style-name="ce106">
            <text:p>F01-F03</text:p>
          </table:table-cell>
          <table:table-cell office:value-type="string" table:style-name="ce63">
            <text:p>血管性及未明示之癡呆症</text:p>
          </table:table-cell>
          <table:table-cell office:value-type="float" office:value="5" table:style-name="ce108">
            <text:p>5</text:p>
          </table:table-cell>
          <table:table-cell office:value-type="float" office:value="4.7117359920088955" table:style-name="ce104">
            <text:p><text:s/>4.7<text:s/></text:p>
          </table:table-cell>
          <table:table-cell office:value-type="float" office:value="1.50073247291636" table:style-name="ce104">
            <text:p><text:s/>1.5<text:s/></text:p>
          </table:table-cell>
          <table:table-cell office:value-type="float" office:value="0.55126791620727678" table:style-name="ce104">
            <text:p><text:s/>0.6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219,230人,男性 113,112人,女性 106,118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臺東縣.$A$1:臺東縣.$S$28" table:base-cell-address="臺東縣.$A$1"/>
        </table:named-expressions>
      </table:table>
      <table:table table:name="花蓮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花</text:span><text:s text:c="2"/><text:span text:style-name="T2">蓮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3497" table:style-name="ce99">
            <text:p>3,497</text:p>
          </table:table-cell>
          <table:table-cell office:value-type="float" office:value="1064.2037111707914" table:style-name="ce100">
            <text:p><text:s/>1,064.2<text:s/></text:p>
          </table:table-cell>
          <table:table-cell office:value-type="float" office:value="577.66700771304102" table:style-name="ce100">
            <text:p><text:s/>577.7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140" table:style-name="ce99">
            <text:p>2,140</text:p>
          </table:table-cell>
          <table:table-cell office:value-type="float" office:value="1283.600800151153" table:style-name="ce100">
            <text:p><text:s/>1,283.6<text:s/></text:p>
          </table:table-cell>
          <table:table-cell office:value-type="float" office:value="754.37639352404096" table:style-name="ce100">
            <text:p><text:s/>754.4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357" table:style-name="ce99">
            <text:p>1,357</text:p>
          </table:table-cell>
          <table:table-cell office:value-type="float" office:value="838.25455264263303" table:style-name="ce100">
            <text:p><text:s/>838.3<text:s/></text:p>
          </table:table-cell>
          <table:table-cell office:value-type="float" office:value="409.30336172406197" table:style-name="ce100">
            <text:p><text:s/>409.3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854" table:style-name="ce99">
            <text:p>854</text:p>
          </table:table-cell>
          <table:table-cell office:value-type="float" office:value="259.88839999999999" table:style-name="ce100">
            <text:p><text:s/>259.9<text:s/></text:p>
          </table:table-cell>
          <table:table-cell office:value-type="float" office:value="142.64018794201999" table:style-name="ce100">
            <text:p><text:s/>142.6<text:s/></text:p>
          </table:table-cell>
          <table:table-cell office:value-type="float" office:value="24.420932227623677" table:style-name="ce101">
            <text:p><text:s/>24.4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525" table:style-name="ce99">
            <text:p>525</text:p>
          </table:table-cell>
          <table:table-cell office:value-type="float" office:value="314.90199999999999" table:style-name="ce100">
            <text:p><text:s/>314.9<text:s/></text:p>
          </table:table-cell>
          <table:table-cell office:value-type="float" office:value="184.610587522694" table:style-name="ce100">
            <text:p><text:s/>184.6<text:s/></text:p>
          </table:table-cell>
          <table:table-cell office:value-type="float" office:value="24.532710280373831" table:style-name="ce101">
            <text:p><text:s/>24.5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29" table:style-name="ce99">
            <text:p>329</text:p>
          </table:table-cell>
          <table:table-cell office:value-type="float" office:value="203.23194386103631" table:style-name="ce100">
            <text:p><text:s/>203.2<text:s/></text:p>
          </table:table-cell>
          <table:table-cell office:value-type="float" office:value="103.852708526545" table:style-name="ce100">
            <text:p><text:s/>103.9<text:s/></text:p>
          </table:table-cell>
          <table:table-cell office:value-type="float" office:value="24.244657332350773" table:style-name="ce100">
            <text:p><text:s/>24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383" table:style-name="ce99">
            <text:p>383</text:p>
          </table:table-cell>
          <table:table-cell office:value-type="float" office:value="116.55410000000001" table:style-name="ce100">
            <text:p><text:s/>116.6<text:s/></text:p>
          </table:table-cell>
          <table:table-cell office:value-type="float" office:value="56.423001786056801" table:style-name="ce100">
            <text:p><text:s/>56.4<text:s/></text:p>
          </table:table-cell>
          <table:table-cell office:value-type="float" office:value="10.952244781241063" table:style-name="ce101">
            <text:p><text:s/>11.0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24" table:style-name="ce99">
            <text:p>224</text:p>
          </table:table-cell>
          <table:table-cell office:value-type="float" office:value="134.35820000000001" table:style-name="ce100">
            <text:p><text:s/>134.4<text:s/></text:p>
          </table:table-cell>
          <table:table-cell office:value-type="float" office:value="71.988560708737495" table:style-name="ce100">
            <text:p><text:s/>72.0<text:s/></text:p>
          </table:table-cell>
          <table:table-cell office:value-type="float" office:value="10.467289719626168" table:style-name="ce101">
            <text:p><text:s/>10.5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59" table:style-name="ce99">
            <text:p>159</text:p>
          </table:table-cell>
          <table:table-cell office:value-type="float" office:value="98.218477428281986" table:style-name="ce100">
            <text:p><text:s/>98.2<text:s/></text:p>
          </table:table-cell>
          <table:table-cell office:value-type="float" office:value="41.188248990356101" table:style-name="ce100">
            <text:p><text:s/>41.2<text:s/></text:p>
          </table:table-cell>
          <table:table-cell office:value-type="float" office:value="11.717022844509948" table:style-name="ce100">
            <text:p><text:s/>11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66" table:style-name="ce99">
            <text:p>266</text:p>
          </table:table-cell>
          <table:table-cell office:value-type="float" office:value="80.948800000000006" table:style-name="ce100">
            <text:p><text:s/>80.9<text:s/></text:p>
          </table:table-cell>
          <table:table-cell office:value-type="float" office:value="39.154019217587098" table:style-name="ce100">
            <text:p><text:s/>39.2<text:s/></text:p>
          </table:table-cell>
          <table:table-cell office:value-type="float" office:value="7.6065198741778666" table:style-name="ce101">
            <text:p><text:s/>7.6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58" table:style-name="ce99">
            <text:p>158</text:p>
          </table:table-cell>
          <table:table-cell office:value-type="float" office:value="94.770499999999998" table:style-name="ce100">
            <text:p><text:s/>94.8<text:s/></text:p>
          </table:table-cell>
          <table:table-cell office:value-type="float" office:value="51.448436484438602" table:style-name="ce100">
            <text:p><text:s/>51.4<text:s/></text:p>
          </table:table-cell>
          <table:table-cell office:value-type="float" office:value="7.3831775700934577" table:style-name="ce101">
            <text:p><text:s/>7.4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10" table:style-name="ce99">
            <text:p>110</text:p>
          </table:table-cell>
          <table:table-cell office:value-type="float" office:value="67.949890044723375" table:style-name="ce100">
            <text:p><text:s/>67.9<text:s/></text:p>
          </table:table-cell>
          <table:table-cell office:value-type="float" office:value="30.350496958945701" table:style-name="ce100">
            <text:p><text:s/>30.4<text:s/></text:p>
          </table:table-cell>
          <table:table-cell office:value-type="float" office:value="8.1061164333087685" table:style-name="ce100">
            <text:p><text:s/>8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16" table:style-name="ce99">
            <text:p>216</text:p>
          </table:table-cell>
          <table:table-cell office:value-type="float" office:value="65.732900000000001" table:style-name="ce100">
            <text:p><text:s/>65.7<text:s/></text:p>
          </table:table-cell>
          <table:table-cell office:value-type="float" office:value="33.154559139924402" table:style-name="ce100">
            <text:p><text:s/>33.2<text:s/></text:p>
          </table:table-cell>
          <table:table-cell office:value-type="float" office:value="6.1767229053474404" table:style-name="ce101">
            <text:p><text:s/>6.2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31" table:style-name="ce99">
            <text:p>131</text:p>
          </table:table-cell>
          <table:table-cell office:value-type="float" office:value="78.575500000000005" table:style-name="ce100">
            <text:p><text:s/>78.6<text:s/></text:p>
          </table:table-cell>
          <table:table-cell office:value-type="float" office:value="39.051077482830699" table:style-name="ce100">
            <text:p><text:s/>39.1<text:s/></text:p>
          </table:table-cell>
          <table:table-cell office:value-type="float" office:value="6.1214953271028039" table:style-name="ce101">
            <text:p><text:s/>6.1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08" table:style-name="ce99">
            <text:p>108</text:p>
          </table:table-cell>
          <table:table-cell office:value-type="float" office:value="66.71443749845568" table:style-name="ce100">
            <text:p><text:s/>66.7<text:s/></text:p>
          </table:table-cell>
          <table:table-cell office:value-type="float" office:value="28.042894101921998" table:style-name="ce100">
            <text:p><text:s/>28.0<text:s/></text:p>
          </table:table-cell>
          <table:table-cell office:value-type="float" office:value="7.9587324981577012" table:style-name="ce100">
            <text:p><text:s/>8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96" table:style-name="ce99">
            <text:p>196</text:p>
          </table:table-cell>
          <table:table-cell office:value-type="float" office:value="59.646500000000003" table:style-name="ce100">
            <text:p><text:s/>59.6<text:s/></text:p>
          </table:table-cell>
          <table:table-cell office:value-type="float" office:value="26.554276105554798" table:style-name="ce100">
            <text:p><text:s/>26.6<text:s/></text:p>
          </table:table-cell>
          <table:table-cell office:value-type="float" office:value="5.6048041178152701" table:style-name="ce101">
            <text:p><text:s/>5.6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15" table:style-name="ce99">
            <text:p>115</text:p>
          </table:table-cell>
          <table:table-cell office:value-type="float" office:value="68.978499999999997" table:style-name="ce100">
            <text:p><text:s/>69.0<text:s/></text:p>
          </table:table-cell>
          <table:table-cell office:value-type="float" office:value="49.184238896820702" table:style-name="ce100">
            <text:p><text:s/>49.2<text:s/></text:p>
          </table:table-cell>
          <table:table-cell office:value-type="float" office:value="5.3738317757009346" table:style-name="ce101">
            <text:p><text:s/>5.4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65" table:style-name="ce99">
            <text:p>65</text:p>
          </table:table-cell>
          <table:table-cell office:value-type="float" office:value="40.152207753700182" table:style-name="ce100">
            <text:p><text:s/>40.2<text:s/></text:p>
          </table:table-cell>
          <table:table-cell office:value-type="float" office:value="15.8657806458511" table:style-name="ce100">
            <text:p><text:s/>15.9<text:s/></text:p>
          </table:table-cell>
          <table:table-cell office:value-type="float" office:value="4.7899778924097269" table:style-name="ce100">
            <text:p><text:s/>4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77" table:style-name="ce99">
            <text:p>177</text:p>
          </table:table-cell>
          <table:table-cell office:value-type="float" office:value="53.864400000000003" table:style-name="ce100">
            <text:p><text:s/>53.9<text:s/></text:p>
          </table:table-cell>
          <table:table-cell office:value-type="float" office:value="37.477156826963402" table:style-name="ce100">
            <text:p><text:s/>37.5<text:s/></text:p>
          </table:table-cell>
          <table:table-cell office:value-type="float" office:value="5.0614812696597085" table:style-name="ce101">
            <text:p><text:s/>5.1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11" table:style-name="ce99">
            <text:p>111</text:p>
          </table:table-cell>
          <table:table-cell office:value-type="float" office:value="66.5792" table:style-name="ce100">
            <text:p><text:s/>66.6<text:s/></text:p>
          </table:table-cell>
          <table:table-cell office:value-type="float" office:value="32.548616293908601" table:style-name="ce100">
            <text:p><text:s/>32.5<text:s/></text:p>
          </table:table-cell>
          <table:table-cell office:value-type="float" office:value="5.1869158878504669" table:style-name="ce101">
            <text:p><text:s/>5.2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62" table:style-name="ce99">
            <text:p>62</text:p>
          </table:table-cell>
          <table:table-cell office:value-type="float" office:value="38.299028934298633" table:style-name="ce100">
            <text:p><text:s/>38.3<text:s/></text:p>
          </table:table-cell>
          <table:table-cell office:value-type="float" office:value="25.960431147094901" table:style-name="ce100">
            <text:p><text:s/>26.0<text:s/></text:p>
          </table:table-cell>
          <table:table-cell office:value-type="float" office:value="4.5689019896831242" table:style-name="ce100">
            <text:p><text:s/>4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67" table:style-name="ce99">
            <text:p>167</text:p>
          </table:table-cell>
          <table:table-cell office:value-type="float" office:value="50.821199999999997" table:style-name="ce100">
            <text:p><text:s/>50.8<text:s/></text:p>
          </table:table-cell>
          <table:table-cell office:value-type="float" office:value="32.940215696841904" table:style-name="ce100">
            <text:p><text:s/>32.9<text:s/></text:p>
          </table:table-cell>
          <table:table-cell office:value-type="float" office:value="4.7755218758936229" table:style-name="ce101">
            <text:p><text:s/>4.8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10" table:style-name="ce99">
            <text:p>110</text:p>
          </table:table-cell>
          <table:table-cell office:value-type="float" office:value="65.979399999999998" table:style-name="ce100">
            <text:p><text:s/>66.0<text:s/></text:p>
          </table:table-cell>
          <table:table-cell office:value-type="float" office:value="44.912869166002601" table:style-name="ce100">
            <text:p><text:s/>44.9<text:s/></text:p>
          </table:table-cell>
          <table:table-cell office:value-type="float" office:value="5.1401869158878508" table:style-name="ce101">
            <text:p><text:s/>5.1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59" table:style-name="ce99">
            <text:p>59</text:p>
          </table:table-cell>
          <table:table-cell office:value-type="float" office:value="36.445850114897091" table:style-name="ce100">
            <text:p><text:s/>36.4<text:s/></text:p>
          </table:table-cell>
          <table:table-cell office:value-type="float" office:value="15.2557226904055" table:style-name="ce100">
            <text:p><text:s/>15.3<text:s/></text:p>
          </table:table-cell>
          <table:table-cell office:value-type="float" office:value="4.3478260869565215" table:style-name="ce100">
            <text:p><text:s/>4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  <draw:frame draw:z-index="1" draw:id="id15" draw:style-name="a15" draw:name="圖表 1" svg:x="1.28472in" svg:y="0.375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office:value-type="float" office:value="164" table:style-name="ce99">
            <text:p>164</text:p>
          </table:table-cell>
          <table:table-cell office:value-type="float" office:value="49.908299999999997" table:style-name="ce100">
            <text:p><text:s/>49.9<text:s/></text:p>
          </table:table-cell>
          <table:table-cell office:value-type="float" office:value="24.578780411281201" table:style-name="ce100">
            <text:p><text:s/>24.6<text:s/></text:p>
          </table:table-cell>
          <table:table-cell office:value-type="float" office:value="4.6897340577637978" table:style-name="ce101">
            <text:p><text:s/>4.7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06" table:style-name="ce99">
            <text:p>106</text:p>
          </table:table-cell>
          <table:table-cell office:value-type="float" office:value="63.580199999999998" table:style-name="ce100">
            <text:p><text:s/>63.6<text:s/></text:p>
          </table:table-cell>
          <table:table-cell office:value-type="float" office:value="35.696044955629503" table:style-name="ce100">
            <text:p><text:s/>35.7<text:s/></text:p>
          </table:table-cell>
          <table:table-cell office:value-type="float" office:value="4.9532710280373831" table:style-name="ce101">
            <text:p><text:s/>5.0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57" table:style-name="ce99">
            <text:p>57</text:p>
          </table:table-cell>
          <table:table-cell office:value-type="float" office:value="35.210397568629389" table:style-name="ce100">
            <text:p><text:s/>35.2<text:s/></text:p>
          </table:table-cell>
          <table:table-cell office:value-type="float" office:value="20.381183162662101" table:style-name="ce100">
            <text:p><text:s/>20.4<text:s/></text:p>
          </table:table-cell>
          <table:table-cell office:value-type="float" office:value="4.2004421518054533" table:style-name="ce100">
            <text:p><text:s/>4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56" table:style-name="ce99">
            <text:p>156</text:p>
          </table:table-cell>
          <table:table-cell office:value-type="float" office:value="47.473700000000001" table:style-name="ce100">
            <text:p><text:s/>47.5<text:s/></text:p>
          </table:table-cell>
          <table:table-cell office:value-type="float" office:value="21.047258969453701" table:style-name="ce100">
            <text:p><text:s/>21.0<text:s/></text:p>
          </table:table-cell>
          <table:table-cell office:value-type="float" office:value="4.4609665427509295" table:style-name="ce101">
            <text:p><text:s/>4.5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05" table:style-name="ce99">
            <text:p>105</text:p>
          </table:table-cell>
          <table:table-cell office:value-type="float" office:value="62.980400000000003" table:style-name="ce100">
            <text:p><text:s/>63.0<text:s/></text:p>
          </table:table-cell>
          <table:table-cell office:value-type="float" office:value="34.230812490019098" table:style-name="ce100">
            <text:p><text:s/>34.2<text:s/></text:p>
          </table:table-cell>
          <table:table-cell office:value-type="float" office:value="4.9065420560747661" table:style-name="ce101">
            <text:p><text:s/>4.9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54" table:style-name="ce99">
            <text:p>54</text:p>
          </table:table-cell>
          <table:table-cell office:value-type="float" office:value="33.35721874922784" table:style-name="ce100">
            <text:p><text:s/>33.4<text:s/></text:p>
          </table:table-cell>
          <table:table-cell office:value-type="float" office:value="13.6341043347451" table:style-name="ce100">
            <text:p><text:s/>13.6<text:s/></text:p>
          </table:table-cell>
          <table:table-cell office:value-type="float" office:value="3.9793662490788506" table:style-name="ce100">
            <text:p><text:s/>4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26" table:style-name="ce99">
            <text:p>126</text:p>
          </table:table-cell>
          <table:table-cell office:value-type="float" office:value="38.344200000000001" table:style-name="ce100">
            <text:p><text:s/>38.3<text:s/></text:p>
          </table:table-cell>
          <table:table-cell office:value-type="float" office:value="18.2765508102604" table:style-name="ce100">
            <text:p><text:s/>18.3<text:s/></text:p>
          </table:table-cell>
          <table:table-cell office:value-type="float" office:value="3.6030883614526736" table:style-name="ce101">
            <text:p><text:s/>3.6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72" table:style-name="ce99">
            <text:p>72</text:p>
          </table:table-cell>
          <table:table-cell office:value-type="float" office:value="43.186500000000002" table:style-name="ce100">
            <text:p><text:s/>43.2<text:s/></text:p>
          </table:table-cell>
          <table:table-cell office:value-type="float" office:value="23.424520405006199" table:style-name="ce100">
            <text:p><text:s/>23.4<text:s/></text:p>
          </table:table-cell>
          <table:table-cell office:value-type="float" office:value="3.3644859813084111" table:style-name="ce101">
            <text:p><text:s/>3.4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45" table:style-name="ce99">
            <text:p>45</text:p>
          </table:table-cell>
          <table:table-cell office:value-type="float" office:value="27.7976822910232" table:style-name="ce100">
            <text:p><text:s/>27.8<text:s/></text:p>
          </table:table-cell>
          <table:table-cell office:value-type="float" office:value="11.209718533978901" table:style-name="ce100">
            <text:p><text:s/>11.2<text:s/></text:p>
          </table:table-cell>
          <table:table-cell office:value-type="float" office:value="3.316138540899042" table:style-name="ce100">
            <text:p><text:s/>3.3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792" table:style-name="ce103">
            <text:p>792</text:p>
          </table:table-cell>
          <table:table-cell office:value-type="float" office:value="241.02068608729391" table:style-name="ce104">
            <text:p><text:s/>241.0<text:s/></text:p>
          </table:table-cell>
          <table:table-cell office:value-type="float" office:value="145.42100080709801" table:style-name="ce104">
            <text:p><text:s/>145.4<text:s/></text:p>
          </table:table-cell>
          <table:table-cell office:value-type="float" office:value="22.64798398627395" table:style-name="ce105">
            <text:p><text:s/>22.6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483" table:style-name="ce103">
            <text:p>483</text:p>
          </table:table-cell>
          <table:table-cell office:value-type="float" office:value="289.70990022103126" table:style-name="ce104">
            <text:p><text:s/>289.7<text:s/></text:p>
          </table:table-cell>
          <table:table-cell office:value-type="float" office:value="187.28062911795399" table:style-name="ce104">
            <text:p><text:s/>187.3<text:s/></text:p>
          </table:table-cell>
          <table:table-cell office:value-type="float" office:value="22.570093457943926" table:style-name="ce105">
            <text:p><text:s/>22.6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309" table:style-name="ce103">
            <text:p>309</text:p>
          </table:table-cell>
          <table:table-cell office:value-type="float" office:value="190.87741839835931" table:style-name="ce104">
            <text:p><text:s/>190.9<text:s/></text:p>
          </table:table-cell>
          <table:table-cell office:value-type="float" office:value="103.562072631555" table:style-name="ce104">
            <text:p><text:s/>103.6<text:s/></text:p>
          </table:table-cell>
          <table:table-cell office:value-type="float" office:value="22.770817980840089" table:style-name="ce104">
            <text:p><text:s/>22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85" table:style-name="ce99">
            <text:p>85</text:p>
          </table:table-cell>
          <table:table-cell office:value-type="float" office:value="25.867100000000001" table:style-name="ce100">
            <text:p><text:s/>25.9<text:s/></text:p>
          </table:table-cell>
          <table:table-cell office:value-type="float" office:value="12.906511411631699" table:style-name="ce100">
            <text:p><text:s/>12.9<text:s/></text:p>
          </table:table-cell>
          <table:table-cell office:value-type="float" office:value="2.4306548470117244" table:style-name="ce101">
            <text:p><text:s/>2.4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60" table:style-name="ce99">
            <text:p>60</text:p>
          </table:table-cell>
          <table:table-cell office:value-type="float" office:value="35.988799999999998" table:style-name="ce100">
            <text:p><text:s/>36.0<text:s/></text:p>
          </table:table-cell>
          <table:table-cell office:value-type="float" office:value="25.767066570619502" table:style-name="ce100">
            <text:p><text:s/>25.8<text:s/></text:p>
          </table:table-cell>
          <table:table-cell office:value-type="float" office:value="2.8037383177570092" table:style-name="ce101">
            <text:p><text:s/>2.8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1" table:style-name="ce99">
            <text:p>31</text:p>
          </table:table-cell>
          <table:table-cell office:value-type="float" office:value="19.149514467149316" table:style-name="ce100">
            <text:p><text:s/>19.1<text:s/></text:p>
          </table:table-cell>
          <table:table-cell office:value-type="float" office:value="8.1610386992021802" table:style-name="ce100">
            <text:p><text:s/>8.2<text:s/></text:p>
          </table:table-cell>
          <table:table-cell office:value-type="float" office:value="2.2844509948415621" table:style-name="ce100">
            <text:p><text:s/>2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80" table:style-name="ce99">
            <text:p>80</text:p>
          </table:table-cell>
          <table:table-cell office:value-type="float" office:value="24.345500000000001" table:style-name="ce100">
            <text:p><text:s/>24.3<text:s/></text:p>
          </table:table-cell>
          <table:table-cell office:value-type="float" office:value="17.673986239771601" table:style-name="ce100">
            <text:p><text:s/>17.7<text:s/></text:p>
          </table:table-cell>
          <table:table-cell office:value-type="float" office:value="2.2876751501286816" table:style-name="ce101">
            <text:p><text:s/>2.3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54" table:style-name="ce99">
            <text:p>54</text:p>
          </table:table-cell>
          <table:table-cell office:value-type="float" office:value="32.389899999999997" table:style-name="ce100">
            <text:p><text:s/>32.4<text:s/></text:p>
          </table:table-cell>
          <table:table-cell office:value-type="float" office:value="18.2771677200931" table:style-name="ce100">
            <text:p><text:s/>18.3<text:s/></text:p>
          </table:table-cell>
          <table:table-cell office:value-type="float" office:value="2.5233644859813085" table:style-name="ce101">
            <text:p><text:s/>2.5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30" table:style-name="ce99">
            <text:p>30</text:p>
          </table:table-cell>
          <table:table-cell office:value-type="float" office:value="18.531788194015469" table:style-name="ce100">
            <text:p><text:s/>18.5<text:s/></text:p>
          </table:table-cell>
          <table:table-cell office:value-type="float" office:value="6.1961752436701696" table:style-name="ce100">
            <text:p><text:s/>6.2<text:s/></text:p>
          </table:table-cell>
          <table:table-cell office:value-type="float" office:value="2.210759027266028" table:style-name="ce100">
            <text:p><text:s/>2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56" table:style-name="ce99">
            <text:p>56</text:p>
          </table:table-cell>
          <table:table-cell office:value-type="float" office:value="17.041799999999999" table:style-name="ce100">
            <text:p><text:s/>17.0<text:s/></text:p>
          </table:table-cell>
          <table:table-cell office:value-type="float" office:value="6.6163739772921799" table:style-name="ce100">
            <text:p><text:s/>6.6<text:s/></text:p>
          </table:table-cell>
          <table:table-cell office:value-type="float" office:value="1.6013726050900772" table:style-name="ce101">
            <text:p><text:s/>1.6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26" table:style-name="ce99">
            <text:p>26</text:p>
          </table:table-cell>
          <table:table-cell office:value-type="float" office:value="15.5951" table:style-name="ce100">
            <text:p><text:s/>15.6<text:s/></text:p>
          </table:table-cell>
          <table:table-cell office:value-type="float" office:value="7.2166366649531897" table:style-name="ce100">
            <text:p><text:s/>7.2<text:s/></text:p>
          </table:table-cell>
          <table:table-cell office:value-type="float" office:value="1.2149532710280373" table:style-name="ce101">
            <text:p><text:s/>1.2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0" table:style-name="ce99">
            <text:p>20</text:p>
          </table:table-cell>
          <table:table-cell office:value-type="float" office:value="12.354525462676978" table:style-name="ce100">
            <text:p><text:s/>12.4<text:s/></text:p>
          </table:table-cell>
          <table:table-cell office:value-type="float" office:value="9.5025373725784803" table:style-name="ce100">
            <text:p><text:s/>9.5<text:s/></text:p>
          </table:table-cell>
          <table:table-cell office:value-type="float" office:value="1.4738393515106853" table:style-name="ce100">
            <text:p><text:s/>1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39" table:style-name="ce99">
            <text:p>39</text:p>
          </table:table-cell>
          <table:table-cell office:value-type="float" office:value="11.868399999999999" table:style-name="ce100">
            <text:p><text:s/>11.9<text:s/></text:p>
          </table:table-cell>
          <table:table-cell office:value-type="float" office:value="6.5913238921520003" table:style-name="ce100">
            <text:p><text:s/>6.6<text:s/></text:p>
          </table:table-cell>
          <table:table-cell office:value-type="float" office:value="1.1152416356877324" table:style-name="ce101">
            <text:p><text:s/>1.1<text:s/></text:p>
          </table:table-cell>
          <table:table-cell office:value-type="string" table:style-name="ce111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20" table:style-name="ce99">
            <text:p>20</text:p>
          </table:table-cell>
          <table:table-cell office:value-type="float" office:value="11.9962" table:style-name="ce100">
            <text:p><text:s/>12.0<text:s/></text:p>
          </table:table-cell>
          <table:table-cell office:value-type="float" office:value="6.9216928272916203" table:style-name="ce100">
            <text:p><text:s/>6.9<text:s/></text:p>
          </table:table-cell>
          <table:table-cell office:value-type="float" office:value="0.93457943925233644" table:style-name="ce101">
            <text:p><text:s/>0.9<text:s/>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19" table:style-name="ce99">
            <text:p>19</text:p>
          </table:table-cell>
          <table:table-cell office:value-type="float" office:value="11.736799189543129" table:style-name="ce100">
            <text:p><text:s/>11.7<text:s/></text:p>
          </table:table-cell>
          <table:table-cell office:value-type="float" office:value="6.1017340368672297" table:style-name="ce100">
            <text:p><text:s/>6.1<text:s/></text:p>
          </table:table-cell>
          <table:table-cell office:value-type="float" office:value="1.400147383935151" table:style-name="ce100">
            <text:p><text:s/>1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23" table:style-name="ce107">
            <text:p>23</text:p>
          </table:table-cell>
          <table:table-cell office:value-type="float" office:value="6.9992999999999999" table:style-name="ce104">
            <text:p><text:s/>7.0<text:s/></text:p>
          </table:table-cell>
          <table:table-cell office:value-type="float" office:value="3.1634109082526498" table:style-name="ce104">
            <text:p><text:s/>3.2<text:s/></text:p>
          </table:table-cell>
          <table:table-cell office:value-type="float" office:value="0.65770660566199601" table:style-name="ce104">
            <text:p><text:s/>0.7<text:s/>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14" table:style-name="ce108">
            <text:p>14</text:p>
          </table:table-cell>
          <table:table-cell office:value-type="float" office:value="8.3972999999999995" table:style-name="ce104">
            <text:p><text:s/>8.4<text:s/></text:p>
          </table:table-cell>
          <table:table-cell office:value-type="float" office:value="3.90446519001005" table:style-name="ce104">
            <text:p><text:s/>3.9<text:s/></text:p>
          </table:table-cell>
          <table:table-cell office:value-type="float" office:value="0.65420560747663548" table:style-name="ce105">
            <text:p><text:s/>0.7<text:s/>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9" table:style-name="ce108">
            <text:p>9</text:p>
          </table:table-cell>
          <table:table-cell office:value-type="float" office:value="5.55953645820464" table:style-name="ce104">
            <text:p><text:s/>5.6<text:s/></text:p>
          </table:table-cell>
          <table:table-cell office:value-type="float" office:value="2.4849833370078298" table:style-name="ce104">
            <text:p><text:s/>2.5<text:s/></text:p>
          </table:table-cell>
          <table:table-cell office:value-type="float" office:value="0.66322770817980836" table:style-name="ce104">
            <text:p><text:s/>0.7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328,603人,男性 166,719人,女性 161,884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花蓮縣.$A$1:花蓮縣.$S$28" table:base-cell-address="花蓮縣.$A$1"/>
        </table:named-expressions>
      </table:table>
      <table:table table:name="澎湖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澎</text:span><text:s text:c="2"/><text:span text:style-name="T2">湖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902" table:style-name="ce99">
            <text:p>902</text:p>
          </table:table-cell>
          <table:table-cell office:value-type="float" office:value="865.1738740510184" table:style-name="ce100">
            <text:p><text:s/>865.2<text:s/></text:p>
          </table:table-cell>
          <table:table-cell office:value-type="float" office:value="404.60568977873697" table:style-name="ce100">
            <text:p><text:s/>404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526" table:style-name="ce99">
            <text:p>526</text:p>
          </table:table-cell>
          <table:table-cell office:value-type="float" office:value="979.01447117397981" table:style-name="ce100">
            <text:p><text:s/>979.0<text:s/></text:p>
          </table:table-cell>
          <table:table-cell office:value-type="float" office:value="522.80264532714705" table:style-name="ce100">
            <text:p><text:s/>522.8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376" table:style-name="ce99">
            <text:p>376</text:p>
          </table:table-cell>
          <table:table-cell office:value-type="float" office:value="744.12713491262446" table:style-name="ce100">
            <text:p><text:s/>744.1<text:s/></text:p>
          </table:table-cell>
          <table:table-cell office:value-type="float" office:value="290.31717708925402" table:style-name="ce100">
            <text:p><text:s/>290.3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39" table:style-name="ce99">
            <text:p>239</text:p>
          </table:table-cell>
          <table:table-cell office:value-type="float" office:value="229.2423" table:style-name="ce100">
            <text:p><text:s/>229.2<text:s/></text:p>
          </table:table-cell>
          <table:table-cell office:value-type="float" office:value="123.619756432391" table:style-name="ce100">
            <text:p><text:s/>123.6<text:s/></text:p>
          </table:table-cell>
          <table:table-cell office:value-type="float" office:value="26.496674057649667" table:style-name="ce101">
            <text:p><text:s/>26.5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55" table:style-name="ce99">
            <text:p>155</text:p>
          </table:table-cell>
          <table:table-cell office:value-type="float" office:value="288.49279999999999" table:style-name="ce100">
            <text:p><text:s/>288.5<text:s/></text:p>
          </table:table-cell>
          <table:table-cell office:value-type="float" office:value="168.76524445066201" table:style-name="ce100">
            <text:p><text:s/>168.8<text:s/></text:p>
          </table:table-cell>
          <table:table-cell office:value-type="float" office:value="29.467680608365018" table:style-name="ce101">
            <text:p><text:s/>29.5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84" table:style-name="ce99">
            <text:p>84</text:p>
          </table:table-cell>
          <table:table-cell office:value-type="float" office:value="166.24116843792675" table:style-name="ce100">
            <text:p><text:s/>166.2<text:s/></text:p>
          </table:table-cell>
          <table:table-cell office:value-type="float" office:value="79.2923434651251" table:style-name="ce100">
            <text:p><text:s/>79.3<text:s/></text:p>
          </table:table-cell>
          <table:table-cell office:value-type="float" office:value="22.340425531914892" table:style-name="ce100">
            <text:p><text:s/>22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59" table:style-name="ce99">
            <text:p>159</text:p>
          </table:table-cell>
          <table:table-cell office:value-type="float" office:value="152.50839999999999" table:style-name="ce100">
            <text:p><text:s/>152.5<text:s/></text:p>
          </table:table-cell>
          <table:table-cell office:value-type="float" office:value="60.4462327458657" table:style-name="ce100">
            <text:p><text:s/>60.4<text:s/></text:p>
          </table:table-cell>
          <table:table-cell office:value-type="float" office:value="17.627494456762751" table:style-name="ce101">
            <text:p><text:s/>17.6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81" table:style-name="ce99">
            <text:p>81</text:p>
          </table:table-cell>
          <table:table-cell office:value-type="float" office:value="150.76070000000001" table:style-name="ce100">
            <text:p><text:s/>150.8<text:s/></text:p>
          </table:table-cell>
          <table:table-cell office:value-type="float" office:value="71.475562675248597" table:style-name="ce100">
            <text:p><text:s/>71.5<text:s/></text:p>
          </table:table-cell>
          <table:table-cell office:value-type="float" office:value="15.399239543726235" table:style-name="ce101">
            <text:p><text:s/>15.4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78" table:style-name="ce99">
            <text:p>78</text:p>
          </table:table-cell>
          <table:table-cell office:value-type="float" office:value="154.36679926378912" table:style-name="ce100">
            <text:p><text:s/>154.4<text:s/></text:p>
          </table:table-cell>
          <table:table-cell office:value-type="float" office:value="49.575473425001" table:style-name="ce100">
            <text:p><text:s/>49.6<text:s/></text:p>
          </table:table-cell>
          <table:table-cell office:value-type="float" office:value="20.74468085106383" table:style-name="ce100">
            <text:p><text:s/>20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60" table:style-name="ce99">
            <text:p>60</text:p>
          </table:table-cell>
          <table:table-cell office:value-type="float" office:value="57.5503" table:style-name="ce100">
            <text:p><text:s/>57.6<text:s/></text:p>
          </table:table-cell>
          <table:table-cell office:value-type="float" office:value="21.956215861430501" table:style-name="ce100">
            <text:p><text:s/>22.0<text:s/></text:p>
          </table:table-cell>
          <table:table-cell office:value-type="float" office:value="6.6518847006651889" table:style-name="ce101">
            <text:p><text:s/>6.7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39" table:style-name="ce99">
            <text:p>39</text:p>
          </table:table-cell>
          <table:table-cell office:value-type="float" office:value="72.588499999999996" table:style-name="ce100">
            <text:p><text:s/>72.6<text:s/></text:p>
          </table:table-cell>
          <table:table-cell office:value-type="float" office:value="40.577851688773798" table:style-name="ce100">
            <text:p><text:s/>40.6<text:s/></text:p>
          </table:table-cell>
          <table:table-cell office:value-type="float" office:value="7.414448669201521" table:style-name="ce101">
            <text:p><text:s/>7.4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7" table:style-name="ce99">
            <text:p>27</text:p>
          </table:table-cell>
          <table:table-cell office:value-type="float" office:value="53.434661283619306" table:style-name="ce100">
            <text:p><text:s/>53.4<text:s/></text:p>
          </table:table-cell>
          <table:table-cell office:value-type="float" office:value="16.149125519811999" table:style-name="ce100">
            <text:p><text:s/>16.1<text:s/></text:p>
          </table:table-cell>
          <table:table-cell office:value-type="float" office:value="7.1808510638297873" table:style-name="ce100">
            <text:p><text:s/>7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  <draw:frame draw:z-index="1" draw:id="id16" draw:style-name="a16" draw:name="圖表 1" svg:x="1.28472in" svg:y="0.375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office:value-type="float" office:value="56" table:style-name="ce99">
            <text:p>56</text:p>
          </table:table-cell>
          <table:table-cell office:value-type="float" office:value="53.7136" table:style-name="ce100">
            <text:p><text:s/>53.7<text:s/></text:p>
          </table:table-cell>
          <table:table-cell office:value-type="float" office:value="25.482099355679299" table:style-name="ce100">
            <text:p><text:s/>25.5<text:s/></text:p>
          </table:table-cell>
          <table:table-cell office:value-type="float" office:value="6.2084257206208422" table:style-name="ce101">
            <text:p><text:s/>6.2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33" table:style-name="ce99">
            <text:p>33</text:p>
          </table:table-cell>
          <table:table-cell office:value-type="float" office:value="61.420999999999999" table:style-name="ce100">
            <text:p><text:s/>61.4<text:s/></text:p>
          </table:table-cell>
          <table:table-cell office:value-type="float" office:value="28.734769965876598" table:style-name="ce100">
            <text:p><text:s/>28.7<text:s/></text:p>
          </table:table-cell>
          <table:table-cell office:value-type="float" office:value="6.2737642585551328" table:style-name="ce101">
            <text:p><text:s/>6.3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26" table:style-name="ce99">
            <text:p>26</text:p>
          </table:table-cell>
          <table:table-cell office:value-type="float" office:value="51.455599754596371" table:style-name="ce100">
            <text:p><text:s/>51.5<text:s/></text:p>
          </table:table-cell>
          <table:table-cell office:value-type="float" office:value="14.987438334974501" table:style-name="ce100">
            <text:p><text:s/>15.0<text:s/></text:p>
          </table:table-cell>
          <table:table-cell office:value-type="float" office:value="6.9148936170212769" table:style-name="ce100">
            <text:p><text:s/>6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41" table:style-name="ce99">
            <text:p>41</text:p>
          </table:table-cell>
          <table:table-cell office:value-type="float" office:value="39.326000000000001" table:style-name="ce100">
            <text:p><text:s/>39.3<text:s/></text:p>
          </table:table-cell>
          <table:table-cell office:value-type="float" office:value="14.518213315595499" table:style-name="ce100">
            <text:p><text:s/>14.5<text:s/></text:p>
          </table:table-cell>
          <table:table-cell office:value-type="float" office:value="4.5454545454545459" table:style-name="ce101">
            <text:p><text:s/>4.5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2" table:style-name="ce99">
            <text:p>22</text:p>
          </table:table-cell>
          <table:table-cell office:value-type="float" office:value="40.947299999999998" table:style-name="ce100">
            <text:p><text:s/>40.9<text:s/></text:p>
          </table:table-cell>
          <table:table-cell office:value-type="float" office:value="27.400866804528" table:style-name="ce100">
            <text:p><text:s/>27.4<text:s/></text:p>
          </table:table-cell>
          <table:table-cell office:value-type="float" office:value="4.1825095057034218" table:style-name="ce101">
            <text:p><text:s/>4.2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7" table:style-name="ce99">
            <text:p>17</text:p>
          </table:table-cell>
          <table:table-cell office:value-type="float" office:value="33.644045993389931" table:style-name="ce100">
            <text:p><text:s/>33.6<text:s/></text:p>
          </table:table-cell>
          <table:table-cell office:value-type="float" office:value="10.6154776613356" table:style-name="ce100">
            <text:p><text:s/>10.6<text:s/></text:p>
          </table:table-cell>
          <table:table-cell office:value-type="float" office:value="4.5212765957446805" table:style-name="ce100">
            <text:p><text:s/>4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34" table:style-name="ce99">
            <text:p>34</text:p>
          </table:table-cell>
          <table:table-cell office:value-type="float" office:value="32.611800000000002" table:style-name="ce100">
            <text:p><text:s/>32.6<text:s/></text:p>
          </table:table-cell>
          <table:table-cell office:value-type="float" office:value="21.984661011978499" table:style-name="ce100">
            <text:p><text:s/>22.0<text:s/></text:p>
          </table:table-cell>
          <table:table-cell office:value-type="float" office:value="3.7694013303769403" table:style-name="ce101">
            <text:p><text:s/>3.8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9" table:style-name="ce99">
            <text:p>19</text:p>
          </table:table-cell>
          <table:table-cell office:value-type="float" office:value="35.363599999999998" table:style-name="ce100">
            <text:p><text:s/>35.4<text:s/></text:p>
          </table:table-cell>
          <table:table-cell office:value-type="float" office:value="14.959503023416399" table:style-name="ce100">
            <text:p><text:s/>15.0<text:s/></text:p>
          </table:table-cell>
          <table:table-cell office:value-type="float" office:value="3.6121673003802282" table:style-name="ce101">
            <text:p><text:s/>3.6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6" table:style-name="ce99">
            <text:p>16</text:p>
          </table:table-cell>
          <table:table-cell office:value-type="float" office:value="31.664984464366995" table:style-name="ce100">
            <text:p><text:s/>31.7<text:s/></text:p>
          </table:table-cell>
          <table:table-cell office:value-type="float" office:value="8.9681362718495503" table:style-name="ce100">
            <text:p><text:s/>9.0<text:s/></text:p>
          </table:table-cell>
          <table:table-cell office:value-type="float" office:value="4.2553191489361701" table:style-name="ce100">
            <text:p><text:s/>4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2" table:style-name="ce99">
            <text:p>32</text:p>
          </table:table-cell>
          <table:table-cell office:value-type="float" office:value="30.6935" table:style-name="ce100">
            <text:p><text:s/>30.7<text:s/></text:p>
          </table:table-cell>
          <table:table-cell office:value-type="float" office:value="11.2245715494803" table:style-name="ce100">
            <text:p><text:s/>11.2<text:s/></text:p>
          </table:table-cell>
          <table:table-cell office:value-type="float" office:value="3.5476718403547673" table:style-name="ce101">
            <text:p><text:s/>3.5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8" table:style-name="ce99">
            <text:p>18</text:p>
          </table:table-cell>
          <table:table-cell office:value-type="float" office:value="33.502299999999998" table:style-name="ce100">
            <text:p><text:s/>33.5<text:s/></text:p>
          </table:table-cell>
          <table:table-cell office:value-type="float" office:value="13.8067433423531" table:style-name="ce100">
            <text:p><text:s/>13.8<text:s/></text:p>
          </table:table-cell>
          <table:table-cell office:value-type="float" office:value="3.4220532319391634" table:style-name="ce101">
            <text:p><text:s/>3.4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3" table:style-name="ce99">
            <text:p>13</text:p>
          </table:table-cell>
          <table:table-cell office:value-type="float" office:value="25.727799877298185" table:style-name="ce100">
            <text:p><text:s/>25.7<text:s/></text:p>
          </table:table-cell>
          <table:table-cell office:value-type="float" office:value="8.5636025882971705" table:style-name="ce100">
            <text:p><text:s/>8.6<text:s/></text:p>
          </table:table-cell>
          <table:table-cell office:value-type="float" office:value="3.4574468085106385" table:style-name="ce100">
            <text:p><text:s/>3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0" table:style-name="ce99">
            <text:p>30</text:p>
          </table:table-cell>
          <table:table-cell office:value-type="float" office:value="28.775099999999998" table:style-name="ce100">
            <text:p><text:s/>28.8<text:s/></text:p>
          </table:table-cell>
          <table:table-cell office:value-type="float" office:value="10.8993771111997" table:style-name="ce100">
            <text:p><text:s/>10.9<text:s/></text:p>
          </table:table-cell>
          <table:table-cell office:value-type="float" office:value="3.3259423503325944" table:style-name="ce101">
            <text:p><text:s/>3.3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5" table:style-name="ce99">
            <text:p>15</text:p>
          </table:table-cell>
          <table:table-cell office:value-type="float" office:value="27.918600000000001" table:style-name="ce100">
            <text:p><text:s/>27.9<text:s/></text:p>
          </table:table-cell>
          <table:table-cell office:value-type="float" office:value="13.211004820751301" table:style-name="ce100">
            <text:p><text:s/>13.2<text:s/></text:p>
          </table:table-cell>
          <table:table-cell office:value-type="float" office:value="2.8517110266159698" table:style-name="ce101">
            <text:p><text:s/>2.9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2" table:style-name="ce99">
            <text:p>12</text:p>
          </table:table-cell>
          <table:table-cell office:value-type="float" office:value="23.74873834827525" table:style-name="ce100">
            <text:p><text:s/>23.7<text:s/></text:p>
          </table:table-cell>
          <table:table-cell office:value-type="float" office:value="16.269544836551798" table:style-name="ce100">
            <text:p><text:s/>16.3<text:s/></text:p>
          </table:table-cell>
          <table:table-cell office:value-type="float" office:value="3.1914893617021276" table:style-name="ce100">
            <text:p><text:s/>3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1" table:style-name="ce99">
            <text:p>21</text:p>
          </table:table-cell>
          <table:table-cell office:value-type="float" office:value="20.142600000000002" table:style-name="ce100">
            <text:p><text:s/>20.1<text:s/></text:p>
          </table:table-cell>
          <table:table-cell office:value-type="float" office:value="7.2069411404433001" table:style-name="ce100">
            <text:p><text:s/>7.2<text:s/></text:p>
          </table:table-cell>
          <table:table-cell office:value-type="float" office:value="2.3281596452328159" table:style-name="ce101">
            <text:p><text:s/>2.3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4" table:style-name="ce99">
            <text:p>14</text:p>
          </table:table-cell>
          <table:table-cell office:value-type="float" office:value="26.057400000000001" table:style-name="ce100">
            <text:p><text:s/>26.1<text:s/></text:p>
          </table:table-cell>
          <table:table-cell office:value-type="float" office:value="12.410558111390801" table:style-name="ce100">
            <text:p><text:s/>12.4<text:s/></text:p>
          </table:table-cell>
          <table:table-cell office:value-type="float" office:value="2.661596958174905" table:style-name="ce101">
            <text:p><text:s/>2.7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9" table:style-name="ce99">
            <text:p>9</text:p>
          </table:table-cell>
          <table:table-cell office:value-type="float" office:value="17.811553761206437" table:style-name="ce100">
            <text:p><text:s/>17.8<text:s/></text:p>
          </table:table-cell>
          <table:table-cell office:value-type="float" office:value="3.7126160192505999" table:style-name="ce100">
            <text:p><text:s/>3.7<text:s/></text:p>
          </table:table-cell>
          <table:table-cell office:value-type="float" office:value="2.3936170212765959" table:style-name="ce100">
            <text:p><text:s/>2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5" table:style-name="ce99">
            <text:p>15</text:p>
          </table:table-cell>
          <table:table-cell office:value-type="float" office:value="14.387499999999999" table:style-name="ce100">
            <text:p><text:s/>14.4<text:s/></text:p>
          </table:table-cell>
          <table:table-cell office:value-type="float" office:value="3.6422501011736101" table:style-name="ce100">
            <text:p><text:s/>3.6<text:s/></text:p>
          </table:table-cell>
          <table:table-cell office:value-type="float" office:value="1.6629711751662972" table:style-name="ce101">
            <text:p><text:s/>1.7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2" table:style-name="ce99">
            <text:p>12</text:p>
          </table:table-cell>
          <table:table-cell office:value-type="float" office:value="22.334900000000001" table:style-name="ce100">
            <text:p><text:s/>22.3<text:s/></text:p>
          </table:table-cell>
          <table:table-cell office:value-type="float" office:value="16.8758607891331" table:style-name="ce100">
            <text:p><text:s/>16.9<text:s/></text:p>
          </table:table-cell>
          <table:table-cell office:value-type="float" office:value="2.2813688212927756" table:style-name="ce101">
            <text:p><text:s/>2.3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6" table:style-name="ce99">
            <text:p>6</text:p>
          </table:table-cell>
          <table:table-cell office:value-type="float" office:value="11.874369174137625" table:style-name="ce100">
            <text:p><text:s/>11.9<text:s/></text:p>
          </table:table-cell>
          <table:table-cell office:value-type="float" office:value="4.1275728856584601" table:style-name="ce100">
            <text:p><text:s/>4.1<text:s/></text:p>
          </table:table-cell>
          <table:table-cell office:value-type="float" office:value="1.5957446808510638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215" table:style-name="ce103">
            <text:p>215</text:p>
          </table:table-cell>
          <table:table-cell office:value-type="float" office:value="206.22215401437799" table:style-name="ce104">
            <text:p><text:s/>206.2<text:s/></text:p>
          </table:table-cell>
          <table:table-cell office:value-type="float" office:value="103.6253711535" table:style-name="ce104">
            <text:p><text:s/>103.6<text:s/></text:p>
          </table:table-cell>
          <table:table-cell office:value-type="float" office:value="23.835920177383592" table:style-name="ce105">
            <text:p><text:s/>23.8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18" table:style-name="ce103">
            <text:p>118</text:p>
          </table:table-cell>
          <table:table-cell office:value-type="float" office:value="219.626820529524" table:style-name="ce104">
            <text:p><text:s/>219.6<text:s/></text:p>
          </table:table-cell>
          <table:table-cell office:value-type="float" office:value="114.58467965501301" table:style-name="ce104">
            <text:p><text:s/>114.6<text:s/></text:p>
          </table:table-cell>
          <table:table-cell office:value-type="float" office:value="22.433460076045627" table:style-name="ce105">
            <text:p><text:s/>22.4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88" table:style-name="ce103">
            <text:p>88</text:p>
          </table:table-cell>
          <table:table-cell office:value-type="float" office:value="174.15741455401849" table:style-name="ce104">
            <text:p><text:s/>174.2<text:s/></text:p>
          </table:table-cell>
          <table:table-cell office:value-type="float" office:value="78.055846081397803" table:style-name="ce104">
            <text:p><text:s/>78.1<text:s/></text:p>
          </table:table-cell>
          <table:table-cell office:value-type="float" office:value="23.404255319148938" table:style-name="ce104">
            <text:p><text:s/>23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5" table:style-name="ce99">
            <text:p>15</text:p>
          </table:table-cell>
          <table:table-cell office:value-type="float" office:value="14.387499999999999" table:style-name="ce100">
            <text:p><text:s/>14.4<text:s/></text:p>
          </table:table-cell>
          <table:table-cell office:value-type="float" office:value="10.888449326178099" table:style-name="ce100">
            <text:p><text:s/>10.9<text:s/></text:p>
          </table:table-cell>
          <table:table-cell office:value-type="float" office:value="1.6629711751662972" table:style-name="ce101">
            <text:p><text:s/>1.7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7" table:style-name="ce99">
            <text:p>7</text:p>
          </table:table-cell>
          <table:table-cell office:value-type="float" office:value="13.028700000000001" table:style-name="ce100">
            <text:p><text:s/>13.0<text:s/></text:p>
          </table:table-cell>
          <table:table-cell office:value-type="float" office:value="8.7241732219851507" table:style-name="ce100">
            <text:p><text:s/>8.7<text:s/></text:p>
          </table:table-cell>
          <table:table-cell office:value-type="float" office:value="1.3307984790874525" table:style-name="ce101">
            <text:p><text:s/>1.3<text:s/></text:p>
          </table:table-cell>
          <table:table-cell office:value-type="string" table:style-name="ce111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" table:style-name="ce99">
            <text:p>4</text:p>
          </table:table-cell>
          <table:table-cell office:value-type="float" office:value="7.9162461160917488" table:style-name="ce100">
            <text:p><text:s/>7.9<text:s/></text:p>
          </table:table-cell>
          <table:table-cell office:value-type="float" office:value="4.4572359034120002" table:style-name="ce100">
            <text:p><text:s/>4.5<text:s/></text:p>
          </table:table-cell>
          <table:table-cell office:value-type="float" office:value="1.0638297872340425" table:style-name="ce100">
            <text:p><text:s/>1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3" table:style-name="ce99">
            <text:p>13</text:p>
          </table:table-cell>
          <table:table-cell office:value-type="float" office:value="12.469200000000001" table:style-name="ce100">
            <text:p><text:s/>12.5<text:s/></text:p>
          </table:table-cell>
          <table:table-cell office:value-type="float" office:value="5.9083293208019496" table:style-name="ce100">
            <text:p><text:s/>5.9<text:s/></text:p>
          </table:table-cell>
          <table:table-cell office:value-type="float" office:value="1.4412416851441241" table:style-name="ce101">
            <text:p><text:s/>1.4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7" table:style-name="ce99">
            <text:p>7</text:p>
          </table:table-cell>
          <table:table-cell office:value-type="float" office:value="13.028700000000001" table:style-name="ce100">
            <text:p><text:s/>13.0<text:s/></text:p>
          </table:table-cell>
          <table:table-cell office:value-type="float" office:value="7.3867996636289996" table:style-name="ce100">
            <text:p><text:s/>7.4<text:s/></text:p>
          </table:table-cell>
          <table:table-cell office:value-type="float" office:value="1.3307984790874525" table:style-name="ce100">
            <text:p><text:s/>1.3<text:s/></text:p>
          </table:table-cell>
          <table:table-cell office:value-type="string" table:style-name="ce111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3" table:style-name="ce99">
            <text:p>3</text:p>
          </table:table-cell>
          <table:table-cell office:value-type="float" office:value="5.9371845870688125" table:style-name="ce100">
            <text:p><text:s/>5.9<text:s/></text:p>
          </table:table-cell>
          <table:table-cell office:value-type="float" office:value="2.7760588556555001" table:style-name="ce100">
            <text:p><text:s/>2.8<text:s/></text:p>
          </table:table-cell>
          <table:table-cell office:value-type="float" office:value="0.7978723404255319" table:style-name="ce100">
            <text:p><text:s/>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1" table:style-name="ce99">
            <text:p>11</text:p>
          </table:table-cell>
          <table:table-cell office:value-type="float" office:value="10.5509" table:style-name="ce100">
            <text:p><text:s/>10.6<text:s/></text:p>
          </table:table-cell>
          <table:table-cell office:value-type="float" office:value="6.6174355380437699" table:style-name="ce100">
            <text:p><text:s/>6.6<text:s/></text:p>
          </table:table-cell>
          <table:table-cell office:value-type="float" office:value="1.2195121951219512" table:style-name="ce101">
            <text:p><text:s/>1.2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6" table:style-name="ce99">
            <text:p>6</text:p>
          </table:table-cell>
          <table:table-cell office:value-type="float" office:value="11.167400000000001" table:style-name="ce100">
            <text:p><text:s/>11.2<text:s/></text:p>
          </table:table-cell>
          <table:table-cell office:value-type="float" office:value="3.5415641908509601" table:style-name="ce100">
            <text:p><text:s/>3.5<text:s/></text:p>
          </table:table-cell>
          <table:table-cell office:value-type="float" office:value="1.1406844106463878" table:style-name="ce101">
            <text:p><text:s/>1.1<text:s/></text:p>
          </table:table-cell>
          <table:table-cell office:value-type="string" table:style-name="ce98">
            <text:p>I71</text:p>
          </table:table-cell>
          <table:table-cell office:value-type="string" table:style-name="ce50">
            <text:p>主動脈瘤及剝離</text:p>
          </table:table-cell>
          <table:table-cell office:value-type="float" office:value="3" table:style-name="ce99">
            <text:p>3</text:p>
          </table:table-cell>
          <table:table-cell office:value-type="float" office:value="5.9371845870688125" table:style-name="ce100">
            <text:p><text:s/>5.9<text:s/></text:p>
          </table:table-cell>
          <table:table-cell office:value-type="float" office:value="3.7778709842729299" table:style-name="ce100">
            <text:p><text:s/>3.8<text:s/></text:p>
          </table:table-cell>
          <table:table-cell office:value-type="float" office:value="0.7978723404255319" table:style-name="ce100">
            <text:p><text:s/>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7" table:style-name="ce99">
            <text:p>7</text:p>
          </table:table-cell>
          <table:table-cell office:value-type="float" office:value="6.7141999999999999" table:style-name="ce100">
            <text:p><text:s/>6.7<text:s/></text:p>
          </table:table-cell>
          <table:table-cell office:value-type="float" office:value="2.9153184744417602" table:style-name="ce100">
            <text:p><text:s/>2.9<text:s/></text:p>
          </table:table-cell>
          <table:table-cell office:value-type="float" office:value="0.77605321507760527" table:style-name="ce101">
            <text:p><text:s/>0.8<text:s/></text:p>
          </table:table-cell>
          <table:table-cell office:value-type="string" table:style-name="ce111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4" table:style-name="ce99">
            <text:p>4</text:p>
          </table:table-cell>
          <table:table-cell office:value-type="float" office:value="7.4448999999999996" table:style-name="ce100">
            <text:p><text:s/>7.4<text:s/></text:p>
          </table:table-cell>
          <table:table-cell office:value-type="float" office:value="3.36249644739567" table:style-name="ce100">
            <text:p><text:s/>3.4<text:s/></text:p>
          </table:table-cell>
          <table:table-cell office:value-type="float" office:value="0.76045627376425851" table:style-name="ce101">
            <text:p><text:s/>0.8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" table:style-name="ce99">
            <text:p>3</text:p>
          </table:table-cell>
          <table:table-cell office:value-type="float" office:value="5.9371845870688125" table:style-name="ce100">
            <text:p><text:s/>5.9<text:s/></text:p>
          </table:table-cell>
          <table:table-cell office:value-type="float" office:value="2.01750037463081" table:style-name="ce100">
            <text:p><text:s/>2.0<text:s/></text:p>
          </table:table-cell>
          <table:table-cell office:value-type="float" office:value="0.7978723404255319" table:style-name="ce100">
            <text:p><text:s/>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6" table:style-name="ce107">
            <text:p>6</text:p>
          </table:table-cell>
          <table:table-cell office:value-type="float" office:value="5.7549999999999999" table:style-name="ce104">
            <text:p><text:s/>5.8<text:s/></text:p>
          </table:table-cell>
          <table:table-cell office:value-type="float" office:value="2.2884778206254599" table:style-name="ce104">
            <text:p><text:s/>2.3<text:s/></text:p>
          </table:table-cell>
          <table:table-cell office:value-type="float" office:value="0.66518847006651882" table:style-name="ce104">
            <text:p><text:s/>0.7<text:s/>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4" table:style-name="ce108">
            <text:p>4</text:p>
          </table:table-cell>
          <table:table-cell office:value-type="float" office:value="7.4448999999999996" table:style-name="ce104">
            <text:p><text:s/>7.4<text:s/></text:p>
          </table:table-cell>
          <table:table-cell office:value-type="float" office:value="3.7653531889332998" table:style-name="ce104">
            <text:p><text:s/>3.8<text:s/></text:p>
          </table:table-cell>
          <table:table-cell office:value-type="float" office:value="0.76045627376425851" table:style-name="ce105">
            <text:p><text:s/>0.8<text:s/></text:p>
          </table:table-cell>
          <table:table-cell office:value-type="string" table:style-name="ce106">
            <text:p>X60-X84, Y87.0</text:p>
          </table:table-cell>
          <table:table-cell office:value-type="string" table:style-name="ce63">
            <text:p>蓄意自我傷害（自殺）</text:p>
          </table:table-cell>
          <table:table-cell office:value-type="float" office:value="3" table:style-name="ce108">
            <text:p>3</text:p>
          </table:table-cell>
          <table:table-cell office:value-type="float" office:value="5.9371845870688125" table:style-name="ce104">
            <text:p><text:s/>5.9<text:s/></text:p>
          </table:table-cell>
          <table:table-cell office:value-type="float" office:value="4.3452505714283802" table:style-name="ce104">
            <text:p><text:s/>4.3<text:s/></text:p>
          </table:table-cell>
          <table:table-cell office:value-type="float" office:value="0.7978723404255319" table:style-name="ce104">
            <text:p><text:s/>0.8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104,257人,男性 53,728人,女性 50,529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澎湖縣.$A$1:澎湖縣.$S$28" table:base-cell-address="澎湖縣.$A$1"/>
        </table:named-expressions>
      </table:table>
      <table:table table:name="基隆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基</text:span><text:s text:c="2"/><text:span text:style-name="T2">隆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3043" table:style-name="ce99">
            <text:p>3,043</text:p>
          </table:table-cell>
          <table:table-cell office:value-type="float" office:value="820.64365106868411" table:style-name="ce100">
            <text:p><text:s/>820.6<text:s/></text:p>
          </table:table-cell>
          <table:table-cell office:value-type="float" office:value="443.77057709418699" table:style-name="ce100">
            <text:p><text:s/>443.8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817" table:style-name="ce99">
            <text:p>1,817</text:p>
          </table:table-cell>
          <table:table-cell office:value-type="float" office:value="979.91629993959793" table:style-name="ce100">
            <text:p><text:s/>979.9<text:s/></text:p>
          </table:table-cell>
          <table:table-cell office:value-type="float" office:value="583.59140319497305" table:style-name="ce100">
            <text:p><text:s/>583.6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226" table:style-name="ce99">
            <text:p>1,226</text:p>
          </table:table-cell>
          <table:table-cell office:value-type="float" office:value="661.33534718757164" table:style-name="ce100">
            <text:p><text:s/>661.3<text:s/></text:p>
          </table:table-cell>
          <table:table-cell office:value-type="float" office:value="320.31004566393" table:style-name="ce100">
            <text:p><text:s/>320.3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831" table:style-name="ce99">
            <text:p>831</text:p>
          </table:table-cell>
          <table:table-cell office:value-type="float" office:value="224.1061" table:style-name="ce100">
            <text:p><text:s/>224.1<text:s/></text:p>
          </table:table-cell>
          <table:table-cell office:value-type="float" office:value="123.64694786120199" table:style-name="ce100">
            <text:p><text:s/>123.6<text:s/></text:p>
          </table:table-cell>
          <table:table-cell office:value-type="float" office:value="27.308577062109759" table:style-name="ce101">
            <text:p><text:s/>27.3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493" table:style-name="ce99">
            <text:p>493</text:p>
          </table:table-cell>
          <table:table-cell office:value-type="float" office:value="265.87712485978085" table:style-name="ce100">
            <text:p><text:s/>265.9<text:s/></text:p>
          </table:table-cell>
          <table:table-cell office:value-type="float" office:value="157.05322025148101" table:style-name="ce100">
            <text:p><text:s/>157.1<text:s/></text:p>
          </table:table-cell>
          <table:table-cell office:value-type="float" office:value="27.132636213538799" table:style-name="ce101">
            <text:p><text:s/>27.1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38" table:style-name="ce99">
            <text:p>338</text:p>
          </table:table-cell>
          <table:table-cell office:value-type="float" office:value="182.32570000000001" table:style-name="ce100">
            <text:p><text:s/>182.3<text:s/></text:p>
          </table:table-cell>
          <table:table-cell office:value-type="float" office:value="94.998716414260002" table:style-name="ce100">
            <text:p><text:s/>95.0<text:s/></text:p>
          </table:table-cell>
          <table:table-cell office:value-type="float" office:value="27.569331158238175" table:style-name="ce100">
            <text:p><text:s/>27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436" table:style-name="ce99">
            <text:p>436</text:p>
          </table:table-cell>
          <table:table-cell office:value-type="float" office:value="117.58150000000001" table:style-name="ce100">
            <text:p><text:s/>117.6<text:s/></text:p>
          </table:table-cell>
          <table:table-cell office:value-type="float" office:value="60.1046264814415" table:style-name="ce100">
            <text:p><text:s/>60.1<text:s/></text:p>
          </table:table-cell>
          <table:table-cell office:value-type="float" office:value="14.327965823200788" table:style-name="ce101">
            <text:p><text:s/>14.3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64" table:style-name="ce99">
            <text:p>264</text:p>
          </table:table-cell>
          <table:table-cell office:value-type="float" office:value="142.37639140564329" table:style-name="ce100">
            <text:p><text:s/>142.4<text:s/></text:p>
          </table:table-cell>
          <table:table-cell office:value-type="float" office:value="79.356468730102605" table:style-name="ce100">
            <text:p><text:s/>79.4<text:s/></text:p>
          </table:table-cell>
          <table:table-cell office:value-type="float" office:value="14.529444138690149" table:style-name="ce101">
            <text:p><text:s/>14.5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72" table:style-name="ce99">
            <text:p>172</text:p>
          </table:table-cell>
          <table:table-cell office:value-type="float" office:value="92.781099999999995" table:style-name="ce100">
            <text:p><text:s/>92.8<text:s/></text:p>
          </table:table-cell>
          <table:table-cell office:value-type="float" office:value="43.964858597819898" table:style-name="ce100">
            <text:p><text:s/>44.0<text:s/></text:p>
          </table:table-cell>
          <table:table-cell office:value-type="float" office:value="14.029363784665579" table:style-name="ce100">
            <text:p><text:s/>14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302" table:style-name="ce99">
            <text:p>302</text:p>
          </table:table-cell>
          <table:table-cell office:value-type="float" office:value="81.444000000000003" table:style-name="ce100">
            <text:p><text:s/>81.4<text:s/></text:p>
          </table:table-cell>
          <table:table-cell office:value-type="float" office:value="37.450197550269898" table:style-name="ce100">
            <text:p><text:s/>37.5<text:s/></text:p>
          </table:table-cell>
          <table:table-cell office:value-type="float" office:value="9.9244166940519225" table:style-name="ce101">
            <text:p><text:s/>9.9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02" table:style-name="ce99">
            <text:p>202</text:p>
          </table:table-cell>
          <table:table-cell office:value-type="float" office:value="108.93951160583312" table:style-name="ce100">
            <text:p><text:s/>108.9<text:s/></text:p>
          </table:table-cell>
          <table:table-cell office:value-type="float" office:value="56.836122223299" table:style-name="ce100">
            <text:p><text:s/>56.8<text:s/></text:p>
          </table:table-cell>
          <table:table-cell office:value-type="float" office:value="11.117226197028069" table:style-name="ce101">
            <text:p><text:s/>11.1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00" table:style-name="ce99">
            <text:p>100</text:p>
          </table:table-cell>
          <table:table-cell office:value-type="float" office:value="53.942500000000003" table:style-name="ce100">
            <text:p><text:s/>53.9<text:s/></text:p>
          </table:table-cell>
          <table:table-cell office:value-type="float" office:value="21.694951391804199" table:style-name="ce100">
            <text:p><text:s/>21.7<text:s/></text:p>
          </table:table-cell>
          <table:table-cell office:value-type="float" office:value="8.1566068515497552" table:style-name="ce100">
            <text:p><text:s/>8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84" table:style-name="ce99">
            <text:p>184</text:p>
          </table:table-cell>
          <table:table-cell office:value-type="float" office:value="49.621499999999997" table:style-name="ce100">
            <text:p><text:s/>49.6<text:s/></text:p>
          </table:table-cell>
          <table:table-cell office:value-type="float" office:value="25.221915419846798" table:style-name="ce100">
            <text:p><text:s/>25.2<text:s/></text:p>
          </table:table-cell>
          <table:table-cell office:value-type="float" office:value="6.046664475846204" table:style-name="ce101">
            <text:p><text:s/>6.0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08" table:style-name="ce99">
            <text:p>108</text:p>
          </table:table-cell>
          <table:table-cell office:value-type="float" office:value="58.244887393217709" table:style-name="ce100">
            <text:p><text:s/>58.2<text:s/></text:p>
          </table:table-cell>
          <table:table-cell office:value-type="float" office:value="33.366242203554897" table:style-name="ce100">
            <text:p><text:s/>33.4<text:s/></text:p>
          </table:table-cell>
          <table:table-cell office:value-type="float" office:value="5.9438635112823333" table:style-name="ce101">
            <text:p><text:s/>5.9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99" table:style-name="ce99">
            <text:p>99</text:p>
          </table:table-cell>
          <table:table-cell office:value-type="float" office:value="53.402999999999999" table:style-name="ce100">
            <text:p><text:s/>53.4<text:s/></text:p>
          </table:table-cell>
          <table:table-cell office:value-type="float" office:value="23.944067136043898" table:style-name="ce100">
            <text:p><text:s/>23.9<text:s/></text:p>
          </table:table-cell>
          <table:table-cell office:value-type="float" office:value="8.0750407830342574" table:style-name="ce100">
            <text:p><text:s/>8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80" table:style-name="ce99">
            <text:p>180</text:p>
          </table:table-cell>
          <table:table-cell office:value-type="float" office:value="48.5428" table:style-name="ce100">
            <text:p><text:s/>48.5<text:s/></text:p>
          </table:table-cell>
          <table:table-cell office:value-type="float" office:value="24.718000122682099" table:style-name="ce100">
            <text:p><text:s/>24.7<text:s/></text:p>
          </table:table-cell>
          <table:table-cell office:value-type="float" office:value="5.9152152481104174" table:style-name="ce101">
            <text:p><text:s/>5.9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88" table:style-name="ce99">
            <text:p>88</text:p>
          </table:table-cell>
          <table:table-cell office:value-type="float" office:value="47.458797135214432" table:style-name="ce100">
            <text:p><text:s/>47.5<text:s/></text:p>
          </table:table-cell>
          <table:table-cell office:value-type="float" office:value="36.214411657183099" table:style-name="ce100">
            <text:p><text:s/>36.2<text:s/></text:p>
          </table:table-cell>
          <table:table-cell office:value-type="float" office:value="4.8431480462300494" table:style-name="ce101">
            <text:p><text:s/>4.8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76" table:style-name="ce99">
            <text:p>76</text:p>
          </table:table-cell>
          <table:table-cell office:value-type="float" office:value="40.996299999999998" table:style-name="ce100">
            <text:p><text:s/>41.0<text:s/></text:p>
          </table:table-cell>
          <table:table-cell office:value-type="float" office:value="18.2577075424784" table:style-name="ce100">
            <text:p><text:s/>18.3<text:s/></text:p>
          </table:table-cell>
          <table:table-cell office:value-type="float" office:value="6.1990212071778137" table:style-name="ce100">
            <text:p><text:s/>6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  <draw:frame draw:z-index="1" draw:id="id17" draw:style-name="a17" draw:name="圖表 1" svg:x="1.28472in" svg:y="0.375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office:value-type="float" office:value="115" table:style-name="ce99">
            <text:p>115</text:p>
          </table:table-cell>
          <table:table-cell office:value-type="float" office:value="31.013400000000001" table:style-name="ce100">
            <text:p><text:s/>31.0<text:s/></text:p>
          </table:table-cell>
          <table:table-cell office:value-type="float" office:value="22.222254008013099" table:style-name="ce100">
            <text:p><text:s/>22.2<text:s/></text:p>
          </table:table-cell>
          <table:table-cell office:value-type="float" office:value="3.7791652974038779" table:style-name="ce101">
            <text:p><text:s/>3.8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81" table:style-name="ce99">
            <text:p>81</text:p>
          </table:table-cell>
          <table:table-cell office:value-type="float" office:value="43.683665544913282" table:style-name="ce100">
            <text:p><text:s/>43.7<text:s/></text:p>
          </table:table-cell>
          <table:table-cell office:value-type="float" office:value="25.200466436309899" table:style-name="ce100">
            <text:p><text:s/>25.2<text:s/></text:p>
          </table:table-cell>
          <table:table-cell office:value-type="float" office:value="4.4578976334617497" table:style-name="ce101">
            <text:p><text:s/>4.5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45" table:style-name="ce99">
            <text:p>45</text:p>
          </table:table-cell>
          <table:table-cell office:value-type="float" office:value="24.274100000000001" table:style-name="ce100">
            <text:p><text:s/>24.3<text:s/></text:p>
          </table:table-cell>
          <table:table-cell office:value-type="float" office:value="9.8396539643447998" table:style-name="ce100">
            <text:p><text:s/>9.8<text:s/></text:p>
          </table:table-cell>
          <table:table-cell office:value-type="float" office:value="3.6704730831973897" table:style-name="ce100">
            <text:p><text:s/>3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103" table:style-name="ce99">
            <text:p>103</text:p>
          </table:table-cell>
          <table:table-cell office:value-type="float" office:value="27.777200000000001" table:style-name="ce100">
            <text:p><text:s/>27.8<text:s/></text:p>
          </table:table-cell>
          <table:table-cell office:value-type="float" office:value="12.6730932455187" table:style-name="ce100">
            <text:p><text:s/>12.7<text:s/></text:p>
          </table:table-cell>
          <table:table-cell office:value-type="float" office:value="3.3848176141965167" table:style-name="ce101">
            <text:p><text:s/>3.4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72" table:style-name="ce99">
            <text:p>72</text:p>
          </table:table-cell>
          <table:table-cell office:value-type="float" office:value="38.829924928811799" table:style-name="ce100">
            <text:p><text:s/>38.8<text:s/></text:p>
          </table:table-cell>
          <table:table-cell office:value-type="float" office:value="20.143524606794799" table:style-name="ce100">
            <text:p><text:s/>20.1<text:s/></text:p>
          </table:table-cell>
          <table:table-cell office:value-type="float" office:value="3.9625756741882223" table:style-name="ce101">
            <text:p><text:s/>4.0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40" table:style-name="ce99">
            <text:p>40</text:p>
          </table:table-cell>
          <table:table-cell office:value-type="float" office:value="21.577000000000002" table:style-name="ce100">
            <text:p><text:s/>21.6<text:s/></text:p>
          </table:table-cell>
          <table:table-cell office:value-type="float" office:value="9.9257899091995707" table:style-name="ce100">
            <text:p><text:s/>9.9<text:s/></text:p>
          </table:table-cell>
          <table:table-cell office:value-type="float" office:value="3.2626427406199023" table:style-name="ce100">
            <text:p><text:s/>3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00" table:style-name="ce99">
            <text:p>100</text:p>
          </table:table-cell>
          <table:table-cell office:value-type="float" office:value="26.9682" table:style-name="ce100">
            <text:p><text:s/>27.0<text:s/></text:p>
          </table:table-cell>
          <table:table-cell office:value-type="float" office:value="13.142652198637601" table:style-name="ce100">
            <text:p><text:s/>13.1<text:s/></text:p>
          </table:table-cell>
          <table:table-cell office:value-type="float" office:value="3.2862306933946761" table:style-name="ce101">
            <text:p><text:s/>3.3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55" table:style-name="ce99">
            <text:p>55</text:p>
          </table:table-cell>
          <table:table-cell office:value-type="float" office:value="29.661748209509017" table:style-name="ce100">
            <text:p><text:s/>29.7<text:s/></text:p>
          </table:table-cell>
          <table:table-cell office:value-type="float" office:value="16.584859489790301" table:style-name="ce100">
            <text:p><text:s/>16.6<text:s/></text:p>
          </table:table-cell>
          <table:table-cell office:value-type="float" office:value="3.0269675288937812" table:style-name="ce101">
            <text:p><text:s/>3.0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4" table:style-name="ce99">
            <text:p>34</text:p>
          </table:table-cell>
          <table:table-cell office:value-type="float" office:value="18.340399999999999" table:style-name="ce100">
            <text:p><text:s/>18.3<text:s/></text:p>
          </table:table-cell>
          <table:table-cell office:value-type="float" office:value="9.0216789931600108" table:style-name="ce100">
            <text:p><text:s/>9.0<text:s/></text:p>
          </table:table-cell>
          <table:table-cell office:value-type="float" office:value="2.7732463295269167" table:style-name="ce100">
            <text:p><text:s/>2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85" table:style-name="ce99">
            <text:p>85</text:p>
          </table:table-cell>
          <table:table-cell office:value-type="float" office:value="22.922999999999998" table:style-name="ce100">
            <text:p><text:s/>22.9<text:s/></text:p>
          </table:table-cell>
          <table:table-cell office:value-type="float" office:value="11.710339019690601" table:style-name="ce100">
            <text:p><text:s/>11.7<text:s/></text:p>
          </table:table-cell>
          <table:table-cell office:value-type="float" office:value="2.7932960893854748" table:style-name="ce101">
            <text:p><text:s/>2.8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54" table:style-name="ce99">
            <text:p>54</text:p>
          </table:table-cell>
          <table:table-cell office:value-type="float" office:value="29.122443696608855" table:style-name="ce100">
            <text:p><text:s/>29.1<text:s/></text:p>
          </table:table-cell>
          <table:table-cell office:value-type="float" office:value="19.408330123673998" table:style-name="ce100">
            <text:p><text:s/>19.4<text:s/></text:p>
          </table:table-cell>
          <table:table-cell office:value-type="float" office:value="2.9719317556411666" table:style-name="ce101">
            <text:p><text:s/>3.0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31" table:style-name="ce99">
            <text:p>31</text:p>
          </table:table-cell>
          <table:table-cell office:value-type="float" office:value="16.722100000000001" table:style-name="ce100">
            <text:p><text:s/>16.7<text:s/></text:p>
          </table:table-cell>
          <table:table-cell office:value-type="float" office:value="6.9345629686992796" table:style-name="ce100">
            <text:p><text:s/>6.9<text:s/></text:p>
          </table:table-cell>
          <table:table-cell office:value-type="float" office:value="2.5285481239804239" table:style-name="ce100">
            <text:p><text:s/>2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84" table:style-name="ce99">
            <text:p>84</text:p>
          </table:table-cell>
          <table:table-cell office:value-type="float" office:value="22.653300000000002" table:style-name="ce100">
            <text:p><text:s/>22.7<text:s/></text:p>
          </table:table-cell>
          <table:table-cell office:value-type="float" office:value="14.9110041206837" table:style-name="ce100">
            <text:p><text:s/>14.9<text:s/></text:p>
          </table:table-cell>
          <table:table-cell office:value-type="float" office:value="2.7604337824515279" table:style-name="ce101">
            <text:p><text:s/>2.8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48" table:style-name="ce99">
            <text:p>48</text:p>
          </table:table-cell>
          <table:table-cell office:value-type="float" office:value="25.886616619207871" table:style-name="ce100">
            <text:p><text:s/>25.9<text:s/></text:p>
          </table:table-cell>
          <table:table-cell office:value-type="float" office:value="14.4652934311873" table:style-name="ce100">
            <text:p><text:s/>14.5<text:s/></text:p>
          </table:table-cell>
          <table:table-cell office:value-type="float" office:value="2.6417171161254815" table:style-name="ce101">
            <text:p><text:s/>2.6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0" table:style-name="ce99">
            <text:p>30</text:p>
          </table:table-cell>
          <table:table-cell office:value-type="float" office:value="16.182700000000001" table:style-name="ce100">
            <text:p><text:s/>16.2<text:s/></text:p>
          </table:table-cell>
          <table:table-cell office:value-type="float" office:value="10.7052196190358" table:style-name="ce100">
            <text:p><text:s/>10.7<text:s/></text:p>
          </table:table-cell>
          <table:table-cell office:value-type="float" office:value="2.4469820554649266" table:style-name="ce100">
            <text:p><text:s/>2.4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623" table:style-name="ce103">
            <text:p>623</text:p>
          </table:table-cell>
          <table:table-cell office:value-type="float" office:value="168.01215728419001" table:style-name="ce104">
            <text:p><text:s/>168.0<text:s/></text:p>
          </table:table-cell>
          <table:table-cell office:value-type="float" office:value="97.969547066201102" table:style-name="ce104">
            <text:p><text:s/>98.0<text:s/></text:p>
          </table:table-cell>
          <table:table-cell office:value-type="float" office:value="20.473217219848834" table:style-name="ce105">
            <text:p><text:s/>20.5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352" table:style-name="ce103">
            <text:p>352</text:p>
          </table:table-cell>
          <table:table-cell office:value-type="float" office:value="189.8351885408577" table:style-name="ce104">
            <text:p><text:s/>189.8<text:s/></text:p>
          </table:table-cell>
          <table:table-cell office:value-type="float" office:value="124.96246404159599" table:style-name="ce104">
            <text:p><text:s/>125.0<text:s/></text:p>
          </table:table-cell>
          <table:table-cell office:value-type="float" office:value="19.372592184920197" table:style-name="ce105">
            <text:p><text:s/>19.4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61" table:style-name="ce103">
            <text:p>261</text:p>
          </table:table-cell>
          <table:table-cell office:value-type="float" office:value="140.78998826750097" table:style-name="ce104">
            <text:p><text:s/>140.8<text:s/></text:p>
          </table:table-cell>
          <table:table-cell office:value-type="float" office:value="71.022839127083699" table:style-name="ce104">
            <text:p><text:s/>71.0<text:s/></text:p>
          </table:table-cell>
          <table:table-cell office:value-type="float" office:value="21.28874388254486" table:style-name="ce104">
            <text:p><text:s/>21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82" table:style-name="ce99">
            <text:p>82</text:p>
          </table:table-cell>
          <table:table-cell office:value-type="float" office:value="22.113900000000001" table:style-name="ce100">
            <text:p><text:s/>22.1<text:s/></text:p>
          </table:table-cell>
          <table:table-cell office:value-type="float" office:value="11.5063945712151" table:style-name="ce100">
            <text:p><text:s/>11.5<text:s/></text:p>
          </table:table-cell>
          <table:table-cell office:value-type="float" office:value="2.6947091685836346" table:style-name="ce101">
            <text:p><text:s/>2.7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45" table:style-name="ce99">
            <text:p>45</text:p>
          </table:table-cell>
          <table:table-cell office:value-type="float" office:value="24.268703080507379" table:style-name="ce100">
            <text:p><text:s/>24.3<text:s/></text:p>
          </table:table-cell>
          <table:table-cell office:value-type="float" office:value="13.8463348880332" table:style-name="ce100">
            <text:p><text:s/>13.8<text:s/></text:p>
          </table:table-cell>
          <table:table-cell office:value-type="float" office:value="2.4766097963676388" table:style-name="ce101">
            <text:p><text:s/>2.5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7" table:style-name="ce99">
            <text:p>27</text:p>
          </table:table-cell>
          <table:table-cell office:value-type="float" office:value="14.564399999999999" table:style-name="ce100">
            <text:p><text:s/>14.6<text:s/></text:p>
          </table:table-cell>
          <table:table-cell office:value-type="float" office:value="8.5176127567489992" table:style-name="ce100">
            <text:p><text:s/>8.5<text:s/></text:p>
          </table:table-cell>
          <table:table-cell office:value-type="float" office:value="2.2022838499184338" table:style-name="ce100">
            <text:p><text:s/>2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60" table:style-name="ce99">
            <text:p>60</text:p>
          </table:table-cell>
          <table:table-cell office:value-type="float" office:value="16.180900000000001" table:style-name="ce100">
            <text:p><text:s/>16.2<text:s/></text:p>
          </table:table-cell>
          <table:table-cell office:value-type="float" office:value="9.3929601380669006" table:style-name="ce100">
            <text:p><text:s/>9.4<text:s/></text:p>
          </table:table-cell>
          <table:table-cell office:value-type="float" office:value="1.9717384160368059" table:style-name="ce101">
            <text:p><text:s/>2.0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3" table:style-name="ce99">
            <text:p>43</text:p>
          </table:table-cell>
          <table:table-cell office:value-type="float" office:value="23.19009405470705" table:style-name="ce100">
            <text:p><text:s/>23.2<text:s/></text:p>
          </table:table-cell>
          <table:table-cell office:value-type="float" office:value="14.5258578320983" table:style-name="ce100">
            <text:p><text:s/>14.5<text:s/></text:p>
          </table:table-cell>
          <table:table-cell office:value-type="float" office:value="2.3665382498624106" table:style-name="ce101">
            <text:p><text:s/>2.4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7" table:style-name="ce99">
            <text:p>17</text:p>
          </table:table-cell>
          <table:table-cell office:value-type="float" office:value="9.1701999999999995" table:style-name="ce100">
            <text:p><text:s/>9.2<text:s/></text:p>
          </table:table-cell>
          <table:table-cell office:value-type="float" office:value="4.2405118517556897" table:style-name="ce100">
            <text:p><text:s/>4.2<text:s/></text:p>
          </table:table-cell>
          <table:table-cell office:value-type="float" office:value="1.3866231647634584" table:style-name="ce100">
            <text:p><text:s/>1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25" table:style-name="ce99">
            <text:p>25</text:p>
          </table:table-cell>
          <table:table-cell office:value-type="float" office:value="6.742" table:style-name="ce100">
            <text:p><text:s/>6.7<text:s/></text:p>
          </table:table-cell>
          <table:table-cell office:value-type="float" office:value="3.3486365721043301" table:style-name="ce100">
            <text:p><text:s/>3.3<text:s/></text:p>
          </table:table-cell>
          <table:table-cell office:value-type="float" office:value="0.82155767334866903" table:style-name="ce101">
            <text:p><text:s/>0.8<text:s/></text:p>
          </table:table-cell>
          <table:table-cell office:value-type="string" table:style-name="ce111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16" table:style-name="ce99">
            <text:p>16</text:p>
          </table:table-cell>
          <table:table-cell office:value-type="float" office:value="8.6288722064026224" table:style-name="ce100">
            <text:p><text:s/>8.6<text:s/></text:p>
          </table:table-cell>
          <table:table-cell office:value-type="float" office:value="4.7639468060013002" table:style-name="ce100">
            <text:p><text:s/>4.8<text:s/></text:p>
          </table:table-cell>
          <table:table-cell office:value-type="float" office:value="0.88057237204182714" table:style-name="ce101">
            <text:p><text:s/>0.9<text:s/></text:p>
          </table:table-cell>
          <table:table-cell office:value-type="string" table:style-name="ce111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10" table:style-name="ce99">
            <text:p>10</text:p>
          </table:table-cell>
          <table:table-cell office:value-type="float" office:value="5.3941999999999997" table:style-name="ce100">
            <text:p><text:s/>5.4<text:s/></text:p>
          </table:table-cell>
          <table:table-cell office:value-type="float" office:value="2.3154440219558698" table:style-name="ce100">
            <text:p><text:s/>2.3<text:s/></text:p>
          </table:table-cell>
          <table:table-cell office:value-type="float" office:value="0.81566068515497558" table:style-name="ce100">
            <text:p><text:s/>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111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22" table:style-name="ce99">
            <text:p>22</text:p>
          </table:table-cell>
          <table:table-cell office:value-type="float" office:value="5.9329999999999998" table:style-name="ce100">
            <text:p><text:s/>5.9<text:s/></text:p>
          </table:table-cell>
          <table:table-cell office:value-type="float" office:value="2.9442005057373799" table:style-name="ce100">
            <text:p><text:s/>2.9<text:s/></text:p>
          </table:table-cell>
          <table:table-cell office:value-type="float" office:value="0.72297075254682874" table:style-name="ce100">
            <text:p><text:s/>0.7<text:s/></text:p>
          </table:table-cell>
          <table:table-cell office:value-type="string" table:style-name="ce111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12" table:style-name="ce99">
            <text:p>12</text:p>
          </table:table-cell>
          <table:table-cell office:value-type="float" office:value="6.4716541548019677" table:style-name="ce100">
            <text:p><text:s/>6.5<text:s/></text:p>
          </table:table-cell>
          <table:table-cell office:value-type="float" office:value="3.6315201346988002" table:style-name="ce100">
            <text:p><text:s/>3.6<text:s/></text:p>
          </table:table-cell>
          <table:table-cell office:value-type="float" office:value="0.66042927903137039" table:style-name="ce101">
            <text:p><text:s/>0.7<text:s/></text:p>
          </table:table-cell>
          <table:table-cell office:value-type="string" table:style-name="ce111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10" table:style-name="ce99">
            <text:p>10</text:p>
          </table:table-cell>
          <table:table-cell office:value-type="float" office:value="5.3941999999999997" table:style-name="ce100">
            <text:p><text:s/>5.4<text:s/></text:p>
          </table:table-cell>
          <table:table-cell office:value-type="float" office:value="2.1970847371278701" table:style-name="ce100">
            <text:p><text:s/>2.2<text:s/></text:p>
          </table:table-cell>
          <table:table-cell office:value-type="float" office:value="0.81566068515497558" table:style-name="ce100">
            <text:p><text:s/>0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112">
            <text:p>15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20" table:style-name="ce108">
            <text:p>20</text:p>
          </table:table-cell>
          <table:table-cell office:value-type="float" office:value="5.3936000000000002" table:style-name="ce104">
            <text:p><text:s/>5.4<text:s/></text:p>
          </table:table-cell>
          <table:table-cell office:value-type="float" office:value="2.7262248585153799" table:style-name="ce104">
            <text:p><text:s/>2.7<text:s/></text:p>
          </table:table-cell>
          <table:table-cell office:value-type="float" office:value="0.65724613867893522" table:style-name="ce105">
            <text:p><text:s/>0.7<text:s/>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10" table:style-name="ce108">
            <text:p>10</text:p>
          </table:table-cell>
          <table:table-cell office:value-type="float" office:value="5.3930451290016403" table:style-name="ce104">
            <text:p><text:s/>5.4<text:s/></text:p>
          </table:table-cell>
          <table:table-cell office:value-type="float" office:value="3.26749421256942" table:style-name="ce104">
            <text:p><text:s/>3.3<text:s/></text:p>
          </table:table-cell>
          <table:table-cell office:value-type="float" office:value="0.55035773252614195" table:style-name="ce104">
            <text:p><text:s/>0.6<text:s/>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9" table:style-name="ce108">
            <text:p>9</text:p>
          </table:table-cell>
          <table:table-cell office:value-type="float" office:value="4.8548" table:style-name="ce104">
            <text:p><text:s/>4.9<text:s/></text:p>
          </table:table-cell>
          <table:table-cell office:value-type="float" office:value="2.41336224015402" table:style-name="ce104">
            <text:p><text:s/>2.4<text:s/></text:p>
          </table:table-cell>
          <table:table-cell office:value-type="float" office:value="0.73409461663947795" table:style-name="ce104">
            <text:p><text:s/>0.7<text:s/></text:p>
          </table:table-cell>
          <table:table-cell table:number-columns-repeated="16365" table:style-name="ce26"/>
        </table:table-row>
        <table:table-row table:style-name="ro6">
          <table:table-cell table:style-name="ce67"/>
          <table:table-cell table:style-name="ce114"/>
          <table:table-cell table:style-name="ce115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1">
          <table:table-cell office:value-type="string" table:style-name="ce71">
            <text:p>附註: 107年年中人口數計 370,807人,男性 185,424人,女性 185,383人。</text:p>
          </table:table-cell>
          <table:table-cell table:style-name="ce11"/>
          <table:table-cell table:style-name="ce116"/>
          <table:table-cell table:number-columns-repeated="15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2"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基隆市.$A$1:基隆市.$S$28" table:base-cell-address="基隆市.$A$1"/>
        </table:named-expressions>
      </table:table>
      <table:table table:name="新竹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新</text:span><text:s text:c="2"/><text:span text:style-name="T2">竹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680" table:style-name="ce99">
            <text:p>2,680</text:p>
          </table:table-cell>
          <table:table-cell office:value-type="float" office:value="604.44288071161873" table:style-name="ce100">
            <text:p><text:s/>604.4<text:s/></text:p>
          </table:table-cell>
          <table:table-cell office:value-type="float" office:value="386.98136922707999" table:style-name="ce100">
            <text:p><text:s/>387.0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536" table:style-name="ce99">
            <text:p>1,536</text:p>
          </table:table-cell>
          <table:table-cell office:value-type="float" office:value="701.88746495703458" table:style-name="ce100">
            <text:p><text:s/>701.9<text:s/></text:p>
          </table:table-cell>
          <table:table-cell office:value-type="float" office:value="489.76711404235198" table:style-name="ce100">
            <text:p><text:s/>489.8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144" table:style-name="ce99">
            <text:p>1,144</text:p>
          </table:table-cell>
          <table:table-cell office:value-type="float" office:value="509.47471553586144" table:style-name="ce100">
            <text:p><text:s/>509.5<text:s/></text:p>
          </table:table-cell>
          <table:table-cell office:value-type="float" office:value="297.33564353151201" table:style-name="ce100">
            <text:p><text:s/>297.3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786" table:style-name="ce99">
            <text:p>786</text:p>
          </table:table-cell>
          <table:table-cell office:value-type="float" office:value="177.2731" table:style-name="ce100">
            <text:p><text:s/>177.3<text:s/></text:p>
          </table:table-cell>
          <table:table-cell office:value-type="float" office:value="120.569677857711" table:style-name="ce100">
            <text:p><text:s/>120.6<text:s/></text:p>
          </table:table-cell>
          <table:table-cell office:value-type="float" office:value="29.328358208955223" table:style-name="ce101">
            <text:p><text:s/>29.3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450" table:style-name="ce99">
            <text:p>450</text:p>
          </table:table-cell>
          <table:table-cell office:value-type="float" office:value="205.631" table:style-name="ce100">
            <text:p><text:s/>205.6<text:s/></text:p>
          </table:table-cell>
          <table:table-cell office:value-type="float" office:value="150.58892525470799" table:style-name="ce100">
            <text:p><text:s/>150.6<text:s/></text:p>
          </table:table-cell>
          <table:table-cell office:value-type="float" office:value="29.296875" table:style-name="ce101">
            <text:p><text:s/>29.3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36" table:style-name="ce99">
            <text:p>336</text:p>
          </table:table-cell>
          <table:table-cell office:value-type="float" office:value="149.63593043710614" table:style-name="ce100">
            <text:p><text:s/>149.6<text:s/></text:p>
          </table:table-cell>
          <table:table-cell office:value-type="float" office:value="95.194894718854897" table:style-name="ce100">
            <text:p><text:s/>95.2<text:s/></text:p>
          </table:table-cell>
          <table:table-cell office:value-type="float" office:value="29.37062937062937" table:style-name="ce100">
            <text:p><text:s/>29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  <draw:frame draw:z-index="1" draw:id="id18" draw:style-name="a18" draw:name="圖表 1" svg:x="1.28472in" svg:y="0.375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office:value-type="float" office:value="306" table:style-name="ce99">
            <text:p>306</text:p>
          </table:table-cell>
          <table:table-cell office:value-type="float" office:value="69.014700000000005" table:style-name="ce100">
            <text:p><text:s/>69.0<text:s/></text:p>
          </table:table-cell>
          <table:table-cell office:value-type="float" office:value="41.500682401452401" table:style-name="ce100">
            <text:p><text:s/>41.5<text:s/></text:p>
          </table:table-cell>
          <table:table-cell office:value-type="float" office:value="11.417910447761194" table:style-name="ce101">
            <text:p><text:s/>11.4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95" table:style-name="ce99">
            <text:p>195</text:p>
          </table:table-cell>
          <table:table-cell office:value-type="float" office:value="89.106800000000007" table:style-name="ce100">
            <text:p><text:s/>89.1<text:s/></text:p>
          </table:table-cell>
          <table:table-cell office:value-type="float" office:value="58.197365620308403" table:style-name="ce100">
            <text:p><text:s/>58.2<text:s/></text:p>
          </table:table-cell>
          <table:table-cell office:value-type="float" office:value="12.6953125" table:style-name="ce101">
            <text:p><text:s/>12.7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11" table:style-name="ce99">
            <text:p>111</text:p>
          </table:table-cell>
          <table:table-cell office:value-type="float" office:value="49.433298447972561" table:style-name="ce100">
            <text:p><text:s/>49.4<text:s/></text:p>
          </table:table-cell>
          <table:table-cell office:value-type="float" office:value="27.248487252546099" table:style-name="ce100">
            <text:p><text:s/>27.2<text:s/></text:p>
          </table:table-cell>
          <table:table-cell office:value-type="float" office:value="9.7027972027972034" table:style-name="ce100">
            <text:p><text:s/>9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91" table:style-name="ce99">
            <text:p>191</text:p>
          </table:table-cell>
          <table:table-cell office:value-type="float" office:value="43.077800000000003" table:style-name="ce100">
            <text:p><text:s/>43.1<text:s/></text:p>
          </table:table-cell>
          <table:table-cell office:value-type="float" office:value="26.593048488977601" table:style-name="ce100">
            <text:p><text:s/>26.6<text:s/></text:p>
          </table:table-cell>
          <table:table-cell office:value-type="float" office:value="7.1268656716417906" table:style-name="ce101">
            <text:p><text:s/>7.1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11" table:style-name="ce99">
            <text:p>111</text:p>
          </table:table-cell>
          <table:table-cell office:value-type="float" office:value="50.722299999999997" table:style-name="ce100">
            <text:p><text:s/>50.7<text:s/></text:p>
          </table:table-cell>
          <table:table-cell office:value-type="float" office:value="36.088266259934699" table:style-name="ce100">
            <text:p><text:s/>36.1<text:s/></text:p>
          </table:table-cell>
          <table:table-cell office:value-type="float" office:value="7.2265625" table:style-name="ce101">
            <text:p><text:s/>7.2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83" table:style-name="ce99">
            <text:p>83</text:p>
          </table:table-cell>
          <table:table-cell office:value-type="float" office:value="36.963637578213721" table:style-name="ce100">
            <text:p><text:s/>37.0<text:s/></text:p>
          </table:table-cell>
          <table:table-cell office:value-type="float" office:value="20.696336688355" table:style-name="ce100">
            <text:p><text:s/>20.7<text:s/></text:p>
          </table:table-cell>
          <table:table-cell office:value-type="float" office:value="7.255244755244755" table:style-name="ce100">
            <text:p><text:s/>7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54" table:style-name="ce99">
            <text:p>154</text:p>
          </table:table-cell>
          <table:table-cell office:value-type="float" office:value="34.732900000000001" table:style-name="ce100">
            <text:p><text:s/>34.7<text:s/></text:p>
          </table:table-cell>
          <table:table-cell office:value-type="float" office:value="18.585603837024902" table:style-name="ce100">
            <text:p><text:s/>18.6<text:s/></text:p>
          </table:table-cell>
          <table:table-cell office:value-type="float" office:value="5.7462686567164178" table:style-name="ce101">
            <text:p><text:s/>5.7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96" table:style-name="ce99">
            <text:p>96</text:p>
          </table:table-cell>
          <table:table-cell office:value-type="float" office:value="43.867899999999999" table:style-name="ce100">
            <text:p><text:s/>43.9<text:s/></text:p>
          </table:table-cell>
          <table:table-cell office:value-type="float" office:value="26.145699521683799" table:style-name="ce100">
            <text:p><text:s/>26.1<text:s/></text:p>
          </table:table-cell>
          <table:table-cell office:value-type="float" office:value="6.25" table:style-name="ce101">
            <text:p><text:s/>6.3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80" table:style-name="ce99">
            <text:p>80</text:p>
          </table:table-cell>
          <table:table-cell office:value-type="float" office:value="35.627602485025271" table:style-name="ce100">
            <text:p><text:s/>35.6<text:s/></text:p>
          </table:table-cell>
          <table:table-cell office:value-type="float" office:value="18.718478371185601" table:style-name="ce100">
            <text:p><text:s/>18.7<text:s/></text:p>
          </table:table-cell>
          <table:table-cell office:value-type="float" office:value="6.9930069930069934" table:style-name="ce100">
            <text:p><text:s/>7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35" table:style-name="ce99">
            <text:p>135</text:p>
          </table:table-cell>
          <table:table-cell office:value-type="float" office:value="30.447600000000001" table:style-name="ce100">
            <text:p><text:s/>30.4<text:s/></text:p>
          </table:table-cell>
          <table:table-cell office:value-type="float" office:value="18.931531770694001" table:style-name="ce100">
            <text:p><text:s/>18.9<text:s/></text:p>
          </table:table-cell>
          <table:table-cell office:value-type="float" office:value="5.0373134328358207" table:style-name="ce101">
            <text:p><text:s/>5.0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73" table:style-name="ce99">
            <text:p>73</text:p>
          </table:table-cell>
          <table:table-cell office:value-type="float" office:value="33.357900000000001" table:style-name="ce100">
            <text:p><text:s/>33.4<text:s/></text:p>
          </table:table-cell>
          <table:table-cell office:value-type="float" office:value="26.988288833032801" table:style-name="ce100">
            <text:p><text:s/>27.0<text:s/></text:p>
          </table:table-cell>
          <table:table-cell office:value-type="float" office:value="4.752604166666667" table:style-name="ce101">
            <text:p><text:s/>4.8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58" table:style-name="ce99">
            <text:p>58</text:p>
          </table:table-cell>
          <table:table-cell office:value-type="float" office:value="25.830011801643323" table:style-name="ce100">
            <text:p><text:s/>25.8<text:s/></text:p>
          </table:table-cell>
          <table:table-cell office:value-type="float" office:value="12.0603500437919" table:style-name="ce100">
            <text:p><text:s/>12.1<text:s/></text:p>
          </table:table-cell>
          <table:table-cell office:value-type="float" office:value="5.06993006993007" table:style-name="ce100">
            <text:p><text:s/>5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12" table:style-name="ce99">
            <text:p>112</text:p>
          </table:table-cell>
          <table:table-cell office:value-type="float" office:value="25.260200000000001" table:style-name="ce100">
            <text:p><text:s/>25.3<text:s/></text:p>
          </table:table-cell>
          <table:table-cell office:value-type="float" office:value="19.587271564650401" table:style-name="ce100">
            <text:p><text:s/>19.6<text:s/></text:p>
          </table:table-cell>
          <table:table-cell office:value-type="float" office:value="4.1791044776119399" table:style-name="ce101">
            <text:p><text:s/>4.2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3" table:style-name="ce99">
            <text:p>53</text:p>
          </table:table-cell>
          <table:table-cell office:value-type="float" office:value="24.218699999999998" table:style-name="ce100">
            <text:p><text:s/>24.2<text:s/></text:p>
          </table:table-cell>
          <table:table-cell office:value-type="float" office:value="13.8623146142656" table:style-name="ce100">
            <text:p><text:s/>13.9<text:s/></text:p>
          </table:table-cell>
          <table:table-cell office:value-type="float" office:value="3.4505208333333335" table:style-name="ce101">
            <text:p><text:s/>3.5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51" table:style-name="ce99">
            <text:p>51</text:p>
          </table:table-cell>
          <table:table-cell office:value-type="float" office:value="22.712596584203613" table:style-name="ce100">
            <text:p><text:s/>22.7<text:s/></text:p>
          </table:table-cell>
          <table:table-cell office:value-type="float" office:value="11.9535094266648" table:style-name="ce100">
            <text:p><text:s/>12.0<text:s/></text:p>
          </table:table-cell>
          <table:table-cell office:value-type="float" office:value="4.4580419580419584" table:style-name="ce100">
            <text:p><text:s/>4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94" table:style-name="ce99">
            <text:p>94</text:p>
          </table:table-cell>
          <table:table-cell office:value-type="float" office:value="21.200600000000001" table:style-name="ce100">
            <text:p><text:s/>21.2<text:s/></text:p>
          </table:table-cell>
          <table:table-cell office:value-type="float" office:value="11.699467050172601" table:style-name="ce100">
            <text:p><text:s/>11.7<text:s/></text:p>
          </table:table-cell>
          <table:table-cell office:value-type="float" office:value="3.5074626865671643" table:style-name="ce101">
            <text:p><text:s/>3.5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2" table:style-name="ce99">
            <text:p>52</text:p>
          </table:table-cell>
          <table:table-cell office:value-type="float" office:value="23.761800000000001" table:style-name="ce100">
            <text:p><text:s/>23.8<text:s/></text:p>
          </table:table-cell>
          <table:table-cell office:value-type="float" office:value="16.130532718975601" table:style-name="ce100">
            <text:p><text:s/>16.1<text:s/></text:p>
          </table:table-cell>
          <table:table-cell office:value-type="float" office:value="3.3854166666666665" table:style-name="ce101">
            <text:p><text:s/>3.4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44" table:style-name="ce99">
            <text:p>44</text:p>
          </table:table-cell>
          <table:table-cell office:value-type="float" office:value="19.595181366763899" table:style-name="ce100">
            <text:p><text:s/>19.6<text:s/></text:p>
          </table:table-cell>
          <table:table-cell office:value-type="float" office:value="9.9583622615891301" table:style-name="ce100">
            <text:p><text:s/>10.0<text:s/></text:p>
          </table:table-cell>
          <table:table-cell office:value-type="float" office:value="3.8461538461538463" table:style-name="ce100">
            <text:p><text:s/>3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82" table:style-name="ce99">
            <text:p>82</text:p>
          </table:table-cell>
          <table:table-cell office:value-type="float" office:value="18.4941" table:style-name="ce100">
            <text:p><text:s/>18.5<text:s/></text:p>
          </table:table-cell>
          <table:table-cell office:value-type="float" office:value="10.996460680283599" table:style-name="ce100">
            <text:p><text:s/>11.0<text:s/></text:p>
          </table:table-cell>
          <table:table-cell office:value-type="float" office:value="3.0597014925373136" table:style-name="ce101">
            <text:p><text:s/>3.1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50" table:style-name="ce99">
            <text:p>50</text:p>
          </table:table-cell>
          <table:table-cell office:value-type="float" office:value="22.847799999999999" table:style-name="ce100">
            <text:p><text:s/>22.8<text:s/></text:p>
          </table:table-cell>
          <table:table-cell office:value-type="float" office:value="13.6239116754438" table:style-name="ce100">
            <text:p><text:s/>13.6<text:s/></text:p>
          </table:table-cell>
          <table:table-cell office:value-type="float" office:value="3.2552083333333335" table:style-name="ce101">
            <text:p><text:s/>3.3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39" table:style-name="ce99">
            <text:p>39</text:p>
          </table:table-cell>
          <table:table-cell office:value-type="float" office:value="17.368456211449821" table:style-name="ce100">
            <text:p><text:s/>17.4<text:s/></text:p>
          </table:table-cell>
          <table:table-cell office:value-type="float" office:value="12.6625460645065" table:style-name="ce100">
            <text:p><text:s/>12.7<text:s/></text:p>
          </table:table-cell>
          <table:table-cell office:value-type="float" office:value="3.4090909090909092" table:style-name="ce100">
            <text:p><text:s/>3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81" table:style-name="ce99">
            <text:p>81</text:p>
          </table:table-cell>
          <table:table-cell office:value-type="float" office:value="18.268599999999999" table:style-name="ce100">
            <text:p><text:s/>18.3<text:s/></text:p>
          </table:table-cell>
          <table:table-cell office:value-type="float" office:value="9.6486697331639402" table:style-name="ce100">
            <text:p><text:s/>9.6<text:s/></text:p>
          </table:table-cell>
          <table:table-cell office:value-type="float" office:value="3.0223880597014925" table:style-name="ce101">
            <text:p><text:s/>3.0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42" table:style-name="ce99">
            <text:p>42</text:p>
          </table:table-cell>
          <table:table-cell office:value-type="float" office:value="19.1922" table:style-name="ce100">
            <text:p><text:s/>19.2<text:s/></text:p>
          </table:table-cell>
          <table:table-cell office:value-type="float" office:value="15.9336351031143" table:style-name="ce100">
            <text:p><text:s/>15.9<text:s/></text:p>
          </table:table-cell>
          <table:table-cell office:value-type="float" office:value="2.734375" table:style-name="ce101">
            <text:p><text:s/>2.7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3" table:style-name="ce99">
            <text:p>33</text:p>
          </table:table-cell>
          <table:table-cell office:value-type="float" office:value="14.696386025072925" table:style-name="ce100">
            <text:p><text:s/>14.7<text:s/></text:p>
          </table:table-cell>
          <table:table-cell office:value-type="float" office:value="8.1629569527210499" table:style-name="ce100">
            <text:p><text:s/>8.2<text:s/></text:p>
          </table:table-cell>
          <table:table-cell office:value-type="float" office:value="2.8846153846153846" table:style-name="ce100">
            <text:p><text:s/>2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65" table:style-name="ce99">
            <text:p>65</text:p>
          </table:table-cell>
          <table:table-cell office:value-type="float" office:value="14.6599" table:style-name="ce100">
            <text:p><text:s/>14.7<text:s/></text:p>
          </table:table-cell>
          <table:table-cell office:value-type="float" office:value="8.8409241886181604" table:style-name="ce100">
            <text:p><text:s/>8.8<text:s/></text:p>
          </table:table-cell>
          <table:table-cell office:value-type="float" office:value="2.4253731343283582" table:style-name="ce101">
            <text:p><text:s/>2.4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1" table:style-name="ce99">
            <text:p>41</text:p>
          </table:table-cell>
          <table:table-cell office:value-type="float" office:value="18.735199999999999" table:style-name="ce100">
            <text:p><text:s/>18.7<text:s/></text:p>
          </table:table-cell>
          <table:table-cell office:value-type="float" office:value="13.4976027129006" table:style-name="ce100">
            <text:p><text:s/>13.5<text:s/></text:p>
          </table:table-cell>
          <table:table-cell office:value-type="float" office:value="2.6692708333333335" table:style-name="ce101">
            <text:p><text:s/>2.7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8" table:style-name="ce99">
            <text:p>28</text:p>
          </table:table-cell>
          <table:table-cell office:value-type="float" office:value="12.469660869758846" table:style-name="ce100">
            <text:p><text:s/>12.5<text:s/></text:p>
          </table:table-cell>
          <table:table-cell office:value-type="float" office:value="6.2070592045358497" table:style-name="ce100">
            <text:p><text:s/>6.2<text:s/></text:p>
          </table:table-cell>
          <table:table-cell office:value-type="float" office:value="2.4475524475524475" table:style-name="ce100">
            <text:p><text:s/>2.4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674" table:style-name="ce103">
            <text:p>674</text:p>
          </table:table-cell>
          <table:table-cell office:value-type="float" office:value="152.01287373120562" table:style-name="ce104">
            <text:p><text:s/>152.0<text:s/></text:p>
          </table:table-cell>
          <table:table-cell office:value-type="float" office:value="100.028031654332" table:style-name="ce104">
            <text:p><text:s/>100.0<text:s/></text:p>
          </table:table-cell>
          <table:table-cell office:value-type="float" office:value="25.149253731343283" table:style-name="ce105">
            <text:p><text:s/>25.1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373" table:style-name="ce103">
            <text:p>373</text:p>
          </table:table-cell>
          <table:table-cell office:value-type="float" office:value="170.44532840427988" table:style-name="ce104">
            <text:p><text:s/>170.4<text:s/></text:p>
          </table:table-cell>
          <table:table-cell office:value-type="float" office:value="118.710571727985" table:style-name="ce104">
            <text:p><text:s/>118.7<text:s/></text:p>
          </table:table-cell>
          <table:table-cell office:value-type="float" office:value="24.283854166666668" table:style-name="ce105">
            <text:p><text:s/>24.3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81" table:style-name="ce103">
            <text:p>281</text:p>
          </table:table-cell>
          <table:table-cell office:value-type="float" office:value="125.14195372865127" table:style-name="ce104">
            <text:p><text:s/>125.1<text:s/></text:p>
          </table:table-cell>
          <table:table-cell office:value-type="float" office:value="74.472662546761001" table:style-name="ce104">
            <text:p><text:s/>74.5<text:s/></text:p>
          </table:table-cell>
          <table:table-cell office:value-type="float" office:value="24.562937062937063" table:style-name="ce104">
            <text:p><text:s/>24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65" table:style-name="ce99">
            <text:p>65</text:p>
          </table:table-cell>
          <table:table-cell office:value-type="float" office:value="14.6599" table:style-name="ce100">
            <text:p><text:s/>14.7<text:s/></text:p>
          </table:table-cell>
          <table:table-cell office:value-type="float" office:value="10.010533709277" table:style-name="ce100">
            <text:p><text:s/>10.0<text:s/></text:p>
          </table:table-cell>
          <table:table-cell office:value-type="float" office:value="2.4253731343283582" table:style-name="ce101">
            <text:p><text:s/>2.4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2" table:style-name="ce99">
            <text:p>32</text:p>
          </table:table-cell>
          <table:table-cell office:value-type="float" office:value="14.6226" table:style-name="ce100">
            <text:p><text:s/>14.6<text:s/></text:p>
          </table:table-cell>
          <table:table-cell office:value-type="float" office:value="9.69319317614233" table:style-name="ce100">
            <text:p><text:s/>9.7<text:s/></text:p>
          </table:table-cell>
          <table:table-cell office:value-type="float" office:value="2.0833333333333335" table:style-name="ce101">
            <text:p><text:s/>2.1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4" table:style-name="ce99">
            <text:p>24</text:p>
          </table:table-cell>
          <table:table-cell office:value-type="float" office:value="10.688280745507582" table:style-name="ce100">
            <text:p><text:s/>10.7<text:s/></text:p>
          </table:table-cell>
          <table:table-cell office:value-type="float" office:value="6.6597300001933197" table:style-name="ce100">
            <text:p><text:s/>6.7<text:s/></text:p>
          </table:table-cell>
          <table:table-cell office:value-type="float" office:value="2.0979020979020979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56" table:style-name="ce99">
            <text:p>56</text:p>
          </table:table-cell>
          <table:table-cell office:value-type="float" office:value="12.630100000000001" table:style-name="ce100">
            <text:p><text:s/>12.6<text:s/></text:p>
          </table:table-cell>
          <table:table-cell office:value-type="float" office:value="10.655115236271399" table:style-name="ce100">
            <text:p><text:s/>10.7<text:s/></text:p>
          </table:table-cell>
          <table:table-cell office:value-type="float" office:value="2.08955223880597" table:style-name="ce101">
            <text:p><text:s/>2.1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1" table:style-name="ce99">
            <text:p>31</text:p>
          </table:table-cell>
          <table:table-cell office:value-type="float" office:value="14.1656" table:style-name="ce100">
            <text:p><text:s/>14.2<text:s/></text:p>
          </table:table-cell>
          <table:table-cell office:value-type="float" office:value="9.9583724661305304" table:style-name="ce100">
            <text:p><text:s/>10.0<text:s/></text:p>
          </table:table-cell>
          <table:table-cell office:value-type="float" office:value="2.0182291666666665" table:style-name="ce101">
            <text:p><text:s/>2.0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8" table:style-name="ce99">
            <text:p>18</text:p>
          </table:table-cell>
          <table:table-cell office:value-type="float" office:value="8.0162105591306858" table:style-name="ce100">
            <text:p><text:s/>8.0<text:s/></text:p>
          </table:table-cell>
          <table:table-cell office:value-type="float" office:value="3.6558059636469999" table:style-name="ce100">
            <text:p><text:s/>3.7<text:s/></text:p>
          </table:table-cell>
          <table:table-cell office:value-type="float" office:value="1.5734265734265733" table:style-name="ce100">
            <text:p><text:s/>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33" table:style-name="ce99">
            <text:p>33</text:p>
          </table:table-cell>
          <table:table-cell office:value-type="float" office:value="7.4427000000000003" table:style-name="ce100">
            <text:p><text:s/>7.4<text:s/></text:p>
          </table:table-cell>
          <table:table-cell office:value-type="float" office:value="3.6530728622594402" table:style-name="ce100">
            <text:p><text:s/>3.7<text:s/></text:p>
          </table:table-cell>
          <table:table-cell office:value-type="float" office:value="1.2313432835820894" table:style-name="ce101">
            <text:p><text:s/>1.2<text:s/></text:p>
          </table:table-cell>
          <table:table-cell office:value-type="string" table:style-name="ce98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21" table:style-name="ce99">
            <text:p>21</text:p>
          </table:table-cell>
          <table:table-cell office:value-type="float" office:value="9.5960999999999999" table:style-name="ce100">
            <text:p><text:s/>9.6<text:s/></text:p>
          </table:table-cell>
          <table:table-cell office:value-type="float" office:value="4.9825571876412802" table:style-name="ce100">
            <text:p><text:s/>5.0<text:s/></text:p>
          </table:table-cell>
          <table:table-cell office:value-type="float" office:value="1.3671875" table:style-name="ce101">
            <text:p><text:s/>1.4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15" table:style-name="ce99">
            <text:p>15</text:p>
          </table:table-cell>
          <table:table-cell office:value-type="float" office:value="6.6801754659422388" table:style-name="ce100">
            <text:p><text:s/>6.7<text:s/></text:p>
          </table:table-cell>
          <table:table-cell office:value-type="float" office:value="3.74608083719172" table:style-name="ce100">
            <text:p><text:s/>3.7<text:s/></text:p>
          </table:table-cell>
          <table:table-cell office:value-type="float" office:value="1.3111888111888113" table:style-name="ce100">
            <text:p><text:s/>1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111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32" table:style-name="ce99">
            <text:p>32</text:p>
          </table:table-cell>
          <table:table-cell office:value-type="float" office:value="7.2172000000000001" table:style-name="ce100">
            <text:p><text:s/>7.2<text:s/></text:p>
          </table:table-cell>
          <table:table-cell office:value-type="float" office:value="3.3629637542285602" table:style-name="ce100">
            <text:p><text:s/>3.4<text:s/></text:p>
          </table:table-cell>
          <table:table-cell office:value-type="float" office:value="1.1940298507462686" table:style-name="ce101">
            <text:p><text:s/>1.2<text:s/></text:p>
          </table:table-cell>
          <table:table-cell office:value-type="string" table:style-name="ce111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17" table:style-name="ce99">
            <text:p>17</text:p>
          </table:table-cell>
          <table:table-cell office:value-type="float" office:value="7.7682000000000002" table:style-name="ce100">
            <text:p><text:s/>7.8<text:s/></text:p>
          </table:table-cell>
          <table:table-cell office:value-type="float" office:value="4.4791309836227802" table:style-name="ce100">
            <text:p><text:s/>4.5<text:s/></text:p>
          </table:table-cell>
          <table:table-cell office:value-type="float" office:value="1.1067708333333333" table:style-name="ce101">
            <text:p><text:s/>1.1<text:s/></text:p>
          </table:table-cell>
          <table:table-cell office:value-type="string" table:style-name="ce98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14" table:style-name="ce99">
            <text:p>14</text:p>
          </table:table-cell>
          <table:table-cell office:value-type="float" office:value="6.2348304348794228" table:style-name="ce100">
            <text:p><text:s/>6.2<text:s/></text:p>
          </table:table-cell>
          <table:table-cell office:value-type="float" office:value="2.9457467920493698" table:style-name="ce100">
            <text:p><text:s/>2.9<text:s/></text:p>
          </table:table-cell>
          <table:table-cell office:value-type="float" office:value="1.2237762237762237" table:style-name="ce100">
            <text:p><text:s/>1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112">
            <text:p>15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31" table:style-name="ce108">
            <text:p>31</text:p>
          </table:table-cell>
          <table:table-cell office:value-type="float" office:value="6.9916" table:style-name="ce104">
            <text:p><text:s/>7.0<text:s/></text:p>
          </table:table-cell>
          <table:table-cell office:value-type="float" office:value="4.2863420825364598" table:style-name="ce104">
            <text:p><text:s/>4.3<text:s/></text:p>
          </table:table-cell>
          <table:table-cell office:value-type="float" office:value="1.1567164179104477" table:style-name="ce105">
            <text:p><text:s/>1.2<text:s/>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16" table:style-name="ce108">
            <text:p>16</text:p>
          </table:table-cell>
          <table:table-cell office:value-type="float" office:value="7.3113000000000001" table:style-name="ce104">
            <text:p><text:s/>7.3<text:s/></text:p>
          </table:table-cell>
          <table:table-cell office:value-type="float" office:value="4.9502885221187602" table:style-name="ce104">
            <text:p><text:s/>5.0<text:s/></text:p>
          </table:table-cell>
          <table:table-cell office:value-type="float" office:value="1.0416666666666667" table:style-name="ce105">
            <text:p><text:s/>1.0<text:s/></text:p>
          </table:table-cell>
          <table:table-cell office:value-type="string" table:style-name="ce106">
            <text:p>X60-X84, Y87.0</text:p>
          </table:table-cell>
          <table:table-cell office:value-type="string" table:style-name="ce63">
            <text:p>蓄意自我傷害（自殺）</text:p>
          </table:table-cell>
          <table:table-cell office:value-type="float" office:value="14" table:style-name="ce108">
            <text:p>14</text:p>
          </table:table-cell>
          <table:table-cell office:value-type="float" office:value="6.2348304348794228" table:style-name="ce104">
            <text:p><text:s/>6.2<text:s/></text:p>
          </table:table-cell>
          <table:table-cell office:value-type="float" office:value="5.4300902767420398" table:style-name="ce104">
            <text:p><text:s/>5.4<text:s/></text:p>
          </table:table-cell>
          <table:table-cell office:value-type="float" office:value="1.2237762237762237" table:style-name="ce104">
            <text:p><text:s/>1.2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443,384人,男性 218,839人,女性 224,545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新竹市.$A$1:新竹市.$S$28" table:base-cell-address="新竹市.$A$1"/>
        </table:named-expressions>
      </table:table>
      <table:table table:name="嘉義市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嘉</text:span><text:s text:c="2"/><text:span text:style-name="T2">義</text:span><text:s text:c="2"/><text:span text:style-name="T2">市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100" table:style-name="ce99">
            <text:p>2,100</text:p>
          </table:table-cell>
          <table:table-cell office:value-type="float" office:value="780.64012490241998" table:style-name="ce100">
            <text:p><text:s/>780.6<text:s/></text:p>
          </table:table-cell>
          <table:table-cell office:value-type="float" office:value="430.28014232821198" table:style-name="ce100">
            <text:p><text:s/>430.3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211" table:style-name="ce99">
            <text:p>1,211</text:p>
          </table:table-cell>
          <table:table-cell office:value-type="float" office:value="926.58479666398864" table:style-name="ce100">
            <text:p><text:s/>926.6<text:s/></text:p>
          </table:table-cell>
          <table:table-cell office:value-type="float" office:value="563.69034162737501" table:style-name="ce100">
            <text:p><text:s/>563.7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889" table:style-name="ce99">
            <text:p>889</text:p>
          </table:table-cell>
          <table:table-cell office:value-type="float" office:value="642.73578426056463" table:style-name="ce100">
            <text:p><text:s/>642.7<text:s/></text:p>
          </table:table-cell>
          <table:table-cell office:value-type="float" office:value="320.363999844278" table:style-name="ce100">
            <text:p><text:s/>320.4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650" table:style-name="ce99">
            <text:p>650</text:p>
          </table:table-cell>
          <table:table-cell office:value-type="float" office:value="241.62670532693951" table:style-name="ce100">
            <text:p><text:s/>241.6<text:s/></text:p>
          </table:table-cell>
          <table:table-cell office:value-type="float" office:value="141.67306963768601" table:style-name="ce100">
            <text:p><text:s/>141.7<text:s/></text:p>
          </table:table-cell>
          <table:table-cell office:value-type="float" office:value="30.952380952380953" table:style-name="ce101">
            <text:p><text:s/>31.0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396" table:style-name="ce99">
            <text:p>396</text:p>
          </table:table-cell>
          <table:table-cell office:value-type="float" office:value="302.99552392976017" table:style-name="ce100">
            <text:p><text:s/>303.0<text:s/></text:p>
          </table:table-cell>
          <table:table-cell office:value-type="float" office:value="192.49195042953599" table:style-name="ce100">
            <text:p><text:s/>192.5<text:s/></text:p>
          </table:table-cell>
          <table:table-cell office:value-type="float" office:value="32.70024772914946" table:style-name="ce101">
            <text:p><text:s/>32.7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54" table:style-name="ce99">
            <text:p>254</text:p>
          </table:table-cell>
          <table:table-cell office:value-type="float" office:value="183.63879550301849" table:style-name="ce100">
            <text:p><text:s/>183.6<text:s/></text:p>
          </table:table-cell>
          <table:table-cell office:value-type="float" office:value="99.320435548419098" table:style-name="ce100">
            <text:p><text:s/>99.3<text:s/></text:p>
          </table:table-cell>
          <table:table-cell office:value-type="float" office:value="28.571428571428573" table:style-name="ce100">
            <text:p><text:s/>28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29" table:style-name="ce99">
            <text:p>229</text:p>
          </table:table-cell>
          <table:table-cell office:value-type="float" office:value="85.126946953644847" table:style-name="ce100">
            <text:p><text:s/>85.1<text:s/></text:p>
          </table:table-cell>
          <table:table-cell office:value-type="float" office:value="44.540170265848502" table:style-name="ce100">
            <text:p><text:s/>44.5<text:s/></text:p>
          </table:table-cell>
          <table:table-cell office:value-type="float" office:value="10.904761904761905" table:style-name="ce101">
            <text:p><text:s/>10.9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26" table:style-name="ce99">
            <text:p>126</text:p>
          </table:table-cell>
          <table:table-cell office:value-type="float" office:value="96.40766670492367" table:style-name="ce100">
            <text:p><text:s/>96.4<text:s/></text:p>
          </table:table-cell>
          <table:table-cell office:value-type="float" office:value="56.740782239011097" table:style-name="ce100">
            <text:p><text:s/>56.7<text:s/></text:p>
          </table:table-cell>
          <table:table-cell office:value-type="float" office:value="10.404624277456648" table:style-name="ce101">
            <text:p><text:s/>10.4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03" table:style-name="ce99">
            <text:p>103</text:p>
          </table:table-cell>
          <table:table-cell office:value-type="float" office:value="74.467700538625607" table:style-name="ce100">
            <text:p><text:s/>74.5<text:s/></text:p>
          </table:table-cell>
          <table:table-cell office:value-type="float" office:value="33.972602941065702" table:style-name="ce100">
            <text:p><text:s/>34.0<text:s/></text:p>
          </table:table-cell>
          <table:table-cell office:value-type="float" office:value="11.586051743532058" table:style-name="ce100">
            <text:p><text:s/>11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54" table:style-name="ce99">
            <text:p>154</text:p>
          </table:table-cell>
          <table:table-cell office:value-type="float" office:value="57.246942492844127" table:style-name="ce100">
            <text:p><text:s/>57.2<text:s/></text:p>
          </table:table-cell>
          <table:table-cell office:value-type="float" office:value="29.155517105029698" table:style-name="ce100">
            <text:p><text:s/>29.2<text:s/></text:p>
          </table:table-cell>
          <table:table-cell office:value-type="float" office:value="7.333333333333333" table:style-name="ce101">
            <text:p><text:s/>7.3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95" table:style-name="ce99">
            <text:p>95</text:p>
          </table:table-cell>
          <table:table-cell office:value-type="float" office:value="72.688320134664679" table:style-name="ce100">
            <text:p><text:s/>72.7<text:s/></text:p>
          </table:table-cell>
          <table:table-cell office:value-type="float" office:value="38.033413193593397" table:style-name="ce100">
            <text:p><text:s/>38.0<text:s/></text:p>
          </table:table-cell>
          <table:table-cell office:value-type="float" office:value="7.8447563996696941" table:style-name="ce101">
            <text:p><text:s/>7.8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79" table:style-name="ce99">
            <text:p>79</text:p>
          </table:table-cell>
          <table:table-cell office:value-type="float" office:value="57.116003325741964" table:style-name="ce100">
            <text:p><text:s/>57.1<text:s/></text:p>
          </table:table-cell>
          <table:table-cell office:value-type="float" office:value="24.988700871713899" table:style-name="ce100">
            <text:p><text:s/>25.0<text:s/></text:p>
          </table:table-cell>
          <table:table-cell office:value-type="float" office:value="8.8863892013498305" table:style-name="ce100">
            <text:p><text:s/>8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43" table:style-name="ce99">
            <text:p>143</text:p>
          </table:table-cell>
          <table:table-cell office:value-type="float" office:value="53.157875171926698" table:style-name="ce100">
            <text:p><text:s/>53.2<text:s/></text:p>
          </table:table-cell>
          <table:table-cell office:value-type="float" office:value="24.445048164057901" table:style-name="ce100">
            <text:p><text:s/>24.4<text:s/></text:p>
          </table:table-cell>
          <table:table-cell office:value-type="float" office:value="6.8095238095238093" table:style-name="ce101">
            <text:p><text:s/>6.8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75" table:style-name="ce99">
            <text:p>75</text:p>
          </table:table-cell>
          <table:table-cell office:value-type="float" office:value="57.385515895787904" table:style-name="ce100">
            <text:p><text:s/>57.4<text:s/></text:p>
          </table:table-cell>
          <table:table-cell office:value-type="float" office:value="33.661405726512399" table:style-name="ce100">
            <text:p><text:s/>33.7<text:s/></text:p>
          </table:table-cell>
          <table:table-cell office:value-type="float" office:value="6.1932287365813377" table:style-name="ce101">
            <text:p><text:s/>6.2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8" table:style-name="ce99">
            <text:p>58</text:p>
          </table:table-cell>
          <table:table-cell office:value-type="float" office:value="41.933268264468786" table:style-name="ce100">
            <text:p><text:s/>41.9<text:s/></text:p>
          </table:table-cell>
          <table:table-cell office:value-type="float" office:value="19.347307591195499" table:style-name="ce100">
            <text:p><text:s/>19.3<text:s/></text:p>
          </table:table-cell>
          <table:table-cell office:value-type="float" office:value="6.5241844769403823" table:style-name="ce100">
            <text:p><text:s/>6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12" table:style-name="ce99">
            <text:p>112</text:p>
          </table:table-cell>
          <table:table-cell office:value-type="float" office:value="41.634139994795731" table:style-name="ce100">
            <text:p><text:s/>41.6<text:s/></text:p>
          </table:table-cell>
          <table:table-cell office:value-type="float" office:value="21.606786331142199" table:style-name="ce100">
            <text:p><text:s/>21.6<text:s/></text:p>
          </table:table-cell>
          <table:table-cell office:value-type="float" office:value="5.333333333333333" table:style-name="ce101">
            <text:p><text:s/>5.3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57" table:style-name="ce99">
            <text:p>57</text:p>
          </table:table-cell>
          <table:table-cell office:value-type="float" office:value="43.612992080798811" table:style-name="ce100">
            <text:p><text:s/>43.6<text:s/></text:p>
          </table:table-cell>
          <table:table-cell office:value-type="float" office:value="23.728913664310401" table:style-name="ce100">
            <text:p><text:s/>23.7<text:s/></text:p>
          </table:table-cell>
          <table:table-cell office:value-type="float" office:value="4.7068538398018163" table:style-name="ce101">
            <text:p><text:s/>4.7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48" table:style-name="ce99">
            <text:p>48</text:p>
          </table:table-cell>
          <table:table-cell office:value-type="float" office:value="34.703394425767272" table:style-name="ce100">
            <text:p><text:s/>34.7<text:s/></text:p>
          </table:table-cell>
          <table:table-cell office:value-type="float" office:value="13.7687197862804" table:style-name="ce100">
            <text:p><text:s/>13.8<text:s/></text:p>
          </table:table-cell>
          <table:table-cell office:value-type="float" office:value="5.3993250843644542" table:style-name="ce100">
            <text:p><text:s/>5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83" table:style-name="ce99">
            <text:p>83</text:p>
          </table:table-cell>
          <table:table-cell office:value-type="float" office:value="30.853871603286123" table:style-name="ce100">
            <text:p><text:s/>30.9<text:s/></text:p>
          </table:table-cell>
          <table:table-cell office:value-type="float" office:value="14.4364339695212" table:style-name="ce100">
            <text:p><text:s/>14.4<text:s/></text:p>
          </table:table-cell>
          <table:table-cell office:value-type="float" office:value="3.9523809523809526" table:style-name="ce101">
            <text:p><text:s/>4.0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54" table:style-name="ce99">
            <text:p>54</text:p>
          </table:table-cell>
          <table:table-cell office:value-type="float" office:value="41.317571444967285" table:style-name="ce100">
            <text:p><text:s/>41.3<text:s/></text:p>
          </table:table-cell>
          <table:table-cell office:value-type="float" office:value="24.198212830434699" table:style-name="ce100">
            <text:p><text:s/>24.2<text:s/></text:p>
          </table:table-cell>
          <table:table-cell office:value-type="float" office:value="4.4591246903385633" table:style-name="ce101">
            <text:p><text:s/>4.5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2" table:style-name="ce99">
            <text:p>32</text:p>
          </table:table-cell>
          <table:table-cell office:value-type="float" office:value="23.135596283844848" table:style-name="ce100">
            <text:p><text:s/>23.1<text:s/></text:p>
          </table:table-cell>
          <table:table-cell office:value-type="float" office:value="9.8382910572042306" table:style-name="ce100">
            <text:p><text:s/>9.8<text:s/></text:p>
          </table:table-cell>
          <table:table-cell office:value-type="float" office:value="3.5995500562429696" table:style-name="ce100">
            <text:p><text:s/>3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74" table:style-name="ce99">
            <text:p>74</text:p>
          </table:table-cell>
          <table:table-cell office:value-type="float" office:value="27.508271067990037" table:style-name="ce100">
            <text:p><text:s/>27.5<text:s/></text:p>
          </table:table-cell>
          <table:table-cell office:value-type="float" office:value="19.596105689108001" table:style-name="ce100">
            <text:p><text:s/>19.6<text:s/></text:p>
          </table:table-cell>
          <table:table-cell office:value-type="float" office:value="3.5238095238095237" table:style-name="ce101">
            <text:p><text:s/>3.5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51" table:style-name="ce99">
            <text:p>51</text:p>
          </table:table-cell>
          <table:table-cell office:value-type="float" office:value="39.022150809135773" table:style-name="ce100">
            <text:p><text:s/>39.0<text:s/></text:p>
          </table:table-cell>
          <table:table-cell office:value-type="float" office:value="27.988936533992401" table:style-name="ce100">
            <text:p><text:s/>28.0<text:s/></text:p>
          </table:table-cell>
          <table:table-cell office:value-type="float" office:value="4.2113955408753094" table:style-name="ce101">
            <text:p><text:s/>4.2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2" table:style-name="ce99">
            <text:p>32</text:p>
          </table:table-cell>
          <table:table-cell office:value-type="float" office:value="23.135596283844848" table:style-name="ce100">
            <text:p><text:s/>23.1<text:s/></text:p>
          </table:table-cell>
          <table:table-cell office:value-type="float" office:value="9.6240734769758909" table:style-name="ce100">
            <text:p><text:s/>9.6<text:s/></text:p>
          </table:table-cell>
          <table:table-cell office:value-type="float" office:value="3.5995500562429696" table:style-name="ce100">
            <text:p><text:s/>3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  <draw:frame draw:z-index="1" draw:id="id19" draw:style-name="a19" draw:name="圖表 1" svg:x="1.28472in" svg:y="0.375in" svg:width="5in" svg:height="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office:value-type="float" office:value="73" table:style-name="ce99">
            <text:p>73</text:p>
          </table:table-cell>
          <table:table-cell office:value-type="float" office:value="27.136537675179362" table:style-name="ce100">
            <text:p><text:s/>27.1<text:s/></text:p>
          </table:table-cell>
          <table:table-cell office:value-type="float" office:value="13.216030229916001" table:style-name="ce100">
            <text:p><text:s/>13.2<text:s/></text:p>
          </table:table-cell>
          <table:table-cell office:value-type="float" office:value="3.4761904761904763" table:style-name="ce101">
            <text:p><text:s/>3.5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41" table:style-name="ce99">
            <text:p>41</text:p>
          </table:table-cell>
          <table:table-cell office:value-type="float" office:value="31.370748689697386" table:style-name="ce100">
            <text:p><text:s/>31.4<text:s/></text:p>
          </table:table-cell>
          <table:table-cell office:value-type="float" office:value="17.672191453420599" table:style-name="ce100">
            <text:p><text:s/>17.7<text:s/></text:p>
          </table:table-cell>
          <table:table-cell office:value-type="float" office:value="3.3856317093311312" table:style-name="ce101">
            <text:p><text:s/>3.4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7" table:style-name="ce99">
            <text:p>27</text:p>
          </table:table-cell>
          <table:table-cell office:value-type="float" office:value="19.52065936449409" table:style-name="ce100">
            <text:p><text:s/>19.5<text:s/></text:p>
          </table:table-cell>
          <table:table-cell office:value-type="float" office:value="9.9381741236284693" table:style-name="ce100">
            <text:p><text:s/>9.9<text:s/></text:p>
          </table:table-cell>
          <table:table-cell office:value-type="float" office:value="3.0371203599550056" table:style-name="ce100">
            <text:p><text:s/>3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67" table:style-name="ce99">
            <text:p>67</text:p>
          </table:table-cell>
          <table:table-cell office:value-type="float" office:value="24.906137318315306" table:style-name="ce100">
            <text:p><text:s/>24.9<text:s/></text:p>
          </table:table-cell>
          <table:table-cell office:value-type="float" office:value="14.6066527943221" table:style-name="ce100">
            <text:p><text:s/>14.6<text:s/></text:p>
          </table:table-cell>
          <table:table-cell office:value-type="float" office:value="3.1904761904761907" table:style-name="ce101">
            <text:p><text:s/>3.2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40" table:style-name="ce99">
            <text:p>40</text:p>
          </table:table-cell>
          <table:table-cell office:value-type="float" office:value="30.605608477753545" table:style-name="ce100">
            <text:p><text:s/>30.6<text:s/></text:p>
          </table:table-cell>
          <table:table-cell office:value-type="float" office:value="19.894390967755001" table:style-name="ce100">
            <text:p><text:s/>19.9<text:s/></text:p>
          </table:table-cell>
          <table:table-cell office:value-type="float" office:value="3.3030553261767133" table:style-name="ce101">
            <text:p><text:s/>3.3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6" table:style-name="ce99">
            <text:p>26</text:p>
          </table:table-cell>
          <table:table-cell office:value-type="float" office:value="18.797671980623939" table:style-name="ce100">
            <text:p><text:s/>18.8<text:s/></text:p>
          </table:table-cell>
          <table:table-cell office:value-type="float" office:value="7.5095848374303404" table:style-name="ce100">
            <text:p><text:s/>7.5<text:s/></text:p>
          </table:table-cell>
          <table:table-cell office:value-type="float" office:value="2.9246344206974126" table:style-name="ce100">
            <text:p><text:s/>2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55" table:style-name="ce99">
            <text:p>55</text:p>
          </table:table-cell>
          <table:table-cell office:value-type="float" office:value="20.44533660458719" table:style-name="ce100">
            <text:p><text:s/>20.4<text:s/></text:p>
          </table:table-cell>
          <table:table-cell office:value-type="float" office:value="10.0759440538415" table:style-name="ce100">
            <text:p><text:s/>10.1<text:s/></text:p>
          </table:table-cell>
          <table:table-cell office:value-type="float" office:value="2.6190476190476191" table:style-name="ce101">
            <text:p><text:s/>2.6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3" table:style-name="ce99">
            <text:p>23</text:p>
          </table:table-cell>
          <table:table-cell office:value-type="float" office:value="17.59822487470829" table:style-name="ce100">
            <text:p><text:s/>17.6<text:s/></text:p>
          </table:table-cell>
          <table:table-cell office:value-type="float" office:value="10.2350219879202" table:style-name="ce100">
            <text:p><text:s/>10.2<text:s/></text:p>
          </table:table-cell>
          <table:table-cell office:value-type="float" office:value="1.8992568125516103" table:style-name="ce101">
            <text:p><text:s/>1.9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3" table:style-name="ce99">
            <text:p>23</text:p>
          </table:table-cell>
          <table:table-cell office:value-type="float" office:value="16.628709829013484" table:style-name="ce100">
            <text:p><text:s/>16.6<text:s/></text:p>
          </table:table-cell>
          <table:table-cell office:value-type="float" office:value="12.571376307362" table:style-name="ce100">
            <text:p><text:s/>12.6<text:s/></text:p>
          </table:table-cell>
          <table:table-cell office:value-type="float" office:value="2.5871766029246346" table:style-name="ce100">
            <text:p><text:s/>2.6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460" table:style-name="ce103">
            <text:p>460</text:p>
          </table:table-cell>
          <table:table-cell office:value-type="float" office:value="170.99736069291103" table:style-name="ce104">
            <text:p><text:s/>171.0<text:s/></text:p>
          </table:table-cell>
          <table:table-cell office:value-type="float" office:value="96.928384087738905" table:style-name="ce104">
            <text:p><text:s/>96.9<text:s/></text:p>
          </table:table-cell>
          <table:table-cell office:value-type="float" office:value="21.904761904761905" table:style-name="ce105">
            <text:p><text:s/>21.9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53" table:style-name="ce103">
            <text:p>253</text:p>
          </table:table-cell>
          <table:table-cell office:value-type="float" office:value="193.58047362179119" table:style-name="ce104">
            <text:p><text:s/>193.6<text:s/></text:p>
          </table:table-cell>
          <table:table-cell office:value-type="float" office:value="119.04512260088801" table:style-name="ce104">
            <text:p><text:s/>119.0<text:s/></text:p>
          </table:table-cell>
          <table:table-cell office:value-type="float" office:value="20.891824938067714" table:style-name="ce105">
            <text:p><text:s/>20.9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207" table:style-name="ce103">
            <text:p>207</text:p>
          </table:table-cell>
          <table:table-cell office:value-type="float" office:value="149.65838846112135" table:style-name="ce104">
            <text:p><text:s/>149.7<text:s/></text:p>
          </table:table-cell>
          <table:table-cell office:value-type="float" office:value="79.484733303002301" table:style-name="ce104">
            <text:p><text:s/>79.5<text:s/></text:p>
          </table:table-cell>
          <table:table-cell office:value-type="float" office:value="23.284589426321709" table:style-name="ce104">
            <text:p><text:s/>23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38" table:style-name="ce99">
            <text:p>38</text:p>
          </table:table-cell>
          <table:table-cell office:value-type="float" office:value="14.125868926805696" table:style-name="ce100">
            <text:p><text:s/>14.1<text:s/></text:p>
          </table:table-cell>
          <table:table-cell office:value-type="float" office:value="10.5096556589156" table:style-name="ce100">
            <text:p><text:s/>10.5<text:s/></text:p>
          </table:table-cell>
          <table:table-cell office:value-type="float" office:value="1.8095238095238095" table:style-name="ce101">
            <text:p><text:s/>1.8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3" table:style-name="ce99">
            <text:p>23</text:p>
          </table:table-cell>
          <table:table-cell office:value-type="float" office:value="17.59822487470829" table:style-name="ce100">
            <text:p><text:s/>17.6<text:s/></text:p>
          </table:table-cell>
          <table:table-cell office:value-type="float" office:value="14.178905602871099" table:style-name="ce100">
            <text:p><text:s/>14.2<text:s/></text:p>
          </table:table-cell>
          <table:table-cell office:value-type="float" office:value="1.8992568125516103" table:style-name="ce101">
            <text:p><text:s/>1.9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9" table:style-name="ce99">
            <text:p>19</text:p>
          </table:table-cell>
          <table:table-cell office:value-type="float" office:value="13.736760293532878" table:style-name="ce100">
            <text:p><text:s/>13.7<text:s/></text:p>
          </table:table-cell>
          <table:table-cell office:value-type="float" office:value="4.6133062919726404" table:style-name="ce100">
            <text:p><text:s/>4.6<text:s/></text:p>
          </table:table-cell>
          <table:table-cell office:value-type="float" office:value="2.1372328458942631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34" table:style-name="ce99">
            <text:p>34</text:p>
          </table:table-cell>
          <table:table-cell office:value-type="float" office:value="12.638935355562989" table:style-name="ce100">
            <text:p><text:s/>12.6<text:s/></text:p>
          </table:table-cell>
          <table:table-cell office:value-type="float" office:value="6.2151829269275796" table:style-name="ce100">
            <text:p><text:s/>6.2<text:s/></text:p>
          </table:table-cell>
          <table:table-cell office:value-type="float" office:value="1.6190476190476191" table:style-name="ce101">
            <text:p><text:s/>1.6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8" table:style-name="ce99">
            <text:p>18</text:p>
          </table:table-cell>
          <table:table-cell office:value-type="float" office:value="13.772523814989098" table:style-name="ce100">
            <text:p><text:s/>13.8<text:s/></text:p>
          </table:table-cell>
          <table:table-cell office:value-type="float" office:value="6.9809541694250301" table:style-name="ce100">
            <text:p><text:s/>7.0<text:s/></text:p>
          </table:table-cell>
          <table:table-cell office:value-type="float" office:value="1.4863748967795209" table:style-name="ce101">
            <text:p><text:s/>1.5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6" table:style-name="ce99">
            <text:p>16</text:p>
          </table:table-cell>
          <table:table-cell office:value-type="float" office:value="11.567798141922424" table:style-name="ce100">
            <text:p><text:s/>11.6<text:s/></text:p>
          </table:table-cell>
          <table:table-cell office:value-type="float" office:value="5.7218562022569204" table:style-name="ce100">
            <text:p><text:s/>5.7<text:s/></text:p>
          </table:table-cell>
          <table:table-cell office:value-type="float" office:value="1.7997750281214848" table:style-name="ce100">
            <text:p><text:s/>1.8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28" table:style-name="ce99">
            <text:p>28</text:p>
          </table:table-cell>
          <table:table-cell office:value-type="float" office:value="10.408534998698933" table:style-name="ce100">
            <text:p><text:s/>10.4<text:s/></text:p>
          </table:table-cell>
          <table:table-cell office:value-type="float" office:value="4.1133621730200201" table:style-name="ce100">
            <text:p><text:s/>4.1<text:s/></text:p>
          </table:table-cell>
          <table:table-cell office:value-type="float" office:value="1.3333333333333333" table:style-name="ce101">
            <text:p><text:s/>1.3<text:s/></text:p>
          </table:table-cell>
          <table:table-cell office:value-type="string" table:style-name="ce98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18" table:style-name="ce99">
            <text:p>18</text:p>
          </table:table-cell>
          <table:table-cell office:value-type="float" office:value="13.772523814989098" table:style-name="ce100">
            <text:p><text:s/>13.8<text:s/></text:p>
          </table:table-cell>
          <table:table-cell office:value-type="float" office:value="6.5789498704276497" table:style-name="ce100">
            <text:p><text:s/>6.6<text:s/></text:p>
          </table:table-cell>
          <table:table-cell office:value-type="float" office:value="1.4863748967795209" table:style-name="ce101">
            <text:p><text:s/>1.5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5" table:style-name="ce99">
            <text:p>15</text:p>
          </table:table-cell>
          <table:table-cell office:value-type="float" office:value="10.844810758052272" table:style-name="ce100">
            <text:p><text:s/>10.8<text:s/></text:p>
          </table:table-cell>
          <table:table-cell office:value-type="float" office:value="7.1889999050188997" table:style-name="ce100">
            <text:p><text:s/>7.2<text:s/></text:p>
          </table:table-cell>
          <table:table-cell office:value-type="float" office:value="1.6872890888638921" table:style-name="ce100">
            <text:p><text:s/>1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67">
            <text:p>14</text:p>
          </table:table-cell>
          <table:table-cell office:value-type="string" table:style-name="ce111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26" table:style-name="ce99">
            <text:p>26</text:p>
          </table:table-cell>
          <table:table-cell office:value-type="float" office:value="9.6650682130775802" table:style-name="ce100">
            <text:p><text:s/>9.7<text:s/></text:p>
          </table:table-cell>
          <table:table-cell office:value-type="float" office:value="4.12166950732255" table:style-name="ce100">
            <text:p><text:s/>4.1<text:s/></text:p>
          </table:table-cell>
          <table:table-cell office:value-type="float" office:value="1.2380952380952381" table:style-name="ce101">
            <text:p><text:s/>1.2<text:s/></text:p>
          </table:table-cell>
          <table:table-cell office:value-type="string" table:style-name="ce111">
            <text:p>R54</text:p>
          </table:table-cell>
          <table:table-cell office:value-type="string" table:style-name="ce50">
            <text:p>衰老/老邁</text:p>
          </table:table-cell>
          <table:table-cell office:value-type="float" office:value="14" table:style-name="ce99">
            <text:p>14</text:p>
          </table:table-cell>
          <table:table-cell office:value-type="float" office:value="10.711962967213742" table:style-name="ce100">
            <text:p><text:s/>10.7<text:s/></text:p>
          </table:table-cell>
          <table:table-cell office:value-type="float" office:value="4.9223968625691201" table:style-name="ce100">
            <text:p><text:s/>4.9<text:s/></text:p>
          </table:table-cell>
          <table:table-cell office:value-type="float" office:value="1.1560693641618498" table:style-name="ce101">
            <text:p><text:s/>1.2<text:s/></text:p>
          </table:table-cell>
          <table:table-cell office:value-type="string" table:style-name="ce98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8" table:style-name="ce99">
            <text:p>8</text:p>
          </table:table-cell>
          <table:table-cell office:value-type="float" office:value="5.7838990709612119" table:style-name="ce100">
            <text:p><text:s/>5.8<text:s/></text:p>
          </table:table-cell>
          <table:table-cell office:value-type="float" office:value="2.2803214462357202" table:style-name="ce100">
            <text:p><text:s/>2.3<text:s/></text:p>
          </table:table-cell>
          <table:table-cell office:value-type="float" office:value="0.89988751406074241" table:style-name="ce100">
            <text:p><text:s/>0.9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R54</text:p>
          </table:table-cell>
          <table:table-cell office:value-type="string" table:style-name="ce63">
            <text:p>衰老/老邁</text:p>
          </table:table-cell>
          <table:table-cell office:value-type="float" office:value="22" table:style-name="ce107">
            <text:p>22</text:p>
          </table:table-cell>
          <table:table-cell office:value-type="float" office:value="8.178134641834875" table:style-name="ce104">
            <text:p><text:s/>8.2<text:s/></text:p>
          </table:table-cell>
          <table:table-cell office:value-type="float" office:value="3.25056068036618" table:style-name="ce104">
            <text:p><text:s/>3.3<text:s/></text:p>
          </table:table-cell>
          <table:table-cell office:value-type="float" office:value="1.0476190476190477" table:style-name="ce105">
            <text:p><text:s/>1.0<text:s/></text:p>
          </table:table-cell>
          <table:table-cell office:value-type="string" table:style-name="ce106">
            <text:p>D00-D48</text:p>
          </table:table-cell>
          <table:table-cell office:value-type="string" table:style-name="ce63">
            <text:p>原位與良性腫瘤（惡性腫瘤除外）</text:p>
          </table:table-cell>
          <table:table-cell office:value-type="float" office:value="9" table:style-name="ce108">
            <text:p>9</text:p>
          </table:table-cell>
          <table:table-cell office:value-type="float" office:value="6.886261907494549" table:style-name="ce104">
            <text:p><text:s/>6.9<text:s/></text:p>
          </table:table-cell>
          <table:table-cell office:value-type="float" office:value="4.3925982860161801" table:style-name="ce104">
            <text:p><text:s/>4.4<text:s/></text:p>
          </table:table-cell>
          <table:table-cell office:value-type="float" office:value="0.74318744838976047" table:style-name="ce105">
            <text:p><text:s/>0.7<text:s/></text:p>
          </table:table-cell>
          <table:table-cell office:value-type="string" table:style-name="ce106">
            <text:p>R54</text:p>
          </table:table-cell>
          <table:table-cell office:value-type="string" table:style-name="ce63">
            <text:p>衰老/老邁</text:p>
          </table:table-cell>
          <table:table-cell office:value-type="float" office:value="8" table:style-name="ce108">
            <text:p>8</text:p>
          </table:table-cell>
          <table:table-cell office:value-type="float" office:value="5.7838990709612119" table:style-name="ce104">
            <text:p><text:s/>5.8<text:s/></text:p>
          </table:table-cell>
          <table:table-cell office:value-type="float" office:value="2.0446473139920802" table:style-name="ce104">
            <text:p><text:s/>2.0<text:s/></text:p>
          </table:table-cell>
          <table:table-cell office:value-type="float" office:value="0.89988751406074241" table:style-name="ce104">
            <text:p><text:s/>0.9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269,010人,男性 130,695人,女性 138,315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嘉義市.$A$1:嘉義市.$S$28" table:base-cell-address="嘉義市.$A$1"/>
        </table:named-expressions>
      </table:table>
      <table:table table:name="金門縣" table:style-name="ta3"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金</text:span><text:s text:c="2"/><text:span text:style-name="T2">門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755" table:style-name="ce99">
            <text:p>755</text:p>
          </table:table-cell>
          <table:table-cell office:value-type="float" office:value="545.6601946308482" table:style-name="ce100">
            <text:p><text:s/>545.7<text:s/></text:p>
          </table:table-cell>
          <table:table-cell office:value-type="float" office:value="316.44495459682503" table:style-name="ce100">
            <text:p><text:s/>316.4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464" table:style-name="ce99">
            <text:p>464</text:p>
          </table:table-cell>
          <table:table-cell office:value-type="float" office:value="671.41286102911386" table:style-name="ce100">
            <text:p><text:s/>671.4<text:s/></text:p>
          </table:table-cell>
          <table:table-cell office:value-type="float" office:value="433.39144750779298" table:style-name="ce100">
            <text:p><text:s/>433.4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291" table:style-name="ce99">
            <text:p>291</text:p>
          </table:table-cell>
          <table:table-cell office:value-type="float" office:value="420.17716748608433" table:style-name="ce100">
            <text:p><text:s/>420.2<text:s/></text:p>
          </table:table-cell>
          <table:table-cell office:value-type="float" office:value="211.13345055667099" table:style-name="ce100">
            <text:p><text:s/>211.1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38" table:style-name="ce99">
            <text:p>238</text:p>
          </table:table-cell>
          <table:table-cell office:value-type="float" office:value="172.0094" table:style-name="ce100">
            <text:p><text:s/>172.0<text:s/></text:p>
          </table:table-cell>
          <table:table-cell office:value-type="float" office:value="102.495651598886" table:style-name="ce100">
            <text:p><text:s/>102.5<text:s/></text:p>
          </table:table-cell>
          <table:table-cell office:value-type="float" office:value="31.523178807947019" table:style-name="ce101">
            <text:p><text:s/>31.5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39" table:style-name="ce99">
            <text:p>139</text:p>
          </table:table-cell>
          <table:table-cell office:value-type="float" office:value="201.13445621346298" table:style-name="ce100">
            <text:p><text:s/>201.1<text:s/></text:p>
          </table:table-cell>
          <table:table-cell office:value-type="float" office:value="125.60051906911301" table:style-name="ce100">
            <text:p><text:s/>125.6<text:s/></text:p>
          </table:table-cell>
          <table:table-cell office:value-type="float" office:value="29.956896551724139" table:style-name="ce101">
            <text:p><text:s/>30.0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99" table:style-name="ce99">
            <text:p>99</text:p>
          </table:table-cell>
          <table:table-cell office:value-type="float" office:value="142.9468" table:style-name="ce100">
            <text:p><text:s/>142.9<text:s/></text:p>
          </table:table-cell>
          <table:table-cell office:value-type="float" office:value="83.600957958931204" table:style-name="ce100">
            <text:p><text:s/>83.6<text:s/></text:p>
          </table:table-cell>
          <table:table-cell office:value-type="float" office:value="34.020618556701031" table:style-name="ce100">
            <text:p><text:s/>34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116" table:style-name="ce99">
            <text:p>116</text:p>
          </table:table-cell>
          <table:table-cell office:value-type="float" office:value="83.836500000000001" table:style-name="ce100">
            <text:p><text:s/>83.8<text:s/></text:p>
          </table:table-cell>
          <table:table-cell office:value-type="float" office:value="45.856183160556299" table:style-name="ce100">
            <text:p><text:s/>45.9<text:s/></text:p>
          </table:table-cell>
          <table:table-cell office:value-type="float" office:value="15.364238410596027" table:style-name="ce101">
            <text:p><text:s/>15.4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80" table:style-name="ce99">
            <text:p>80</text:p>
          </table:table-cell>
          <table:table-cell office:value-type="float" office:value="115.76083810846789" table:style-name="ce100">
            <text:p><text:s/>115.8<text:s/></text:p>
          </table:table-cell>
          <table:table-cell office:value-type="float" office:value="72.023602705740601" table:style-name="ce100">
            <text:p><text:s/>72.0<text:s/></text:p>
          </table:table-cell>
          <table:table-cell office:value-type="float" office:value="17.241379310344829" table:style-name="ce101">
            <text:p><text:s/>17.2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36" table:style-name="ce99">
            <text:p>36</text:p>
          </table:table-cell>
          <table:table-cell office:value-type="float" office:value="51.980600000000003" table:style-name="ce100">
            <text:p><text:s/>52.0<text:s/></text:p>
          </table:table-cell>
          <table:table-cell office:value-type="float" office:value="21.65043955394" table:style-name="ce100">
            <text:p><text:s/>21.7<text:s/></text:p>
          </table:table-cell>
          <table:table-cell office:value-type="float" office:value="12.371134020618557" table:style-name="ce100">
            <text:p><text:s/>12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52" table:style-name="ce99">
            <text:p>52</text:p>
          </table:table-cell>
          <table:table-cell office:value-type="float" office:value="37.581800000000001" table:style-name="ce100">
            <text:p><text:s/>37.6<text:s/></text:p>
          </table:table-cell>
          <table:table-cell office:value-type="float" office:value="18.461781494883098" table:style-name="ce100">
            <text:p><text:s/>18.5<text:s/></text:p>
          </table:table-cell>
          <table:table-cell office:value-type="float" office:value="6.887417218543046" table:style-name="ce101">
            <text:p><text:s/>6.9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36" table:style-name="ce99">
            <text:p>36</text:p>
          </table:table-cell>
          <table:table-cell office:value-type="float" office:value="52.092377148810556" table:style-name="ce100">
            <text:p><text:s/>52.1<text:s/></text:p>
          </table:table-cell>
          <table:table-cell office:value-type="float" office:value="31.637587353528701" table:style-name="ce100">
            <text:p><text:s/>31.6<text:s/></text:p>
          </table:table-cell>
          <table:table-cell office:value-type="float" office:value="7.7586206896551726" table:style-name="ce101">
            <text:p><text:s/>7.8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19" table:style-name="ce99">
            <text:p>19</text:p>
          </table:table-cell>
          <table:table-cell office:value-type="float" office:value="27.434200000000001" table:style-name="ce100">
            <text:p><text:s/>27.4<text:s/></text:p>
          </table:table-cell>
          <table:table-cell office:value-type="float" office:value="13.031934142970901" table:style-name="ce100">
            <text:p><text:s/>13.0<text:s/></text:p>
          </table:table-cell>
          <table:table-cell office:value-type="float" office:value="6.529209621993127" table:style-name="ce100">
            <text:p><text:s/>6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40" table:style-name="ce99">
            <text:p>40</text:p>
          </table:table-cell>
          <table:table-cell office:value-type="float" office:value="28.909099999999999" table:style-name="ce100">
            <text:p><text:s/>28.9<text:s/></text:p>
          </table:table-cell>
          <table:table-cell office:value-type="float" office:value="15.844095994897099" table:style-name="ce100">
            <text:p><text:s/>15.8<text:s/></text:p>
          </table:table-cell>
          <table:table-cell office:value-type="float" office:value="5.298013245033113" table:style-name="ce101">
            <text:p><text:s/>5.3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4" table:style-name="ce99">
            <text:p>24</text:p>
          </table:table-cell>
          <table:table-cell office:value-type="float" office:value="34.728251432540368" table:style-name="ce100">
            <text:p><text:s/>34.7<text:s/></text:p>
          </table:table-cell>
          <table:table-cell office:value-type="float" office:value="27.256976108805102" table:style-name="ce100">
            <text:p><text:s/>27.3<text:s/></text:p>
          </table:table-cell>
          <table:table-cell office:value-type="float" office:value="5.1724137931034484" table:style-name="ce101">
            <text:p><text:s/>5.2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6" table:style-name="ce99">
            <text:p>16</text:p>
          </table:table-cell>
          <table:table-cell office:value-type="float" office:value="23.102499999999999" table:style-name="ce100">
            <text:p><text:s/>23.1<text:s/></text:p>
          </table:table-cell>
          <table:table-cell office:value-type="float" office:value="9.3938037658993601" table:style-name="ce100">
            <text:p><text:s/>9.4<text:s/></text:p>
          </table:table-cell>
          <table:table-cell office:value-type="float" office:value="5.4982817869415808" table:style-name="ce100">
            <text:p><text:s/>5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34" table:style-name="ce99">
            <text:p>34</text:p>
          </table:table-cell>
          <table:table-cell office:value-type="float" office:value="24.572700000000001" table:style-name="ce100">
            <text:p><text:s/>24.6<text:s/></text:p>
          </table:table-cell>
          <table:table-cell office:value-type="float" office:value="18.9663411101252" table:style-name="ce100">
            <text:p><text:s/>19.0<text:s/></text:p>
          </table:table-cell>
          <table:table-cell office:value-type="float" office:value="4.5033112582781456" table:style-name="ce101">
            <text:p><text:s/>4.5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1" table:style-name="ce99">
            <text:p>21</text:p>
          </table:table-cell>
          <table:table-cell office:value-type="float" office:value="30.387220003472827" table:style-name="ce100">
            <text:p><text:s/>30.4<text:s/></text:p>
          </table:table-cell>
          <table:table-cell office:value-type="float" office:value="18.440467408139298" table:style-name="ce100">
            <text:p><text:s/>18.4<text:s/></text:p>
          </table:table-cell>
          <table:table-cell office:value-type="float" office:value="4.5258620689655169" table:style-name="ce101">
            <text:p><text:s/>4.5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6" table:style-name="ce99">
            <text:p>16</text:p>
          </table:table-cell>
          <table:table-cell office:value-type="float" office:value="23.102499999999999" table:style-name="ce100">
            <text:p><text:s/>23.1<text:s/></text:p>
          </table:table-cell>
          <table:table-cell office:value-type="float" office:value="9.0729155353443502" table:style-name="ce100">
            <text:p><text:s/>9.1<text:s/></text:p>
          </table:table-cell>
          <table:table-cell office:value-type="float" office:value="5.4982817869415808" table:style-name="ce100">
            <text:p><text:s/>5.5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  <draw:frame draw:z-index="1" draw:id="id20" draw:style-name="a20" draw:name="圖表 1" svg:x="1.28472in" svg:y="0.375in" svg:width="5in" svg:height="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office:value-type="float" office:value="30" table:style-name="ce99">
            <text:p>30</text:p>
          </table:table-cell>
          <table:table-cell office:value-type="float" office:value="21.681799999999999" table:style-name="ce100">
            <text:p><text:s/>21.7<text:s/></text:p>
          </table:table-cell>
          <table:table-cell office:value-type="float" office:value="11.140734160672899" table:style-name="ce100">
            <text:p><text:s/>11.1<text:s/></text:p>
          </table:table-cell>
          <table:table-cell office:value-type="float" office:value="3.9735099337748343" table:style-name="ce101">
            <text:p><text:s/>4.0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0" table:style-name="ce99">
            <text:p>20</text:p>
          </table:table-cell>
          <table:table-cell office:value-type="float" office:value="28.940209527116973" table:style-name="ce100">
            <text:p><text:s/>28.9<text:s/></text:p>
          </table:table-cell>
          <table:table-cell office:value-type="float" office:value="17.791819472150699" table:style-name="ce100">
            <text:p><text:s/>17.8<text:s/></text:p>
          </table:table-cell>
          <table:table-cell office:value-type="float" office:value="4.3103448275862073" table:style-name="ce101">
            <text:p><text:s/>4.3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5" table:style-name="ce99">
            <text:p>15</text:p>
          </table:table-cell>
          <table:table-cell office:value-type="float" office:value="21.6586" table:style-name="ce100">
            <text:p><text:s/>21.7<text:s/></text:p>
          </table:table-cell>
          <table:table-cell office:value-type="float" office:value="7.5126482838337596" table:style-name="ce100">
            <text:p><text:s/>7.5<text:s/></text:p>
          </table:table-cell>
          <table:table-cell office:value-type="float" office:value="5.1546391752577323" table:style-name="ce100">
            <text:p><text:s/>5.2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25" table:style-name="ce99">
            <text:p>25</text:p>
          </table:table-cell>
          <table:table-cell office:value-type="float" office:value="18.068200000000001" table:style-name="ce100">
            <text:p><text:s/>18.1<text:s/></text:p>
          </table:table-cell>
          <table:table-cell office:value-type="float" office:value="8.6646409693438198" table:style-name="ce100">
            <text:p><text:s/>8.7<text:s/></text:p>
          </table:table-cell>
          <table:table-cell office:value-type="float" office:value="3.3112582781456954" table:style-name="ce101">
            <text:p><text:s/>3.3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4" table:style-name="ce99">
            <text:p>14</text:p>
          </table:table-cell>
          <table:table-cell office:value-type="float" office:value="20.258146668981883" table:style-name="ce100">
            <text:p><text:s/>20.3<text:s/></text:p>
          </table:table-cell>
          <table:table-cell office:value-type="float" office:value="12.100267356282201" table:style-name="ce100">
            <text:p><text:s/>12.1<text:s/></text:p>
          </table:table-cell>
          <table:table-cell office:value-type="float" office:value="3.0172413793103448" table:style-name="ce101">
            <text:p><text:s/>3.0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10" table:style-name="ce99">
            <text:p>10</text:p>
          </table:table-cell>
          <table:table-cell office:value-type="float" office:value="14.439" table:style-name="ce100">
            <text:p><text:s/>14.4<text:s/></text:p>
          </table:table-cell>
          <table:table-cell office:value-type="float" office:value="10.592087446356199" table:style-name="ce100">
            <text:p><text:s/>10.6<text:s/></text:p>
          </table:table-cell>
          <table:table-cell office:value-type="float" office:value="3.4364261168384878" table:style-name="ce100">
            <text:p><text:s/>3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2" table:style-name="ce99">
            <text:p>22</text:p>
          </table:table-cell>
          <table:table-cell office:value-type="float" office:value="15.9" table:style-name="ce100">
            <text:p><text:s/>15.9<text:s/></text:p>
          </table:table-cell>
          <table:table-cell office:value-type="float" office:value="8.2650961487814207" table:style-name="ce100">
            <text:p><text:s/>8.3<text:s/></text:p>
          </table:table-cell>
          <table:table-cell office:value-type="float" office:value="2.9139072847682117" table:style-name="ce101">
            <text:p><text:s/>2.9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3" table:style-name="ce99">
            <text:p>13</text:p>
          </table:table-cell>
          <table:table-cell office:value-type="float" office:value="18.811136192626037" table:style-name="ce100">
            <text:p><text:s/>18.8<text:s/></text:p>
          </table:table-cell>
          <table:table-cell office:value-type="float" office:value="11.5165367574699" table:style-name="ce100">
            <text:p><text:s/>11.5<text:s/></text:p>
          </table:table-cell>
          <table:table-cell office:value-type="float" office:value="2.8017241379310347" table:style-name="ce101">
            <text:p><text:s/>2.8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9" table:style-name="ce99">
            <text:p>9</text:p>
          </table:table-cell>
          <table:table-cell office:value-type="float" office:value="12.995100000000001" table:style-name="ce100">
            <text:p><text:s/>13.0<text:s/></text:p>
          </table:table-cell>
          <table:table-cell office:value-type="float" office:value="5.3708777104292098" table:style-name="ce100">
            <text:p><text:s/>5.4<text:s/></text:p>
          </table:table-cell>
          <table:table-cell office:value-type="float" office:value="3.0927835051546393" table:style-name="ce100">
            <text:p><text:s/>3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9" table:style-name="ce99">
            <text:p>19</text:p>
          </table:table-cell>
          <table:table-cell office:value-type="float" office:value="13.7318" table:style-name="ce100">
            <text:p><text:s/>13.7<text:s/></text:p>
          </table:table-cell>
          <table:table-cell office:value-type="float" office:value="8.9939184940430597" table:style-name="ce100">
            <text:p><text:s/>9.0<text:s/></text:p>
          </table:table-cell>
          <table:table-cell office:value-type="float" office:value="2.5165562913907285" table:style-name="ce101">
            <text:p><text:s/>2.5<text:s/></text:p>
          </table:table-cell>
          <table:table-cell office:value-type="string" table:style-name="ce98">
            <text:p>A40-A41</text:p>
          </table:table-cell>
          <table:table-cell office:value-type="string" table:style-name="ce50">
            <text:p>敗血症</text:p>
          </table:table-cell>
          <table:table-cell office:value-type="float" office:value="10" table:style-name="ce99">
            <text:p>10</text:p>
          </table:table-cell>
          <table:table-cell office:value-type="float" office:value="14.470104763558487" table:style-name="ce100">
            <text:p><text:s/>14.5<text:s/></text:p>
          </table:table-cell>
          <table:table-cell office:value-type="float" office:value="12.5198235847487" table:style-name="ce100">
            <text:p><text:s/>12.5<text:s/></text:p>
          </table:table-cell>
          <table:table-cell office:value-type="float" office:value="2.1551724137931036" table:style-name="ce101">
            <text:p><text:s/>2.2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8" table:style-name="ce99">
            <text:p>8</text:p>
          </table:table-cell>
          <table:table-cell office:value-type="float" office:value="11.5512" table:style-name="ce100">
            <text:p><text:s/>11.6<text:s/></text:p>
          </table:table-cell>
          <table:table-cell office:value-type="float" office:value="4.6375668852800898" table:style-name="ce100">
            <text:p><text:s/>4.6<text:s/></text:p>
          </table:table-cell>
          <table:table-cell office:value-type="float" office:value="2.7491408934707904" table:style-name="ce100">
            <text:p><text:s/>2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9" table:style-name="ce99">
            <text:p>19</text:p>
          </table:table-cell>
          <table:table-cell office:value-type="float" office:value="13.7318" table:style-name="ce100">
            <text:p><text:s/>13.7<text:s/></text:p>
          </table:table-cell>
          <table:table-cell office:value-type="float" office:value="8.1312082870021793" table:style-name="ce100">
            <text:p><text:s/>8.1<text:s/></text:p>
          </table:table-cell>
          <table:table-cell office:value-type="float" office:value="2.5165562913907285" table:style-name="ce101">
            <text:p><text:s/>2.5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0" table:style-name="ce99">
            <text:p>10</text:p>
          </table:table-cell>
          <table:table-cell office:value-type="float" office:value="14.470104763558487" table:style-name="ce100">
            <text:p><text:s/>14.5<text:s/></text:p>
          </table:table-cell>
          <table:table-cell office:value-type="float" office:value="9.2151372888719703" table:style-name="ce100">
            <text:p><text:s/>9.2<text:s/></text:p>
          </table:table-cell>
          <table:table-cell office:value-type="float" office:value="2.1551724137931036" table:style-name="ce101">
            <text:p><text:s/>2.2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6" table:style-name="ce99">
            <text:p>6</text:p>
          </table:table-cell>
          <table:table-cell office:value-type="float" office:value="8.6633999999999993" table:style-name="ce100">
            <text:p><text:s/>8.7<text:s/></text:p>
          </table:table-cell>
          <table:table-cell office:value-type="float" office:value="4.6642019763851597" table:style-name="ce100">
            <text:p><text:s/>4.7<text:s/></text:p>
          </table:table-cell>
          <table:table-cell office:value-type="float" office:value="2.0618556701030926" table:style-name="ce100">
            <text:p><text:s/>2.1<text:s/></text:p>
          </table:table-cell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160" table:style-name="ce103">
            <text:p>160</text:p>
          </table:table-cell>
          <table:table-cell office:value-type="float" office:value="115.63659753766321" table:style-name="ce104">
            <text:p><text:s/>115.6<text:s/></text:p>
          </table:table-cell>
          <table:table-cell office:value-type="float" office:value="69.625303177633697" table:style-name="ce104">
            <text:p><text:s/>69.6<text:s/></text:p>
          </table:table-cell>
          <table:table-cell office:value-type="float" office:value="21.192052980132452" table:style-name="ce105">
            <text:p><text:s/>21.2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97" table:style-name="ce103">
            <text:p>97</text:p>
          </table:table-cell>
          <table:table-cell office:value-type="float" office:value="140.36001620651734" table:style-name="ce104">
            <text:p><text:s/>140.4<text:s/></text:p>
          </table:table-cell>
          <table:table-cell office:value-type="float" office:value="95.288710402942797" table:style-name="ce104">
            <text:p><text:s/>95.3<text:s/></text:p>
          </table:table-cell>
          <table:table-cell office:value-type="float" office:value="20.905172413793103" table:style-name="ce105">
            <text:p><text:s/>20.9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57" table:style-name="ce103">
            <text:p>57</text:p>
          </table:table-cell>
          <table:table-cell office:value-type="float" office:value="82.302744146758783" table:style-name="ce104">
            <text:p><text:s/>82.3<text:s/></text:p>
          </table:table-cell>
          <table:table-cell office:value-type="float" office:value="41.606017297300902" table:style-name="ce104">
            <text:p><text:s/>41.6<text:s/></text:p>
          </table:table-cell>
          <table:table-cell office:value-type="float" office:value="19.587628865979383" table:style-name="ce104">
            <text:p><text:s/>19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14" table:style-name="ce99">
            <text:p>14</text:p>
          </table:table-cell>
          <table:table-cell office:value-type="float" office:value="10.1182" table:style-name="ce100">
            <text:p><text:s/>10.1<text:s/></text:p>
          </table:table-cell>
          <table:table-cell office:value-type="float" office:value="7.6176567149266301" table:style-name="ce100">
            <text:p><text:s/>7.6<text:s/></text:p>
          </table:table-cell>
          <table:table-cell office:value-type="float" office:value="1.8543046357615893" table:style-name="ce101">
            <text:p><text:s/>1.9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9" table:style-name="ce99">
            <text:p>9</text:p>
          </table:table-cell>
          <table:table-cell office:value-type="float" office:value="13.023094287202639" table:style-name="ce100">
            <text:p><text:s/>13.0<text:s/></text:p>
          </table:table-cell>
          <table:table-cell office:value-type="float" office:value="11.411879309540399" table:style-name="ce100">
            <text:p><text:s/>11.4<text:s/></text:p>
          </table:table-cell>
          <table:table-cell office:value-type="float" office:value="1.9396551724137931" table:style-name="ce101">
            <text:p><text:s/>1.9<text:s/></text:p>
          </table:table-cell>
          <table:table-cell office:value-type="string" table:style-name="ce111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5" table:style-name="ce99">
            <text:p>5</text:p>
          </table:table-cell>
          <table:table-cell office:value-type="float" office:value="7.2195" table:style-name="ce100">
            <text:p><text:s/>7.2<text:s/></text:p>
          </table:table-cell>
          <table:table-cell office:value-type="float" office:value="4.0438973329362504" table:style-name="ce100">
            <text:p><text:s/>4.0<text:s/></text:p>
          </table:table-cell>
          <table:table-cell office:value-type="float" office:value="1.7182130584192439" table:style-name="ce100">
            <text:p><text:s/>1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12" table:style-name="ce99">
            <text:p>12</text:p>
          </table:table-cell>
          <table:table-cell office:value-type="float" office:value="8.6727000000000007" table:style-name="ce100">
            <text:p><text:s/>8.7<text:s/></text:p>
          </table:table-cell>
          <table:table-cell office:value-type="float" office:value="5.2709876619790199" table:style-name="ce100">
            <text:p><text:s/>5.3<text:s/></text:p>
          </table:table-cell>
          <table:table-cell office:value-type="float" office:value="1.5894039735099337" table:style-name="ce101">
            <text:p><text:s/>1.6<text:s/>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8" table:style-name="ce99">
            <text:p>8</text:p>
          </table:table-cell>
          <table:table-cell office:value-type="float" office:value="11.576083810846791" table:style-name="ce100">
            <text:p><text:s/>11.6<text:s/></text:p>
          </table:table-cell>
          <table:table-cell office:value-type="float" office:value="7.31898090677561" table:style-name="ce100">
            <text:p><text:s/>7.3<text:s/></text:p>
          </table:table-cell>
          <table:table-cell office:value-type="float" office:value="1.7241379310344827" table:style-name="ce100">
            <text:p><text:s/>1.7<text:s/></text:p>
          </table:table-cell>
          <table:table-cell office:value-type="string" table:style-name="ce111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4" table:style-name="ce99">
            <text:p>4</text:p>
          </table:table-cell>
          <table:table-cell office:value-type="float" office:value="5.7755999999999998" table:style-name="ce100">
            <text:p><text:s/>5.8<text:s/></text:p>
          </table:table-cell>
          <table:table-cell office:value-type="float" office:value="3.0707066068527702" table:style-name="ce100">
            <text:p><text:s/>3.1<text:s/></text:p>
          </table:table-cell>
          <table:table-cell office:value-type="float" office:value="1.3745704467353952" table:style-name="ce100">
            <text:p><text:s/>1.4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3" table:style-name="ce27">
            <text:p>13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0" table:style-name="ce99">
            <text:p>10</text:p>
          </table:table-cell>
          <table:table-cell office:value-type="float" office:value="7.2271999999999998" table:style-name="ce100">
            <text:p><text:s/>7.2<text:s/></text:p>
          </table:table-cell>
          <table:table-cell office:value-type="float" office:value="3.5345259361702901" table:style-name="ce100">
            <text:p><text:s/>3.5<text:s/></text:p>
          </table:table-cell>
          <table:table-cell office:value-type="float" office:value="1.3245033112582782" table:style-name="ce101">
            <text:p><text:s/>1.3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8" table:style-name="ce99">
            <text:p>8</text:p>
          </table:table-cell>
          <table:table-cell office:value-type="float" office:value="11.576083810846791" table:style-name="ce100">
            <text:p><text:s/>11.6<text:s/></text:p>
          </table:table-cell>
          <table:table-cell office:value-type="float" office:value="7.3663797367942498" table:style-name="ce100">
            <text:p><text:s/>7.4<text:s/></text:p>
          </table:table-cell>
          <table:table-cell office:value-type="float" office:value="1.7241379310344827" table:style-name="ce101">
            <text:p><text:s/>1.7<text:s/></text:p>
          </table:table-cell>
          <table:table-cell office:value-type="string" table:style-name="ce98">
            <text:p>G20-G21</text:p>
          </table:table-cell>
          <table:table-cell office:value-type="string" table:style-name="ce50">
            <text:p>帕金森病</text:p>
          </table:table-cell>
          <table:table-cell office:value-type="float" office:value="2" table:style-name="ce99">
            <text:p>2</text:p>
          </table:table-cell>
          <table:table-cell office:value-type="float" office:value="2.8877999999999999" table:style-name="ce100">
            <text:p><text:s/>2.9<text:s/></text:p>
          </table:table-cell>
          <table:table-cell office:value-type="float" office:value="1.1939471448571499" table:style-name="ce100">
            <text:p><text:s/>1.2<text:s/></text:p>
          </table:table-cell>
          <table:table-cell office:value-type="float" office:value="0.6872852233676976" table:style-name="ce100">
            <text:p><text:s/>0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D00-D48</text:p>
          </table:table-cell>
          <table:table-cell office:value-type="string" table:style-name="ce50">
            <text:p>原位與良性腫瘤（惡性腫瘤除外）</text:p>
          </table:table-cell>
          <table:table-cell office:value-type="float" office:value="9" table:style-name="ce99">
            <text:p>9</text:p>
          </table:table-cell>
          <table:table-cell office:value-type="float" office:value="6.5045000000000002" table:style-name="ce100">
            <text:p><text:s/>6.5<text:s/></text:p>
          </table:table-cell>
          <table:table-cell office:value-type="float" office:value="3.5679906298052502" table:style-name="ce100">
            <text:p><text:s/>3.6<text:s/></text:p>
          </table:table-cell>
          <table:table-cell office:value-type="float" office:value="1.1920529801324504" table:style-name="ce101">
            <text:p><text:s/>1.2<text:s/>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4" table:style-name="ce99">
            <text:p>4</text:p>
          </table:table-cell>
          <table:table-cell office:value-type="float" office:value="5.7880419054233956" table:style-name="ce100">
            <text:p><text:s/>5.8<text:s/></text:p>
          </table:table-cell>
          <table:table-cell office:value-type="float" office:value="3.50217860559238" table:style-name="ce100">
            <text:p><text:s/>3.5<text:s/></text:p>
          </table:table-cell>
          <table:table-cell office:value-type="float" office:value="0.86206896551724133" table:style-name="ce101">
            <text:p><text:s/>0.9<text:s/></text:p>
          </table:table-cell>
          <table:table-cell office:value-type="string" table:style-name="ce111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" table:style-name="ce99">
            <text:p>2</text:p>
          </table:table-cell>
          <table:table-cell office:value-type="float" office:value="2.8877999999999999" table:style-name="ce100">
            <text:p><text:s/>2.9<text:s/></text:p>
          </table:table-cell>
          <table:table-cell office:value-type="float" office:value="1.1939471448571499" table:style-name="ce100">
            <text:p><text:s/>1.2<text:s/></text:p>
          </table:table-cell>
          <table:table-cell office:value-type="float" office:value="0.6872852233676976" table:style-name="ce100">
            <text:p><text:s/>0.7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106">
            <text:p>M00-M99</text:p>
          </table:table-cell>
          <table:table-cell office:value-type="string" table:style-name="ce63">
            <text:p>骨骼肌肉系統及結締組織之疾病</text:p>
          </table:table-cell>
          <table:table-cell office:value-type="float" office:value="6" table:style-name="ce107">
            <text:p>6</text:p>
          </table:table-cell>
          <table:table-cell office:value-type="float" office:value="4.3362999999999996" table:style-name="ce104">
            <text:p><text:s/>4.3<text:s/></text:p>
          </table:table-cell>
          <table:table-cell office:value-type="float" office:value="2.2310702533745999" table:style-name="ce104">
            <text:p><text:s/>2.2<text:s/></text:p>
          </table:table-cell>
          <table:table-cell office:value-type="float" office:value="0.79470198675496684" table:style-name="ce105">
            <text:p><text:s/>0.8<text:s/></text:p>
          </table:table-cell>
          <table:table-cell office:value-type="string" table:style-name="ce106">
            <text:p>G20-G21</text:p>
          </table:table-cell>
          <table:table-cell office:value-type="string" table:style-name="ce63">
            <text:p>帕金森病</text:p>
          </table:table-cell>
          <table:table-cell office:value-type="float" office:value="3" table:style-name="ce108">
            <text:p>3</text:p>
          </table:table-cell>
          <table:table-cell office:value-type="float" office:value="4.341031429067546" table:style-name="ce104">
            <text:p><text:s/>4.3<text:s/></text:p>
          </table:table-cell>
          <table:table-cell office:value-type="float" office:value="2.4215246636771299" table:style-name="ce104">
            <text:p><text:s/>2.4<text:s/></text:p>
          </table:table-cell>
          <table:table-cell office:value-type="float" office:value="0.64655172413793105" table:style-name="ce104">
            <text:p><text:s/>0.6<text:s/></text:p>
          </table:table-cell>
          <table:table-cell office:value-type="string" table:style-name="ce106">
            <text:p>L00-L99</text:p>
          </table:table-cell>
          <table:table-cell office:value-type="string" table:style-name="ce63">
            <text:p>皮膚及皮下組織疾病</text:p>
          </table:table-cell>
          <table:table-cell office:value-type="float" office:value="2" table:style-name="ce108">
            <text:p>2</text:p>
          </table:table-cell>
          <table:table-cell office:value-type="float" office:value="2.8877999999999999" table:style-name="ce104">
            <text:p><text:s/>2.9<text:s/></text:p>
          </table:table-cell>
          <table:table-cell office:value-type="float" office:value="1.7019651685796999" table:style-name="ce104">
            <text:p><text:s/>1.7<text:s/></text:p>
          </table:table-cell>
          <table:table-cell office:value-type="float" office:value="0.6872852233676976" table:style-name="ce104">
            <text:p><text:s/>0.7<text:s/></text:p>
          </table:table-cell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2" table:style-name="ce115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138,365人,男性 69,108人,女性 69,257人。</text:p>
          </table:table-cell>
          <table:table-cell table:style-name="ce71"/>
          <table:table-cell table:number-columns-repeated="11" table:style-name="ce72"/>
          <table:table-cell office:value-type="string" table:style-name="ce117">
            <text:p><text:s/></text:p>
          </table:table-cell>
          <table:table-cell office:value-type="string" table:style-name="ce118">
            <text:p><text:s/></text:p>
          </table:table-cell>
          <table:table-cell table:number-columns-repeated="3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number-rows-repeated="3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金門縣.$A$1:金門縣.$S$28" table:base-cell-address="金門縣.$A$1"/>
        </table:named-expressions>
      </table:table>
      <table:table table:name="連江縣" table:style-name="ta3">
        <table:table-column table:style-name="co14" table:default-cell-style-name="ce13"/>
        <table:table-column table:style-name="co11" table:default-cell-style-name="ce13"/>
        <table:table-column table:style-name="co12" table:default-cell-style-name="ce13"/>
        <table:table-column table:style-name="co6" table:default-cell-style-name="ce13"/>
        <table:table-column table:style-name="co13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0" table:number-columns-repeated="2" table:default-cell-style-name="ce13"/>
        <table:table-column table:style-name="co8" table:default-cell-style-name="ce13"/>
        <table:table-column table:style-name="co2" table:number-columns-repeated="16365" table:default-cell-style-name="ce6"/>
        <table:table-row table:style-name="ro3">
          <table:table-cell office:value-type="string" table:style-name="ce4">
            <text:p><text:span text:style-name="T2">表</text:span>1. <text:s/>ICD-10<text:s text:c="2"/><text:span text:style-name="T2">連</text:span><text:s text:c="2"/><text:span text:style-name="T2">江</text:span><text:s text:c="2"/><text:span text:style-name="T2">縣</text:span><text:s text:c="2"/><text:span text:style-name="T2">主</text:span><text:s text:c="2"/><text:span text:style-name="T2">要</text:span><text:s text:c="2"/><text:span text:style-name="T2">死</text:span><text:s text:c="2"/><text:span text:style-name="T2">亡</text:span><text:s text:c="2"/><text:span text:style-name="T2">原</text:span><text:s text:c="2"/><text:span text:style-name="T2">因</text:span>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4">
          <table:table-cell table:style-name="ce4"/>
          <table:table-cell table:number-columns-repeated="18" table:style-name="ce5"/>
          <table:table-cell table:number-columns-repeated="16365" table:style-name="ce6"/>
        </table:table-row>
        <table:table-row table:style-name="ro1">
          <table:table-cell table:number-columns-repeated="6" table:style-name="ce7"/>
          <table:table-cell table:number-columns-repeated="2" table:style-name="ce8"/>
          <table:table-cell office:value-type="string" table:style-name="ce9">
            <text:p>民國107年</text:p>
          </table:table-cell>
          <table:table-cell table:number-columns-repeated="8" table:style-name="ce7"/>
          <table:table-cell table:style-name="ce10"/>
          <table:table-cell table:style-name="ce11"/>
          <table:table-cell table:number-columns-repeated="16365" table:style-name="ce12"/>
        </table:table-row>
        <table:table-row table:style-name="ro1">
          <table:table-cell table:number-columns-repeated="18" table:style-name="ce13"/>
          <table:table-cell office:value-type="string" table:style-name="ce14">
            <text:p>單位：人、每十萬人口、%<text:s/></text:p>
          </table:table-cell>
          <table:table-cell table:number-columns-repeated="16365" table:style-name="ce6"/>
        </table:table-row>
        <table:table-row table:style-name="ro5">
          <table:table-cell office:value-type="string" table:style-name="ce15">
            <text:p><text:span text:style-name="T4">順</text:span></text:p>
          </table:table-cell>
          <table:table-cell table:style-name="ce16"/>
          <table:table-cell office:value-type="string" table:style-name="ce17">
            <text:p><text:s text:c="7"/><text:span text:style-name="T6">合</text:span><text:s text:c="12"/><text:span text:style-name="T6">計</text:span></text:p>
          </table:table-cell>
          <table:table-cell table:style-name="ce16"/>
          <table:table-cell table:number-columns-repeated="2" table:style-name="ce18"/>
          <table:table-cell table:style-name="ce19"/>
          <table:table-cell table:style-name="ce20"/>
          <table:table-cell office:value-type="string" table:style-name="ce17">
            <text:p><text:s text:c="7"/><text:span text:style-name="T6">男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office:value-type="string" table:style-name="ce17">
            <text:p><text:s text:c="7"/><text:span text:style-name="T6">女</text:span><text:s text:c="12"/><text:span text:style-name="T6">性</text:span></text:p>
          </table:table-cell>
          <table:table-cell table:style-name="ce21"/>
          <table:table-cell table:number-columns-repeated="2" table:style-name="ce22"/>
          <table:table-cell table:style-name="ce25"/>
          <table:table-cell table:number-columns-repeated="10" table:style-name="ce6"/>
          <table:table-cell table:number-columns-repeated="16355" table:style-name="ce26"/>
        </table:table-row>
        <table:table-row table:style-name="ro11">
          <table:table-cell office:value-type="string" table:style-name="ce80">
            <text:p><text:s/>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0">
            <text:p>死亡人數</text:p>
          </table:table-cell>
          <table:table-cell office:value-type="string" table:style-name="ce25">
            <text:p>ICD-10</text:p>
          </table:table-cell>
          <table:table-cell table:style-name="ce81"/>
          <table:table-cell office:value-type="string" table:style-name="ce82">
            <text:p><text:span text:style-name="T6">死亡</text:span></text:p>
          </table:table-cell>
          <table:table-cell office:value-type="string" table:number-columns-spanned="2" table:number-rows-spanned="1" table:style-name="ce78">
            <text:p>每十萬人口</text:p>
          </table:table-cell>
          <table:covered-table-cell/>
          <table:table-cell office:value-type="string" table:style-name="ce32">
            <text:p>死亡人數</text:p>
          </table:table-cell>
          <table:table-cell table:number-columns-repeated="16365" table:style-name="ce85"/>
        </table:table-row>
        <table:table-row table:style-name="ro11">
          <table:table-cell table:style-name="ce86"/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38">
            <text:p>結構比</text:p>
          </table:table-cell>
          <table:table-cell office:value-type="string" table:style-name="ce87">
            <text:p><text:span text:style-name="T6">國際死因</text:span></text:p>
          </table:table-cell>
          <table:table-cell office:value-type="string" table:style-name="ce88">
            <text:p><text:span text:style-name="T6">死</text:span><text:s text:c="3"/><text:span text:style-name="T6">亡</text:span><text:s text:c="3"/><text:span text:style-name="T6">原</text:span><text:s text:c="3"/><text:span text:style-name="T6">因</text:span></text:p>
          </table:table-cell>
          <table:table-cell table:style-name="ce80"/>
          <table:table-cell office:value-type="string" table:number-columns-spanned="1" table:number-rows-spanned="2" table:style-name="ce79">
            <text:p><text:span text:style-name="T4">死亡率</text:span></text:p>
          </table:table-cell>
          <table:table-cell office:value-type="string" table:style-name="ce37">
            <text:p>標準化</text:p>
          </table:table-cell>
          <table:table-cell office:value-type="string" table:style-name="ce40">
            <text:p>結構比</text:p>
          </table:table-cell>
          <table:table-cell table:number-columns-repeated="16365" table:style-name="ce85"/>
        </table:table-row>
        <table:table-row table:style-name="ro11">
          <table:table-cell office:value-type="string" table:style-name="ce92">
            <text:p><text:span text:style-name="T6">位</text:span>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3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5">
            <text:p>%</text:p>
          </table:table-cell>
          <table:table-cell office:value-type="string" table:style-name="ce92">
            <text:p><text:span text:style-name="T6">分類號碼</text:span></text:p>
          </table:table-cell>
          <table:table-cell table:style-name="ce94"/>
          <table:table-cell office:value-type="string" table:style-name="ce92">
            <text:p><text:span text:style-name="T6">人數</text:span></text:p>
          </table:table-cell>
          <table:covered-table-cell/>
          <table:table-cell office:value-type="string" table:style-name="ce44">
            <text:p>死亡率</text:p>
          </table:table-cell>
          <table:table-cell office:value-type="string" table:style-name="ce48">
            <text:p>%</text:p>
          </table:table-cell>
          <table:table-cell table:number-columns-repeated="16365" table:style-name="ce85"/>
        </table:table-row>
        <table:table-row table:style-name="ro6"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3" table:style-name="ce13"/>
          <table:table-cell table:style-name="ce34"/>
          <table:table-cell table:style-name="ce13"/>
          <table:table-cell table:style-name="ce34"/>
          <table:table-cell table:number-columns-repeated="4" table:style-name="ce13"/>
          <table:table-cell table:number-columns-repeated="16365" table:style-name="ce6"/>
        </table:table-row>
        <table:table-row table:style-name="ro12">
          <table:table-cell table:style-name="ce27"/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62" table:style-name="ce99">
            <text:p>62</text:p>
          </table:table-cell>
          <table:table-cell office:value-type="float" office:value="478.0999383096854" table:style-name="ce100">
            <text:p><text:s/>478.1<text:s/></text:p>
          </table:table-cell>
          <table:table-cell office:value-type="float" office:value="314.70301756559297" table:style-name="ce100">
            <text:p><text:s/>314.7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48" table:style-name="ce99">
            <text:p>48</text:p>
          </table:table-cell>
          <table:table-cell office:value-type="float" office:value="648.78015814016351" table:style-name="ce100">
            <text:p><text:s/>648.8<text:s/></text:p>
          </table:table-cell>
          <table:table-cell office:value-type="float" office:value="485.74020523487599" table:style-name="ce100">
            <text:p><text:s/>485.7<text:s/></text:p>
          </table:table-cell>
          <table:table-cell office:value-type="float" office:value="100" table:style-name="ce101">
            <text:p><text:s/>100.0<text:s/></text:p>
          </table:table-cell>
          <table:table-cell office:value-type="string" table:style-name="ce98">
            <text:p>A00-Y98</text:p>
          </table:table-cell>
          <table:table-cell office:value-type="string" table:style-name="ce50">
            <text:p>所有死亡原因</text:p>
          </table:table-cell>
          <table:table-cell office:value-type="float" office:value="14" table:style-name="ce99">
            <text:p>14</text:p>
          </table:table-cell>
          <table:table-cell office:value-type="float" office:value="251.3690636502379" table:style-name="ce100">
            <text:p><text:s/>251.4<text:s/></text:p>
          </table:table-cell>
          <table:table-cell office:value-type="float" office:value="122.057517410518" table:style-name="ce100">
            <text:p><text:s/>122.1<text:s/></text:p>
          </table:table-cell>
          <table:table-cell office:value-type="float" office:value="100" table:style-name="ce100">
            <text:p><text:s/>100.0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" table:style-name="ce27">
            <text:p>1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23" table:style-name="ce99">
            <text:p>23</text:p>
          </table:table-cell>
          <table:table-cell office:value-type="float" office:value="177.35965453423813" table:style-name="ce100">
            <text:p><text:s/>177.4<text:s/></text:p>
          </table:table-cell>
          <table:table-cell office:value-type="float" office:value="130.27149291141899" table:style-name="ce100">
            <text:p><text:s/>130.3<text:s/></text:p>
          </table:table-cell>
          <table:table-cell office:value-type="float" office:value="37.096774193548384" table:style-name="ce101">
            <text:p><text:s/>37.1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19" table:style-name="ce99">
            <text:p>19</text:p>
          </table:table-cell>
          <table:table-cell office:value-type="float" office:value="256.80880000000002" table:style-name="ce100">
            <text:p><text:s/>256.8<text:s/></text:p>
          </table:table-cell>
          <table:table-cell office:value-type="float" office:value="201.006164594447" table:style-name="ce100">
            <text:p><text:s/>201.0<text:s/></text:p>
          </table:table-cell>
          <table:table-cell office:value-type="float" office:value="39.583333333333336" table:style-name="ce101">
            <text:p><text:s/>39.6<text:s/></text:p>
          </table:table-cell>
          <table:table-cell office:value-type="string" table:style-name="ce98">
            <text:p>C00-C97</text:p>
          </table:table-cell>
          <table:table-cell office:value-type="string" table:style-name="ce50">
            <text:p>惡性腫瘤</text:p>
          </table:table-cell>
          <table:table-cell office:value-type="float" office:value="4" table:style-name="ce99">
            <text:p>4</text:p>
          </table:table-cell>
          <table:table-cell office:value-type="float" office:value="71.819699999999997" table:style-name="ce100">
            <text:p><text:s/>71.8<text:s/></text:p>
          </table:table-cell>
          <table:table-cell office:value-type="float" office:value="50.391855131546599" table:style-name="ce100">
            <text:p><text:s/>50.4<text:s/></text:p>
          </table:table-cell>
          <table:table-cell office:value-type="float" office:value="28.571428571428573" table:style-name="ce100">
            <text:p><text:s/>28.6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2" table:style-name="ce27">
            <text:p>2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7" table:style-name="ce99">
            <text:p>7</text:p>
          </table:table-cell>
          <table:table-cell office:value-type="float" office:value="53.979025293028997" table:style-name="ce100">
            <text:p><text:s/>54.0<text:s/></text:p>
          </table:table-cell>
          <table:table-cell office:value-type="float" office:value="28.410321172739199" table:style-name="ce100">
            <text:p><text:s/>28.4<text:s/></text:p>
          </table:table-cell>
          <table:table-cell office:value-type="float" office:value="11.290322580645162" table:style-name="ce101">
            <text:p><text:s/>11.3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5" table:style-name="ce99">
            <text:p>5</text:p>
          </table:table-cell>
          <table:table-cell office:value-type="float" office:value="67.581199999999995" table:style-name="ce100">
            <text:p><text:s/>67.6<text:s/></text:p>
          </table:table-cell>
          <table:table-cell office:value-type="float" office:value="39.781106826073298" table:style-name="ce100">
            <text:p><text:s/>39.8<text:s/></text:p>
          </table:table-cell>
          <table:table-cell office:value-type="float" office:value="10.416666666666666" table:style-name="ce101">
            <text:p><text:s/>10.4<text:s/></text:p>
          </table:table-cell>
          <table:table-cell office:value-type="string" table:style-name="ce98">
            <text:p>I01-I02.0, I05-I09, I20-I25, I27, I30-I52</text:p>
          </table:table-cell>
          <table:table-cell office:value-type="string" table:style-name="ce50">
            <text:p>心臟疾病（高血壓性疾病除外）</text:p>
          </table:table-cell>
          <table:table-cell office:value-type="float" office:value="2" table:style-name="ce99">
            <text:p>2</text:p>
          </table:table-cell>
          <table:table-cell office:value-type="float" office:value="35.909799999999997" table:style-name="ce100">
            <text:p><text:s/>35.9<text:s/></text:p>
          </table:table-cell>
          <table:table-cell office:value-type="float" office:value="14.9862801660452" table:style-name="ce100">
            <text:p><text:s/>15.0<text:s/></text:p>
          </table:table-cell>
          <table:table-cell office:value-type="float" office:value="14.285714285714286" table:style-name="ce100">
            <text:p><text:s/>14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3" table:style-name="ce27">
            <text:p>3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4" table:style-name="ce99">
            <text:p>4</text:p>
          </table:table-cell>
          <table:table-cell office:value-type="float" office:value="30.84515731030228" table:style-name="ce100">
            <text:p><text:s/>30.8<text:s/></text:p>
          </table:table-cell>
          <table:table-cell office:value-type="float" office:value="13.6245126939952" table:style-name="ce100">
            <text:p><text:s/>13.6<text:s/></text:p>
          </table:table-cell>
          <table:table-cell office:value-type="float" office:value="6.4516129032258061" table:style-name="ce101">
            <text:p><text:s/>6.5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3" table:style-name="ce99">
            <text:p>3</text:p>
          </table:table-cell>
          <table:table-cell office:value-type="float" office:value="40.548699999999997" table:style-name="ce100">
            <text:p><text:s/>40.5<text:s/></text:p>
          </table:table-cell>
          <table:table-cell office:value-type="float" office:value="24.700203057354098" table:style-name="ce100">
            <text:p><text:s/>24.7<text:s/></text:p>
          </table:table-cell>
          <table:table-cell office:value-type="float" office:value="6.25" table:style-name="ce101">
            <text:p><text:s/>6.3<text:s/>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" table:style-name="ce99">
            <text:p>2</text:p>
          </table:table-cell>
          <table:table-cell office:value-type="float" office:value="35.909799999999997" table:style-name="ce100">
            <text:p><text:s/>35.9<text:s/></text:p>
          </table:table-cell>
          <table:table-cell office:value-type="float" office:value="10.300429184549399" table:style-name="ce100">
            <text:p><text:s/>10.3<text:s/></text:p>
          </table:table-cell>
          <table:table-cell office:value-type="float" office:value="14.285714285714286" table:style-name="ce100">
            <text:p><text:s/>14.3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4" table:style-name="ce27">
            <text:p>4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  <draw:frame draw:z-index="1" draw:id="id21" draw:style-name="a21" draw:name="圖表 1" svg:x="1.27778in" svg:y="0.375in" svg:width="5in" svg:height="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office:value-type="float" office:value="3" table:style-name="ce99">
            <text:p>3</text:p>
          </table:table-cell>
          <table:table-cell office:value-type="float" office:value="23.133867982726713" table:style-name="ce100">
            <text:p><text:s/>23.1<text:s/></text:p>
          </table:table-cell>
          <table:table-cell office:value-type="float" office:value="9.94475138121547" table:style-name="ce100">
            <text:p><text:s/>9.9<text:s/></text:p>
          </table:table-cell>
          <table:table-cell office:value-type="float" office:value="4.838709677419355" table:style-name="ce101">
            <text:p><text:s/>4.8<text:s/>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" table:style-name="ce99">
            <text:p>3</text:p>
          </table:table-cell>
          <table:table-cell office:value-type="float" office:value="40.548699999999997" table:style-name="ce100">
            <text:p><text:s/>40.5<text:s/></text:p>
          </table:table-cell>
          <table:table-cell office:value-type="float" office:value="30.528770403983099" table:style-name="ce100">
            <text:p><text:s/>30.5<text:s/></text:p>
          </table:table-cell>
          <table:table-cell office:value-type="float" office:value="6.25" table:style-name="ce101">
            <text:p><text:s/>6.3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" table:style-name="ce99">
            <text:p>1</text:p>
          </table:table-cell>
          <table:table-cell office:value-type="float" office:value="17.954899999999999" table:style-name="ce100">
            <text:p><text:s/>18.0<text:s/></text:p>
          </table:table-cell>
          <table:table-cell office:value-type="float" office:value="5.15021459227468" table:style-name="ce100">
            <text:p><text:s/>5.2<text:s/></text:p>
          </table:table-cell>
          <table:table-cell office:value-type="float" office:value="7.1428571428571432" table:style-name="ce100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5" table:style-name="ce27">
            <text:p>5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3" table:style-name="ce99">
            <text:p>3</text:p>
          </table:table-cell>
          <table:table-cell office:value-type="float" office:value="23.133867982726713" table:style-name="ce100">
            <text:p><text:s/>23.1<text:s/></text:p>
          </table:table-cell>
          <table:table-cell office:value-type="float" office:value="18.7330177345906" table:style-name="ce100">
            <text:p><text:s/>18.7<text:s/></text:p>
          </table:table-cell>
          <table:table-cell office:value-type="float" office:value="4.838709677419355" table:style-name="ce101">
            <text:p><text:s/>4.8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2" table:style-name="ce99">
            <text:p>2</text:p>
          </table:table-cell>
          <table:table-cell office:value-type="float" office:value="27.032499999999999" table:style-name="ce100">
            <text:p><text:s/>27.0<text:s/></text:p>
          </table:table-cell>
          <table:table-cell office:value-type="float" office:value="18.604651162790699" table:style-name="ce100">
            <text:p><text:s/>18.6<text:s/></text:p>
          </table:table-cell>
          <table:table-cell office:value-type="float" office:value="4.166666666666667" table:style-name="ce101">
            <text:p><text:s/>4.2<text:s/></text:p>
          </table:table-cell>
          <table:table-cell office:value-type="string" table:style-name="ce98">
            <text:p>I10-I15</text:p>
          </table:table-cell>
          <table:table-cell office:value-type="string" table:style-name="ce50">
            <text:p>高血壓性疾病</text:p>
          </table:table-cell>
          <table:table-cell office:value-type="float" office:value="1" table:style-name="ce99">
            <text:p>1</text:p>
          </table:table-cell>
          <table:table-cell office:value-type="float" office:value="17.954899999999999" table:style-name="ce100">
            <text:p><text:s/>18.0<text:s/></text:p>
          </table:table-cell>
          <table:table-cell office:value-type="float" office:value="5.15021459227468" table:style-name="ce100">
            <text:p><text:s/>5.2<text:s/></text:p>
          </table:table-cell>
          <table:table-cell office:value-type="float" office:value="7.1428571428571432" table:style-name="ce100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6" table:style-name="ce27">
            <text:p>6</text:p>
          </table:table-cell>
          <table:table-cell office:value-type="string" table:style-name="ce98">
            <text:p>N00-N07, N17-N19, N25-N27</text:p>
          </table:table-cell>
          <table:table-cell office:value-type="string" table:style-name="ce50">
            <text:p>腎炎、腎病症候群及腎病變</text:p>
          </table:table-cell>
          <table:table-cell office:value-type="float" office:value="3" table:style-name="ce99">
            <text:p>3</text:p>
          </table:table-cell>
          <table:table-cell office:value-type="float" office:value="23.133867982726713" table:style-name="ce100">
            <text:p><text:s/>23.1<text:s/></text:p>
          </table:table-cell>
          <table:table-cell office:value-type="float" office:value="13.451539680500201" table:style-name="ce100">
            <text:p><text:s/>13.5<text:s/></text:p>
          </table:table-cell>
          <table:table-cell office:value-type="float" office:value="4.838709677419355" table:style-name="ce101">
            <text:p><text:s/>4.8<text:s/>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" table:style-name="ce99">
            <text:p>2</text:p>
          </table:table-cell>
          <table:table-cell office:value-type="float" office:value="27.032499999999999" table:style-name="ce100">
            <text:p><text:s/>27.0<text:s/></text:p>
          </table:table-cell>
          <table:table-cell office:value-type="float" office:value="23.3868326236489" table:style-name="ce100">
            <text:p><text:s/>23.4<text:s/></text:p>
          </table:table-cell>
          <table:table-cell office:value-type="float" office:value="4.166666666666667" table:style-name="ce101">
            <text:p><text:s/>4.2<text:s/></text:p>
          </table:table-cell>
          <table:table-cell office:value-type="string" table:style-name="ce98">
            <text:p>J12-J18</text:p>
          </table:table-cell>
          <table:table-cell office:value-type="string" table:style-name="ce50">
            <text:p>肺炎</text:p>
          </table:table-cell>
          <table:table-cell office:value-type="float" office:value="1" table:style-name="ce99">
            <text:p>1</text:p>
          </table:table-cell>
          <table:table-cell office:value-type="float" office:value="17.954899999999999" table:style-name="ce100">
            <text:p><text:s/>18.0<text:s/></text:p>
          </table:table-cell>
          <table:table-cell office:value-type="float" office:value="5.15021459227468" table:style-name="ce100">
            <text:p><text:s/>5.2<text:s/></text:p>
          </table:table-cell>
          <table:table-cell office:value-type="float" office:value="7.1428571428571432" table:style-name="ce100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7" table:style-name="ce27">
            <text:p>7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2" table:style-name="ce99">
            <text:p>2</text:p>
          </table:table-cell>
          <table:table-cell office:value-type="float" office:value="15.42257865515114" table:style-name="ce100">
            <text:p><text:s/>15.4<text:s/></text:p>
          </table:table-cell>
          <table:table-cell office:value-type="float" office:value="6.6298342541436499" table:style-name="ce100">
            <text:p><text:s/>6.6<text:s/></text:p>
          </table:table-cell>
          <table:table-cell office:value-type="float" office:value="3.225806451612903" table:style-name="ce101">
            <text:p><text:s/>3.2<text:s/></text:p>
          </table:table-cell>
          <table:table-cell office:value-type="string" table:style-name="ce111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2" table:style-name="ce99">
            <text:p>2</text:p>
          </table:table-cell>
          <table:table-cell office:value-type="float" office:value="27.032499999999999" table:style-name="ce100">
            <text:p><text:s/>27.0<text:s/></text:p>
          </table:table-cell>
          <table:table-cell office:value-type="float" office:value="19.650583667760401" table:style-name="ce100">
            <text:p><text:s/>19.7<text:s/></text:p>
          </table:table-cell>
          <table:table-cell office:value-type="float" office:value="4.166666666666667" table:style-name="ce101">
            <text:p><text:s/>4.2<text:s/></text:p>
          </table:table-cell>
          <table:table-cell office:value-type="string" table:style-name="ce98">
            <text:p>K70, K73-K74</text:p>
          </table:table-cell>
          <table:table-cell office:value-type="string" table:style-name="ce50">
            <text:p>慢性肝病及肝硬化</text:p>
          </table:table-cell>
          <table:table-cell office:value-type="float" office:value="1" table:style-name="ce99">
            <text:p>1</text:p>
          </table:table-cell>
          <table:table-cell office:value-type="float" office:value="17.954899999999999" table:style-name="ce100">
            <text:p><text:s/>18.0<text:s/></text:p>
          </table:table-cell>
          <table:table-cell office:value-type="float" office:value="15.9420289855072" table:style-name="ce100">
            <text:p><text:s/>15.9<text:s/></text:p>
          </table:table-cell>
          <table:table-cell office:value-type="float" office:value="7.1428571428571432" table:style-name="ce100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8" table:style-name="ce27">
            <text:p>8</text:p>
          </table:table-cell>
          <table:table-cell office:value-type="string" table:style-name="ce98">
            <text:p>I60-I69</text:p>
          </table:table-cell>
          <table:table-cell office:value-type="string" table:style-name="ce50">
            <text:p>腦血管疾病</text:p>
          </table:table-cell>
          <table:table-cell office:value-type="float" office:value="2" table:style-name="ce99">
            <text:p>2</text:p>
          </table:table-cell>
          <table:table-cell office:value-type="float" office:value="15.42257865515114" table:style-name="ce100">
            <text:p><text:s/>15.4<text:s/></text:p>
          </table:table-cell>
          <table:table-cell office:value-type="float" office:value="6.6298342541436499" table:style-name="ce100">
            <text:p><text:s/>6.6<text:s/></text:p>
          </table:table-cell>
          <table:table-cell office:value-type="float" office:value="3.225806451612903" table:style-name="ce101">
            <text:p><text:s/>3.2<text:s/></text:p>
          </table:table-cell>
          <table:table-cell office:value-type="string" table:style-name="ce98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" table:style-name="ce99">
            <text:p>2</text:p>
          </table:table-cell>
          <table:table-cell office:value-type="float" office:value="27.032499999999999" table:style-name="ce100">
            <text:p><text:s/>27.0<text:s/></text:p>
          </table:table-cell>
          <table:table-cell office:value-type="float" office:value="20.028507169189599" table:style-name="ce100">
            <text:p><text:s/>20.0<text:s/></text:p>
          </table:table-cell>
          <table:table-cell office:value-type="float" office:value="4.166666666666667" table:style-name="ce101">
            <text:p><text:s/>4.2<text:s/></text:p>
          </table:table-cell>
          <table:table-cell office:value-type="string" table:style-name="ce111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1" table:style-name="ce99">
            <text:p>1</text:p>
          </table:table-cell>
          <table:table-cell office:value-type="float" office:value="17.954899999999999" table:style-name="ce100">
            <text:p><text:s/>18.0<text:s/></text:p>
          </table:table-cell>
          <table:table-cell office:value-type="float" office:value="9.8360655737704903" table:style-name="ce100">
            <text:p><text:s/>9.8<text:s/></text:p>
          </table:table-cell>
          <table:table-cell office:value-type="float" office:value="7.1428571428571432" table:style-name="ce100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9" table:style-name="ce27">
            <text:p>9</text:p>
          </table:table-cell>
          <table:table-cell office:value-type="string" table:style-name="ce98">
            <text:p>J40-J47</text:p>
          </table:table-cell>
          <table:table-cell office:value-type="string" table:style-name="ce50">
            <text:p>慢性下呼吸道疾病</text:p>
          </table:table-cell>
          <table:table-cell office:value-type="float" office:value="2" table:style-name="ce99">
            <text:p>2</text:p>
          </table:table-cell>
          <table:table-cell office:value-type="float" office:value="15.42257865515114" table:style-name="ce100">
            <text:p><text:s/>15.4<text:s/></text:p>
          </table:table-cell>
          <table:table-cell office:value-type="float" office:value="11.2304844093937" table:style-name="ce100">
            <text:p><text:s/>11.2<text:s/></text:p>
          </table:table-cell>
          <table:table-cell office:value-type="float" office:value="3.225806451612903" table:style-name="ce101">
            <text:p><text:s/>3.2<text:s/></text:p>
          </table:table-cell>
          <table:table-cell office:value-type="string" table:style-name="ce98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" table:style-name="ce99">
            <text:p>2</text:p>
          </table:table-cell>
          <table:table-cell office:value-type="float" office:value="27.032499999999999" table:style-name="ce100">
            <text:p><text:s/>27.0<text:s/></text:p>
          </table:table-cell>
          <table:table-cell office:value-type="float" office:value="28.466257219749298" table:style-name="ce100">
            <text:p><text:s/>28.5<text:s/></text:p>
          </table:table-cell>
          <table:table-cell office:value-type="float" office:value="4.166666666666667" table:style-name="ce101">
            <text:p><text:s/>4.2<text:s/></text:p>
          </table:table-cell>
          <table:table-cell table:style-name="ce98"/>
          <table:table-cell table:style-name="ce50"/>
          <table:table-cell table:style-name="ce99"/>
          <table:table-cell table:number-columns-repeated="3" table:style-name="ce100"/>
          <table:table-cell table:number-columns-repeated="16365" table:style-name="ce26"/>
        </table:table-row>
        <table:table-row table:style-name="ro12">
          <table:table-cell office:value-type="float" office:value="10" table:style-name="ce27">
            <text:p>10</text:p>
          </table:table-cell>
          <table:table-cell office:value-type="string" table:style-name="ce111">
            <text:p>V01-X59, Y85-Y86</text:p>
          </table:table-cell>
          <table:table-cell office:value-type="string" table:style-name="ce50">
            <text:p>事故傷害</text:p>
          </table:table-cell>
          <table:table-cell office:value-type="float" office:value="2" table:style-name="ce99">
            <text:p>2</text:p>
          </table:table-cell>
          <table:table-cell office:value-type="float" office:value="15.42257865515114" table:style-name="ce100">
            <text:p><text:s/>15.4<text:s/></text:p>
          </table:table-cell>
          <table:table-cell office:value-type="float" office:value="11.5255908401596" table:style-name="ce100">
            <text:p><text:s/>11.5<text:s/></text:p>
          </table:table-cell>
          <table:table-cell office:value-type="float" office:value="3.225806451612903" table:style-name="ce101">
            <text:p><text:s/>3.2<text:s/></text:p>
          </table:table-cell>
          <table:table-cell office:value-type="string" table:style-name="ce111">
            <text:p>B15-B19</text:p>
          </table:table-cell>
          <table:table-cell office:value-type="string" table:style-name="ce50">
            <text:p>病毒性肝炎</text:p>
          </table:table-cell>
          <table:table-cell office:value-type="float" office:value="1" table:style-name="ce99">
            <text:p>1</text:p>
          </table:table-cell>
          <table:table-cell office:value-type="float" office:value="13.5162" table:style-name="ce100">
            <text:p><text:s/>13.5<text:s/></text:p>
          </table:table-cell>
          <table:table-cell office:value-type="float" office:value="7.9295154185022003" table:style-name="ce100">
            <text:p><text:s/>7.9<text:s/></text:p>
          </table:table-cell>
          <table:table-cell office:value-type="float" office:value="2.0833333333333335" table:style-name="ce101">
            <text:p><text:s/>2.1<text:s/></text:p>
          </table:table-cell>
          <table:table-cell table:style-name="ce98"/>
          <table:table-cell table:style-name="ce50"/>
          <table:table-cell table:style-name="ce99"/>
          <table:table-cell table:number-columns-repeated="3" table:style-name="ce100"/>
          <table:table-cell table:number-columns-repeated="16365" table:style-name="ce26"/>
        </table:table-row>
        <table:table-row table:style-name="ro12">
          <table:table-cell table:style-name="ce41"/>
          <table:table-cell table:style-name="ce102"/>
          <table:table-cell office:value-type="string" table:style-name="ce63">
            <text:p>其他</text:p>
          </table:table-cell>
          <table:table-cell office:value-type="float" office:value="11" table:style-name="ce103">
            <text:p>11</text:p>
          </table:table-cell>
          <table:table-cell office:value-type="float" office:value="84.82418260333128" table:style-name="ce104">
            <text:p><text:s/>84.8<text:s/></text:p>
          </table:table-cell>
          <table:table-cell office:value-type="float" office:value="64.251638233292496" table:style-name="ce104">
            <text:p><text:s/>64.3<text:s/></text:p>
          </table:table-cell>
          <table:table-cell office:value-type="float" office:value="17.741935483870968" table:style-name="ce105">
            <text:p><text:s/>17.7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7" table:style-name="ce103">
            <text:p>7</text:p>
          </table:table-cell>
          <table:table-cell office:value-type="float" office:value="94.613773062107185" table:style-name="ce104">
            <text:p><text:s/>94.6<text:s/></text:p>
          </table:table-cell>
          <table:table-cell office:value-type="float" office:value="71.6576130913772" table:style-name="ce104">
            <text:p><text:s/>71.7<text:s/></text:p>
          </table:table-cell>
          <table:table-cell office:value-type="float" office:value="14.583333333333334" table:style-name="ce105">
            <text:p><text:s/>14.6<text:s/></text:p>
          </table:table-cell>
          <table:table-cell table:style-name="ce102"/>
          <table:table-cell office:value-type="string" table:style-name="ce63">
            <text:p>其他</text:p>
          </table:table-cell>
          <table:table-cell office:value-type="float" office:value="1" table:style-name="ce103">
            <text:p>1</text:p>
          </table:table-cell>
          <table:table-cell office:value-type="float" office:value="17.954933117874138" table:style-name="ce104">
            <text:p><text:s/>18.0<text:s/></text:p>
          </table:table-cell>
          <table:table-cell office:value-type="float" office:value="5.15021459227468" table:style-name="ce104">
            <text:p><text:s/>5.2<text:s/></text:p>
          </table:table-cell>
          <table:table-cell office:value-type="float" office:value="7.1428571428571432" table:style-name="ce104">
            <text:p><text:s/>7.1<text:s/></text:p>
          </table:table-cell>
          <table:table-cell table:number-columns-repeated="16365" table:style-name="ce26"/>
        </table:table-row>
        <table:table-row table:style-name="ro12">
          <table:table-cell office:value-type="float" office:value="11" table:style-name="ce27">
            <text:p>11</text:p>
          </table:table-cell>
          <table:table-cell office:value-type="string" table:style-name="ce111">
            <text:p>X60-X84, Y87.0</text:p>
          </table:table-cell>
          <table:table-cell office:value-type="string" table:style-name="ce50">
            <text:p>蓄意自我傷害（自殺）</text:p>
          </table:table-cell>
          <table:table-cell office:value-type="float" office:value="2" table:style-name="ce99">
            <text:p>2</text:p>
          </table:table-cell>
          <table:table-cell office:value-type="float" office:value="15.42257865515114" table:style-name="ce100">
            <text:p><text:s/>15.4<text:s/></text:p>
          </table:table-cell>
          <table:table-cell office:value-type="float" office:value="15.732451946604799" table:style-name="ce100">
            <text:p><text:s/>15.7<text:s/></text:p>
          </table:table-cell>
          <table:table-cell office:value-type="float" office:value="3.225806451612903" table:style-name="ce101">
            <text:p><text:s/>3.2<text:s/></text:p>
          </table:table-cell>
          <table:table-cell office:value-type="string" table:style-name="ce98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" table:style-name="ce99">
            <text:p>1</text:p>
          </table:table-cell>
          <table:table-cell office:value-type="float" office:value="13.5162" table:style-name="ce100">
            <text:p><text:s/>13.5<text:s/></text:p>
          </table:table-cell>
          <table:table-cell office:value-type="float" office:value="11.721068249258201" table:style-name="ce100">
            <text:p><text:s/>11.7<text:s/></text:p>
          </table:table-cell>
          <table:table-cell office:value-type="float" office:value="2.0833333333333335" table:style-name="ce101">
            <text:p><text:s/>2.1<text:s/></text:p>
          </table:table-cell>
          <table:table-cell table:style-name="ce98"/>
          <table:table-cell table:style-name="ce50"/>
          <table:table-cell table:style-name="ce99"/>
          <table:table-cell table:number-columns-repeated="3" table:style-name="ce100"/>
          <table:table-cell table:number-columns-repeated="16365" table:style-name="ce26"/>
        </table:table-row>
        <table:table-row table:style-name="ro12">
          <table:table-cell office:value-type="float" office:value="12" table:style-name="ce27">
            <text:p>12</text:p>
          </table:table-cell>
          <table:table-cell office:value-type="string" table:style-name="ce111">
            <text:p>B15-B19</text:p>
          </table:table-cell>
          <table:table-cell office:value-type="string" table:style-name="ce50">
            <text:p>病毒性肝炎</text:p>
          </table:table-cell>
          <table:table-cell office:value-type="float" office:value="1" table:style-name="ce99">
            <text:p>1</text:p>
          </table:table-cell>
          <table:table-cell office:value-type="float" office:value="7.7112893275755701" table:style-name="ce100">
            <text:p><text:s/>7.7<text:s/></text:p>
          </table:table-cell>
          <table:table-cell office:value-type="float" office:value="4.8890900860117696" table:style-name="ce100">
            <text:p><text:s/>4.9<text:s/></text:p>
          </table:table-cell>
          <table:table-cell office:value-type="float" office:value="1.6129032258064515" table:style-name="ce101">
            <text:p><text:s/>1.6<text:s/></text:p>
          </table:table-cell>
          <table:table-cell office:value-type="string" table:style-name="ce98">
            <text:p>F01-F03</text:p>
          </table:table-cell>
          <table:table-cell office:value-type="string" table:style-name="ce50">
            <text:p>血管性及未明示之癡呆症</text:p>
          </table:table-cell>
          <table:table-cell office:value-type="float" office:value="1" table:style-name="ce99">
            <text:p>1</text:p>
          </table:table-cell>
          <table:table-cell office:value-type="float" office:value="13.5162" table:style-name="ce100">
            <text:p><text:s/>13.5<text:s/></text:p>
          </table:table-cell>
          <table:table-cell office:value-type="float" office:value="9.3023255813953494" table:style-name="ce100">
            <text:p><text:s/>9.3<text:s/></text:p>
          </table:table-cell>
          <table:table-cell office:value-type="float" office:value="2.0833333333333335" table:style-name="ce101">
            <text:p><text:s/>2.1<text:s/></text:p>
          </table:table-cell>
          <table:table-cell table:style-name="ce98"/>
          <table:table-cell table:style-name="ce50"/>
          <table:table-cell table:style-name="ce99"/>
          <table:table-cell table:number-columns-repeated="3" table:style-name="ce100"/>
          <table:table-cell table:number-columns-repeated="16365" table:style-name="ce26"/>
        </table:table-row>
        <table:table-row table:style-name="ro12">
          <table:table-cell office:value-type="float" office:value="13" table:style-name="ce67">
            <text:p>13</text:p>
          </table:table-cell>
          <table:table-cell office:value-type="string" table:style-name="ce111">
            <text:p>E10-E14</text:p>
          </table:table-cell>
          <table:table-cell office:value-type="string" table:style-name="ce50">
            <text:p>糖尿病</text:p>
          </table:table-cell>
          <table:table-cell office:value-type="float" office:value="1" table:style-name="ce99">
            <text:p>1</text:p>
          </table:table-cell>
          <table:table-cell office:value-type="float" office:value="7.7112893275755701" table:style-name="ce100">
            <text:p><text:s/>7.7<text:s/></text:p>
          </table:table-cell>
          <table:table-cell office:value-type="float" office:value="7.0222222222222204" table:style-name="ce100">
            <text:p><text:s/>7.0<text:s/></text:p>
          </table:table-cell>
          <table:table-cell office:value-type="float" office:value="1.6129032258064515" table:style-name="ce101">
            <text:p><text:s/>1.6<text:s/></text:p>
          </table:table-cell>
          <table:table-cell table:style-name="ce98"/>
          <table:table-cell table:style-name="ce50"/>
          <table:table-cell table:style-name="ce99"/>
          <table:table-cell table:number-columns-repeated="2" table:style-name="ce100"/>
          <table:table-cell table:style-name="ce101"/>
          <table:table-cell table:style-name="ce98"/>
          <table:table-cell table:style-name="ce50"/>
          <table:table-cell table:style-name="ce99"/>
          <table:table-cell table:number-columns-repeated="3" table:style-name="ce100"/>
          <table:table-cell table:number-columns-repeated="16365" table:style-name="ce26"/>
        </table:table-row>
        <table:table-row table:style-name="ro12">
          <table:table-cell office:value-type="float" office:value="14" table:style-name="ce27">
            <text:p>14</text:p>
          </table:table-cell>
          <table:table-cell office:value-type="string" table:style-name="ce98">
            <text:p>M00-M99</text:p>
          </table:table-cell>
          <table:table-cell office:value-type="string" table:style-name="ce50">
            <text:p>骨骼肌肉系統及結締組織之疾病</text:p>
          </table:table-cell>
          <table:table-cell office:value-type="float" office:value="1" table:style-name="ce99">
            <text:p>1</text:p>
          </table:table-cell>
          <table:table-cell office:value-type="float" office:value="7.7112893275755701" table:style-name="ce100">
            <text:p><text:s/>7.7<text:s/></text:p>
          </table:table-cell>
          <table:table-cell office:value-type="float" office:value="5.5555555555555598" table:style-name="ce100">
            <text:p><text:s/>5.6<text:s/></text:p>
          </table:table-cell>
          <table:table-cell office:value-type="float" office:value="1.6129032258064515" table:style-name="ce101">
            <text:p><text:s/>1.6<text:s/></text:p>
          </table:table-cell>
          <table:table-cell table:style-name="ce98"/>
          <table:table-cell table:style-name="ce50"/>
          <table:table-cell table:style-name="ce99"/>
          <table:table-cell table:number-columns-repeated="2" table:style-name="ce100"/>
          <table:table-cell table:style-name="ce101"/>
          <table:table-cell table:style-name="ce98"/>
          <table:table-cell table:style-name="ce50"/>
          <table:table-cell table:style-name="ce99"/>
          <table:table-cell table:number-columns-repeated="3" table:style-name="ce100"/>
          <table:table-cell table:number-columns-repeated="16365" table:style-name="ce26"/>
        </table:table-row>
        <table:table-row table:style-name="ro12">
          <table:table-cell office:value-type="float" office:value="15" table:style-name="ce41">
            <text:p>15</text:p>
          </table:table-cell>
          <table:table-cell table:style-name="ce106"/>
          <table:table-cell table:style-name="ce63"/>
          <table:table-cell table:style-name="ce107"/>
          <table:table-cell table:number-columns-repeated="2" table:style-name="ce104"/>
          <table:table-cell table:style-name="ce105"/>
          <table:table-cell table:style-name="ce106"/>
          <table:table-cell table:style-name="ce63"/>
          <table:table-cell table:style-name="ce108"/>
          <table:table-cell table:number-columns-repeated="2" table:style-name="ce104"/>
          <table:table-cell table:style-name="ce105"/>
          <table:table-cell table:style-name="ce106"/>
          <table:table-cell table:style-name="ce63"/>
          <table:table-cell table:style-name="ce108"/>
          <table:table-cell table:number-columns-repeated="3" table:style-name="ce104"/>
          <table:table-cell table:number-columns-repeated="16365" table:style-name="ce26"/>
        </table:table-row>
        <table:table-row table:style-name="ro6">
          <table:table-cell table:number-columns-repeated="2" table:style-name="ce67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4" table:style-name="ce70"/>
          <table:table-cell table:style-name="ce68"/>
          <table:table-cell table:style-name="ce69"/>
          <table:table-cell table:number-columns-repeated="3" table:style-name="ce70"/>
          <table:table-cell table:number-columns-repeated="16365" table:style-name="ce26"/>
        </table:table-row>
        <table:table-row table:style-name="ro9">
          <table:table-cell office:value-type="string" table:style-name="ce71">
            <text:p>附註: 107年年中人口數計 12,968人,男性 7,399人,女性 5,570人。</text:p>
          </table:table-cell>
          <table:table-cell table:style-name="ce71"/>
          <table:table-cell table:number-columns-repeated="16" table:style-name="ce72"/>
          <table:table-cell office:value-type="string" table:style-name="ce73">
            <text:p><text:s/></text:p>
          </table:table-cell>
          <table:table-cell table:number-columns-repeated="16365" table:style-name="ce74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4" table:style-name="ce13"/>
          <table:table-cell office:value-type="string" table:style-name="ce35">
            <text:p><text:s/></text:p>
          </table:table-cell>
          <table:table-cell office:value-type="string" table:style-name="ce68">
            <text:p><text:s/></text:p>
          </table:table-cell>
          <table:table-cell table:number-columns-repeated="4" table:style-name="ce13"/>
          <table:table-cell table:number-columns-repeated="16365"/>
        </table:table-row>
        <table:table-row table:number-rows-repeated="2" table:style-name="ro5">
          <table:table-cell table:number-columns-repeated="2" table:style-name="ce13"/>
          <table:table-cell table:style-name="ce75"/>
          <table:table-cell table:number-columns-repeated="5" table:style-name="ce13"/>
          <table:table-cell table:style-name="ce75"/>
          <table:table-cell table:number-columns-repeated="10" table:style-name="ce13"/>
          <table:table-cell table:number-columns-repeated="16365"/>
        </table:table-row>
        <table:table-row table:style-name="ro5">
          <table:table-cell table:number-columns-repeated="2" table:style-name="ce13"/>
          <table:table-cell table:style-name="ce75"/>
          <table:table-cell table:number-columns-repeated="16" table:style-name="ce13"/>
          <table:table-cell table:number-columns-repeated="16365"/>
        </table:table-row>
        <table:table-row table:number-rows-repeated="2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3" table:style-name="ro5">
          <table:table-cell table:number-columns-repeated="2"/>
          <table:table-cell table:style-name="ce77"/>
          <table:table-cell table:number-columns-repeated="5" table:style-name="ce13"/>
          <table:table-cell table:style-name="ce75"/>
          <table:table-cell table:number-columns-repeated="16375"/>
        </table:table-row>
        <table:table-row table:number-rows-repeated="6" table:style-name="ro5">
          <table:table-cell table:number-columns-repeated="2"/>
          <table:table-cell table:style-name="ce75"/>
          <table:table-cell table:number-columns-repeated="5" table:style-name="ce13"/>
          <table:table-cell table:style-name="ce75"/>
          <table:table-cell table:number-columns-repeated="16375"/>
        </table:table-row>
        <table:table-row table:style-name="ro5">
          <table:table-cell table:number-columns-repeated="2"/>
          <table:table-cell table:number-columns-repeated="6" table:style-name="ce13"/>
          <table:table-cell table:style-name="ce75"/>
          <table:table-cell table:number-columns-repeated="16375"/>
        </table:table-row>
        <table:table-row table:number-rows-repeated="1048532" table:style-name="ro10">
          <table:table-cell table:number-columns-repeated="16384"/>
        </table:table-row>
        <table:named-expressions>
          <table:named-range table:name="Print_Area" table:cell-range-address="連江縣.$A$1:連江縣.$S$28" table:base-cell-address="連江縣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Helvetica" svg:font-family="Helvetica"/>
    <style:font-face style:name="Calibri" svg:font-family="Calibri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P0">
      <number:currency-symbol>$</number:currency-symbol>
      <number:number number:decimal-places="0" number:min-integer-digits="1" number:grouping="true"/>
      <number:text> </number:text>
    </number:currency-style>
    <number:currency-style style:name="N49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49P0"/>
    </number:currency-style>
    <number:number-style style:name="N50P0">
      <number:text> </number:text>
      <number:number number:decimal-places="1" number:min-integer-digits="1" number:grouping="true"/>
      <number:text> </number:text>
    </number:number-style>
    <number:number-style style:name="N50P1">
      <number:text>-</number:text>
      <number:number number:decimal-places="1" number:min-integer-digits="1" number:grouping="true"/>
      <number:text> </number:text>
    </number:number-style>
    <number:number-style style:name="N50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number:number-style style:name="N52">
      <number:number number:decimal-places="1" number:min-integer-digits="1"/>
    </number:number-style>
    <number:currency-style style:name="N53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53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53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currency-style style:name="N54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54P1">
      <number:text> </number:text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54P2">
      <number:text> </number:text>
      <number:currency-symbol>$</number:currency-symbol>
      <number:text>-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currency-style style:name="N55P0">
      <number:currency-symbol>$</number:currency-symbol>
      <number:number number:decimal-places="0" number:min-integer-digits="1" number:grouping="true"/>
    </number:currency-style>
    <number:currency-style style:name="N55">
      <number:text>-</number:text>
      <number:currency-symbol>$</number:currency-symbol>
      <number:number number:decimal-places="0" number:min-integer-digits="1" number:grouping="true"/>
      <style:map style:condition="value()&gt;=0" style:apply-style-name="N55P0"/>
    </number:currency-style>
    <number:number-style style:name="N56">
      <number:number number:decimal-places="0" number:min-integer-digits="1">
        <number:embedded-text number:position="0"> </number:embedded-text>
      </number:number>
    </number:number-style>
    <style:style style:name="Comma0" style:family="table-cell" style:data-style-name="N3"/>
    <style:style style:name="Currency_32__91_0_93___126_ME00001" style:display-name="Currency [0]_~ME00001" style:family="table-cell" style:data-style-name="N54"/>
    <style:style style:name="Currency__126_ME00001" style:display-name="Currency_~ME00001" style:family="table-cell" style:data-style-name="N53"/>
    <style:style style:name="Currency0" style:family="table-cell" style:data-style-name="N55"/>
    <style:style style:name="Date" style:family="table-cell" style:data-style-name="N19"/>
    <style:style style:name="Fixed" style:family="table-cell" style:data-style-name="N2"/>
    <style:style style:name="Heading" style:family="table-cell" style:data-style-name="N56">
      <style:table-cell-properties style:vertical-align="automatic" style:repeat-content="false"/>
      <style:paragraph-properties fo:text-align="start" fo:margin-left="0cm"/>
      <style:text-properties style:font-name="Helvetica" style:font-name-asian="Helvetica" style:font-name-complex="Helvetica" fo:font-weight="bold" style:font-weight-asian="bold" style:font-weight-complex="bold" style:font-family-generic="swiss"/>
    </style:style>
    <style:style style:name="Heading_32_1" style:display-name="Heading 1" style:family="table-cell" style:data-style-name="N0"/>
    <style:style style:name="Heading_32_2" style:display-name="Heading 2" style:family="table-cell" style:data-style-name="N0"/>
    <style:style style:name="Normal__126_ME00001" style:display-name="Normal_~ME000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ercent_china.xls_32_Chart_32_1" style:display-name="Percent_china.xls Chart 1" style:family="table-cell" style:data-style-name="N14"/>
    <style:style style:name="Stub" style:family="table-cell" style:data-style-name="N56">
      <style:table-cell-properties style:vertical-align="automatic" style:repeat-content="false"/>
      <style:paragraph-properties fo:text-align="start" fo:margin-left="0cm"/>
      <style:text-properties style:font-name="Helvetica" style:font-name-asian="Helvetica" style:font-name-complex="Helvetica" fo:font-size="9pt" style:font-size-asian="9pt" style:font-size-complex="9pt" style:font-family-generic="swiss"/>
    </style:style>
    <style:style style:name="Top" style:family="table-cell" style:data-style-name="N56">
      <style:table-cell-properties style:vertical-align="automatic" style:repeat-content="false"/>
      <style:paragraph-properties fo:text-align="end" fo:margin-right="0cm"/>
      <style:text-properties style:font-name="Helvetica" style:font-name-asian="Helvetica" style:font-name-complex="Helvetica" fo:font-size="9pt" style:font-size-asian="9pt" style:font-size-complex="9pt" style:font-family-generic="swiss"/>
    </style:style>
    <style:style style:name="Total" style:family="table-cell" style:data-style-name="N0">
      <style:table-cell-properties fo:background-color="transparent"/>
    </style:style>
    <style:style style:name="Totals" style:family="table-cell" style:data-style-name="N56">
      <style:text-properties style:font-name="Helvetica" style:font-name-asian="Helvetica" style:font-name-complex="Helvetica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_32_2" style:display-name="一般 10 2" style:family="table-cell" style:data-style-name="N0">
      <style:table-cell-properties style:vertical-align="automatic" fo:background-color="transparent"/>
    </style:style>
    <style:style style:name="_19968__33324__32_11_32_2" style:display-name="一般 11 2" style:family="table-cell" style:data-style-name="N0">
      <style:table-cell-properties style:vertical-align="automatic" fo:background-color="transparent"/>
    </style:style>
    <style:style style:name="_19968__33324__32_12" style:display-name="一般 12" style:family="table-cell" style:data-style-name="N0">
      <style:table-cell-properties style:vertical-align="middle" fo:background-color="transparent"/>
    </style:style>
    <style:style style:name="_19968__33324__32_12_32_2" style:display-name="一般 12 2" style:family="table-cell" style:data-style-name="N0">
      <style:table-cell-properties style:vertical-align="automatic" fo:background-color="transparent"/>
    </style:style>
    <style:style style:name="_19968__33324__32_13" style:display-name="一般 1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14" style:display-name="一般 14" style:family="table-cell" style:data-style-name="N0">
      <style:table-cell-properties style:vertical-align="middle" fo:background-color="transparen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2_32_2_32_2" style:display-name="一般 2 2 2" style:family="table-cell" style:data-style-name="N0">
      <style:table-cell-properties style:vertical-align="middle" fo:background-color="transparent"/>
    </style:style>
    <style:style style:name="_19968__33324__32_2__20462__27491_34" style:display-name="一般 2_修正34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32_3_32_2" style:display-name="一般 3 2" style:family="table-cell" style:data-style-name="N0">
      <style:table-cell-properties style:vertical-align="middle" fo:background-color="transparent"/>
    </style:style>
    <style:style style:name="_19968__33324__32_3_99__27515__22240__32113__35336__32113__35336__34920___26032__21046__34892__25919__21312___40__20462__27491__26684__24335__41__201108" style:display-name="一般 3_99_死因統計統計表_新制行政區_(修正格式)_201108" style:family="table-cell" style:data-style-name="N0">
      <style:table-cell-properties style:vertical-align="middle" fo:background-color="transparent"/>
    </style:style>
    <style:style style:name="_19968__33324__32_4" style:display-name="一般 4" style:family="table-cell" style:data-style-name="N0">
      <style:table-cell-properties style:vertical-align="middle" fo:background-color="transparent"/>
    </style:style>
    <style:style style:name="_19968__33324__32_4_32_2" style:display-name="一般 4 2" style:family="table-cell" style:data-style-name="N0">
      <style:table-cell-properties style:vertical-align="automatic" fo:background-color="transparent"/>
    </style:style>
    <style:style style:name="_19968__33324__32_5" style:display-name="一般 5" style:family="table-cell" style:data-style-name="N0">
      <style:table-cell-properties style:vertical-align="middle" fo:background-color="transparent"/>
    </style:style>
    <style:style style:name="_19968__33324__32_5_32_2" style:display-name="一般 5 2" style:family="table-cell" style:data-style-name="N0">
      <style:table-cell-properties style:vertical-align="automatic" fo:background-color="transparent"/>
    </style:style>
    <style:style style:name="_19968__33324__32_6" style:display-name="一般 6" style:family="table-cell" style:data-style-name="N0">
      <style:table-cell-properties style:vertical-align="middle" fo:background-color="transparent"/>
    </style:style>
    <style:style style:name="_19968__33324__32_6_32_2" style:display-name="一般 6 2" style:family="table-cell" style:data-style-name="N0">
      <style:table-cell-properties style:vertical-align="automatic" fo:background-color="transparent"/>
    </style:style>
    <style:style style:name="_19968__33324__32_7_32_2" style:display-name="一般 7 2" style:family="table-cell" style:data-style-name="N0">
      <style:table-cell-properties style:vertical-align="automatic" fo:background-color="transparent"/>
    </style:style>
    <style:style style:name="_19968__33324__32_8_32_2" style:display-name="一般 8 2" style:family="table-cell" style:data-style-name="N0">
      <style:table-cell-properties style:vertical-align="automatic" fo:background-color="transparent"/>
    </style:style>
    <style:style style:name="_19968__33324__32_9_32_2" style:display-name="一般 9 2" style:family="table-cell" style:data-style-name="N0">
      <style:table-cell-properties style:vertical-align="automatic" fo:background-color="transparent"/>
    </style:style>
    <style:style style:name="_21315__20998__20301__32_2_32_2" style:display-name="千分位 2 2" style:family="table-cell" style:data-style-name="N48"/>
    <style:style style:name="_21315__20998__20301__32_3" style:display-name="千分位 3" style:family="table-cell" style:data-style-name="N48"/>
    <style:style style:name="_22909___33274__26481__32291_" style:display-name="好_臺東縣" style:family="table-cell" style:data-style-name="N0">
      <style:table-cell-properties fo:background-color="#CCFFCC"/>
      <style:text-properties fo:color="#008000"/>
    </style:style>
    <style:style style:name="_36008__24163__91_0_93_" style:display-name="貨幣[0]" style:family="table-cell" style:data-style-name="N49"/>
    <style:style style:name="_36229__36899__32080_" style:display-name="超連結" style:family="table-cell" style:data-style-name="N0">
      <style:text-properties fo:color="#0000FF" style:text-underline-style="solid" style:text-underline-type="single"/>
    </style:style>
    <style:style style:name="_36229__36899__32080__32_2" style:display-name="超連結 2" style:family="table-cell" style:data-style-name="N0">
      <style:text-properties fo:color="#0000FF" style:font-name="Times New Roman" style:font-name-asian="Times New Roman" style:font-name-complex="Times New Roman" style:text-underline-style="solid" style:text-underline-type="single"/>
    </style:style>
    <style:style style:name="_22750___33274__26481__32291_" style:display-name="壞_臺東縣" style:family="table-cell" style:data-style-name="N0">
      <style:table-cell-properties fo:background-color="#FF99CC"/>
      <style:text-properties fo:color="#80008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93700787401575in" fo:margin-bottom="0.393700787401575in" fo:margin-left="0.354330708661417in" fo:margin-right="0.354330708661417in" style:print-orientation="landscape" style:print-page-order="ttb" style:first-page-number="continue" style:scale-to="70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93700787401575in" fo:margin-bottom="0.393700787401575in" fo:margin-left="0.354330708661417in" fo:margin-right="0.354330708661417in" style:print-orientation="landscape" style:print-page-order="ttb" style:first-page-number="continue" style:scale-to="69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民國99年縣市別主要死因</dc:title>
    <dc:subject>衛生署中英文網站</dc:subject>
    <meta:keyword>民國99年縣市別主要死因</meta:keyword>
    <meta:initial-creator>行政院衛生署</meta:initial-creator>
    <dc:creator>qaz28</dc:creator>
    <meta:creation-date>2009-06-15T03:39:48Z</meta:creation-date>
    <dc:date>2021-01-18T06:40:24Z</dc:date>
    <meta:print-date>2015-05-15T01:52:5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新北市十大死因</text:p>
        </chart:title>
        <chart:plot-area chart:style-name="Plt0">
          <chart:axis chart:dimension="x" chart:name="primary-x" chart:style-name="Axs0">
            <chart:categories table:cell-range-address="新北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新北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彰化縣十大死因</text:p>
        </chart:title>
        <chart:plot-area chart:style-name="Plt0">
          <chart:axis chart:dimension="x" chart:name="primary-x" chart:style-name="Axs0">
            <chart:categories table:cell-range-address="彰化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彰化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南投縣十大死因</text:p>
        </chart:title>
        <chart:plot-area chart:style-name="Plt0">
          <chart:axis chart:dimension="x" chart:name="primary-x" chart:style-name="Axs0">
            <chart:categories table:cell-range-address="南投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南投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雲林縣十大死因</text:p>
        </chart:title>
        <chart:plot-area chart:style-name="Plt0">
          <chart:axis chart:dimension="x" chart:name="primary-x" chart:style-name="Axs0">
            <chart:categories table:cell-range-address="雲林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雲林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嘉義縣十大死因</text:p>
        </chart:title>
        <chart:plot-area chart:style-name="Plt0">
          <chart:axis chart:dimension="x" chart:name="primary-x" chart:style-name="Axs0">
            <chart:categories table:cell-range-address="嘉義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嘉義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屏東縣十大死因</text:p>
        </chart:title>
        <chart:plot-area chart:style-name="Plt0">
          <chart:axis chart:dimension="x" chart:name="primary-x" chart:style-name="Axs0">
            <chart:categories table:cell-range-address="屏東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屏東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臺東縣十大死因</text:p>
        </chart:title>
        <chart:plot-area chart:style-name="Plt0">
          <chart:axis chart:dimension="x" chart:name="primary-x" chart:style-name="Axs0">
            <chart:categories table:cell-range-address="臺東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臺東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花蓮縣十大死因</text:p>
        </chart:title>
        <chart:plot-area chart:style-name="Plt0">
          <chart:axis chart:dimension="x" chart:name="primary-x" chart:style-name="Axs0">
            <chart:categories table:cell-range-address="花蓮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花蓮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澎湖縣十大死因</text:p>
        </chart:title>
        <chart:plot-area chart:style-name="Plt0">
          <chart:axis chart:dimension="x" chart:name="primary-x" chart:style-name="Axs0">
            <chart:categories table:cell-range-address="澎湖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澎湖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基隆市十大死因</text:p>
        </chart:title>
        <chart:plot-area chart:style-name="Plt0">
          <chart:axis chart:dimension="x" chart:name="primary-x" chart:style-name="Axs0">
            <chart:categories table:cell-range-address="基隆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基隆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新竹市十大死因</text:p>
        </chart:title>
        <chart:plot-area chart:style-name="Plt0">
          <chart:axis chart:dimension="x" chart:name="primary-x" chart:style-name="Axs0">
            <chart:categories table:cell-range-address="新竹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新竹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臺北市十大死因</text:p>
        </chart:title>
        <chart:plot-area chart:style-name="Plt0">
          <chart:axis chart:dimension="x" chart:name="primary-x" chart:style-name="Axs0">
            <chart:categories table:cell-range-address="臺北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臺北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嘉義市十大死因</text:p>
        </chart:title>
        <chart:plot-area chart:style-name="Plt0">
          <chart:axis chart:dimension="x" chart:name="primary-x" chart:style-name="Axs0">
            <chart:categories table:cell-range-address="嘉義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嘉義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金門縣十大死因</text:p>
        </chart:title>
        <chart:plot-area chart:style-name="Plt0">
          <chart:axis chart:dimension="x" chart:name="primary-x" chart:style-name="Axs0">
            <chart:categories table:cell-range-address="金門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金門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連江縣十大死因</text:p>
        </chart:title>
        <chart:plot-area chart:style-name="Plt0">
          <chart:axis chart:dimension="x" chart:name="primary-x" chart:style-name="Axs0">
            <chart:categories table:cell-range-address="連江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連江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桃園市十大死因</text:p>
        </chart:title>
        <chart:plot-area chart:style-name="Plt0">
          <chart:axis chart:dimension="x" chart:name="primary-x" chart:style-name="Axs0">
            <chart:categories table:cell-range-address="桃園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桃園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臺中市十大死因</text:p>
        </chart:title>
        <chart:plot-area chart:style-name="Plt0">
          <chart:axis chart:dimension="x" chart:name="primary-x" chart:style-name="Axs0">
            <chart:categories table:cell-range-address="臺中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臺中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臺南市十大死因</text:p>
        </chart:title>
        <chart:plot-area chart:style-name="Plt0">
          <chart:axis chart:dimension="x" chart:name="primary-x" chart:style-name="Axs0">
            <chart:categories table:cell-range-address="臺南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臺南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高雄市十大死因</text:p>
        </chart:title>
        <chart:plot-area chart:style-name="Plt0">
          <chart:axis chart:dimension="x" chart:name="primary-x" chart:style-name="Axs0">
            <chart:categories table:cell-range-address="高雄市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高雄市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宜蘭縣十大死因</text:p>
        </chart:title>
        <chart:plot-area chart:style-name="Plt0">
          <chart:axis chart:dimension="x" chart:name="primary-x" chart:style-name="Axs0">
            <chart:categories table:cell-range-address="宜蘭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宜蘭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新竹縣十大死因</text:p>
        </chart:title>
        <chart:plot-area chart:style-name="Plt0">
          <chart:axis chart:dimension="x" chart:name="primary-x" chart:style-name="Axs0">
            <chart:categories table:cell-range-address="新竹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新竹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7年苗栗縣十大死因</text:p>
        </chart:title>
        <chart:plot-area chart:style-name="Plt0">
          <chart:axis chart:dimension="x" chart:name="primary-x" chart:style-name="Axs0">
            <chart:categories table:cell-range-address="苗栗縣.$C$11:.$C$20"/>
          </chart:axis>
          <chart:axis chart:dimension="y" chart:name="primary-y" chart:style-name="Axs1">
            <chart:grid chart:class="major" chart:style-name="GMa1"/>
          </chart:axis>
          <chart:series chart:values-cell-range-address="苗栗縣.$D$11:.$D$20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